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media/image1.png" manifest:media-type="image/png"/>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 svg:font-family="Helv" style:font-family-generic="swiss" style:font-pitch="variable" svg:panose-1="2 11 6 4 2 2 2 3 2 4"/>
    <style:font-face style:name="Calibri Light" svg:font-family="Calibri Light" style:font-family-generic="swiss" style:font-pitch="variable" svg:panose-1="2 15 3 2 2 2 4 3 2 4"/>
  </office:font-face-decls>
  <office:automatic-styles>
    <text:list-style style:name="LFO24">
      <text:list-level-style-bullet text:level="1" text:style-name="WW_CharLFO24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_1">
      <text:list-level-style-bullet text:level="1" text:style-name="WW_CharLFO25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bullet text:level="1" text:style-name="WW_CharLFO28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1LVL2" text:bullet-char="o">
        <style:list-level-properties text:space-before="1.0493in" text:min-label-width="0.25in" text:list-level-position-and-space-mode="label-alignment">
          <style:list-level-label-alignment text:label-followed-by="listtab" fo:margin-left="1.2993in" fo:text-indent="-0.25in"/>
        </style:list-level-properties>
        <style:text-properties style:font-name="Courier New"/>
      </text:list-level-style-bullet>
      <text:list-level-style-bullet text:level="3" text:style-name="WW_CharLFO31LVL3"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Wingdings"/>
      </text:list-level-style-bullet>
      <text:list-level-style-bullet text:level="4" text:style-name="WW_CharLFO31LVL4"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Symbol"/>
      </text:list-level-style-bullet>
      <text:list-level-style-bullet text:level="5" text:style-name="WW_CharLFO31LVL5" text:bullet-char="o">
        <style:list-level-properties text:space-before="2.5493in" text:min-label-width="0.25in" text:list-level-position-and-space-mode="label-alignment">
          <style:list-level-label-alignment text:label-followed-by="listtab" fo:margin-left="2.7993in" fo:text-indent="-0.25in"/>
        </style:list-level-properties>
        <style:text-properties style:font-name="Courier New"/>
      </text:list-level-style-bullet>
      <text:list-level-style-bullet text:level="6" text:style-name="WW_CharLFO31LVL6" text:bullet-char="">
        <style:list-level-properties text:space-before="3.0493in" text:min-label-width="0.25in" text:list-level-position-and-space-mode="label-alignment">
          <style:list-level-label-alignment text:label-followed-by="listtab" fo:margin-left="3.2993in" fo:text-indent="-0.25in"/>
        </style:list-level-properties>
        <style:text-properties style:font-name="Wingdings"/>
      </text:list-level-style-bullet>
      <text:list-level-style-bullet text:level="7" text:style-name="WW_CharLFO31LVL7" text:bullet-char="">
        <style:list-level-properties text:space-before="3.5493in" text:min-label-width="0.25in" text:list-level-position-and-space-mode="label-alignment">
          <style:list-level-label-alignment text:label-followed-by="listtab" fo:margin-left="3.7993in" fo:text-indent="-0.25in"/>
        </style:list-level-properties>
        <style:text-properties style:font-name="Symbol"/>
      </text:list-level-style-bullet>
      <text:list-level-style-bullet text:level="8" text:style-name="WW_CharLFO31LVL8" text:bullet-char="o">
        <style:list-level-properties text:space-before="4.0493in" text:min-label-width="0.25in" text:list-level-position-and-space-mode="label-alignment">
          <style:list-level-label-alignment text:label-followed-by="listtab" fo:margin-left="4.2993in" fo:text-indent="-0.25in"/>
        </style:list-level-properties>
        <style:text-properties style:font-name="Courier New"/>
      </text:list-level-style-bullet>
      <text:list-level-style-bullet text:level="9" text:style-name="WW_CharLFO31LVL9" text:bullet-char="">
        <style:list-level-properties text:space-before="4.5493in" text:min-label-width="0.25in" text:list-level-position-and-space-mode="label-alignment">
          <style:list-level-label-alignment text:label-followed-by="listtab" fo:margin-left="4.799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25" style:family="table-column">
      <style:table-column-properties style:column-width="0.8854in" style:use-optimal-column-width="false"/>
    </style:style>
    <style:style style:name="TableColumn26" style:family="table-column">
      <style:table-column-properties style:column-width="0.8861in" style:use-optimal-column-width="false"/>
    </style:style>
    <style:style style:name="TableColumn27" style:family="table-column">
      <style:table-column-properties style:column-width="3.8388in" style:use-optimal-column-width="false"/>
    </style:style>
    <style:style style:name="Table24" style:family="table">
      <style:table-properties style:width="5.6104in" fo:margin-left="0.3451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0" style:parent-style-name="table10head" style:family="paragraph">
      <style:paragraph-properties fo:text-align="center"/>
      <style:text-properties style:font-name="Arial" style:font-name-complex="Arial" fo:language="en" fo:country="GB"/>
    </style:style>
    <style:style style:name="TableCell31"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2" style:parent-style-name="table10head" style:family="paragraph">
      <style:paragraph-properties fo:text-align="center"/>
      <style:text-properties style:font-name="Arial" style:font-name-complex="Arial" fo:language="en" fo:country="GB"/>
    </style:style>
    <style:style style:name="TableCell33"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34" style:parent-style-name="table10head" style:family="paragraph">
      <style:text-properties style:font-name="Arial" style:font-name-complex="Arial" fo:language="en" fo:country="GB"/>
    </style:style>
    <style:style style:name="TableRow35" style:family="table-row">
      <style:table-row-properties style:use-optimal-row-height="false"/>
    </style:style>
    <style:style style:name="TableCell36"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37" style:parent-style-name="Tablecontent" style:family="paragraph">
      <style:paragraph-properties fo:text-align="center"/>
    </style:style>
    <style:style style:name="TableCell3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39" style:parent-style-name="Tablecontent" style:family="paragraph">
      <style:paragraph-properties fo:text-align="center"/>
    </style:style>
    <style:style style:name="TableCell40"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1" style:parent-style-name="Innehållrubrik" style:family="paragraph">
      <style:paragraph-properties fo:break-before="page"/>
    </style:style>
    <style:style style:name="T42"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4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4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45"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46"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4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4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49"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5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1"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5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5"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5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5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6"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6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68" style:parent-style-name="Hyperlink" style:family="text">
      <style:text-properties fo:language="sv" fo:country="SE"/>
    </style:style>
    <style:style style:name="T6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0" style:parent-style-name="Hyperlink" style:family="text">
      <style:text-properties fo:language="sv" fo:country="SE"/>
    </style:style>
    <style:style style:name="T7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7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8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98"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9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4" style:parent-style-name="Hyperlink" style:family="text">
      <style:text-properties fo:language="sv" fo:country="SE"/>
    </style:style>
    <style:style style:name="T105" style:parent-style-name="Hyperlink" style:family="text">
      <style:text-properties fo:language="fr" fo:country="FR"/>
    </style:style>
    <style:style style:name="T10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07" style:parent-style-name="Hyperlink" style:family="text">
      <style:text-properties fo:language="fr" fo:country="FR"/>
    </style:style>
    <style:style style:name="T108" style:parent-style-name="Hyperlink" style:family="text">
      <style:text-properties fo:language="fr" fo:country="FR"/>
    </style:style>
    <style:style style:name="T10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0" style:parent-style-name="Hyperlink" style:family="text">
      <style:text-properties fo:language="fr" fo:country="FR"/>
    </style:style>
    <style:style style:name="T11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2" style:parent-style-name="Hyperlink" style:family="text">
      <style:text-properties fo:language="fr" fo:country="FR"/>
    </style:style>
    <style:style style:name="T11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4" style:parent-style-name="Hyperlink" style:family="text">
      <style:text-properties fo:language="fr" fo:country="FR"/>
    </style:style>
    <style:style style:name="T11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7" style:parent-style-name="Hyperlink" style:family="text">
      <style:text-properties fo:language="fr" fo:country="FR"/>
    </style:style>
    <style:style style:name="T11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19" style:parent-style-name="Hyperlink" style:family="text">
      <style:text-properties fo:language="fr" fo:country="FR"/>
    </style:style>
    <style:style style:name="T120" style:parent-style-name="Hyperlink" style:family="text">
      <style:text-properties fo:language="sv" fo:country="SE"/>
    </style:style>
    <style:style style:name="T12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22" style:parent-style-name="Hyperlink" style:family="text">
      <style:text-properties fo:language="sv" fo:country="SE"/>
    </style:style>
    <style:style style:name="T123" style:parent-style-name="Hyperlink" style:family="text">
      <style:text-properties fo:language="sv" fo:country="SE"/>
    </style:style>
    <style:style style:name="T12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25" style:parent-style-name="Hyperlink" style:family="text">
      <style:text-properties fo:language="sv" fo:country="SE"/>
    </style:style>
    <style:style style:name="T12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2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2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2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7"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39"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0"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5"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6"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7" style:parent-style-name="Hyperlink" style:family="text">
      <style:text-properties style:language-asian="zh" style:country-asian="CN"/>
    </style:style>
    <style:style style:name="T148"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49" style:parent-style-name="Hyperlink" style:family="text">
      <style:text-properties style:language-asian="zh" style:country-asian="CN"/>
    </style:style>
    <style:style style:name="T150" style:parent-style-name="DefaultParagraphFont" style:family="text">
      <style:text-properties style:font-name="Calibri" style:font-name-asian="Times New Roman" style:font-name-complex="Times New Roman" fo:font-weight="normal" style:font-weight-asian="normal" fo:font-size="11pt" style:font-size-asian="11pt" style:font-size-complex="11pt" fo:language="sv" fo:country="SE"/>
    </style:style>
    <style:style style:name="T151"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52"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53"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154" style:parent-style-name="DefaultParagraphFont" style:family="text">
      <style:text-properties style:font-name="Calibri" style:font-name-asian="Times New Roman" style:font-name-complex="Times New Roman" fo:font-size="11pt" style:font-size-asian="11pt" style:font-size-complex="11pt" fo:language="sv" fo:country="SE"/>
    </style:style>
    <style:style style:name="TableColumn156" style:family="table-column">
      <style:table-column-properties style:column-width="0.3937in" style:use-optimal-column-width="false"/>
    </style:style>
    <style:style style:name="TableColumn157" style:family="table-column">
      <style:table-column-properties style:column-width="2.0604in" style:use-optimal-column-width="false"/>
    </style:style>
    <style:style style:name="TableColumn158" style:family="table-column">
      <style:table-column-properties style:column-width="1.5in" style:use-optimal-column-width="false"/>
    </style:style>
    <style:style style:name="TableColumn159" style:family="table-column">
      <style:table-column-properties style:column-width="1in" style:use-optimal-column-width="false"/>
    </style:style>
    <style:style style:name="TableColumn160" style:family="table-column">
      <style:table-column-properties style:column-width="0.9166in" style:use-optimal-column-width="false"/>
    </style:style>
    <style:style style:name="Table155" style:family="table">
      <style:table-properties style:width="5.8708in" fo:margin-left="0.3451in" table:align="left"/>
    </style:style>
    <style:style style:name="TableRow161" style:family="table-row">
      <style:table-row-properties style:use-optimal-row-height="false"/>
    </style:style>
    <style:style style:name="TableCell162"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163" style:parent-style-name="table10head" style:family="paragraph">
      <style:text-properties style:font-name="Times New Roman" fo:font-size="12pt" style:font-size-asian="12pt" style:font-size-complex="12pt" fo:language="en" fo:country="GB"/>
    </style:style>
    <style:style style:name="TableCell164"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65" style:parent-style-name="table10head" style:family="paragraph">
      <style:text-properties style:font-name="Times New Roman" fo:font-size="12pt" style:font-size-asian="12pt" style:font-size-complex="12pt" fo:language="en" fo:country="GB"/>
    </style:style>
    <style:style style:name="TableCell166"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67" style:parent-style-name="table10head" style:family="paragraph">
      <style:text-properties style:font-name="Times New Roman" fo:font-size="12pt" style:font-size-asian="12pt" style:font-size-complex="12pt" fo:language="en" fo:country="GB"/>
    </style:style>
    <style:style style:name="TableCell168"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69" style:parent-style-name="table10head" style:family="paragraph">
      <style:text-properties style:font-name="Times New Roman" fo:font-size="12pt" style:font-size-asian="12pt" style:font-size-complex="12pt" fo:language="en" fo:country="GB"/>
    </style:style>
    <style:style style:name="TableCell170"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171" style:parent-style-name="table10head" style:family="paragraph">
      <style:text-properties style:font-name="Times New Roman" fo:font-size="12pt" style:font-size-asian="12pt" style:font-size-complex="12pt" fo:language="en" fo:country="GB"/>
    </style:style>
    <style:style style:name="TableRow172" style:family="table-row">
      <style:table-row-properties style:use-optimal-row-height="false"/>
    </style:style>
    <style:style style:name="TableCell17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4" style:parent-style-name="table10left" style:family="paragraph">
      <style:text-properties style:font-name="Times New Roman" fo:font-size="12pt" style:font-size-asian="12pt" style:font-size-complex="12pt" fo:language="en" fo:country="GB"/>
    </style:style>
    <style:style style:name="TableCell175" style:family="table-cell">
      <style:table-cell-properties fo:border="0.0104in solid #000000" style:writing-mode="lr-tb" fo:padding-top="0in" fo:padding-left="0.0493in" fo:padding-bottom="0in" fo:padding-right="0.0493in"/>
    </style:style>
    <style:style style:name="P176" style:parent-style-name="table10left" style:family="paragraph">
      <style:paragraph-properties fo:text-align="start"/>
    </style:style>
    <style:style style:name="T177" style:parent-style-name="DefaultParagraphFont" style:family="text">
      <style:text-properties style:font-name="Times New Roman" fo:font-size="12pt" style:font-size-asian="12pt" style:font-size-complex="12pt" fo:language="en" fo:country="GB"/>
    </style:style>
    <style:style style:name="TableCell178" style:family="table-cell">
      <style:table-cell-properties fo:border="0.0104in solid #000000" style:writing-mode="lr-tb" fo:padding-top="0in" fo:padding-left="0.0493in" fo:padding-bottom="0in" fo:padding-right="0.0493in"/>
    </style:style>
    <style:style style:name="P179" style:parent-style-name="table10left" style:family="paragraph">
      <style:paragraph-properties fo:text-align="start"/>
      <style:text-properties style:font-name="Times New Roman" fo:font-size="12pt" style:font-size-asian="12pt" style:font-size-complex="12pt" fo:language="en" fo:country="GB"/>
    </style:style>
    <style:style style:name="TableCell180" style:family="table-cell">
      <style:table-cell-properties fo:border="0.0104in solid #000000" style:writing-mode="lr-tb" fo:padding-top="0in" fo:padding-left="0.0493in" fo:padding-bottom="0in" fo:padding-right="0.0493in"/>
    </style:style>
    <style:style style:name="P181" style:parent-style-name="table10left" style:family="paragraph">
      <style:paragraph-properties fo:text-align="start"/>
      <style:text-properties style:font-name="Times New Roman" fo:font-size="12pt" style:font-size-asian="12pt" style:font-size-complex="12pt" fo:language="en" fo:country="GB"/>
    </style:style>
    <style:style style:name="TableCell18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3" style:parent-style-name="table10left" style:family="paragraph">
      <style:paragraph-properties fo:text-align="start"/>
      <style:text-properties style:font-name="Times New Roman" fo:font-size="12pt" style:font-size-asian="12pt" style:font-size-complex="12pt" fo:language="en" fo:country="GB"/>
    </style:style>
    <style:style style:name="TableRow184" style:family="table-row">
      <style:table-row-properties style:use-optimal-row-height="false"/>
    </style:style>
    <style:style style:name="TableCell18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6" style:parent-style-name="table10left" style:family="paragraph">
      <style:text-properties style:font-name="Times New Roman" fo:font-size="12pt" style:font-size-asian="12pt" style:font-size-complex="12pt" fo:language="en" fo:country="GB"/>
    </style:style>
    <style:style style:name="TableCell187" style:family="table-cell">
      <style:table-cell-properties fo:border="0.0104in solid #000000" style:writing-mode="lr-tb" fo:padding-top="0in" fo:padding-left="0.0493in" fo:padding-bottom="0in" fo:padding-right="0.0493in"/>
    </style:style>
    <style:style style:name="P188" style:parent-style-name="table10left" style:family="paragraph">
      <style:paragraph-properties fo:text-align="start"/>
    </style:style>
    <style:style style:name="T189" style:parent-style-name="DefaultParagraphFont" style:family="text">
      <style:text-properties style:font-name="Times New Roman" fo:font-size="12pt" style:font-size-asian="12pt" style:font-size-complex="12pt" fo:language="en" fo:country="GB"/>
    </style:style>
    <style:style style:name="TableCell190" style:family="table-cell">
      <style:table-cell-properties fo:border="0.0104in solid #000000" style:writing-mode="lr-tb" fo:padding-top="0in" fo:padding-left="0.0493in" fo:padding-bottom="0in" fo:padding-right="0.0493in"/>
    </style:style>
    <style:style style:name="P191" style:parent-style-name="table10left" style:family="paragraph">
      <style:paragraph-properties fo:text-align="start"/>
      <style:text-properties style:font-name="Times New Roman" fo:font-size="12pt" style:font-size-asian="12pt" style:font-size-complex="12pt" fo:language="en" fo:country="GB"/>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text-align="start"/>
      <style:text-properties style:font-name="Times New Roman" fo:font-size="12pt" style:font-size-asian="12pt" style:font-size-complex="12pt" fo:language="en" fo:country="GB"/>
    </style:style>
    <style:style style:name="TableCell19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5" style:parent-style-name="table10left" style:family="paragraph">
      <style:paragraph-properties fo:text-align="start"/>
      <style:text-properties style:font-name="Times New Roman" fo:font-size="12pt" style:font-size-asian="12pt" style:font-size-complex="12pt" fo:language="en" fo:country="GB"/>
    </style:style>
    <style:style style:name="TableRow196" style:family="table-row">
      <style:table-row-properties style:use-optimal-row-height="false"/>
    </style:style>
    <style:style style:name="TableCell19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98" style:parent-style-name="table10left" style:family="paragraph">
      <style:text-properties style:font-name="Times New Roman" fo:font-size="12pt" style:font-size-asian="12pt" style:font-size-complex="12pt" fo:language="en" fo:country="GB"/>
    </style:style>
    <style:style style:name="TableCell199" style:family="table-cell">
      <style:table-cell-properties fo:border="0.0104in solid #000000" style:writing-mode="lr-tb" fo:padding-top="0in" fo:padding-left="0.0493in" fo:padding-bottom="0in" fo:padding-right="0.0493in"/>
    </style:style>
    <style:style style:name="P200" style:parent-style-name="table10left" style:family="paragraph">
      <style:paragraph-properties fo:text-align="start"/>
      <style:text-properties style:font-name="Times New Roman" fo:font-size="12pt" style:font-size-asian="12pt" style:font-size-complex="12pt" fo:language="en" fo:country="GB"/>
    </style:style>
    <style:style style:name="TableCell201" style:family="table-cell">
      <style:table-cell-properties fo:border="0.0104in solid #000000" style:writing-mode="lr-tb" fo:padding-top="0in" fo:padding-left="0.0493in" fo:padding-bottom="0in" fo:padding-right="0.0493in"/>
    </style:style>
    <style:style style:name="P202" style:parent-style-name="table10left" style:family="paragraph">
      <style:text-properties style:font-name="Times New Roman" fo:font-size="12pt" style:font-size-asian="12pt" style:font-size-complex="12pt" fo:language="en" fo:country="GB"/>
    </style:style>
    <style:style style:name="TableCell203" style:family="table-cell">
      <style:table-cell-properties fo:border="0.0104in solid #000000" style:writing-mode="lr-tb" fo:padding-top="0in" fo:padding-left="0.0493in" fo:padding-bottom="0in" fo:padding-right="0.0493in"/>
    </style:style>
    <style:style style:name="P204" style:parent-style-name="table10left" style:family="paragraph">
      <style:paragraph-properties fo:text-align="start"/>
      <style:text-properties style:font-name="Times New Roman" fo:font-size="12pt" style:font-size-asian="12pt" style:font-size-complex="12pt" fo:language="en" fo:country="GB"/>
    </style:style>
    <style:style style:name="TableCell205"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06" style:parent-style-name="table10left" style:family="paragraph">
      <style:paragraph-properties fo:text-align="start"/>
      <style:text-properties style:font-name="Times New Roman" fo:font-size="12pt" style:font-size-asian="12pt" style:font-size-complex="12pt" fo:language="en" fo:country="GB"/>
    </style:style>
    <style:style style:name="TableRow207" style:family="table-row">
      <style:table-row-properties style:use-optimal-row-height="false"/>
    </style:style>
    <style:style style:name="TableCell20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09" style:parent-style-name="table10left" style:family="paragraph">
      <style:text-properties style:font-name="Times New Roman" fo:font-size="12pt" style:font-size-asian="12pt" style:font-size-complex="12pt" fo:language="en" fo:country="GB"/>
    </style:style>
    <style:style style:name="TableCell210" style:family="table-cell">
      <style:table-cell-properties fo:border="0.0104in solid #000000" style:writing-mode="lr-tb" fo:padding-top="0in" fo:padding-left="0.0493in" fo:padding-bottom="0in" fo:padding-right="0.0493in"/>
    </style:style>
    <style:style style:name="P211" style:parent-style-name="table10left" style:family="paragraph">
      <style:paragraph-properties fo:text-align="start"/>
      <style:text-properties style:font-name="Times New Roman" fo:font-size="12pt" style:font-size-asian="12pt" style:font-size-complex="12pt" fo:language="en" fo:country="GB"/>
    </style:style>
    <style:style style:name="TableCell212" style:family="table-cell">
      <style:table-cell-properties fo:border="0.0104in solid #000000" style:writing-mode="lr-tb" fo:padding-top="0in" fo:padding-left="0.0493in" fo:padding-bottom="0in" fo:padding-right="0.0493in"/>
    </style:style>
    <style:style style:name="P213" style:parent-style-name="table10left" style:family="paragraph">
      <style:text-properties style:font-name="Times New Roman" fo:font-size="12pt" style:font-size-asian="12pt" style:font-size-complex="12pt" fo:language="en" fo:country="GB"/>
    </style:style>
    <style:style style:name="TableCell214" style:family="table-cell">
      <style:table-cell-properties fo:border="0.0104in solid #000000" style:writing-mode="lr-tb" fo:padding-top="0in" fo:padding-left="0.0493in" fo:padding-bottom="0in" fo:padding-right="0.0493in"/>
    </style:style>
    <style:style style:name="P215" style:parent-style-name="table10left" style:family="paragraph">
      <style:paragraph-properties fo:text-align="start"/>
      <style:text-properties style:font-name="Times New Roman" fo:font-size="12pt" style:font-size-asian="12pt" style:font-size-complex="12pt" fo:language="en" fo:country="GB"/>
    </style:style>
    <style:style style:name="TableCell21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17" style:parent-style-name="table10left" style:family="paragraph">
      <style:paragraph-properties fo:text-align="start"/>
      <style:text-properties style:font-name="Times New Roman" fo:font-size="12pt" style:font-size-asian="12pt" style:font-size-complex="12pt" fo:language="en" fo:country="GB"/>
    </style:style>
    <style:style style:name="TableRow218" style:family="table-row">
      <style:table-row-properties style:use-optimal-row-height="false"/>
    </style:style>
    <style:style style:name="TableCell21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20" style:parent-style-name="table10left" style:family="paragraph">
      <style:text-properties style:font-name="Times New Roman" fo:font-size="12pt" style:font-size-asian="12pt" style:font-size-complex="12pt" fo:language="en" fo:country="GB"/>
    </style:style>
    <style:style style:name="TableCell221" style:family="table-cell">
      <style:table-cell-properties fo:border="0.0104in solid #000000" style:writing-mode="lr-tb" fo:padding-top="0in" fo:padding-left="0.0493in" fo:padding-bottom="0in" fo:padding-right="0.0493in"/>
    </style:style>
    <style:style style:name="P222" style:parent-style-name="table10left" style:family="paragraph">
      <style:paragraph-properties fo:text-align="start"/>
      <style:text-properties style:font-name="Times New Roman" fo:font-size="12pt" style:font-size-asian="12pt" style:font-size-complex="12pt" fo:language="en" fo:country="GB"/>
    </style:style>
    <style:style style:name="TableCell223" style:family="table-cell">
      <style:table-cell-properties fo:border="0.0104in solid #000000" style:writing-mode="lr-tb" fo:padding-top="0in" fo:padding-left="0.0493in" fo:padding-bottom="0in" fo:padding-right="0.0493in"/>
    </style:style>
    <style:style style:name="P224" style:parent-style-name="table10left" style:family="paragraph">
      <style:paragraph-properties fo:text-align="start"/>
      <style:text-properties style:font-name="Times New Roman" fo:font-size="12pt" style:font-size-asian="12pt" style:font-size-complex="12pt" fo:language="en" fo:country="GB"/>
    </style:style>
    <style:style style:name="TableCell225" style:family="table-cell">
      <style:table-cell-properties fo:border="0.0104in solid #000000" style:writing-mode="lr-tb" fo:padding-top="0in" fo:padding-left="0.0493in" fo:padding-bottom="0in" fo:padding-right="0.0493in"/>
    </style:style>
    <style:style style:name="P226" style:parent-style-name="table10left" style:family="paragraph">
      <style:paragraph-properties fo:text-align="start"/>
      <style:text-properties style:font-name="Times New Roman" fo:font-size="12pt" style:font-size-asian="12pt" style:font-size-complex="12pt" fo:language="en" fo:country="GB"/>
    </style:style>
    <style:style style:name="TableCell22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28" style:parent-style-name="table10left" style:family="paragraph">
      <style:paragraph-properties fo:text-align="start"/>
      <style:text-properties style:font-name="Times New Roman" fo:font-size="12pt" style:font-size-asian="12pt" style:font-size-complex="12pt" fo:language="en" fo:country="GB"/>
    </style:style>
    <style:style style:name="TableRow229" style:family="table-row">
      <style:table-row-properties style:use-optimal-row-height="false"/>
    </style:style>
    <style:style style:name="TableCell23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31" style:parent-style-name="table10left" style:family="paragraph">
      <style:text-properties style:font-name="Times New Roman" fo:font-size="12pt" style:font-size-asian="12pt" style:font-size-complex="12pt" fo:language="en" fo:country="GB"/>
    </style:style>
    <style:style style:name="TableCell232" style:family="table-cell">
      <style:table-cell-properties fo:border="0.0104in solid #000000" style:writing-mode="lr-tb" fo:padding-top="0in" fo:padding-left="0.0493in" fo:padding-bottom="0in" fo:padding-right="0.0493in"/>
    </style:style>
    <style:style style:name="P233" style:parent-style-name="table10left" style:family="paragraph">
      <style:paragraph-properties fo:text-align="start"/>
      <style:text-properties style:font-name="Times New Roman" fo:font-size="12pt" style:font-size-asian="12pt" style:font-size-complex="12pt" fo:language="en" fo:country="GB"/>
    </style:style>
    <style:style style:name="TableCell234" style:family="table-cell">
      <style:table-cell-properties fo:border="0.0104in solid #000000" style:writing-mode="lr-tb" fo:padding-top="0in" fo:padding-left="0.0493in" fo:padding-bottom="0in" fo:padding-right="0.0493in"/>
    </style:style>
    <style:style style:name="P235" style:parent-style-name="table10left" style:family="paragraph">
      <style:paragraph-properties fo:text-align="start"/>
      <style:text-properties style:font-name="Times New Roman" fo:font-size="12pt" style:font-size-asian="12pt" style:font-size-complex="12pt" fo:language="en" fo:country="GB"/>
    </style:style>
    <style:style style:name="TableCell236" style:family="table-cell">
      <style:table-cell-properties fo:border="0.0104in solid #000000" style:writing-mode="lr-tb" fo:padding-top="0in" fo:padding-left="0.0493in" fo:padding-bottom="0in" fo:padding-right="0.0493in"/>
    </style:style>
    <style:style style:name="P237" style:parent-style-name="table10left" style:family="paragraph">
      <style:paragraph-properties fo:text-align="start"/>
      <style:text-properties style:font-name="Times New Roman" fo:font-size="12pt" style:font-size-asian="12pt" style:font-size-complex="12pt" fo:language="en" fo:country="GB"/>
    </style:style>
    <style:style style:name="TableCell23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39" style:parent-style-name="table10left" style:family="paragraph">
      <style:paragraph-properties fo:text-align="start"/>
      <style:text-properties style:font-name="Times New Roman" fo:font-size="12pt" style:font-size-asian="12pt" style:font-size-complex="12pt" fo:language="en" fo:country="GB"/>
    </style:style>
    <style:style style:name="TableRow240" style:family="table-row">
      <style:table-row-properties style:use-optimal-row-height="false"/>
    </style:style>
    <style:style style:name="TableCell24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42" style:parent-style-name="table10left" style:family="paragraph">
      <style:text-properties style:font-name="Times New Roman" fo:font-size="12pt" style:font-size-asian="12pt" style:font-size-complex="12pt" fo:language="en" fo:country="GB"/>
    </style:style>
    <style:style style:name="TableCell243" style:family="table-cell">
      <style:table-cell-properties fo:border="0.0104in solid #000000" style:writing-mode="lr-tb" fo:padding-top="0in" fo:padding-left="0.0493in" fo:padding-bottom="0in" fo:padding-right="0.0493in"/>
    </style:style>
    <style:style style:name="P244" style:parent-style-name="table10left" style:family="paragraph">
      <style:paragraph-properties fo:text-align="start"/>
      <style:text-properties style:font-name="Times New Roman" fo:font-size="12pt" style:font-size-asian="12pt" style:font-size-complex="12pt" fo:language="en" fo:country="GB"/>
    </style:style>
    <style:style style:name="TableCell245" style:family="table-cell">
      <style:table-cell-properties fo:border="0.0104in solid #000000" style:writing-mode="lr-tb" fo:padding-top="0in" fo:padding-left="0.0493in" fo:padding-bottom="0in" fo:padding-right="0.0493in"/>
    </style:style>
    <style:style style:name="P246" style:parent-style-name="table10left" style:family="paragraph">
      <style:paragraph-properties fo:text-align="start"/>
      <style:text-properties style:font-name="Times New Roman" fo:font-size="12pt" style:font-size-asian="12pt" style:font-size-complex="12pt" fo:language="en" fo:country="GB"/>
    </style:style>
    <style:style style:name="TableCell247" style:family="table-cell">
      <style:table-cell-properties fo:border="0.0104in solid #000000" style:writing-mode="lr-tb" fo:padding-top="0in" fo:padding-left="0.0493in" fo:padding-bottom="0in" fo:padding-right="0.0493in"/>
    </style:style>
    <style:style style:name="P248" style:parent-style-name="table10left" style:family="paragraph">
      <style:paragraph-properties fo:text-align="start"/>
      <style:text-properties style:font-name="Times New Roman" fo:font-size="12pt" style:font-size-asian="12pt" style:font-size-complex="12pt" fo:language="en" fo:country="GB"/>
    </style:style>
    <style:style style:name="TableCell24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50" style:parent-style-name="table10left" style:family="paragraph">
      <style:paragraph-properties fo:text-align="start"/>
      <style:text-properties style:font-name="Times New Roman" fo:font-size="12pt" style:font-size-asian="12pt" style:font-size-complex="12pt" fo:language="en" fo:country="GB"/>
    </style:style>
    <style:style style:name="TableRow251" style:family="table-row">
      <style:table-row-properties style:use-optimal-row-height="false"/>
    </style:style>
    <style:style style:name="TableCell25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53" style:parent-style-name="table10left" style:family="paragraph">
      <style:text-properties style:font-name="Times New Roman" fo:font-size="12pt" style:font-size-asian="12pt" style:font-size-complex="12pt" fo:language="en" fo:country="GB"/>
    </style:style>
    <style:style style:name="TableCell254" style:family="table-cell">
      <style:table-cell-properties fo:border="0.0104in solid #000000" style:writing-mode="lr-tb" fo:padding-top="0in" fo:padding-left="0.0493in" fo:padding-bottom="0in" fo:padding-right="0.0493in"/>
    </style:style>
    <style:style style:name="P255" style:parent-style-name="table10left" style:family="paragraph">
      <style:paragraph-properties fo:text-align="start"/>
      <style:text-properties style:font-name="Times New Roman" fo:font-size="12pt" style:font-size-asian="12pt" style:font-size-complex="12pt" fo:language="en" fo:country="GB"/>
    </style:style>
    <style:style style:name="P256" style:parent-style-name="table10left" style:family="paragraph">
      <style:paragraph-properties fo:text-align="start"/>
    </style:style>
    <style:style style:name="T257" style:parent-style-name="DefaultParagraphFont" style:family="text">
      <style:text-properties style:font-name="Times New Roman" fo:font-size="12pt" style:font-size-asian="12pt" style:font-size-complex="12pt" fo:language="en" fo:country="GB"/>
    </style:style>
    <style:style style:name="TableCell258" style:family="table-cell">
      <style:table-cell-properties fo:border="0.0104in solid #000000" style:writing-mode="lr-tb" fo:padding-top="0in" fo:padding-left="0.0493in" fo:padding-bottom="0in" fo:padding-right="0.0493in"/>
    </style:style>
    <style:style style:name="P259" style:parent-style-name="table10left" style:family="paragraph">
      <style:paragraph-properties fo:text-align="start"/>
      <style:text-properties style:font-name="Times New Roman" fo:font-size="12pt" style:font-size-asian="12pt" style:font-size-complex="12pt" fo:language="en" fo:country="GB"/>
    </style:style>
    <style:style style:name="P260" style:parent-style-name="table10left" style:family="paragraph">
      <style:paragraph-properties fo:text-align="start"/>
      <style:text-properties style:font-name="Times New Roman" fo:font-size="12pt" style:font-size-asian="12pt" style:font-size-complex="12pt" fo:language="en" fo:country="GB"/>
    </style:style>
    <style:style style:name="TableCell261" style:family="table-cell">
      <style:table-cell-properties fo:border="0.0104in solid #000000" style:writing-mode="lr-tb" fo:padding-top="0in" fo:padding-left="0.0493in" fo:padding-bottom="0in" fo:padding-right="0.0493in"/>
    </style:style>
    <style:style style:name="P262" style:parent-style-name="table10left" style:family="paragraph">
      <style:paragraph-properties fo:text-align="start"/>
      <style:text-properties style:font-name="Times New Roman" fo:font-size="12pt" style:font-size-asian="12pt" style:font-size-complex="12pt" fo:language="en" fo:country="GB"/>
    </style:style>
    <style:style style:name="TableCell26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64" style:parent-style-name="table10left" style:family="paragraph">
      <style:paragraph-properties fo:text-align="start"/>
      <style:text-properties style:font-name="Times New Roman" fo:font-size="12pt" style:font-size-asian="12pt" style:font-size-complex="12pt" fo:language="en" fo:country="GB"/>
    </style:style>
    <style:style style:name="TableRow265" style:family="table-row">
      <style:table-row-properties style:use-optimal-row-height="false"/>
    </style:style>
    <style:style style:name="TableCell26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67" style:parent-style-name="table10left" style:family="paragraph">
      <style:paragraph-properties fo:keep-with-next="always"/>
      <style:text-properties style:font-name="Times New Roman" fo:font-size="12pt" style:font-size-asian="12pt" style:font-size-complex="12pt" fo:language="en" fo:country="GB"/>
    </style:style>
    <style:style style:name="TableCell268" style:family="table-cell">
      <style:table-cell-properties fo:border="0.0104in solid #000000" style:writing-mode="lr-tb" fo:padding-top="0in" fo:padding-left="0.0493in" fo:padding-bottom="0in" fo:padding-right="0.0493in"/>
    </style:style>
    <style:style style:name="P269"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P270" style:parent-style-name="table10left" style:family="paragraph">
      <style:paragraph-properties fo:keep-with-next="always" fo:text-align="start"/>
    </style:style>
    <style:style style:name="T271" style:parent-style-name="DefaultParagraphFont" style:family="text">
      <style:text-properties style:font-name="Times New Roman" fo:font-size="12pt" style:font-size-asian="12pt" style:font-size-complex="12pt" fo:language="en" fo:country="GB"/>
    </style:style>
    <style:style style:name="P272"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73" style:family="table-cell">
      <style:table-cell-properties fo:border="0.0104in solid #000000" style:writing-mode="lr-tb" fo:padding-top="0in" fo:padding-left="0.0493in" fo:padding-bottom="0in" fo:padding-right="0.0493in"/>
    </style:style>
    <style:style style:name="P274"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P275"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76" style:family="table-cell">
      <style:table-cell-properties fo:border="0.0104in solid #000000" style:writing-mode="lr-tb" fo:padding-top="0in" fo:padding-left="0.0493in" fo:padding-bottom="0in" fo:padding-right="0.0493in"/>
    </style:style>
    <style:style style:name="P277"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7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79"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Row280" style:family="table-row">
      <style:table-row-properties style:use-optimal-row-height="false"/>
    </style:style>
    <style:style style:name="TableCell281"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282" style:parent-style-name="table10left" style:family="paragraph">
      <style:paragraph-properties fo:keep-with-next="always"/>
      <style:text-properties style:font-name="Times New Roman" fo:font-size="12pt" style:font-size-asian="12pt" style:font-size-complex="12pt" fo:language="en" fo:country="GB"/>
    </style:style>
    <style:style style:name="TableCell28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84"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85"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86"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P287"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8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89"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ell290"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91" style:parent-style-name="table10left" style:family="paragraph">
      <style:paragraph-properties fo:keep-with-next="always" fo:text-align="start"/>
      <style:text-properties style:font-name="Times New Roman" fo:font-size="12pt" style:font-size-asian="12pt" style:font-size-complex="12pt" fo:language="en" fo:country="GB"/>
    </style:style>
    <style:style style:name="TableColumn293" style:family="table-column">
      <style:table-column-properties style:column-width="1.6729in" style:use-optimal-column-width="false"/>
    </style:style>
    <style:style style:name="TableColumn294" style:family="table-column">
      <style:table-column-properties style:column-width="4.1979in" style:use-optimal-column-width="false"/>
    </style:style>
    <style:style style:name="Table292" style:family="table">
      <style:table-properties style:width="5.8708in" fo:margin-left="0.3444in" table:align="left"/>
    </style:style>
    <style:style style:name="TableRow295" style:family="table-row">
      <style:table-row-properties style:use-optimal-row-height="false"/>
    </style:style>
    <style:style style:name="TableCell296" style:family="table-cell">
      <style:table-cell-properties fo:border="0.0069in solid #000000" fo:background-color="#FFFFFF" style:writing-mode="lr-tb" fo:padding-top="0in" fo:padding-left="0.0486in" fo:padding-bottom="0in" fo:padding-right="0.0486in"/>
    </style:style>
    <style:style style:name="P297" style:parent-style-name="Tablecontent" style:family="paragraph">
      <style:text-properties style:font-name="Times New Roman" fo:font-size="12pt" style:font-size-asian="12pt" style:font-size-complex="12pt"/>
    </style:style>
    <style:style style:name="TableCell298" style:family="table-cell">
      <style:table-cell-properties fo:border="0.0069in solid #000000" fo:background-color="#FFFFFF" style:writing-mode="lr-tb" fo:padding-top="0in" fo:padding-left="0.0486in" fo:padding-bottom="0in" fo:padding-right="0.0486in"/>
    </style:style>
    <style:style style:name="P299" style:parent-style-name="Tablecontent" style:family="paragraph">
      <style:text-properties style:font-name="Times New Roman" fo:font-size="12pt" style:font-size-asian="12pt" style:font-size-complex="12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486in" fo:padding-bottom="0in" fo:padding-right="0.0486in"/>
    </style:style>
    <style:style style:name="P302" style:parent-style-name="Tablecontent" style:family="paragraph">
      <style:text-properties style:font-name="Times New Roman" fo:font-size="12pt" style:font-size-asian="12pt" style:font-size-complex="12pt"/>
    </style:style>
    <style:style style:name="TableCell303" style:family="table-cell">
      <style:table-cell-properties fo:border="0.0069in solid #000000" style:writing-mode="lr-tb" fo:padding-top="0in" fo:padding-left="0.0486in" fo:padding-bottom="0in" fo:padding-right="0.0486in"/>
    </style:style>
    <style:style style:name="P304" style:parent-style-name="Tablecontent" style:family="paragraph">
      <style:text-properties style:font-name="Times New Roman" fo:font-size="12pt" style:font-size-asian="12pt" style:font-size-complex="12pt" fo:language="fr" fo:country="FR"/>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486in" fo:padding-bottom="0in" fo:padding-right="0.0486in"/>
    </style:style>
    <style:style style:name="P307" style:parent-style-name="Tablecontent" style:family="paragraph">
      <style:text-properties style:font-name="Times New Roman" fo:font-size="12pt" style:font-size-asian="12pt" style:font-size-complex="12pt"/>
    </style:style>
    <style:style style:name="TableCell308" style:family="table-cell">
      <style:table-cell-properties fo:border="0.0069in solid #000000" style:writing-mode="lr-tb" fo:padding-top="0in" fo:padding-left="0.0486in" fo:padding-bottom="0in" fo:padding-right="0.0486in"/>
    </style:style>
    <style:style style:name="T309" style:parent-style-name="DefaultParagraphFont" style:family="text">
      <style:text-properties style:font-name="Times New Roman" fo:font-size="12pt" style:font-size-asian="12pt" style:font-size-complex="12pt" fo:language="en" fo:country="US"/>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486in" fo:padding-bottom="0in" fo:padding-right="0.0486in"/>
    </style:style>
    <style:style style:name="P312" style:parent-style-name="Tablecontent" style:family="paragraph">
      <style:text-properties style:font-name="Times New Roman" fo:font-size="12pt" style:font-size-asian="12pt" style:font-size-complex="12pt"/>
    </style:style>
    <style:style style:name="TableCell313" style:family="table-cell">
      <style:table-cell-properties fo:border="0.0069in solid #000000" style:writing-mode="lr-tb" fo:padding-top="0in" fo:padding-left="0.0486in" fo:padding-bottom="0in" fo:padding-right="0.0486in"/>
    </style:style>
    <style:style style:name="P314" style:parent-style-name="Tablecontent" style:family="paragraph">
      <style:text-properties style:font-name="Times New Roman" fo:font-size="12pt" style:font-size-asian="12pt" style:font-size-complex="12pt" fo:language="en" fo:country="US"/>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486in" fo:padding-bottom="0in" fo:padding-right="0.0486in"/>
    </style:style>
    <style:style style:name="P317" style:parent-style-name="Tablecontent" style:family="paragraph">
      <style:text-properties style:font-name="Times New Roman" fo:font-size="12pt" style:font-size-asian="12pt" style:font-size-complex="12pt"/>
    </style:style>
    <style:style style:name="TableCell318" style:family="table-cell">
      <style:table-cell-properties fo:border="0.0069in solid #000000" style:writing-mode="lr-tb" fo:padding-top="0in" fo:padding-left="0.0486in" fo:padding-bottom="0in" fo:padding-right="0.0486in"/>
    </style:style>
    <style:style style:name="P319" style:parent-style-name="Tablecontent" style:family="paragraph">
      <style:text-properties style:font-name="Times New Roman" fo:font-size="12pt" style:font-size-asian="12pt" style:font-size-complex="12pt"/>
    </style:style>
    <style:style style:name="TableRow320" style:family="table-row">
      <style:table-row-properties style:use-optimal-row-height="false"/>
    </style:style>
    <style:style style:name="TableCell321" style:family="table-cell">
      <style:table-cell-properties fo:border="0.0069in solid #000000" style:writing-mode="lr-tb" fo:padding-top="0in" fo:padding-left="0.0486in" fo:padding-bottom="0in" fo:padding-right="0.0486in"/>
    </style:style>
    <style:style style:name="P322" style:parent-style-name="Tablecontent" style:family="paragraph">
      <style:text-properties style:font-name="Times New Roman" fo:font-size="12pt" style:font-size-asian="12pt" style:font-size-complex="12pt"/>
    </style:style>
    <style:style style:name="TableCell323" style:family="table-cell">
      <style:table-cell-properties fo:border="0.0069in solid #000000" style:writing-mode="lr-tb" fo:padding-top="0in" fo:padding-left="0.0486in" fo:padding-bottom="0in" fo:padding-right="0.0486in"/>
    </style:style>
    <style:style style:name="P324" style:parent-style-name="Tablecontent" style:family="paragraph">
      <style:text-properties style:font-name="Times New Roman" fo:font-size="12pt" style:font-size-asian="12pt" style:font-size-complex="12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486in" fo:padding-bottom="0in" fo:padding-right="0.0486in"/>
    </style:style>
    <style:style style:name="P327" style:parent-style-name="Tablecontent" style:family="paragraph">
      <style:text-properties style:font-name="Times New Roman" fo:font-size="12pt" style:font-size-asian="12pt" style:font-size-complex="12pt"/>
    </style:style>
    <style:style style:name="TableCell328" style:family="table-cell">
      <style:table-cell-properties fo:border="0.0069in solid #000000" style:writing-mode="lr-tb" fo:padding-top="0in" fo:padding-left="0.0486in" fo:padding-bottom="0in" fo:padding-right="0.0486in"/>
    </style:style>
    <style:style style:name="P329" style:parent-style-name="Tablecontent" style:family="paragraph">
      <style:text-properties style:font-name="Times New Roman" fo:font-size="12pt" style:font-size-asian="12pt" style:font-size-complex="12p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486in" fo:padding-bottom="0in" fo:padding-right="0.0486in"/>
    </style:style>
    <style:style style:name="P332" style:parent-style-name="Tablecontent" style:family="paragraph">
      <style:text-properties style:font-name="Times New Roman" fo:font-size="12pt" style:font-size-asian="12pt" style:font-size-complex="12pt"/>
    </style:style>
    <style:style style:name="TableCell333" style:family="table-cell">
      <style:table-cell-properties fo:border="0.0069in solid #000000" style:writing-mode="lr-tb" fo:padding-top="0in" fo:padding-left="0.0486in" fo:padding-bottom="0in" fo:padding-right="0.0486in"/>
    </style:style>
    <style:style style:name="P334" style:parent-style-name="Tablecontent" style:family="paragraph">
      <style:text-properties style:font-name="Times New Roman" fo:font-size="12pt" style:font-size-asian="12pt" style:font-size-complex="12pt"/>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486in" fo:padding-bottom="0in" fo:padding-right="0.0486in"/>
    </style:style>
    <style:style style:name="P337" style:parent-style-name="Tablecontent" style:family="paragraph">
      <style:text-properties style:font-name="Times New Roman" fo:font-size="12pt" style:font-size-asian="12pt" style:font-size-complex="12pt"/>
    </style:style>
    <style:style style:name="TableCell338" style:family="table-cell">
      <style:table-cell-properties fo:border="0.0069in solid #000000" style:writing-mode="lr-tb" fo:padding-top="0in" fo:padding-left="0.0486in" fo:padding-bottom="0in" fo:padding-right="0.0486in"/>
    </style:style>
    <style:style style:name="P339" style:parent-style-name="Tablecontent" style:family="paragraph">
      <style:text-properties style:font-name="Times New Roman" fo:font-size="12pt" style:font-size-asian="12pt" style:font-size-complex="12p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486in" fo:padding-bottom="0in" fo:padding-right="0.0486in"/>
    </style:style>
    <style:style style:name="P342" style:parent-style-name="Tablecontent" style:family="paragraph">
      <style:text-properties style:font-name="Times New Roman" fo:font-size="12pt" style:font-size-asian="12pt" style:font-size-complex="12pt"/>
    </style:style>
    <style:style style:name="TableCell343" style:family="table-cell">
      <style:table-cell-properties fo:border="0.0069in solid #000000" style:writing-mode="lr-tb" fo:padding-top="0in" fo:padding-left="0.0486in" fo:padding-bottom="0in" fo:padding-right="0.0486in"/>
    </style:style>
    <style:style style:name="P344" style:parent-style-name="Tablecontent" style:family="paragraph">
      <style:text-properties style:font-name="Times New Roman" fo:font-size="12pt" style:font-size-asian="12pt" style:font-size-complex="12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486in" fo:padding-bottom="0in" fo:padding-right="0.0486in"/>
    </style:style>
    <style:style style:name="P347" style:parent-style-name="Tablecontent" style:family="paragraph">
      <style:text-properties style:font-name="Times New Roman" fo:font-size="12pt" style:font-size-asian="12pt" style:font-size-complex="12pt"/>
    </style:style>
    <style:style style:name="TableCell348" style:family="table-cell">
      <style:table-cell-properties fo:border="0.0069in solid #000000" style:writing-mode="lr-tb" fo:padding-top="0in" fo:padding-left="0.0486in" fo:padding-bottom="0in" fo:padding-right="0.0486in"/>
    </style:style>
    <style:style style:name="P349" style:parent-style-name="Tablecontent" style:family="paragraph">
      <style:text-properties style:font-name="Times New Roman" fo:font-size="12pt" style:font-size-asian="12pt" style:font-size-complex="12pt"/>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486in" fo:padding-bottom="0in" fo:padding-right="0.0486in"/>
    </style:style>
    <style:style style:name="P352" style:parent-style-name="Tablecontent" style:family="paragraph">
      <style:text-properties style:font-name="Times New Roman" fo:font-size="12pt" style:font-size-asian="12pt" style:font-size-complex="12pt"/>
    </style:style>
    <style:style style:name="TableCell353" style:family="table-cell">
      <style:table-cell-properties fo:border="0.0069in solid #000000" style:writing-mode="lr-tb" fo:padding-top="0in" fo:padding-left="0.0486in" fo:padding-bottom="0in" fo:padding-right="0.0486in"/>
    </style:style>
    <style:style style:name="P354" style:parent-style-name="Tablecontent" style:family="paragraph">
      <style:text-properties style:font-name="Times New Roman" fo:font-size="12pt" style:font-size-asian="12pt" style:font-size-complex="12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486in" fo:padding-bottom="0in" fo:padding-right="0.0486in"/>
    </style:style>
    <style:style style:name="P357" style:parent-style-name="Tablecontent" style:family="paragraph">
      <style:text-properties style:font-name="Times New Roman" fo:font-size="12pt" style:font-size-asian="12pt" style:font-size-complex="12pt"/>
    </style:style>
    <style:style style:name="TableCell358" style:family="table-cell">
      <style:table-cell-properties fo:border="0.0069in solid #000000" style:writing-mode="lr-tb" fo:padding-top="0in" fo:padding-left="0.0486in" fo:padding-bottom="0in" fo:padding-right="0.0486in"/>
    </style:style>
    <style:style style:name="P359" style:parent-style-name="Tablecontent" style:family="paragraph">
      <style:text-properties style:font-name="Times New Roman"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486in" fo:padding-bottom="0in" fo:padding-right="0.0486in"/>
    </style:style>
    <style:style style:name="P362" style:parent-style-name="Tablecontent" style:family="paragraph">
      <style:text-properties style:font-name="Times New Roman" fo:font-size="12pt" style:font-size-asian="12pt" style:font-size-complex="12pt"/>
    </style:style>
    <style:style style:name="TableCell363" style:family="table-cell">
      <style:table-cell-properties fo:border="0.0069in solid #000000" style:writing-mode="lr-tb" fo:padding-top="0in" fo:padding-left="0.0486in" fo:padding-bottom="0in" fo:padding-right="0.0486in"/>
    </style:style>
    <style:style style:name="P364" style:parent-style-name="Tablecontent" style:family="paragraph">
      <style:text-properties style:font-name="Times New Roman" fo:font-size="12pt" style:font-size-asian="12pt" style:font-size-complex="12pt"/>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486in" fo:padding-bottom="0in" fo:padding-right="0.0486in"/>
    </style:style>
    <style:style style:name="P367" style:parent-style-name="Tablecontent" style:family="paragraph">
      <style:text-properties style:font-name="Times New Roman" fo:font-size="12pt" style:font-size-asian="12pt" style:font-size-complex="12pt"/>
    </style:style>
    <style:style style:name="TableCell368" style:family="table-cell">
      <style:table-cell-properties fo:border="0.0069in solid #000000" style:writing-mode="lr-tb" fo:padding-top="0in" fo:padding-left="0.0486in" fo:padding-bottom="0in" fo:padding-right="0.0486in"/>
    </style:style>
    <style:style style:name="P369" style:parent-style-name="Tablecontent" style:family="paragraph">
      <style:text-properties style:font-name="Times New Roman"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486in" fo:padding-bottom="0in" fo:padding-right="0.0486in"/>
    </style:style>
    <style:style style:name="P372" style:parent-style-name="Tablecontent" style:family="paragraph">
      <style:text-properties style:font-name="Times New Roman" fo:font-size="12pt" style:font-size-asian="12pt" style:font-size-complex="12pt"/>
    </style:style>
    <style:style style:name="TableCell373" style:family="table-cell">
      <style:table-cell-properties fo:border="0.0069in solid #000000" style:writing-mode="lr-tb" fo:padding-top="0in" fo:padding-left="0.0486in" fo:padding-bottom="0in" fo:padding-right="0.0486in"/>
    </style:style>
    <style:style style:name="P374" style:parent-style-name="Tablecontent" style:family="paragraph">
      <style:text-properties style:font-name="Times New Roman" fo:font-size="12pt" style:font-size-asian="12pt" style:font-size-complex="12pt"/>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486in" fo:padding-bottom="0in" fo:padding-right="0.0486in"/>
    </style:style>
    <style:style style:name="P377" style:parent-style-name="Tablecontent" style:family="paragraph">
      <style:text-properties style:font-name="Times New Roman" fo:font-size="12pt" style:font-size-asian="12pt" style:font-size-complex="12pt"/>
    </style:style>
    <style:style style:name="TableCell378" style:family="table-cell">
      <style:table-cell-properties fo:border="0.0069in solid #000000" style:writing-mode="lr-tb" fo:padding-top="0in" fo:padding-left="0.0486in" fo:padding-bottom="0in" fo:padding-right="0.0486in"/>
    </style:style>
    <style:style style:name="P379" style:parent-style-name="Tablecontent" style:family="paragraph">
      <style:text-properties style:font-name="Times New Roman" fo:font-size="12pt" style:font-size-asian="12pt" style:font-size-complex="12p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486in" fo:padding-bottom="0in" fo:padding-right="0.0486in"/>
    </style:style>
    <style:style style:name="P382" style:parent-style-name="Tablecontent" style:family="paragraph">
      <style:text-properties style:font-name="Times New Roman" fo:font-size="12pt" style:font-size-asian="12pt" style:font-size-complex="12pt"/>
    </style:style>
    <style:style style:name="TableCell383" style:family="table-cell">
      <style:table-cell-properties fo:border="0.0069in solid #000000" style:writing-mode="lr-tb" fo:padding-top="0in" fo:padding-left="0.0486in" fo:padding-bottom="0in" fo:padding-right="0.0486in"/>
    </style:style>
    <style:style style:name="P384" style:parent-style-name="Tablecontent" style:family="paragraph">
      <style:text-properties style:font-name="Times New Roman" fo:font-size="12pt" style:font-size-asian="12pt" style:font-size-complex="12pt"/>
    </style:style>
    <style:style style:name="P385" style:parent-style-name="BodyText" style:family="paragraph">
      <style:paragraph-properties fo:margin-left="1.8111in" fo:text-indent="-1.8111in">
        <style:tab-stops/>
      </style:paragraph-properties>
    </style:style>
    <style:style style:name="T386" style:parent-style-name="DefaultParagraphFont" style:family="text">
      <style:text-properties fo:font-weight="bold" style:font-weight-asian="bold"/>
    </style:style>
    <style:style style:name="P387" style:parent-style-name="BodyText" style:family="paragraph">
      <style:paragraph-properties fo:margin-left="1.8111in" fo:text-indent="-1.8111in">
        <style:tab-stops/>
      </style:paragraph-properties>
    </style:style>
    <style:style style:name="T388" style:parent-style-name="DefaultParagraphFont" style:family="text">
      <style:text-properties fo:font-weight="bold" style:font-weight-asian="bold"/>
    </style:style>
    <style:style style:name="T389" style:parent-style-name="DefaultParagraphFont" style:family="text">
      <style:text-properties fo:font-weight="bold" style:font-weight-asian="bold"/>
    </style:style>
    <style:style style:name="P390" style:parent-style-name="BodyText" style:family="paragraph">
      <style:paragraph-properties fo:margin-left="1.8111in" fo:text-indent="-1.8111in">
        <style:tab-stops/>
      </style:paragraph-properties>
    </style:style>
    <style:style style:name="T391" style:parent-style-name="DefaultParagraphFont" style:family="text">
      <style:text-properties fo:font-weight="bold" style:font-weight-asian="bold"/>
    </style:style>
    <style:style style:name="T392" style:parent-style-name="DefaultParagraphFont" style:family="text">
      <style:text-properties fo:font-weight="bold" style:font-weight-asian="bold"/>
    </style:style>
    <style:style style:name="P393" style:parent-style-name="BodyText" style:family="paragraph">
      <style:paragraph-properties fo:margin-left="1.8111in" fo:text-indent="-1.8111in">
        <style:tab-stops/>
      </style:paragraph-properties>
    </style:style>
    <style:style style:name="T394" style:parent-style-name="DefaultParagraphFont" style:family="text">
      <style:text-properties fo:font-weight="bold" style:font-weight-asian="bold"/>
    </style:style>
    <style:style style:name="T395" style:parent-style-name="DefaultParagraphFont" style:family="text">
      <style:text-properties fo:font-weight="bold" style:font-weight-asian="bold"/>
    </style:style>
    <style:style style:name="P396" style:parent-style-name="BodyText" style:family="paragraph">
      <style:paragraph-properties fo:margin-left="1.8111in" fo:text-indent="-1.8111in">
        <style:tab-stops/>
      </style:paragraph-properties>
    </style:style>
    <style:style style:name="T397" style:parent-style-name="DefaultParagraphFont" style:family="text">
      <style:text-properties fo:font-weight="bold" style:font-weight-asian="bold"/>
    </style:style>
    <style:style style:name="T398" style:parent-style-name="DefaultParagraphFont" style:family="text">
      <style:text-properties fo:font-weight="bold" style:font-weight-asian="bold"/>
    </style:style>
    <style:style style:name="P399" style:parent-style-name="BodyText" style:family="paragraph">
      <style:paragraph-properties fo:margin-left="1.8111in" fo:text-indent="-1.8111in">
        <style:tab-stops/>
      </style:paragraph-properties>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P402" style:parent-style-name="BodyText" style:family="paragraph">
      <style:paragraph-properties fo:margin-left="1.8111in" fo:text-indent="-1.8111in">
        <style:tab-stops/>
      </style:paragraph-properties>
    </style:style>
    <style:style style:name="T403" style:parent-style-name="DefaultParagraphFont" style:family="text">
      <style:text-properties fo:font-weight="bold" style:font-weight-asian="bold"/>
    </style:style>
    <style:style style:name="T404" style:parent-style-name="DefaultParagraphFont" style:family="text">
      <style:text-properties fo:font-weight="bold" style:font-weight-asian="bold"/>
    </style:style>
    <style:style style:name="T405" style:parent-style-name="DefaultParagraphFont" style:family="text">
      <style:text-properties style:font-weight-complex="bold"/>
    </style:style>
    <style:style style:name="T406" style:parent-style-name="DefaultParagraphFont" style:family="text">
      <style:text-properties style:font-weight-complex="bold"/>
    </style:style>
    <style:style style:name="P407" style:parent-style-name="BodyText" style:family="paragraph">
      <style:paragraph-properties fo:keep-with-next="auto"/>
    </style:style>
    <style:style style:name="TableColumn409" style:family="table-column">
      <style:table-column-properties style:column-width="1.7388in" style:use-optimal-column-width="false"/>
    </style:style>
    <style:style style:name="TableColumn410" style:family="table-column">
      <style:table-column-properties style:column-width="1.7388in" style:use-optimal-column-width="false"/>
    </style:style>
    <style:style style:name="TableColumn411" style:family="table-column">
      <style:table-column-properties style:column-width="1.4625in" style:use-optimal-column-width="false"/>
    </style:style>
    <style:style style:name="TableColumn412" style:family="table-column">
      <style:table-column-properties style:column-width="1.1666in" style:use-optimal-column-width="false"/>
    </style:style>
    <style:style style:name="Table408" style:family="table">
      <style:table-properties style:width="6.1069in" fo:margin-left="0.0513in" table:align="left"/>
    </style:style>
    <style:style style:name="TableRow413" style:family="table-row">
      <style:table-row-properties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top="0.0833in" fo:margin-bottom="0.0833in" fo:line-height="100%"/>
      <style:text-properties fo:font-weight="bold" style:font-weight-asian="bold"/>
    </style:style>
    <style:style style:name="TableCell416" style:family="table-cell">
      <style:table-cell-properties fo:border-top="0.0069in solid #000000" fo:border-left="0.0069in solid #000000" fo:border-bottom="0.0069in solid #000000" fo:border-right="0.0069in dashed #000000" style:writing-mode="lr-tb" fo:padding-top="0in" fo:padding-left="0.075in" fo:padding-bottom="0in" fo:padding-right="0.075in"/>
    </style:style>
    <style:style style:name="P417" style:parent-style-name="Normal" style:family="paragraph">
      <style:paragraph-properties fo:margin-top="0.0833in" fo:margin-bottom="0.0833in" fo:line-height="100%"/>
    </style:style>
    <style:style style:name="T418" style:parent-style-name="DefaultParagraphFont" style:family="text">
      <style:text-properties fo:font-weight="bold" style:font-weight-asian="bold"/>
    </style:style>
    <style:style style:name="T419" style:parent-style-name="DefaultParagraphFont" style:family="text">
      <style:text-properties fo:font-weight="bold" style:font-weight-asian="bold" style:text-position="super 66.6%"/>
    </style:style>
    <style:style style:name="T420" style:parent-style-name="DefaultParagraphFont" style:family="text">
      <style:text-properties fo:font-weight="bold" style:font-weight-asian="bold"/>
    </style:style>
    <style:style style:name="TableCell421" style:family="table-cell">
      <style:table-cell-properties fo:border="0.0069in dashed #000000" style:writing-mode="lr-tb" fo:padding-top="0in" fo:padding-left="0.075in" fo:padding-bottom="0in" fo:padding-right="0.075in"/>
    </style:style>
    <style:style style:name="P422" style:parent-style-name="Normal" style:family="paragraph">
      <style:paragraph-properties fo:margin-top="0.0833in" fo:margin-bottom="0.0833in" fo:line-height="100%"/>
    </style:style>
    <style:style style:name="T423" style:parent-style-name="DefaultParagraphFont" style:family="text">
      <style:text-properties fo:font-weight="bold" style:font-weight-asian="bold"/>
    </style:style>
    <style:style style:name="T424" style:parent-style-name="DefaultParagraphFont" style:family="text">
      <style:text-properties fo:font-weight="bold" style:font-weight-asian="bold" style:text-position="super 66.6%"/>
    </style:style>
    <style:style style:name="T425" style:parent-style-name="DefaultParagraphFont" style:family="text">
      <style:text-properties fo:font-weight="bold" style:font-weight-asian="bold"/>
    </style:style>
    <style:style style:name="TableCell426" style:family="table-cell">
      <style:table-cell-properties fo:border="0.0069in dashed #000000" style:writing-mode="lr-tb" fo:padding-top="0in" fo:padding-left="0.075in" fo:padding-bottom="0in" fo:padding-right="0.075in"/>
    </style:style>
    <style:style style:name="P427" style:parent-style-name="Normal" style:family="paragraph">
      <style:paragraph-properties fo:margin-top="0.0833in" fo:margin-bottom="0.0833in" fo:line-height="100%"/>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text-position="super 66.6%"/>
    </style:style>
    <style:style style:name="T430" style:parent-style-name="DefaultParagraphFont" style:family="text">
      <style:text-properties fo:font-weight="bold" style:font-weight-asian="bold"/>
    </style:style>
    <style:style style:name="TableColumn432" style:family="table-column">
      <style:table-column-properties style:column-width="1.427in" style:use-optimal-column-width="false"/>
    </style:style>
    <style:style style:name="TableColumn433" style:family="table-column">
      <style:table-column-properties style:column-width="2.2631in" style:use-optimal-column-width="false"/>
    </style:style>
    <style:style style:name="Table431" style:family="table">
      <style:table-properties style:width="3.6902in" fo:margin-left="0.8361in" table:align="left"/>
    </style:style>
    <style:style style:name="TableRow434" style:family="table-row">
      <style:table-row-properties style:use-optimal-row-height="false"/>
    </style:style>
    <style:style style:name="TableCell435" style:family="table-cell">
      <style:table-cell-properties fo:border="none" style:writing-mode="lr-tb" fo:padding-top="0in" fo:padding-left="0.0486in" fo:padding-bottom="0in" fo:padding-right="0.0486in"/>
    </style:style>
    <style:style style:name="TableCell436" style:family="table-cell">
      <style:table-cell-properties fo:border="none" style:writing-mode="lr-tb" fo:padding-top="0in" fo:padding-left="0.0486in" fo:padding-bottom="0in" fo:padding-right="0.0486in"/>
    </style:style>
    <style:style style:name="TableRow437" style:family="table-row">
      <style:table-row-properties style:use-optimal-row-height="false"/>
    </style:style>
    <style:style style:name="TableCell438" style:family="table-cell">
      <style:table-cell-properties fo:border="none" style:writing-mode="lr-tb" fo:padding-top="0in" fo:padding-left="0.0486in" fo:padding-bottom="0in" fo:padding-right="0.0486in"/>
    </style:style>
    <style:style style:name="TableCell439" style:family="table-cell">
      <style:table-cell-properties fo:border="none" style:writing-mode="lr-tb" fo:padding-top="0in" fo:padding-left="0.0486in" fo:padding-bottom="0in" fo:padding-right="0.0486in"/>
    </style:style>
    <style:style style:name="TableRow440" style:family="table-row">
      <style:table-row-properties style:use-optimal-row-height="false"/>
    </style:style>
    <style:style style:name="TableCell441" style:family="table-cell">
      <style:table-cell-properties fo:border="none" style:writing-mode="lr-tb" fo:padding-top="0in" fo:padding-left="0.0486in" fo:padding-bottom="0in" fo:padding-right="0.0486in"/>
    </style:style>
    <style:style style:name="TableCell442" style:family="table-cell">
      <style:table-cell-properties fo:border="none" style:writing-mode="lr-tb" fo:padding-top="0in" fo:padding-left="0.0486in" fo:padding-bottom="0in" fo:padding-right="0.0486in"/>
    </style:style>
    <style:style style:name="TableRow443" style:family="table-row">
      <style:table-row-properties style:use-optimal-row-height="false"/>
    </style:style>
    <style:style style:name="TableCell444" style:family="table-cell">
      <style:table-cell-properties fo:border="none" style:writing-mode="lr-tb" fo:padding-top="0in" fo:padding-left="0.0486in" fo:padding-bottom="0in" fo:padding-right="0.0486in"/>
    </style:style>
    <style:style style:name="TableCell445" style:family="table-cell">
      <style:table-cell-properties fo:border="none" style:writing-mode="lr-tb" fo:padding-top="0in" fo:padding-left="0.0486in" fo:padding-bottom="0in" fo:padding-right="0.0486in"/>
    </style:style>
    <style:style style:name="TableRow446" style:family="table-row">
      <style:table-row-properties style:use-optimal-row-height="false"/>
    </style:style>
    <style:style style:name="TableCell447" style:family="table-cell">
      <style:table-cell-properties fo:border="none" style:writing-mode="lr-tb" fo:padding-top="0in" fo:padding-left="0.0486in" fo:padding-bottom="0in" fo:padding-right="0.0486in"/>
    </style:style>
    <style:style style:name="TableCell448" style:family="table-cell">
      <style:table-cell-properties fo:border="none" style:writing-mode="lr-tb" fo:padding-top="0in" fo:padding-left="0.0486in" fo:padding-bottom="0in" fo:padding-right="0.0486in"/>
    </style:style>
    <style:style style:name="TableRow449" style:family="table-row">
      <style:table-row-properties style:use-optimal-row-height="false"/>
    </style:style>
    <style:style style:name="TableCell450" style:family="table-cell">
      <style:table-cell-properties fo:border="none" style:writing-mode="lr-tb" fo:padding-top="0in" fo:padding-left="0.0486in" fo:padding-bottom="0in" fo:padding-right="0.0486in"/>
    </style:style>
    <style:style style:name="TableCell451" style:family="table-cell">
      <style:table-cell-properties fo:border="none" style:writing-mode="lr-tb" fo:padding-top="0in" fo:padding-left="0.0486in" fo:padding-bottom="0in" fo:padding-right="0.0486in"/>
    </style:style>
    <style:style style:name="TableRow452" style:family="table-row">
      <style:table-row-properties style:use-optimal-row-height="false"/>
    </style:style>
    <style:style style:name="TableCell453" style:family="table-cell">
      <style:table-cell-properties fo:border="none" style:writing-mode="lr-tb" fo:padding-top="0in" fo:padding-left="0.0486in" fo:padding-bottom="0in" fo:padding-right="0.0486in"/>
    </style:style>
    <style:style style:name="TableCell454" style:family="table-cell">
      <style:table-cell-properties fo:border="none" style:writing-mode="lr-tb" fo:padding-top="0in" fo:padding-left="0.0486in" fo:padding-bottom="0in" fo:padding-right="0.0486in"/>
    </style:style>
    <style:style style:name="TableRow455" style:family="table-row">
      <style:table-row-properties style:use-optimal-row-height="false"/>
    </style:style>
    <style:style style:name="TableCell456" style:family="table-cell">
      <style:table-cell-properties fo:border="none" style:writing-mode="lr-tb" fo:padding-top="0in" fo:padding-left="0.0486in" fo:padding-bottom="0in" fo:padding-right="0.0486in"/>
    </style:style>
    <style:style style:name="TableCell457" style:family="table-cell">
      <style:table-cell-properties fo:border="none" style:writing-mode="lr-tb" fo:padding-top="0in" fo:padding-left="0.0486in" fo:padding-bottom="0in" fo:padding-right="0.0486in"/>
    </style:style>
    <style:style style:name="P458" style:parent-style-name="BodyText" style:family="paragraph">
      <style:paragraph-properties fo:keep-with-next="auto"/>
    </style:style>
    <style:style style:name="TableColumn460" style:family="table-column">
      <style:table-column-properties style:column-width="1.55in" style:use-optimal-column-width="false"/>
    </style:style>
    <style:style style:name="TableColumn461" style:family="table-column">
      <style:table-column-properties style:column-width="0.6937in" style:use-optimal-column-width="false"/>
    </style:style>
    <style:style style:name="TableColumn462" style:family="table-column">
      <style:table-column-properties style:column-width="3.9812in" style:use-optimal-column-width="false"/>
    </style:style>
    <style:style style:name="Table459" style:family="table">
      <style:table-properties style:width="6.225in" fo:margin-left="0.0493in" table:align="left"/>
    </style:style>
    <style:style style:name="TableRow463" style:family="table-row">
      <style:table-row-properties style:use-optimal-row-height="false" fo:keep-together="always"/>
    </style:style>
    <style:style style:name="TableCell464"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465" style:parent-style-name="Tablecontent" style:family="paragraph">
      <style:paragraph-properties fo:keep-with-next="always"/>
    </style:style>
    <style:style style:name="TableCell466"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467" style:parent-style-name="Tablecontent" style:family="paragraph">
      <style:paragraph-properties fo:keep-with-next="always"/>
    </style:style>
    <style:style style:name="TableCell468"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469" style:parent-style-name="Tablecontent" style:family="paragraph">
      <style:paragraph-properties fo:keep-with-next="always"/>
    </style:style>
    <style:style style:name="TableRow470" style:family="table-row">
      <style:table-row-properties style:use-optimal-row-height="false" fo:keep-together="always"/>
    </style:style>
    <style:style style:name="TableCell47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472" style:parent-style-name="Tablecontent" style:family="paragraph">
      <style:paragraph-properties fo:keep-with-next="always"/>
    </style:style>
    <style:style style:name="TableCell473" style:family="table-cell">
      <style:table-cell-properties fo:border="0.0069in solid #000000" style:writing-mode="lr-tb" fo:padding-top="0in" fo:padding-left="0.0493in" fo:padding-bottom="0in" fo:padding-right="0.0493in"/>
    </style:style>
    <style:style style:name="P474" style:parent-style-name="Tablecontent" style:family="paragraph">
      <style:paragraph-properties fo:keep-with-next="always"/>
    </style:style>
    <style:style style:name="TableCell47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476" style:parent-style-name="Tablecontent" style:family="paragraph">
      <style:paragraph-properties fo:keep-with-next="always"/>
    </style:style>
    <style:style style:name="TableRow477" style:family="table-row">
      <style:table-row-properties style:use-optimal-row-height="false" fo:keep-together="always"/>
    </style:style>
    <style:style style:name="TableCell47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479" style:parent-style-name="Tablecontent" style:family="paragraph">
      <style:paragraph-properties fo:keep-with-next="always"/>
    </style:style>
    <style:style style:name="TableCell480" style:family="table-cell">
      <style:table-cell-properties fo:border="0.0069in solid #000000" style:writing-mode="lr-tb" fo:padding-top="0in" fo:padding-left="0.0493in" fo:padding-bottom="0in" fo:padding-right="0.0493in"/>
    </style:style>
    <style:style style:name="P481" style:parent-style-name="Tablecontent" style:family="paragraph">
      <style:paragraph-properties fo:keep-with-next="always"/>
    </style:style>
    <style:style style:name="TableCell48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483" style:parent-style-name="Tablecontent" style:family="paragraph">
      <style:paragraph-properties fo:keep-with-next="always"/>
    </style:style>
    <style:style style:name="TableRow484" style:family="table-row">
      <style:table-row-properties style:use-optimal-row-height="false" fo:keep-together="always"/>
    </style:style>
    <style:style style:name="TableCell48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486" style:parent-style-name="Tablecontent" style:family="paragraph">
      <style:paragraph-properties fo:keep-with-next="always"/>
    </style:style>
    <style:style style:name="TableCell487" style:family="table-cell">
      <style:table-cell-properties fo:border="0.0069in solid #000000" style:writing-mode="lr-tb" fo:padding-top="0in" fo:padding-left="0.0493in" fo:padding-bottom="0in" fo:padding-right="0.0493in"/>
    </style:style>
    <style:style style:name="P488" style:parent-style-name="Tablecontent" style:family="paragraph">
      <style:paragraph-properties fo:keep-with-next="always"/>
    </style:style>
    <style:style style:name="TableCell48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490" style:parent-style-name="Tablecontent" style:family="paragraph">
      <style:paragraph-properties fo:keep-with-next="always"/>
    </style:style>
    <style:style style:name="TableRow491" style:family="table-row">
      <style:table-row-properties style:use-optimal-row-height="false" fo:keep-together="always"/>
    </style:style>
    <style:style style:name="TableCell492"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493"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494"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P495" style:parent-style-name="BodyText" style:family="paragraph">
      <style:paragraph-properties fo:keep-with-next="auto"/>
    </style:style>
    <style:style style:name="TableColumn497" style:family="table-column">
      <style:table-column-properties style:column-width="1.2993in" style:use-optimal-column-width="false"/>
    </style:style>
    <style:style style:name="TableColumn498" style:family="table-column">
      <style:table-column-properties style:column-width="0.6666in" style:use-optimal-column-width="false"/>
    </style:style>
    <style:style style:name="TableColumn499" style:family="table-column">
      <style:table-column-properties style:column-width="2.1in" style:use-optimal-column-width="false"/>
    </style:style>
    <style:style style:name="TableColumn500" style:family="table-column">
      <style:table-column-properties style:column-width="2.2333in" style:use-optimal-column-width="false"/>
    </style:style>
    <style:style style:name="Table496" style:family="table">
      <style:table-properties style:width="6.2993in" fo:margin-left="0in" table:align="left"/>
    </style:style>
    <style:style style:name="TableRow501" style:family="table-row">
      <style:table-row-properties style:use-optimal-row-height="false" fo:keep-together="always"/>
    </style:style>
    <style:style style:name="TableCell502" style:family="table-cell">
      <style:table-cell-properties fo:border-top="0.0208in solid #000000" fo:border-left="0.0208in solid #000000" fo:border-bottom="0.0208in solid #000000" fo:border-right="0.0069in solid #000000" fo:background-color="#B3B3B3" style:writing-mode="lr-tb" fo:padding-top="0in" fo:padding-left="0.0493in" fo:padding-bottom="0in" fo:padding-right="0.0493in"/>
    </style:style>
    <style:style style:name="TableCell503" style:family="table-cell">
      <style:table-cell-properties fo:border-top="0.0208in solid #000000" fo:border-left="0.0069in solid #000000" fo:border-bottom="0.0208in solid #000000" fo:border-right="0.0069in solid #000000" fo:background-color="#B3B3B3" style:writing-mode="lr-tb" fo:padding-top="0in" fo:padding-left="0.0493in" fo:padding-bottom="0in" fo:padding-right="0.0493in"/>
    </style:style>
    <style:style style:name="TableCell504" style:family="table-cell">
      <style:table-cell-properties fo:border-top="0.0208in solid #000000" fo:border-left="0.0069in solid #000000" fo:border-bottom="0.0208in solid #000000" fo:border-right="0.0208in solid #000000" fo:background-color="#B3B3B3" style:writing-mode="lr-tb" fo:padding-top="0in" fo:padding-left="0.0493in" fo:padding-bottom="0in" fo:padding-right="0.0493in"/>
    </style:style>
    <style:style style:name="TableCell505" style:family="table-cell">
      <style:table-cell-properties fo:border-top="0.0208in solid #000000" fo:border-left="0.0069in solid #000000" fo:border-bottom="0.0208in solid #000000" fo:border-right="0.0208in solid #000000" fo:background-color="#B3B3B3" style:writing-mode="lr-tb" fo:padding-top="0in" fo:padding-left="0.0493in" fo:padding-bottom="0in" fo:padding-right="0.0493in"/>
    </style:style>
    <style:style style:name="TableRow506" style:family="table-row">
      <style:table-row-properties style:use-optimal-row-height="false" fo:keep-together="always"/>
    </style:style>
    <style:style style:name="TableCell507"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TableCell508" style:family="table-cell">
      <style:table-cell-properties fo:border-top="0.0208in solid #000000" fo:border-left="0.0069in solid #000000" fo:border-bottom="0.0069in solid #000000" fo:border-right="0.0069in solid #000000" style:writing-mode="lr-tb" fo:padding-top="0in" fo:padding-left="0.0493in" fo:padding-bottom="0in" fo:padding-right="0.0493in"/>
    </style:style>
    <style:style style:name="TableCell509"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TableCell51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TableRow511" style:family="table-row">
      <style:table-row-properties style:use-optimal-row-height="false" fo:keep-together="always"/>
    </style:style>
    <style:style style:name="TableCell51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513" style:parent-style-name="Tablecontent" style:family="paragraph">
      <style:paragraph-properties fo:keep-with-next="always"/>
    </style:style>
    <style:style style:name="TableCell514" style:family="table-cell">
      <style:table-cell-properties fo:border="0.0069in solid #000000" style:writing-mode="lr-tb" fo:padding-top="0in" fo:padding-left="0.0493in" fo:padding-bottom="0in" fo:padding-right="0.0493in"/>
    </style:style>
    <style:style style:name="TableCell51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ell51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517" style:parent-style-name="DefaultParagraphFont" style:family="text">
      <style:text-properties style:font-name-asian="MS Mincho" style:language-asian="zh" style:country-asian="CN"/>
    </style:style>
    <style:style style:name="TableRow518" style:family="table-row">
      <style:table-row-properties style:use-optimal-row-height="false" fo:keep-together="always"/>
    </style:style>
    <style:style style:name="TableCell51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520" style:parent-style-name="Tablecontent" style:family="paragraph">
      <style:paragraph-properties fo:keep-with-next="always"/>
    </style:style>
    <style:style style:name="TableCell521" style:family="table-cell">
      <style:table-cell-properties fo:border="0.0069in solid #000000" style:writing-mode="lr-tb" fo:padding-top="0in" fo:padding-left="0.0493in" fo:padding-bottom="0in" fo:padding-right="0.0493in"/>
    </style:style>
    <style:style style:name="TableCell52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ell52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524" style:parent-style-name="DefaultParagraphFont" style:family="text">
      <style:text-properties style:font-name-asian="MS Mincho" style:language-asian="zh" style:country-asian="CN"/>
    </style:style>
    <style:style style:name="T525" style:parent-style-name="DefaultParagraphFont" style:family="text">
      <style:text-properties style:font-name-asian="MS Mincho" style:language-asian="zh" style:country-asian="CN"/>
    </style:style>
    <style:style style:name="T526" style:parent-style-name="DefaultParagraphFont" style:family="text">
      <style:text-properties style:font-name-asian="MS Mincho" style:language-asian="zh" style:country-asian="CN"/>
    </style:style>
    <style:style style:name="T527" style:parent-style-name="DefaultParagraphFont" style:family="text">
      <style:text-properties style:font-name-asian="MS Mincho" style:language-asian="zh" style:country-asian="CN"/>
    </style:style>
    <style:style style:name="TableRow528" style:family="table-row">
      <style:table-row-properties style:use-optimal-row-height="false" fo:keep-together="always"/>
    </style:style>
    <style:style style:name="TableCell529"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530"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531"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ell532"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533" style:parent-style-name="DefaultParagraphFont" style:family="text">
      <style:text-properties style:font-name-asian="MS Mincho" style:language-asian="zh" style:country-asian="CN"/>
    </style:style>
    <style:style style:name="P534" style:parent-style-name="BodyText" style:list-style-name="LFO24" style:family="paragraph"/>
    <style:style style:name="P535" style:parent-style-name="BodyText" style:list-style-name="LFO24" style:family="paragraph"/>
    <style:style style:name="P536" style:parent-style-name="BodyText" style:list-style-name="LFO24" style:family="paragraph"/>
    <style:style style:name="P537" style:parent-style-name="BodyText" style:list-style-name="LFO25_1" style:family="paragraph"/>
    <style:style style:name="P538" style:parent-style-name="BodyText" style:list-style-name="LFO25_1" style:family="paragraph"/>
    <style:style style:name="P539" style:parent-style-name="BodyText" style:list-style-name="LFO25_1" style:family="paragraph"/>
    <style:style style:name="P540" style:parent-style-name="BodyText" style:family="paragraph">
      <style:paragraph-properties fo:break-before="page"/>
    </style:style>
    <style:style style:name="P541" style:parent-style-name="BodyText" style:family="paragraph">
      <style:paragraph-properties fo:keep-with-next="auto"/>
    </style:style>
    <style:style style:name="P542" style:parent-style-name="BodyText" style:family="paragraph">
      <style:paragraph-properties fo:keep-with-next="auto"/>
    </style:style>
    <style:style style:name="P543" style:parent-style-name="BodyText" style:list-style-name="LFO26" style:family="paragraph"/>
    <style:style style:name="P544" style:parent-style-name="BodyText" style:list-style-name="LFO26" style:family="paragraph"/>
    <style:style style:name="P545" style:parent-style-name="BodyText" style:list-style-name="LFO26" style:family="paragraph"/>
    <style:style style:name="P546" style:parent-style-name="BodyText" style:family="paragraph">
      <style:text-properties fo:language="en" fo:country="US"/>
    </style:style>
    <style:style style:name="P547" style:parent-style-name="BodyText" style:family="paragraph">
      <style:text-properties fo:language="en" fo:country="US"/>
    </style:style>
    <style:style style:name="P548" style:parent-style-name="BodyText" style:family="paragraph">
      <style:text-properties fo:background-color="#FFFF00"/>
    </style:style>
    <style:style style:name="TableColumn550" style:family="table-column">
      <style:table-column-properties style:column-width="1.2041in" style:use-optimal-column-width="false"/>
    </style:style>
    <style:style style:name="TableColumn551" style:family="table-column">
      <style:table-column-properties style:column-width="2.375in" style:use-optimal-column-width="false"/>
    </style:style>
    <style:style style:name="TableColumn552" style:family="table-column">
      <style:table-column-properties style:column-width="2.2916in" style:use-optimal-column-width="false"/>
    </style:style>
    <style:style style:name="Table549" style:family="table">
      <style:table-properties style:width="5.8708in" fo:margin-left="0.3451in" table:align="left"/>
    </style:style>
    <style:style style:name="TableRow553" style:family="table-row">
      <style:table-row-properties style:use-optimal-row-height="false" fo:keep-together="always"/>
    </style:style>
    <style:style style:name="TableCell554"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555" style:parent-style-name="Tablecontent" style:family="paragraph">
      <style:paragraph-properties fo:keep-with-next="always"/>
    </style:style>
    <style:style style:name="TableCell556"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557" style:parent-style-name="Tablecontent" style:family="paragraph">
      <style:paragraph-properties fo:keep-with-next="always"/>
    </style:style>
    <style:style style:name="TableCell558"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559" style:parent-style-name="Tablecontent" style:family="paragraph">
      <style:paragraph-properties fo:keep-with-next="always"/>
    </style:style>
    <style:style style:name="TableRow560" style:family="table-row">
      <style:table-row-properties style:use-optimal-row-height="false" fo:keep-together="always"/>
    </style:style>
    <style:style style:name="TableCell56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562" style:parent-style-name="Tablecontent" style:family="paragraph">
      <style:paragraph-properties fo:keep-with-next="always"/>
    </style:style>
    <style:style style:name="TableCell563" style:family="table-cell">
      <style:table-cell-properties fo:border="0.0069in solid #000000" style:writing-mode="lr-tb" fo:padding-top="0in" fo:padding-left="0.0493in" fo:padding-bottom="0in" fo:padding-right="0.0493in"/>
    </style:style>
    <style:style style:name="P564" style:parent-style-name="Tablecontent" style:family="paragraph">
      <style:paragraph-properties fo:keep-with-next="always"/>
    </style:style>
    <style:style style:name="T565" style:parent-style-name="DefaultParagraphFont" style:family="text">
      <style:text-properties fo:language="sv" fo:country="SE"/>
    </style:style>
    <style:style style:name="TableCell566" style:family="table-cell">
      <style:table-cell-properties fo:border="0.0069in solid #000000" style:writing-mode="lr-tb" fo:padding-top="0in" fo:padding-left="0.0493in" fo:padding-bottom="0in" fo:padding-right="0.0493in"/>
    </style:style>
    <style:style style:name="P567" style:parent-style-name="Tablecontent" style:family="paragraph">
      <style:paragraph-properties fo:keep-with-next="always"/>
      <style:text-properties fo:language="en" fo:country="US"/>
    </style:style>
    <style:style style:name="TableRow568" style:family="table-row">
      <style:table-row-properties style:use-optimal-row-height="false" fo:keep-together="always"/>
    </style:style>
    <style:style style:name="TableCell56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570" style:parent-style-name="Tablecontent" style:family="paragraph">
      <style:paragraph-properties fo:keep-with-next="always"/>
    </style:style>
    <style:style style:name="TableCell571" style:family="table-cell">
      <style:table-cell-properties fo:border="0.0069in solid #000000" style:writing-mode="lr-tb" fo:padding-top="0in" fo:padding-left="0.0493in" fo:padding-bottom="0in" fo:padding-right="0.0493in"/>
    </style:style>
    <style:style style:name="P572" style:parent-style-name="Tablecontent" style:family="paragraph">
      <style:paragraph-properties fo:keep-with-next="always"/>
    </style:style>
    <style:style style:name="TableCell573" style:family="table-cell">
      <style:table-cell-properties fo:border="0.0069in solid #000000" style:writing-mode="lr-tb" fo:padding-top="0in" fo:padding-left="0.0493in" fo:padding-bottom="0in" fo:padding-right="0.0493in"/>
    </style:style>
    <style:style style:name="P574" style:parent-style-name="Tablecontent" style:family="paragraph">
      <style:paragraph-properties fo:keep-with-next="always"/>
    </style:style>
    <style:style style:name="T575" style:parent-style-name="DefaultParagraphFont" style:family="text">
      <style:text-properties style:font-name-complex="Arial" style:letter-kerning="true"/>
    </style:style>
    <style:style style:name="TableRow576" style:family="table-row">
      <style:table-row-properties style:use-optimal-row-height="false" fo:keep-together="always"/>
    </style:style>
    <style:style style:name="TableCell57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578" style:parent-style-name="Tablecontent" style:family="paragraph">
      <style:paragraph-properties fo:keep-with-next="always"/>
    </style:style>
    <style:style style:name="TableCell579" style:family="table-cell">
      <style:table-cell-properties fo:border="0.0069in solid #000000" style:writing-mode="lr-tb" fo:padding-top="0in" fo:padding-left="0.0493in" fo:padding-bottom="0in" fo:padding-right="0.0493in"/>
    </style:style>
    <style:style style:name="P580" style:parent-style-name="Tablecontent" style:family="paragraph">
      <style:paragraph-properties fo:keep-with-next="always"/>
    </style:style>
    <style:style style:name="TableCell581" style:family="table-cell">
      <style:table-cell-properties fo:border="0.0069in solid #000000" style:writing-mode="lr-tb" fo:padding-top="0in" fo:padding-left="0.0493in" fo:padding-bottom="0in" fo:padding-right="0.0493in"/>
    </style:style>
    <style:style style:name="P582" style:parent-style-name="Tablecontent" style:family="paragraph">
      <style:paragraph-properties fo:keep-with-next="always"/>
    </style:style>
    <style:style style:name="T583" style:parent-style-name="DefaultParagraphFont" style:family="text">
      <style:text-properties fo:language="en" fo:country="US"/>
    </style:style>
    <style:style style:name="TableRow584" style:family="table-row">
      <style:table-row-properties style:use-optimal-row-height="false" fo:keep-together="always"/>
    </style:style>
    <style:style style:name="TableCell58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586" style:family="table-cell">
      <style:table-cell-properties fo:border="0.0069in solid #000000" style:writing-mode="lr-tb" fo:padding-top="0in" fo:padding-left="0.0493in" fo:padding-bottom="0in" fo:padding-right="0.0493in"/>
    </style:style>
    <style:style style:name="TableCell587" style:family="table-cell">
      <style:table-cell-properties fo:border="0.0069in solid #000000" style:writing-mode="lr-tb" fo:padding-top="0in" fo:padding-left="0.0493in" fo:padding-bottom="0in" fo:padding-right="0.0493in"/>
    </style:style>
    <style:style style:name="T588" style:parent-style-name="DefaultParagraphFont" style:family="text">
      <style:text-properties fo:language="en" fo:country="US"/>
    </style:style>
    <style:style style:name="TableRow589" style:family="table-row">
      <style:table-row-properties style:use-optimal-row-height="false" fo:keep-together="always"/>
    </style:style>
    <style:style style:name="TableCell59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591" style:family="table-cell">
      <style:table-cell-properties fo:border="0.0069in solid #000000" style:writing-mode="lr-tb" fo:padding-top="0in" fo:padding-left="0.0493in" fo:padding-bottom="0in" fo:padding-right="0.0493in"/>
    </style:style>
    <style:style style:name="TableCell592" style:family="table-cell">
      <style:table-cell-properties fo:border="0.0069in solid #000000" style:writing-mode="lr-tb" fo:padding-top="0in" fo:padding-left="0.0493in" fo:padding-bottom="0in" fo:padding-right="0.0493in"/>
    </style:style>
    <style:style style:name="T593" style:parent-style-name="DefaultParagraphFont" style:family="text">
      <style:text-properties fo:language="en" fo:country="US"/>
    </style:style>
    <style:style style:name="TableRow594" style:family="table-row">
      <style:table-row-properties style:use-optimal-row-height="false" fo:keep-together="always"/>
    </style:style>
    <style:style style:name="TableCell59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596" style:family="table-cell">
      <style:table-cell-properties fo:border="0.0069in solid #000000" style:writing-mode="lr-tb" fo:padding-top="0in" fo:padding-left="0.0493in" fo:padding-bottom="0in" fo:padding-right="0.0493in"/>
    </style:style>
    <style:style style:name="TableCell597" style:family="table-cell">
      <style:table-cell-properties fo:border="0.0069in solid #000000" style:writing-mode="lr-tb" fo:padding-top="0in" fo:padding-left="0.0493in" fo:padding-bottom="0in" fo:padding-right="0.0493in"/>
    </style:style>
    <style:style style:name="T598" style:parent-style-name="DefaultParagraphFont" style:family="text">
      <style:text-properties style:font-name-complex="Arial" style:letter-kerning="true"/>
    </style:style>
    <style:style style:name="TableRow599" style:family="table-row">
      <style:table-row-properties style:use-optimal-row-height="false" fo:keep-together="always"/>
    </style:style>
    <style:style style:name="TableCell60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601" style:family="table-cell">
      <style:table-cell-properties fo:border="0.0069in solid #000000" style:writing-mode="lr-tb" fo:padding-top="0in" fo:padding-left="0.0493in" fo:padding-bottom="0in" fo:padding-right="0.0493in"/>
    </style:style>
    <style:style style:name="TableCell602" style:family="table-cell">
      <style:table-cell-properties fo:border="0.0069in solid #000000" style:writing-mode="lr-tb" fo:padding-top="0in" fo:padding-left="0.0493in" fo:padding-bottom="0in" fo:padding-right="0.0493in"/>
    </style:style>
    <style:style style:name="T603" style:parent-style-name="DefaultParagraphFont" style:family="text">
      <style:text-properties style:font-name-complex="Arial" style:letter-kerning="true"/>
    </style:style>
    <style:style style:name="TableRow604" style:family="table-row">
      <style:table-row-properties style:use-optimal-row-height="false" fo:keep-together="always"/>
    </style:style>
    <style:style style:name="TableCell60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606" style:family="table-cell">
      <style:table-cell-properties fo:border="0.0069in solid #000000" style:writing-mode="lr-tb" fo:padding-top="0in" fo:padding-left="0.0493in" fo:padding-bottom="0in" fo:padding-right="0.0493in"/>
    </style:style>
    <style:style style:name="TableCell607" style:family="table-cell">
      <style:table-cell-properties fo:border="0.0069in solid #000000" style:writing-mode="lr-tb" fo:padding-top="0in" fo:padding-left="0.0493in" fo:padding-bottom="0in" fo:padding-right="0.0493in"/>
    </style:style>
    <style:style style:name="P608" style:parent-style-name="Tablecontent" style:family="paragraph">
      <style:text-properties style:font-name-complex="Arial" style:letter-kerning="true"/>
    </style:style>
    <style:style style:name="TableRow609" style:family="table-row">
      <style:table-row-properties style:use-optimal-row-height="false" fo:keep-together="always"/>
    </style:style>
    <style:style style:name="TableCell61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611" style:family="table-cell">
      <style:table-cell-properties fo:border="0.0069in solid #000000" style:writing-mode="lr-tb" fo:padding-top="0in" fo:padding-left="0.0493in" fo:padding-bottom="0in" fo:padding-right="0.0493in"/>
    </style:style>
    <style:style style:name="TableCell612" style:family="table-cell">
      <style:table-cell-properties fo:border="0.0069in solid #000000" style:writing-mode="lr-tb" fo:padding-top="0in" fo:padding-left="0.0493in" fo:padding-bottom="0in" fo:padding-right="0.0493in"/>
    </style:style>
    <style:style style:name="T613" style:parent-style-name="DefaultParagraphFont" style:family="text">
      <style:text-properties style:font-name-complex="Arial" style:letter-kerning="true"/>
    </style:style>
    <style:style style:name="TableRow614" style:family="table-row">
      <style:table-row-properties style:use-optimal-row-height="false" fo:keep-together="always"/>
    </style:style>
    <style:style style:name="TableCell61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616" style:family="table-cell">
      <style:table-cell-properties fo:border="0.0069in solid #000000" style:writing-mode="lr-tb" fo:padding-top="0in" fo:padding-left="0.0493in" fo:padding-bottom="0in" fo:padding-right="0.0493in"/>
    </style:style>
    <style:style style:name="TableCell617" style:family="table-cell">
      <style:table-cell-properties fo:border="0.0069in solid #000000" style:writing-mode="lr-tb" fo:padding-top="0in" fo:padding-left="0.0493in" fo:padding-bottom="0in" fo:padding-right="0.0493in"/>
    </style:style>
    <style:style style:name="T618" style:parent-style-name="DefaultParagraphFont" style:family="text">
      <style:text-properties style:font-name-complex="Arial" style:letter-kerning="true"/>
    </style:style>
    <style:style style:name="TableRow619" style:family="table-row">
      <style:table-row-properties style:use-optimal-row-height="false" fo:keep-together="always"/>
    </style:style>
    <style:style style:name="TableCell62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21" style:parent-style-name="Tablecontent" style:family="paragraph">
      <style:text-properties fo:language="sv" fo:country="SE"/>
    </style:style>
    <style:style style:name="TableCell622" style:family="table-cell">
      <style:table-cell-properties fo:border="0.0069in solid #000000" style:writing-mode="lr-tb" fo:padding-top="0in" fo:padding-left="0.0493in" fo:padding-bottom="0in" fo:padding-right="0.0493in"/>
    </style:style>
    <style:style style:name="TableCell623" style:family="table-cell">
      <style:table-cell-properties fo:border="0.0069in solid #000000" style:writing-mode="lr-tb" fo:padding-top="0in" fo:padding-left="0.0493in" fo:padding-bottom="0in" fo:padding-right="0.0493in"/>
    </style:style>
    <style:style style:name="T624" style:parent-style-name="DefaultParagraphFont" style:family="text">
      <style:text-properties style:font-name-complex="Arial" style:letter-kerning="true"/>
    </style:style>
    <style:style style:name="TableRow625" style:family="table-row">
      <style:table-row-properties style:use-optimal-row-height="false" fo:keep-together="always"/>
    </style:style>
    <style:style style:name="TableCell62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27" style:parent-style-name="Tablecontent" style:family="paragraph">
      <style:text-properties fo:language="sv" fo:country="SE"/>
    </style:style>
    <style:style style:name="TableCell628" style:family="table-cell">
      <style:table-cell-properties fo:border="0.0069in solid #000000" style:writing-mode="lr-tb" fo:padding-top="0in" fo:padding-left="0.0493in" fo:padding-bottom="0in" fo:padding-right="0.0493in"/>
    </style:style>
    <style:style style:name="T629" style:parent-style-name="DefaultParagraphFont" style:family="text">
      <style:text-properties fo:language="en" fo:country="US"/>
    </style:style>
    <style:style style:name="TableCell630" style:family="table-cell">
      <style:table-cell-properties fo:border="0.0069in solid #000000" style:writing-mode="lr-tb" fo:padding-top="0in" fo:padding-left="0.0493in" fo:padding-bottom="0in" fo:padding-right="0.0493in"/>
    </style:style>
    <style:style style:name="T631" style:parent-style-name="DefaultParagraphFont" style:family="text">
      <style:text-properties style:font-name-complex="Arial" style:letter-kerning="true"/>
    </style:style>
    <style:style style:name="TableRow632" style:family="table-row">
      <style:table-row-properties style:use-optimal-row-height="false" fo:keep-together="always"/>
    </style:style>
    <style:style style:name="TableCell63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34" style:parent-style-name="Tablecontent" style:family="paragraph">
      <style:text-properties fo:language="en" fo:country="US"/>
    </style:style>
    <style:style style:name="TableCell635" style:family="table-cell">
      <style:table-cell-properties fo:border="0.0069in solid #000000" style:writing-mode="lr-tb" fo:padding-top="0in" fo:padding-left="0.0493in" fo:padding-bottom="0in" fo:padding-right="0.0493in"/>
    </style:style>
    <style:style style:name="TableCell636" style:family="table-cell">
      <style:table-cell-properties fo:border="0.0069in solid #000000" style:writing-mode="lr-tb" fo:padding-top="0in" fo:padding-left="0.0493in" fo:padding-bottom="0in" fo:padding-right="0.0493in"/>
    </style:style>
    <style:style style:name="T637" style:parent-style-name="DefaultParagraphFont" style:family="text">
      <style:text-properties style:font-name-complex="Arial" style:letter-kerning="true"/>
    </style:style>
    <style:style style:name="TableRow638" style:family="table-row">
      <style:table-row-properties style:use-optimal-row-height="false" fo:keep-together="always"/>
    </style:style>
    <style:style style:name="TableCell63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40" style:parent-style-name="Tablecontent" style:family="paragraph">
      <style:text-properties fo:language="en" fo:country="US"/>
    </style:style>
    <style:style style:name="TableCell641" style:family="table-cell">
      <style:table-cell-properties fo:border="0.0069in solid #000000" style:writing-mode="lr-tb" fo:padding-top="0in" fo:padding-left="0.0493in" fo:padding-bottom="0in" fo:padding-right="0.0493in"/>
    </style:style>
    <style:style style:name="TableCell642" style:family="table-cell">
      <style:table-cell-properties fo:border="0.0069in solid #000000" style:writing-mode="lr-tb" fo:padding-top="0in" fo:padding-left="0.0493in" fo:padding-bottom="0in" fo:padding-right="0.0493in"/>
    </style:style>
    <style:style style:name="T643" style:parent-style-name="DefaultParagraphFont" style:family="text">
      <style:text-properties style:font-name-complex="Arial" style:letter-kerning="true"/>
    </style:style>
    <style:style style:name="TableRow644" style:family="table-row">
      <style:table-row-properties style:use-optimal-row-height="false" fo:keep-together="always"/>
    </style:style>
    <style:style style:name="TableCell64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46" style:parent-style-name="Tablecontent" style:family="paragraph">
      <style:text-properties fo:language="en" fo:country="US"/>
    </style:style>
    <style:style style:name="TableCell647" style:family="table-cell">
      <style:table-cell-properties fo:border="0.0069in solid #000000" style:writing-mode="lr-tb" fo:padding-top="0in" fo:padding-left="0.0493in" fo:padding-bottom="0in" fo:padding-right="0.0493in"/>
    </style:style>
    <style:style style:name="TableCell648" style:family="table-cell">
      <style:table-cell-properties fo:border="0.0069in solid #000000" style:writing-mode="lr-tb" fo:padding-top="0in" fo:padding-left="0.0493in" fo:padding-bottom="0in" fo:padding-right="0.0493in"/>
    </style:style>
    <style:style style:name="P649" style:parent-style-name="Tablecontent" style:family="paragraph">
      <style:text-properties fo:language="en" fo:country="US"/>
    </style:style>
    <style:style style:name="TableRow650" style:family="table-row">
      <style:table-row-properties style:use-optimal-row-height="false" fo:keep-together="always"/>
    </style:style>
    <style:style style:name="TableCell65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52" style:parent-style-name="Tablecontent" style:family="paragraph">
      <style:text-properties fo:language="en" fo:country="US"/>
    </style:style>
    <style:style style:name="TableCell653" style:family="table-cell">
      <style:table-cell-properties fo:border="0.0069in solid #000000" style:writing-mode="lr-tb" fo:padding-top="0in" fo:padding-left="0.0493in" fo:padding-bottom="0in" fo:padding-right="0.0493in"/>
    </style:style>
    <style:style style:name="TableCell654" style:family="table-cell">
      <style:table-cell-properties fo:border="0.0069in solid #000000" style:writing-mode="lr-tb" fo:padding-top="0in" fo:padding-left="0.0493in" fo:padding-bottom="0in" fo:padding-right="0.0493in"/>
    </style:style>
    <style:style style:name="P655" style:parent-style-name="Tablecontent" style:family="paragraph">
      <style:text-properties fo:language="en" fo:country="US"/>
    </style:style>
    <style:style style:name="TableRow656" style:family="table-row">
      <style:table-row-properties style:use-optimal-row-height="false" fo:keep-together="always"/>
    </style:style>
    <style:style style:name="TableCell65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58" style:parent-style-name="Tablecontent" style:family="paragraph">
      <style:text-properties fo:language="sv" fo:country="SE"/>
    </style:style>
    <style:style style:name="TableCell659" style:family="table-cell">
      <style:table-cell-properties fo:border="0.0069in solid #000000" style:writing-mode="lr-tb" fo:padding-top="0in" fo:padding-left="0.0493in" fo:padding-bottom="0in" fo:padding-right="0.0493in"/>
    </style:style>
    <style:style style:name="TableCell660" style:family="table-cell">
      <style:table-cell-properties fo:border="0.0069in solid #000000" style:writing-mode="lr-tb" fo:padding-top="0in" fo:padding-left="0.0493in" fo:padding-bottom="0in" fo:padding-right="0.0493in"/>
    </style:style>
    <style:style style:name="P661" style:parent-style-name="Tablecontent" style:family="paragraph">
      <style:text-properties fo:language="en" fo:country="US"/>
    </style:style>
    <style:style style:name="TableRow662" style:family="table-row">
      <style:table-row-properties style:use-optimal-row-height="false" fo:keep-together="always"/>
    </style:style>
    <style:style style:name="TableCell66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64" style:parent-style-name="Tablecontent" style:family="paragraph">
      <style:text-properties fo:language="sv" fo:country="SE"/>
    </style:style>
    <style:style style:name="TableCell665" style:family="table-cell">
      <style:table-cell-properties fo:border="0.0069in solid #000000" style:writing-mode="lr-tb" fo:padding-top="0in" fo:padding-left="0.0493in" fo:padding-bottom="0in" fo:padding-right="0.0493in"/>
    </style:style>
    <style:style style:name="TableCell666" style:family="table-cell">
      <style:table-cell-properties fo:border="0.0069in solid #000000" style:writing-mode="lr-tb" fo:padding-top="0in" fo:padding-left="0.0493in" fo:padding-bottom="0in" fo:padding-right="0.0493in"/>
    </style:style>
    <style:style style:name="P667" style:parent-style-name="Tablecontent" style:family="paragraph">
      <style:text-properties fo:language="en" fo:country="US"/>
    </style:style>
    <style:style style:name="TableRow668" style:family="table-row">
      <style:table-row-properties style:use-optimal-row-height="false" fo:keep-together="always"/>
    </style:style>
    <style:style style:name="TableCell66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70" style:parent-style-name="Tablecontent" style:family="paragraph">
      <style:text-properties fo:language="sv" fo:country="SE"/>
    </style:style>
    <style:style style:name="TableCell671" style:family="table-cell">
      <style:table-cell-properties fo:border="0.0069in solid #000000" style:writing-mode="lr-tb" fo:padding-top="0in" fo:padding-left="0.0493in" fo:padding-bottom="0in" fo:padding-right="0.0493in"/>
    </style:style>
    <style:style style:name="TableCell672" style:family="table-cell">
      <style:table-cell-properties fo:border="0.0069in solid #000000" style:writing-mode="lr-tb" fo:padding-top="0in" fo:padding-left="0.0493in" fo:padding-bottom="0in" fo:padding-right="0.0493in"/>
    </style:style>
    <style:style style:name="P673" style:parent-style-name="Tablecontent" style:family="paragraph">
      <style:text-properties fo:language="en" fo:country="US"/>
    </style:style>
    <style:style style:name="TableRow674" style:family="table-row">
      <style:table-row-properties style:use-optimal-row-height="false" fo:keep-together="always"/>
    </style:style>
    <style:style style:name="TableCell67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76" style:parent-style-name="Tablecontent" style:family="paragraph">
      <style:text-properties fo:language="sv" fo:country="SE"/>
    </style:style>
    <style:style style:name="TableCell677" style:family="table-cell">
      <style:table-cell-properties fo:border="0.0069in solid #000000" style:writing-mode="lr-tb" fo:padding-top="0in" fo:padding-left="0.0493in" fo:padding-bottom="0in" fo:padding-right="0.0493in"/>
    </style:style>
    <style:style style:name="TableCell678" style:family="table-cell">
      <style:table-cell-properties fo:border="0.0069in solid #000000" style:writing-mode="lr-tb" fo:padding-top="0in" fo:padding-left="0.0493in" fo:padding-bottom="0in" fo:padding-right="0.0493in"/>
    </style:style>
    <style:style style:name="P679" style:parent-style-name="Tablecontent" style:family="paragraph">
      <style:text-properties fo:language="en" fo:country="US"/>
    </style:style>
    <style:style style:name="TableRow680" style:family="table-row">
      <style:table-row-properties style:use-optimal-row-height="false" fo:keep-together="always"/>
    </style:style>
    <style:style style:name="TableCell68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82" style:parent-style-name="Tablecontent" style:family="paragraph">
      <style:text-properties fo:language="sv" fo:country="SE"/>
    </style:style>
    <style:style style:name="TableCell683" style:family="table-cell">
      <style:table-cell-properties fo:border="0.0069in solid #000000" style:writing-mode="lr-tb" fo:padding-top="0in" fo:padding-left="0.0493in" fo:padding-bottom="0in" fo:padding-right="0.0493in"/>
    </style:style>
    <style:style style:name="TableCell684" style:family="table-cell">
      <style:table-cell-properties fo:border="0.0069in solid #000000" style:writing-mode="lr-tb" fo:padding-top="0in" fo:padding-left="0.0493in" fo:padding-bottom="0in" fo:padding-right="0.0493in"/>
    </style:style>
    <style:style style:name="P685" style:parent-style-name="Tablecontent" style:family="paragraph">
      <style:text-properties fo:language="en" fo:country="US"/>
    </style:style>
    <style:style style:name="TableRow686" style:family="table-row">
      <style:table-row-properties style:use-optimal-row-height="false" fo:keep-together="always"/>
    </style:style>
    <style:style style:name="TableCell68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88" style:parent-style-name="Tablecontent" style:family="paragraph">
      <style:text-properties fo:language="sv" fo:country="SE"/>
    </style:style>
    <style:style style:name="TableCell689" style:family="table-cell">
      <style:table-cell-properties fo:border="0.0069in solid #000000" style:writing-mode="lr-tb" fo:padding-top="0in" fo:padding-left="0.0493in" fo:padding-bottom="0in" fo:padding-right="0.0493in"/>
    </style:style>
    <style:style style:name="TableCell690" style:family="table-cell">
      <style:table-cell-properties fo:border="0.0069in solid #000000" style:writing-mode="lr-tb" fo:padding-top="0in" fo:padding-left="0.0493in" fo:padding-bottom="0in" fo:padding-right="0.0493in"/>
    </style:style>
    <style:style style:name="P691" style:parent-style-name="Tablecontent" style:family="paragraph">
      <style:text-properties fo:language="en" fo:country="US"/>
    </style:style>
    <style:style style:name="TableRow692" style:family="table-row">
      <style:table-row-properties style:use-optimal-row-height="false" fo:keep-together="always"/>
    </style:style>
    <style:style style:name="TableCell69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694" style:parent-style-name="Tablecontent" style:family="paragraph">
      <style:text-properties fo:language="sv" fo:country="SE"/>
    </style:style>
    <style:style style:name="TableCell695" style:family="table-cell">
      <style:table-cell-properties fo:border="0.0069in solid #000000" style:writing-mode="lr-tb" fo:padding-top="0in" fo:padding-left="0.0493in" fo:padding-bottom="0in" fo:padding-right="0.0493in"/>
    </style:style>
    <style:style style:name="TableCell696" style:family="table-cell">
      <style:table-cell-properties fo:border="0.0069in solid #000000" style:writing-mode="lr-tb" fo:padding-top="0in" fo:padding-left="0.0493in" fo:padding-bottom="0in" fo:padding-right="0.0493in"/>
    </style:style>
    <style:style style:name="P697" style:parent-style-name="Tablecontent" style:family="paragraph">
      <style:text-properties fo:language="en" fo:country="US"/>
    </style:style>
    <style:style style:name="TableRow698" style:family="table-row">
      <style:table-row-properties style:use-optimal-row-height="false" fo:keep-together="always"/>
    </style:style>
    <style:style style:name="TableCell69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00" style:parent-style-name="Tablecontent" style:family="paragraph">
      <style:text-properties fo:language="sv" fo:country="SE"/>
    </style:style>
    <style:style style:name="TableCell701" style:family="table-cell">
      <style:table-cell-properties fo:border="0.0069in solid #000000" style:writing-mode="lr-tb" fo:padding-top="0in" fo:padding-left="0.0493in" fo:padding-bottom="0in" fo:padding-right="0.0493in"/>
    </style:style>
    <style:style style:name="P702" style:parent-style-name="Tablecontent" style:family="paragraph">
      <style:text-properties fo:language="sv" fo:country="SE"/>
    </style:style>
    <style:style style:name="TableCell703" style:family="table-cell">
      <style:table-cell-properties fo:border="0.0069in solid #000000" style:writing-mode="lr-tb" fo:padding-top="0in" fo:padding-left="0.0493in" fo:padding-bottom="0in" fo:padding-right="0.0493in"/>
    </style:style>
    <style:style style:name="P704" style:parent-style-name="Tablecontent" style:family="paragraph">
      <style:text-properties fo:language="en" fo:country="US"/>
    </style:style>
    <style:style style:name="TableRow705" style:family="table-row">
      <style:table-row-properties style:use-optimal-row-height="false" fo:keep-together="always"/>
    </style:style>
    <style:style style:name="TableCell70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07" style:parent-style-name="Tablecontent" style:family="paragraph">
      <style:text-properties fo:language="sv" fo:country="SE"/>
    </style:style>
    <style:style style:name="TableCell708" style:family="table-cell">
      <style:table-cell-properties fo:border="0.0069in solid #000000" style:writing-mode="lr-tb" fo:padding-top="0in" fo:padding-left="0.0493in" fo:padding-bottom="0in" fo:padding-right="0.0493in"/>
    </style:style>
    <style:style style:name="TableCell709" style:family="table-cell">
      <style:table-cell-properties fo:border="0.0069in solid #000000" style:writing-mode="lr-tb" fo:padding-top="0in" fo:padding-left="0.0493in" fo:padding-bottom="0in" fo:padding-right="0.0493in"/>
    </style:style>
    <style:style style:name="P710" style:parent-style-name="Tablecontent" style:family="paragraph">
      <style:text-properties fo:language="en" fo:country="US"/>
    </style:style>
    <style:style style:name="P711" style:parent-style-name="Heading2" style:list-style-name="WW_OutlineListStyle" style:family="paragraph">
      <style:text-properties fo:language="sv" fo:country="SE"/>
    </style:style>
    <style:style style:name="TableColumn713" style:family="table-column">
      <style:table-column-properties style:column-width="2.0493in" style:use-optimal-column-width="false"/>
    </style:style>
    <style:style style:name="TableColumn714" style:family="table-column">
      <style:table-column-properties style:column-width="0.8333in" style:use-optimal-column-width="false"/>
    </style:style>
    <style:style style:name="TableColumn715" style:family="table-column">
      <style:table-column-properties style:column-width="3.25in" style:use-optimal-column-width="false"/>
    </style:style>
    <style:style style:name="Table712" style:family="table">
      <style:table-properties style:width="6.1326in" fo:margin-left="0in" table:align="left"/>
    </style:style>
    <style:style style:name="TableRow716" style:family="table-row">
      <style:table-row-properties style:use-optimal-row-height="false" fo:keep-together="always"/>
    </style:style>
    <style:style style:name="TableCell717"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718" style:parent-style-name="Tablecontent" style:family="paragraph">
      <style:paragraph-properties fo:keep-with-next="always"/>
    </style:style>
    <style:style style:name="TableCell719"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720" style:parent-style-name="Tablecontent" style:family="paragraph">
      <style:paragraph-properties fo:keep-with-next="always"/>
    </style:style>
    <style:style style:name="TableCell721"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722" style:parent-style-name="Tablecontent" style:family="paragraph">
      <style:paragraph-properties fo:keep-with-next="always"/>
    </style:style>
    <style:style style:name="TableRow723" style:family="table-row">
      <style:table-row-properties style:use-optimal-row-height="false" fo:keep-together="always"/>
    </style:style>
    <style:style style:name="TableCell72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25" style:parent-style-name="Tablecontent" style:family="paragraph">
      <style:paragraph-properties fo:keep-with-next="always"/>
    </style:style>
    <style:style style:name="TableCell726" style:family="table-cell">
      <style:table-cell-properties fo:border="0.0069in solid #000000" style:writing-mode="lr-tb" fo:padding-top="0in" fo:padding-left="0.0493in" fo:padding-bottom="0in" fo:padding-right="0.0493in"/>
    </style:style>
    <style:style style:name="P727" style:parent-style-name="Tablecontent" style:family="paragraph">
      <style:paragraph-properties fo:keep-with-next="always"/>
    </style:style>
    <style:style style:name="TableCell72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29" style:parent-style-name="Tablecontent" style:family="paragraph">
      <style:paragraph-properties fo:keep-with-next="always"/>
    </style:style>
    <style:style style:name="TableRow730" style:family="table-row">
      <style:table-row-properties style:use-optimal-row-height="false" fo:keep-together="always"/>
    </style:style>
    <style:style style:name="TableCell73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32" style:parent-style-name="Tablecontent" style:family="paragraph">
      <style:paragraph-properties fo:keep-with-next="always"/>
    </style:style>
    <style:style style:name="TableCell733" style:family="table-cell">
      <style:table-cell-properties fo:border="0.0069in solid #000000" style:writing-mode="lr-tb" fo:padding-top="0in" fo:padding-left="0.0493in" fo:padding-bottom="0in" fo:padding-right="0.0493in"/>
    </style:style>
    <style:style style:name="P734" style:parent-style-name="Tablecontent" style:family="paragraph">
      <style:paragraph-properties fo:keep-with-next="always"/>
    </style:style>
    <style:style style:name="TableCell73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36" style:parent-style-name="Tablecontent" style:family="paragraph">
      <style:paragraph-properties fo:keep-with-next="always"/>
    </style:style>
    <style:style style:name="TableRow737" style:family="table-row">
      <style:table-row-properties style:use-optimal-row-height="false" fo:keep-together="always"/>
    </style:style>
    <style:style style:name="TableCell73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39" style:parent-style-name="Tablecontent" style:family="paragraph">
      <style:paragraph-properties fo:keep-with-next="always"/>
    </style:style>
    <style:style style:name="TableCell740" style:family="table-cell">
      <style:table-cell-properties fo:border="0.0069in solid #000000" style:writing-mode="lr-tb" fo:padding-top="0in" fo:padding-left="0.0493in" fo:padding-bottom="0in" fo:padding-right="0.0493in"/>
    </style:style>
    <style:style style:name="P741" style:parent-style-name="Tablecontent" style:family="paragraph">
      <style:paragraph-properties fo:keep-with-next="always"/>
    </style:style>
    <style:style style:name="TableCell74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43" style:parent-style-name="Tablecontent" style:family="paragraph">
      <style:paragraph-properties fo:keep-with-next="always"/>
    </style:style>
    <style:style style:name="TableRow744" style:family="table-row">
      <style:table-row-properties style:use-optimal-row-height="false" fo:keep-together="always"/>
    </style:style>
    <style:style style:name="TableCell74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746" style:family="table-cell">
      <style:table-cell-properties fo:border="0.0069in solid #000000" style:writing-mode="lr-tb" fo:padding-top="0in" fo:padding-left="0.0493in" fo:padding-bottom="0in" fo:padding-right="0.0493in"/>
    </style:style>
    <style:style style:name="TableCell74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Row748" style:family="table-row">
      <style:table-row-properties style:use-optimal-row-height="false" fo:keep-together="always"/>
    </style:style>
    <style:style style:name="TableCell749"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750" style:parent-style-name="DefaultParagraphFont" style:family="text">
      <style:text-properties style:font-name="Helv" style:font-name-complex="Helv" fo:color="#000000" fo:language="en" fo:country="US" style:language-asian="zh" style:country-asian="CN"/>
    </style:style>
    <style:style style:name="TableCell751"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752"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754" style:family="table-column">
      <style:table-column-properties style:column-width="2.0833in" style:use-optimal-column-width="false"/>
    </style:style>
    <style:style style:name="TableColumn755" style:family="table-column">
      <style:table-column-properties style:column-width="0.8333in" style:use-optimal-column-width="false"/>
    </style:style>
    <style:style style:name="TableColumn756" style:family="table-column">
      <style:table-column-properties style:column-width="3.3333in" style:use-optimal-column-width="false"/>
    </style:style>
    <style:style style:name="Table753" style:family="table">
      <style:table-properties style:width="6.25in" fo:margin-left="0in" table:align="left"/>
    </style:style>
    <style:style style:name="TableRow757" style:family="table-row">
      <style:table-row-properties style:use-optimal-row-height="false" fo:keep-together="always"/>
    </style:style>
    <style:style style:name="TableCell75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759" style:parent-style-name="Tablecontent" style:family="paragraph">
      <style:paragraph-properties fo:keep-with-next="always"/>
    </style:style>
    <style:style style:name="TableCell76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761" style:parent-style-name="Tablecontent" style:family="paragraph">
      <style:paragraph-properties fo:keep-with-next="always"/>
    </style:style>
    <style:style style:name="TableCell76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763" style:parent-style-name="Tablecontent" style:family="paragraph">
      <style:paragraph-properties fo:keep-with-next="always"/>
    </style:style>
    <style:style style:name="TableRow764" style:family="table-row">
      <style:table-row-properties style:use-optimal-row-height="false" fo:keep-together="always"/>
    </style:style>
    <style:style style:name="TableCell76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66" style:parent-style-name="Tablecontent" style:family="paragraph">
      <style:paragraph-properties fo:keep-with-next="always"/>
    </style:style>
    <style:style style:name="TableCell767" style:family="table-cell">
      <style:table-cell-properties fo:border="0.0069in solid #000000" style:writing-mode="lr-tb" fo:padding-top="0in" fo:padding-left="0.0493in" fo:padding-bottom="0in" fo:padding-right="0.0493in"/>
    </style:style>
    <style:style style:name="P768" style:parent-style-name="Tablecontent" style:family="paragraph">
      <style:paragraph-properties fo:keep-with-next="always"/>
    </style:style>
    <style:style style:name="TableCell76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70" style:parent-style-name="Tablecontent" style:family="paragraph">
      <style:paragraph-properties fo:keep-with-next="always"/>
    </style:style>
    <style:style style:name="TableRow771" style:family="table-row">
      <style:table-row-properties style:use-optimal-row-height="false" fo:keep-together="always"/>
    </style:style>
    <style:style style:name="TableCell77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73" style:parent-style-name="Tablecontent" style:family="paragraph">
      <style:paragraph-properties fo:keep-with-next="always"/>
    </style:style>
    <style:style style:name="TableCell774" style:family="table-cell">
      <style:table-cell-properties fo:border="0.0069in solid #000000" style:writing-mode="lr-tb" fo:padding-top="0in" fo:padding-left="0.0493in" fo:padding-bottom="0in" fo:padding-right="0.0493in"/>
    </style:style>
    <style:style style:name="P775" style:parent-style-name="Tablecontent" style:family="paragraph">
      <style:paragraph-properties fo:keep-with-next="always"/>
    </style:style>
    <style:style style:name="TableCell77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77" style:parent-style-name="Tablecontent" style:family="paragraph">
      <style:paragraph-properties fo:keep-with-next="always"/>
    </style:style>
    <style:style style:name="TableRow778" style:family="table-row">
      <style:table-row-properties style:use-optimal-row-height="false" fo:keep-together="always"/>
    </style:style>
    <style:style style:name="TableCell77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780" style:parent-style-name="Tablecontent" style:family="paragraph">
      <style:paragraph-properties fo:keep-with-next="always"/>
    </style:style>
    <style:style style:name="TableCell781" style:family="table-cell">
      <style:table-cell-properties fo:border="0.0069in solid #000000" style:writing-mode="lr-tb" fo:padding-top="0in" fo:padding-left="0.0493in" fo:padding-bottom="0in" fo:padding-right="0.0493in"/>
    </style:style>
    <style:style style:name="P782" style:parent-style-name="Tablecontent" style:family="paragraph">
      <style:paragraph-properties fo:keep-with-next="always"/>
    </style:style>
    <style:style style:name="TableCell78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784" style:parent-style-name="Tablecontent" style:family="paragraph">
      <style:paragraph-properties fo:keep-with-next="always"/>
    </style:style>
    <style:style style:name="TableRow785" style:family="table-row">
      <style:table-row-properties style:use-optimal-row-height="false" fo:keep-together="always"/>
    </style:style>
    <style:style style:name="TableCell78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787" style:family="table-cell">
      <style:table-cell-properties fo:border="0.0069in solid #000000" style:writing-mode="lr-tb" fo:padding-top="0in" fo:padding-left="0.0493in" fo:padding-bottom="0in" fo:padding-right="0.0493in"/>
    </style:style>
    <style:style style:name="TableCell78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olumn790" style:family="table-column">
      <style:table-column-properties style:column-width="2.1166in" style:use-optimal-column-width="false"/>
    </style:style>
    <style:style style:name="TableColumn791" style:family="table-column">
      <style:table-column-properties style:column-width="0.8493in" style:use-optimal-column-width="false"/>
    </style:style>
    <style:style style:name="TableColumn792" style:family="table-column">
      <style:table-column-properties style:column-width="3.3333in" style:use-optimal-column-width="false"/>
    </style:style>
    <style:style style:name="Table789" style:family="table">
      <style:table-properties style:width="6.2993in" fo:margin-left="0in" table:align="left"/>
    </style:style>
    <style:style style:name="TableRow793" style:family="table-row">
      <style:table-row-properties style:use-optimal-row-height="false" fo:keep-together="always"/>
    </style:style>
    <style:style style:name="TableCell794"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795" style:parent-style-name="Tablecontent" style:family="paragraph">
      <style:paragraph-properties fo:keep-with-next="always"/>
    </style:style>
    <style:style style:name="TableCell796"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797" style:parent-style-name="Tablecontent" style:family="paragraph">
      <style:paragraph-properties fo:keep-with-next="always"/>
    </style:style>
    <style:style style:name="TableCell798"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799" style:parent-style-name="Tablecontent" style:family="paragraph">
      <style:paragraph-properties fo:keep-with-next="always"/>
    </style:style>
    <style:style style:name="TableRow800" style:family="table-row">
      <style:table-row-properties style:use-optimal-row-height="false" fo:keep-together="always"/>
    </style:style>
    <style:style style:name="TableCell80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02" style:parent-style-name="Tablecontent" style:family="paragraph">
      <style:paragraph-properties fo:keep-with-next="always"/>
    </style:style>
    <style:style style:name="TableCell803" style:family="table-cell">
      <style:table-cell-properties fo:border="0.0069in solid #000000" style:writing-mode="lr-tb" fo:padding-top="0in" fo:padding-left="0.0493in" fo:padding-bottom="0in" fo:padding-right="0.0493in"/>
    </style:style>
    <style:style style:name="P804" style:parent-style-name="Tablecontent" style:family="paragraph">
      <style:paragraph-properties fo:keep-with-next="always"/>
    </style:style>
    <style:style style:name="TableCell80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06" style:parent-style-name="Tablecontent" style:family="paragraph">
      <style:paragraph-properties fo:keep-with-next="always"/>
    </style:style>
    <style:style style:name="TableRow807" style:family="table-row">
      <style:table-row-properties style:use-optimal-row-height="false" fo:keep-together="always"/>
    </style:style>
    <style:style style:name="TableCell80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09" style:parent-style-name="Tablecontent" style:family="paragraph">
      <style:paragraph-properties fo:keep-with-next="always"/>
    </style:style>
    <style:style style:name="TableCell810" style:family="table-cell">
      <style:table-cell-properties fo:border="0.0069in solid #000000" style:writing-mode="lr-tb" fo:padding-top="0in" fo:padding-left="0.0493in" fo:padding-bottom="0in" fo:padding-right="0.0493in"/>
    </style:style>
    <style:style style:name="P811" style:parent-style-name="Tablecontent" style:family="paragraph">
      <style:paragraph-properties fo:keep-with-next="always"/>
    </style:style>
    <style:style style:name="TableCell81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13" style:parent-style-name="Tablecontent" style:family="paragraph">
      <style:paragraph-properties fo:keep-with-next="always"/>
    </style:style>
    <style:style style:name="TableRow814" style:family="table-row">
      <style:table-row-properties style:use-optimal-row-height="false" fo:keep-together="always"/>
    </style:style>
    <style:style style:name="TableCell81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16" style:parent-style-name="Tablecontent" style:family="paragraph">
      <style:paragraph-properties fo:keep-with-next="always"/>
    </style:style>
    <style:style style:name="TableCell817" style:family="table-cell">
      <style:table-cell-properties fo:border="0.0069in solid #000000" style:writing-mode="lr-tb" fo:padding-top="0in" fo:padding-left="0.0493in" fo:padding-bottom="0in" fo:padding-right="0.0493in"/>
    </style:style>
    <style:style style:name="P818" style:parent-style-name="Tablecontent" style:family="paragraph">
      <style:paragraph-properties fo:keep-with-next="always"/>
    </style:style>
    <style:style style:name="TableCell81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20" style:parent-style-name="Tablecontent" style:family="paragraph">
      <style:paragraph-properties fo:keep-with-next="always"/>
    </style:style>
    <style:style style:name="TableRow821" style:family="table-row">
      <style:table-row-properties style:use-optimal-row-height="false" fo:keep-together="always"/>
    </style:style>
    <style:style style:name="TableCell82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23" style:parent-style-name="Tablecontent" style:family="paragraph">
      <style:paragraph-properties fo:keep-with-next="always"/>
    </style:style>
    <style:style style:name="TableCell824" style:family="table-cell">
      <style:table-cell-properties fo:border="0.0069in solid #000000" style:writing-mode="lr-tb" fo:padding-top="0in" fo:padding-left="0.0493in" fo:padding-bottom="0in" fo:padding-right="0.0493in"/>
    </style:style>
    <style:style style:name="P825" style:parent-style-name="Tablecontent" style:family="paragraph">
      <style:paragraph-properties fo:keep-with-next="always"/>
    </style:style>
    <style:style style:name="TableCell82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27" style:parent-style-name="Tablecontent" style:family="paragraph">
      <style:paragraph-properties fo:keep-with-next="always"/>
    </style:style>
    <style:style style:name="P828" style:parent-style-name="BodyText" style:family="paragraph">
      <style:paragraph-properties fo:keep-with-next="auto"/>
    </style:style>
    <style:style style:name="TableColumn830" style:family="table-column">
      <style:table-column-properties style:column-width="2.1166in" style:use-optimal-column-width="false"/>
    </style:style>
    <style:style style:name="TableColumn831" style:family="table-column">
      <style:table-column-properties style:column-width="0.6937in" style:use-optimal-column-width="false"/>
    </style:style>
    <style:style style:name="TableColumn832" style:family="table-column">
      <style:table-column-properties style:column-width="3.4055in" style:use-optimal-column-width="false"/>
    </style:style>
    <style:style style:name="Table829" style:family="table">
      <style:table-properties style:width="6.2159in" fo:margin-left="0in" table:align="left"/>
    </style:style>
    <style:style style:name="TableRow833" style:family="table-row">
      <style:table-row-properties style:use-optimal-row-height="false" fo:keep-together="always"/>
    </style:style>
    <style:style style:name="TableCell834"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835" style:parent-style-name="Tablecontent" style:family="paragraph">
      <style:paragraph-properties fo:keep-with-next="always"/>
    </style:style>
    <style:style style:name="TableCell836"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837" style:parent-style-name="Tablecontent" style:family="paragraph">
      <style:paragraph-properties fo:keep-with-next="always"/>
    </style:style>
    <style:style style:name="TableCell838"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839" style:parent-style-name="Tablecontent" style:family="paragraph">
      <style:paragraph-properties fo:keep-with-next="always"/>
    </style:style>
    <style:style style:name="TableRow840" style:family="table-row">
      <style:table-row-properties style:use-optimal-row-height="false" fo:keep-together="always"/>
    </style:style>
    <style:style style:name="TableCell84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42" style:parent-style-name="Tablecontent" style:family="paragraph">
      <style:paragraph-properties fo:keep-with-next="always"/>
    </style:style>
    <style:style style:name="TableCell843" style:family="table-cell">
      <style:table-cell-properties fo:border="0.0069in solid #000000" style:writing-mode="lr-tb" fo:padding-top="0in" fo:padding-left="0.0493in" fo:padding-bottom="0in" fo:padding-right="0.0493in"/>
    </style:style>
    <style:style style:name="P844" style:parent-style-name="Tablecontent" style:family="paragraph">
      <style:paragraph-properties fo:keep-with-next="always"/>
    </style:style>
    <style:style style:name="TableCell84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46" style:parent-style-name="Tablecontent" style:family="paragraph">
      <style:paragraph-properties fo:keep-with-next="always"/>
    </style:style>
    <style:style style:name="TableRow847" style:family="table-row">
      <style:table-row-properties style:use-optimal-row-height="false" fo:keep-together="always"/>
    </style:style>
    <style:style style:name="TableCell84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49" style:parent-style-name="Tablecontent" style:family="paragraph">
      <style:paragraph-properties fo:keep-with-next="always"/>
    </style:style>
    <style:style style:name="TableCell850" style:family="table-cell">
      <style:table-cell-properties fo:border="0.0069in solid #000000" style:writing-mode="lr-tb" fo:padding-top="0in" fo:padding-left="0.0493in" fo:padding-bottom="0in" fo:padding-right="0.0493in"/>
    </style:style>
    <style:style style:name="P851" style:parent-style-name="Tablecontent" style:family="paragraph">
      <style:paragraph-properties fo:keep-with-next="always"/>
    </style:style>
    <style:style style:name="TableCell85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53" style:parent-style-name="Tablecontent" style:family="paragraph">
      <style:paragraph-properties fo:keep-with-next="always"/>
    </style:style>
    <style:style style:name="TableRow854" style:family="table-row">
      <style:table-row-properties style:use-optimal-row-height="false" fo:keep-together="always"/>
    </style:style>
    <style:style style:name="TableCell85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56" style:parent-style-name="Tablecontent" style:family="paragraph">
      <style:paragraph-properties fo:keep-with-next="always"/>
    </style:style>
    <style:style style:name="TableCell857" style:family="table-cell">
      <style:table-cell-properties fo:border="0.0069in solid #000000" style:writing-mode="lr-tb" fo:padding-top="0in" fo:padding-left="0.0493in" fo:padding-bottom="0in" fo:padding-right="0.0493in"/>
    </style:style>
    <style:style style:name="P858" style:parent-style-name="Tablecontent" style:family="paragraph">
      <style:paragraph-properties fo:keep-with-next="always"/>
    </style:style>
    <style:style style:name="TableCell85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60" style:parent-style-name="Tablecontent" style:family="paragraph">
      <style:paragraph-properties fo:keep-with-next="always"/>
    </style:style>
    <style:style style:name="TableRow861" style:family="table-row">
      <style:table-row-properties style:use-optimal-row-height="false" fo:keep-together="always"/>
    </style:style>
    <style:style style:name="TableCell86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863" style:family="table-cell">
      <style:table-cell-properties fo:border="0.0069in solid #000000" style:writing-mode="lr-tb" fo:padding-top="0in" fo:padding-left="0.0493in" fo:padding-bottom="0in" fo:padding-right="0.0493in"/>
    </style:style>
    <style:style style:name="TableCell86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65" style:parent-style-name="BodyText" style:family="paragraph">
      <style:text-properties fo:language="en" fo:country="US"/>
    </style:style>
    <style:style style:name="TableColumn867" style:family="table-column">
      <style:table-column-properties style:column-width="2.0673in" style:use-optimal-column-width="false"/>
    </style:style>
    <style:style style:name="TableColumn868" style:family="table-column">
      <style:table-column-properties style:column-width="0.6937in" style:use-optimal-column-width="false"/>
    </style:style>
    <style:style style:name="TableColumn869" style:family="table-column">
      <style:table-column-properties style:column-width="3.4055in" style:use-optimal-column-width="false"/>
    </style:style>
    <style:style style:name="Table866" style:family="table">
      <style:table-properties style:width="6.1666in" fo:margin-left="0.0493in" table:align="left"/>
    </style:style>
    <style:style style:name="TableRow870" style:family="table-row">
      <style:table-row-properties style:use-optimal-row-height="false" fo:keep-together="always"/>
    </style:style>
    <style:style style:name="TableCell871"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872" style:parent-style-name="Tablecontent" style:family="paragraph">
      <style:paragraph-properties fo:keep-with-next="always"/>
    </style:style>
    <style:style style:name="TableCell873"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874" style:parent-style-name="Tablecontent" style:family="paragraph">
      <style:paragraph-properties fo:keep-with-next="always"/>
    </style:style>
    <style:style style:name="TableCell875"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876" style:parent-style-name="Tablecontent" style:family="paragraph">
      <style:paragraph-properties fo:keep-with-next="always"/>
    </style:style>
    <style:style style:name="TableRow877" style:family="table-row">
      <style:table-row-properties style:use-optimal-row-height="false" fo:keep-together="always"/>
    </style:style>
    <style:style style:name="TableCell87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79" style:parent-style-name="Tablecontent" style:family="paragraph">
      <style:paragraph-properties fo:keep-with-next="always"/>
    </style:style>
    <style:style style:name="TableCell880" style:family="table-cell">
      <style:table-cell-properties fo:border="0.0069in solid #000000" style:writing-mode="lr-tb" fo:padding-top="0in" fo:padding-left="0.0493in" fo:padding-bottom="0in" fo:padding-right="0.0493in"/>
    </style:style>
    <style:style style:name="P881" style:parent-style-name="Tablecontent" style:family="paragraph">
      <style:paragraph-properties fo:keep-with-next="always"/>
    </style:style>
    <style:style style:name="TableCell88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83" style:parent-style-name="Tablecontent" style:family="paragraph">
      <style:paragraph-properties fo:keep-with-next="always"/>
    </style:style>
    <style:style style:name="TableRow884" style:family="table-row">
      <style:table-row-properties style:use-optimal-row-height="false" fo:keep-together="always"/>
    </style:style>
    <style:style style:name="TableCell88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86" style:parent-style-name="Tablecontent" style:family="paragraph">
      <style:paragraph-properties fo:keep-with-next="always"/>
    </style:style>
    <style:style style:name="TableCell887" style:family="table-cell">
      <style:table-cell-properties fo:border="0.0069in solid #000000" style:writing-mode="lr-tb" fo:padding-top="0in" fo:padding-left="0.0493in" fo:padding-bottom="0in" fo:padding-right="0.0493in"/>
    </style:style>
    <style:style style:name="P888" style:parent-style-name="Tablecontent" style:family="paragraph">
      <style:paragraph-properties fo:keep-with-next="always"/>
    </style:style>
    <style:style style:name="TableCell88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90" style:parent-style-name="Tablecontent" style:family="paragraph">
      <style:paragraph-properties fo:keep-with-next="always"/>
    </style:style>
    <style:style style:name="TableRow891" style:family="table-row">
      <style:table-row-properties style:use-optimal-row-height="false" fo:keep-together="always"/>
    </style:style>
    <style:style style:name="TableCell89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893" style:parent-style-name="Tablecontent" style:family="paragraph">
      <style:paragraph-properties fo:keep-with-next="always"/>
    </style:style>
    <style:style style:name="TableCell894" style:family="table-cell">
      <style:table-cell-properties fo:border="0.0069in solid #000000" style:writing-mode="lr-tb" fo:padding-top="0in" fo:padding-left="0.0493in" fo:padding-bottom="0in" fo:padding-right="0.0493in"/>
    </style:style>
    <style:style style:name="P895" style:parent-style-name="Tablecontent" style:family="paragraph">
      <style:paragraph-properties fo:keep-with-next="always"/>
    </style:style>
    <style:style style:name="TableCell89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897" style:parent-style-name="Tablecontent" style:family="paragraph">
      <style:paragraph-properties fo:keep-with-next="always"/>
    </style:style>
    <style:style style:name="TableRow898" style:family="table-row">
      <style:table-row-properties style:use-optimal-row-height="false" fo:keep-together="always"/>
    </style:style>
    <style:style style:name="TableCell899"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900"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901"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P902" style:parent-style-name="BodyText" style:family="paragraph">
      <style:text-properties fo:language="en" fo:country="US"/>
    </style:style>
    <style:style style:name="TableColumn904" style:family="table-column">
      <style:table-column-properties style:column-width="2.0673in" style:use-optimal-column-width="false"/>
    </style:style>
    <style:style style:name="TableColumn905" style:family="table-column">
      <style:table-column-properties style:column-width="0.6937in" style:use-optimal-column-width="false"/>
    </style:style>
    <style:style style:name="TableColumn906" style:family="table-column">
      <style:table-column-properties style:column-width="3.4055in" style:use-optimal-column-width="false"/>
    </style:style>
    <style:style style:name="Table903" style:family="table">
      <style:table-properties style:width="6.1666in" fo:margin-left="0.0493in" table:align="left"/>
    </style:style>
    <style:style style:name="TableRow907" style:family="table-row">
      <style:table-row-properties style:use-optimal-row-height="false" fo:keep-together="always"/>
    </style:style>
    <style:style style:name="TableCell90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909" style:parent-style-name="Tablecontent" style:family="paragraph">
      <style:paragraph-properties fo:keep-with-next="always"/>
    </style:style>
    <style:style style:name="TableCell91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911" style:parent-style-name="Tablecontent" style:family="paragraph">
      <style:paragraph-properties fo:keep-with-next="always"/>
    </style:style>
    <style:style style:name="TableCell91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913" style:parent-style-name="Tablecontent" style:family="paragraph">
      <style:paragraph-properties fo:keep-with-next="always"/>
    </style:style>
    <style:style style:name="TableRow914" style:family="table-row">
      <style:table-row-properties style:use-optimal-row-height="false" fo:keep-together="always"/>
    </style:style>
    <style:style style:name="TableCell91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16" style:parent-style-name="Tablecontent" style:family="paragraph">
      <style:paragraph-properties fo:keep-with-next="always"/>
    </style:style>
    <style:style style:name="TableCell917" style:family="table-cell">
      <style:table-cell-properties fo:border="0.0069in solid #000000" style:writing-mode="lr-tb" fo:padding-top="0in" fo:padding-left="0.0493in" fo:padding-bottom="0in" fo:padding-right="0.0493in"/>
    </style:style>
    <style:style style:name="P918" style:parent-style-name="Tablecontent" style:family="paragraph">
      <style:paragraph-properties fo:keep-with-next="always"/>
    </style:style>
    <style:style style:name="TableCell91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20" style:parent-style-name="Tablecontent" style:family="paragraph">
      <style:paragraph-properties fo:keep-with-next="always"/>
    </style:style>
    <style:style style:name="TableRow921" style:family="table-row">
      <style:table-row-properties style:use-optimal-row-height="false" fo:keep-together="always"/>
    </style:style>
    <style:style style:name="TableCell92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23" style:parent-style-name="Tablecontent" style:family="paragraph">
      <style:paragraph-properties fo:keep-with-next="always"/>
    </style:style>
    <style:style style:name="TableCell924" style:family="table-cell">
      <style:table-cell-properties fo:border="0.0069in solid #000000" style:writing-mode="lr-tb" fo:padding-top="0in" fo:padding-left="0.0493in" fo:padding-bottom="0in" fo:padding-right="0.0493in"/>
    </style:style>
    <style:style style:name="P925" style:parent-style-name="Tablecontent" style:family="paragraph">
      <style:paragraph-properties fo:keep-with-next="always"/>
    </style:style>
    <style:style style:name="TableCell92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27" style:parent-style-name="Tablecontent" style:family="paragraph">
      <style:paragraph-properties fo:keep-with-next="always"/>
    </style:style>
    <style:style style:name="TableRow928" style:family="table-row">
      <style:table-row-properties style:use-optimal-row-height="false" fo:keep-together="always"/>
    </style:style>
    <style:style style:name="TableCell92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30" style:parent-style-name="Tablecontent" style:family="paragraph">
      <style:paragraph-properties fo:keep-with-next="always"/>
    </style:style>
    <style:style style:name="TableCell931" style:family="table-cell">
      <style:table-cell-properties fo:border="0.0069in solid #000000" style:writing-mode="lr-tb" fo:padding-top="0in" fo:padding-left="0.0493in" fo:padding-bottom="0in" fo:padding-right="0.0493in"/>
    </style:style>
    <style:style style:name="P932" style:parent-style-name="Tablecontent" style:family="paragraph">
      <style:paragraph-properties fo:keep-with-next="always"/>
    </style:style>
    <style:style style:name="TableCell93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34" style:parent-style-name="Tablecontent" style:family="paragraph">
      <style:paragraph-properties fo:keep-with-next="always"/>
    </style:style>
    <style:style style:name="TableColumn936" style:family="table-column">
      <style:table-column-properties style:column-width="2.4465in" style:use-optimal-column-width="false"/>
    </style:style>
    <style:style style:name="TableColumn937" style:family="table-column">
      <style:table-column-properties style:column-width="0.6937in" style:use-optimal-column-width="false"/>
    </style:style>
    <style:style style:name="TableColumn938" style:family="table-column">
      <style:table-column-properties style:column-width="3.2763in" style:use-optimal-column-width="false"/>
    </style:style>
    <style:style style:name="Table935" style:family="table">
      <style:table-properties style:width="6.4166in" fo:margin-left="0in" table:align="left"/>
    </style:style>
    <style:style style:name="TableRow939" style:family="table-row">
      <style:table-row-properties style:use-optimal-row-height="false" fo:keep-together="always"/>
    </style:style>
    <style:style style:name="TableCell940"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941" style:parent-style-name="Tablecontent" style:family="paragraph">
      <style:paragraph-properties fo:keep-with-next="always"/>
    </style:style>
    <style:style style:name="TableCell942"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943" style:parent-style-name="Tablecontent" style:family="paragraph">
      <style:paragraph-properties fo:keep-with-next="always"/>
    </style:style>
    <style:style style:name="TableCell944"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945" style:parent-style-name="Tablecontent" style:family="paragraph">
      <style:paragraph-properties fo:keep-with-next="always"/>
    </style:style>
    <style:style style:name="TableRow946" style:family="table-row">
      <style:table-row-properties style:use-optimal-row-height="false" fo:keep-together="always"/>
    </style:style>
    <style:style style:name="TableCell94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48" style:parent-style-name="Tablecontent" style:family="paragraph">
      <style:paragraph-properties fo:keep-with-next="always"/>
    </style:style>
    <style:style style:name="TableCell949" style:family="table-cell">
      <style:table-cell-properties fo:border="0.0069in solid #000000" style:writing-mode="lr-tb" fo:padding-top="0in" fo:padding-left="0.0493in" fo:padding-bottom="0in" fo:padding-right="0.0493in"/>
    </style:style>
    <style:style style:name="P950" style:parent-style-name="Tablecontent" style:family="paragraph">
      <style:paragraph-properties fo:keep-with-next="always"/>
    </style:style>
    <style:style style:name="TableCell95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52" style:parent-style-name="Tablecontent" style:family="paragraph">
      <style:paragraph-properties fo:keep-with-next="always"/>
    </style:style>
    <style:style style:name="TableRow953" style:family="table-row">
      <style:table-row-properties style:use-optimal-row-height="false" fo:keep-together="always"/>
    </style:style>
    <style:style style:name="TableCell95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55" style:parent-style-name="Tablecontent" style:family="paragraph">
      <style:paragraph-properties fo:keep-with-next="always"/>
    </style:style>
    <style:style style:name="TableCell956" style:family="table-cell">
      <style:table-cell-properties fo:border="0.0069in solid #000000" style:writing-mode="lr-tb" fo:padding-top="0in" fo:padding-left="0.0493in" fo:padding-bottom="0in" fo:padding-right="0.0493in"/>
    </style:style>
    <style:style style:name="P957" style:parent-style-name="Tablecontent" style:family="paragraph">
      <style:paragraph-properties fo:keep-with-next="always"/>
    </style:style>
    <style:style style:name="TableCell95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59" style:parent-style-name="Tablecontent" style:family="paragraph">
      <style:paragraph-properties fo:keep-with-next="always"/>
    </style:style>
    <style:style style:name="TableRow960" style:family="table-row">
      <style:table-row-properties style:use-optimal-row-height="false" fo:keep-together="always"/>
    </style:style>
    <style:style style:name="TableCell96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62" style:parent-style-name="Tablecontent" style:family="paragraph">
      <style:paragraph-properties fo:keep-with-next="always"/>
    </style:style>
    <style:style style:name="TableCell963" style:family="table-cell">
      <style:table-cell-properties fo:border="0.0069in solid #000000" style:writing-mode="lr-tb" fo:padding-top="0in" fo:padding-left="0.0493in" fo:padding-bottom="0in" fo:padding-right="0.0493in"/>
    </style:style>
    <style:style style:name="P964" style:parent-style-name="Tablecontent" style:family="paragraph">
      <style:paragraph-properties fo:keep-with-next="always"/>
    </style:style>
    <style:style style:name="TableCell96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66" style:parent-style-name="Tablecontent" style:family="paragraph">
      <style:paragraph-properties fo:keep-with-next="always"/>
    </style:style>
    <style:style style:name="TableRow967" style:family="table-row">
      <style:table-row-properties style:use-optimal-row-height="false" fo:keep-together="always"/>
    </style:style>
    <style:style style:name="TableCell96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969" style:family="table-cell">
      <style:table-cell-properties fo:border="0.0069in solid #000000" style:writing-mode="lr-tb" fo:padding-top="0in" fo:padding-left="0.0493in" fo:padding-bottom="0in" fo:padding-right="0.0493in"/>
    </style:style>
    <style:style style:name="TableCell97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Row971" style:family="table-row">
      <style:table-row-properties style:use-optimal-row-height="false" fo:keep-together="always"/>
    </style:style>
    <style:style style:name="TableCell97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973" style:family="table-cell">
      <style:table-cell-properties fo:border="0.0069in solid #000000" style:writing-mode="lr-tb" fo:padding-top="0in" fo:padding-left="0.0493in" fo:padding-bottom="0in" fo:padding-right="0.0493in"/>
    </style:style>
    <style:style style:name="TableCell97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olumn976" style:family="table-column">
      <style:table-column-properties style:column-width="2.0673in" style:use-optimal-column-width="false"/>
    </style:style>
    <style:style style:name="TableColumn977" style:family="table-column">
      <style:table-column-properties style:column-width="0.6937in" style:use-optimal-column-width="false"/>
    </style:style>
    <style:style style:name="TableColumn978" style:family="table-column">
      <style:table-column-properties style:column-width="3.4888in" style:use-optimal-column-width="false"/>
    </style:style>
    <style:style style:name="Table975" style:family="table">
      <style:table-properties style:width="6.25in" fo:margin-left="0.0493in" table:align="left"/>
    </style:style>
    <style:style style:name="TableRow979" style:family="table-row">
      <style:table-row-properties style:use-optimal-row-height="false" fo:keep-together="always"/>
    </style:style>
    <style:style style:name="TableCell980"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981" style:parent-style-name="Tablecontent" style:family="paragraph">
      <style:paragraph-properties fo:keep-with-next="always"/>
    </style:style>
    <style:style style:name="TableCell982"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983" style:parent-style-name="Tablecontent" style:family="paragraph">
      <style:paragraph-properties fo:keep-with-next="always"/>
    </style:style>
    <style:style style:name="TableCell984"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985" style:parent-style-name="Tablecontent" style:family="paragraph">
      <style:paragraph-properties fo:keep-with-next="always"/>
    </style:style>
    <style:style style:name="TableRow986" style:family="table-row">
      <style:table-row-properties style:use-optimal-row-height="false" fo:keep-together="always"/>
    </style:style>
    <style:style style:name="TableCell98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88" style:parent-style-name="Tablecontent" style:family="paragraph">
      <style:paragraph-properties fo:keep-with-next="always"/>
    </style:style>
    <style:style style:name="TableCell989" style:family="table-cell">
      <style:table-cell-properties fo:border="0.0069in solid #000000" style:writing-mode="lr-tb" fo:padding-top="0in" fo:padding-left="0.0493in" fo:padding-bottom="0in" fo:padding-right="0.0493in"/>
    </style:style>
    <style:style style:name="P990" style:parent-style-name="Tablecontent" style:family="paragraph">
      <style:paragraph-properties fo:keep-with-next="always"/>
    </style:style>
    <style:style style:name="TableCell99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92" style:parent-style-name="Tablecontent" style:family="paragraph">
      <style:paragraph-properties fo:keep-with-next="always"/>
    </style:style>
    <style:style style:name="TableRow993" style:family="table-row">
      <style:table-row-properties style:use-optimal-row-height="false" fo:keep-together="always"/>
    </style:style>
    <style:style style:name="TableCell99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995" style:parent-style-name="Tablecontent" style:family="paragraph">
      <style:paragraph-properties fo:keep-with-next="always"/>
    </style:style>
    <style:style style:name="TableCell996" style:family="table-cell">
      <style:table-cell-properties fo:border="0.0069in solid #000000" style:writing-mode="lr-tb" fo:padding-top="0in" fo:padding-left="0.0493in" fo:padding-bottom="0in" fo:padding-right="0.0493in"/>
    </style:style>
    <style:style style:name="P997" style:parent-style-name="Tablecontent" style:family="paragraph">
      <style:paragraph-properties fo:keep-with-next="always"/>
    </style:style>
    <style:style style:name="TableCell99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999" style:parent-style-name="Tablecontent" style:family="paragraph">
      <style:paragraph-properties fo:keep-with-next="always"/>
    </style:style>
    <style:style style:name="TableRow1000" style:family="table-row">
      <style:table-row-properties style:use-optimal-row-height="false" fo:keep-together="always"/>
    </style:style>
    <style:style style:name="TableCell100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02" style:parent-style-name="Tablecontent" style:family="paragraph">
      <style:paragraph-properties fo:keep-with-next="always"/>
    </style:style>
    <style:style style:name="TableCell1003" style:family="table-cell">
      <style:table-cell-properties fo:border="0.0069in solid #000000" style:writing-mode="lr-tb" fo:padding-top="0in" fo:padding-left="0.0493in" fo:padding-bottom="0in" fo:padding-right="0.0493in"/>
    </style:style>
    <style:style style:name="P1004" style:parent-style-name="Tablecontent" style:family="paragraph">
      <style:paragraph-properties fo:keep-with-next="always"/>
    </style:style>
    <style:style style:name="TableCell100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06" style:parent-style-name="Tablecontent" style:family="paragraph">
      <style:paragraph-properties fo:keep-with-next="always"/>
    </style:style>
    <style:style style:name="TableRow1007" style:family="table-row">
      <style:table-row-properties style:use-optimal-row-height="false" fo:keep-together="always"/>
    </style:style>
    <style:style style:name="TableCell100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09" style:parent-style-name="Tablecontent" style:family="paragraph">
      <style:paragraph-properties fo:keep-with-next="always"/>
      <style:text-properties fo:language="sv" fo:country="SE"/>
    </style:style>
    <style:style style:name="TableCell1010" style:family="table-cell">
      <style:table-cell-properties fo:border="0.0069in solid #000000" style:writing-mode="lr-tb" fo:padding-top="0in" fo:padding-left="0.0493in" fo:padding-bottom="0in" fo:padding-right="0.0493in"/>
    </style:style>
    <style:style style:name="P1011" style:parent-style-name="Tablecontent" style:family="paragraph">
      <style:paragraph-properties fo:keep-with-next="always"/>
    </style:style>
    <style:style style:name="TableCell101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13" style:parent-style-name="Tablecontent" style:family="paragraph">
      <style:paragraph-properties fo:keep-with-next="always"/>
    </style:style>
    <style:style style:name="TableColumn1015" style:family="table-column">
      <style:table-column-properties style:column-width="2.1166in" style:use-optimal-column-width="false"/>
    </style:style>
    <style:style style:name="TableColumn1016" style:family="table-column">
      <style:table-column-properties style:column-width="0.6937in" style:use-optimal-column-width="false"/>
    </style:style>
    <style:style style:name="TableColumn1017" style:family="table-column">
      <style:table-column-properties style:column-width="3.4055in" style:use-optimal-column-width="false"/>
    </style:style>
    <style:style style:name="Table1014" style:family="table">
      <style:table-properties style:width="6.2159in" fo:margin-left="0in" table:align="left"/>
    </style:style>
    <style:style style:name="TableRow1018" style:family="table-row">
      <style:table-row-properties style:use-optimal-row-height="false" fo:keep-together="always"/>
    </style:style>
    <style:style style:name="TableCell1019"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020" style:parent-style-name="Tablecontent" style:family="paragraph">
      <style:paragraph-properties fo:keep-with-next="always"/>
    </style:style>
    <style:style style:name="TableCell1021"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022" style:parent-style-name="Tablecontent" style:family="paragraph">
      <style:paragraph-properties fo:keep-with-next="always"/>
    </style:style>
    <style:style style:name="TableCell1023"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024" style:parent-style-name="Tablecontent" style:family="paragraph">
      <style:paragraph-properties fo:keep-with-next="always"/>
    </style:style>
    <style:style style:name="TableRow1025" style:family="table-row">
      <style:table-row-properties style:use-optimal-row-height="false" fo:keep-together="always"/>
    </style:style>
    <style:style style:name="TableCell102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27" style:parent-style-name="Tablecontent" style:family="paragraph">
      <style:paragraph-properties fo:keep-with-next="always"/>
    </style:style>
    <style:style style:name="TableCell1028" style:family="table-cell">
      <style:table-cell-properties fo:border="0.0069in solid #000000" style:writing-mode="lr-tb" fo:padding-top="0in" fo:padding-left="0.0493in" fo:padding-bottom="0in" fo:padding-right="0.0493in"/>
    </style:style>
    <style:style style:name="P1029" style:parent-style-name="Tablecontent" style:family="paragraph">
      <style:paragraph-properties fo:keep-with-next="always"/>
    </style:style>
    <style:style style:name="TableCell103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31" style:parent-style-name="Tablecontent" style:family="paragraph">
      <style:paragraph-properties fo:keep-with-next="always"/>
    </style:style>
    <style:style style:name="TableRow1032" style:family="table-row">
      <style:table-row-properties style:use-optimal-row-height="false" fo:keep-together="always"/>
    </style:style>
    <style:style style:name="TableCell103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34" style:parent-style-name="Tablecontent" style:family="paragraph">
      <style:paragraph-properties fo:keep-with-next="always"/>
    </style:style>
    <style:style style:name="TableCell1035" style:family="table-cell">
      <style:table-cell-properties fo:border="0.0069in solid #000000" style:writing-mode="lr-tb" fo:padding-top="0in" fo:padding-left="0.0493in" fo:padding-bottom="0in" fo:padding-right="0.0493in"/>
    </style:style>
    <style:style style:name="P1036" style:parent-style-name="Tablecontent" style:family="paragraph">
      <style:paragraph-properties fo:keep-with-next="always"/>
    </style:style>
    <style:style style:name="TableCell103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38" style:parent-style-name="Tablecontent" style:family="paragraph">
      <style:paragraph-properties fo:keep-with-next="always"/>
    </style:style>
    <style:style style:name="TableRow1039" style:family="table-row">
      <style:table-row-properties style:use-optimal-row-height="false" fo:keep-together="always"/>
    </style:style>
    <style:style style:name="TableCell104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41" style:parent-style-name="Tablecontent" style:family="paragraph">
      <style:paragraph-properties fo:keep-with-next="always"/>
    </style:style>
    <style:style style:name="TableCell1042" style:family="table-cell">
      <style:table-cell-properties fo:border="0.0069in solid #000000" style:writing-mode="lr-tb" fo:padding-top="0in" fo:padding-left="0.0493in" fo:padding-bottom="0in" fo:padding-right="0.0493in"/>
    </style:style>
    <style:style style:name="P1043" style:parent-style-name="Tablecontent" style:family="paragraph">
      <style:paragraph-properties fo:keep-with-next="always"/>
    </style:style>
    <style:style style:name="TableCell104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45" style:parent-style-name="Tablecontent" style:family="paragraph">
      <style:paragraph-properties fo:keep-with-next="always"/>
    </style:style>
    <style:style style:name="TableRow1046" style:family="table-row">
      <style:table-row-properties style:use-optimal-row-height="false" fo:keep-together="always"/>
    </style:style>
    <style:style style:name="TableCell104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48" style:parent-style-name="Tablecontent" style:family="paragraph">
      <style:paragraph-properties fo:keep-with-next="always"/>
    </style:style>
    <style:style style:name="TableCell1049" style:family="table-cell">
      <style:table-cell-properties fo:border="0.0069in solid #000000" style:writing-mode="lr-tb" fo:padding-top="0in" fo:padding-left="0.0493in" fo:padding-bottom="0in" fo:padding-right="0.0493in"/>
    </style:style>
    <style:style style:name="P1050" style:parent-style-name="Tablecontent" style:family="paragraph">
      <style:paragraph-properties fo:keep-with-next="always"/>
    </style:style>
    <style:style style:name="TableCell105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52" style:parent-style-name="Tablecontent" style:family="paragraph">
      <style:paragraph-properties fo:keep-with-next="always"/>
    </style:style>
    <style:style style:name="TableColumn1054" style:family="table-column">
      <style:table-column-properties style:column-width="2.125in" style:use-optimal-column-width="false"/>
    </style:style>
    <style:style style:name="TableColumn1055" style:family="table-column">
      <style:table-column-properties style:column-width="0.75in" style:use-optimal-column-width="false"/>
    </style:style>
    <style:style style:name="TableColumn1056" style:family="table-column">
      <style:table-column-properties style:column-width="3.3409in" style:use-optimal-column-width="false"/>
    </style:style>
    <style:style style:name="Table1053" style:family="table">
      <style:table-properties style:width="6.2159in" fo:margin-left="0in" table:align="left"/>
    </style:style>
    <style:style style:name="TableRow1057" style:family="table-row">
      <style:table-row-properties style:use-optimal-row-height="false" fo:keep-together="always"/>
    </style:style>
    <style:style style:name="TableCell105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059" style:parent-style-name="Tablecontent" style:family="paragraph">
      <style:paragraph-properties fo:keep-with-next="always"/>
    </style:style>
    <style:style style:name="TableCell106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061" style:parent-style-name="Tablecontent" style:family="paragraph">
      <style:paragraph-properties fo:keep-with-next="always"/>
    </style:style>
    <style:style style:name="TableCell106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063" style:parent-style-name="Tablecontent" style:family="paragraph">
      <style:paragraph-properties fo:keep-with-next="always"/>
    </style:style>
    <style:style style:name="TableRow1064" style:family="table-row">
      <style:table-row-properties style:use-optimal-row-height="false" fo:keep-together="always"/>
    </style:style>
    <style:style style:name="TableCell106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66" style:parent-style-name="Tablecontent" style:family="paragraph">
      <style:paragraph-properties fo:keep-with-next="always"/>
    </style:style>
    <style:style style:name="TableCell1067" style:family="table-cell">
      <style:table-cell-properties fo:border="0.0069in solid #000000" style:writing-mode="lr-tb" fo:padding-top="0in" fo:padding-left="0.0493in" fo:padding-bottom="0in" fo:padding-right="0.0493in"/>
    </style:style>
    <style:style style:name="P1068" style:parent-style-name="Tablecontent" style:family="paragraph">
      <style:paragraph-properties fo:keep-with-next="always"/>
    </style:style>
    <style:style style:name="TableCell106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70" style:parent-style-name="Tablecontent" style:family="paragraph">
      <style:paragraph-properties fo:keep-with-next="always"/>
    </style:style>
    <style:style style:name="TableRow1071" style:family="table-row">
      <style:table-row-properties style:use-optimal-row-height="false" fo:keep-together="always"/>
    </style:style>
    <style:style style:name="TableCell107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73" style:parent-style-name="Tablecontent" style:family="paragraph">
      <style:paragraph-properties fo:keep-with-next="always"/>
    </style:style>
    <style:style style:name="TableCell1074" style:family="table-cell">
      <style:table-cell-properties fo:border="0.0069in solid #000000" style:writing-mode="lr-tb" fo:padding-top="0in" fo:padding-left="0.0493in" fo:padding-bottom="0in" fo:padding-right="0.0493in"/>
    </style:style>
    <style:style style:name="P1075" style:parent-style-name="Tablecontent" style:family="paragraph">
      <style:paragraph-properties fo:keep-with-next="always"/>
    </style:style>
    <style:style style:name="TableCell107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77" style:parent-style-name="Tablecontent" style:family="paragraph">
      <style:paragraph-properties fo:keep-with-next="always"/>
    </style:style>
    <style:style style:name="TableRow1078" style:family="table-row">
      <style:table-row-properties style:use-optimal-row-height="false" fo:keep-together="always"/>
    </style:style>
    <style:style style:name="TableCell107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80" style:parent-style-name="Tablecontent" style:family="paragraph">
      <style:paragraph-properties fo:keep-with-next="always"/>
    </style:style>
    <style:style style:name="TableCell1081" style:family="table-cell">
      <style:table-cell-properties fo:border="0.0069in solid #000000" style:writing-mode="lr-tb" fo:padding-top="0in" fo:padding-left="0.0493in" fo:padding-bottom="0in" fo:padding-right="0.0493in"/>
    </style:style>
    <style:style style:name="P1082" style:parent-style-name="Tablecontent" style:family="paragraph">
      <style:paragraph-properties fo:keep-with-next="always"/>
    </style:style>
    <style:style style:name="TableCell108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084" style:parent-style-name="Tablecontent" style:family="paragraph">
      <style:paragraph-properties fo:keep-with-next="always"/>
    </style:style>
    <style:style style:name="TableColumn1086" style:family="table-column">
      <style:table-column-properties style:column-width="2.0673in" style:use-optimal-column-width="false"/>
    </style:style>
    <style:style style:name="TableColumn1087" style:family="table-column">
      <style:table-column-properties style:column-width="0.6937in" style:use-optimal-column-width="false"/>
    </style:style>
    <style:style style:name="TableColumn1088" style:family="table-column">
      <style:table-column-properties style:column-width="3.4055in" style:use-optimal-column-width="false"/>
    </style:style>
    <style:style style:name="Table1085" style:family="table">
      <style:table-properties style:width="6.1666in" fo:margin-left="0.0493in" table:align="left"/>
    </style:style>
    <style:style style:name="TableRow1089" style:family="table-row">
      <style:table-row-properties style:use-optimal-row-height="false" fo:keep-together="always"/>
    </style:style>
    <style:style style:name="TableCell1090"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091" style:parent-style-name="Tablecontent" style:family="paragraph">
      <style:paragraph-properties fo:keep-with-next="always"/>
    </style:style>
    <style:style style:name="TableCell1092"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093" style:parent-style-name="Tablecontent" style:family="paragraph">
      <style:paragraph-properties fo:keep-with-next="always"/>
    </style:style>
    <style:style style:name="TableCell1094"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095" style:parent-style-name="Tablecontent" style:family="paragraph">
      <style:paragraph-properties fo:keep-with-next="always"/>
    </style:style>
    <style:style style:name="TableRow1096" style:family="table-row">
      <style:table-row-properties style:use-optimal-row-height="false" fo:keep-together="always"/>
    </style:style>
    <style:style style:name="TableCell109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098" style:parent-style-name="Tablecontent" style:family="paragraph">
      <style:paragraph-properties fo:keep-with-next="always"/>
    </style:style>
    <style:style style:name="TableCell1099" style:family="table-cell">
      <style:table-cell-properties fo:border="0.0069in solid #000000" style:writing-mode="lr-tb" fo:padding-top="0in" fo:padding-left="0.0493in" fo:padding-bottom="0in" fo:padding-right="0.0493in"/>
    </style:style>
    <style:style style:name="P1100" style:parent-style-name="Tablecontent" style:family="paragraph">
      <style:paragraph-properties fo:keep-with-next="always"/>
    </style:style>
    <style:style style:name="TableCell110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02" style:parent-style-name="Tablecontent" style:family="paragraph">
      <style:paragraph-properties fo:keep-with-next="always"/>
    </style:style>
    <style:style style:name="TableRow1103" style:family="table-row">
      <style:table-row-properties style:use-optimal-row-height="false" fo:keep-together="always"/>
    </style:style>
    <style:style style:name="TableCell110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05" style:parent-style-name="Tablecontent" style:family="paragraph">
      <style:paragraph-properties fo:keep-with-next="always"/>
    </style:style>
    <style:style style:name="TableCell1106" style:family="table-cell">
      <style:table-cell-properties fo:border="0.0069in solid #000000" style:writing-mode="lr-tb" fo:padding-top="0in" fo:padding-left="0.0493in" fo:padding-bottom="0in" fo:padding-right="0.0493in"/>
    </style:style>
    <style:style style:name="P1107" style:parent-style-name="Tablecontent" style:family="paragraph">
      <style:paragraph-properties fo:keep-with-next="always"/>
    </style:style>
    <style:style style:name="TableCell110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09" style:parent-style-name="Tablecontent" style:family="paragraph">
      <style:paragraph-properties fo:keep-with-next="always"/>
    </style:style>
    <style:style style:name="TableRow1110" style:family="table-row">
      <style:table-row-properties style:use-optimal-row-height="false" fo:keep-together="always"/>
    </style:style>
    <style:style style:name="TableCell111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12" style:parent-style-name="Tablecontent" style:family="paragraph">
      <style:paragraph-properties fo:keep-with-next="always"/>
    </style:style>
    <style:style style:name="TableCell1113" style:family="table-cell">
      <style:table-cell-properties fo:border="0.0069in solid #000000" style:writing-mode="lr-tb" fo:padding-top="0in" fo:padding-left="0.0493in" fo:padding-bottom="0in" fo:padding-right="0.0493in"/>
    </style:style>
    <style:style style:name="P1114" style:parent-style-name="Tablecontent" style:family="paragraph">
      <style:paragraph-properties fo:keep-with-next="always"/>
    </style:style>
    <style:style style:name="TableCell111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16" style:parent-style-name="Tablecontent" style:family="paragraph">
      <style:paragraph-properties fo:keep-with-next="always"/>
    </style:style>
    <style:style style:name="TableRow1117" style:family="table-row">
      <style:table-row-properties style:use-optimal-row-height="false" fo:keep-together="always"/>
    </style:style>
    <style:style style:name="TableCell1118"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1119"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120"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122" style:family="table-column">
      <style:table-column-properties style:column-width="2.1166in" style:use-optimal-column-width="false"/>
    </style:style>
    <style:style style:name="TableColumn1123" style:family="table-column">
      <style:table-column-properties style:column-width="0.6937in" style:use-optimal-column-width="false"/>
    </style:style>
    <style:style style:name="TableColumn1124" style:family="table-column">
      <style:table-column-properties style:column-width="3.4055in" style:use-optimal-column-width="false"/>
    </style:style>
    <style:style style:name="Table1121" style:family="table">
      <style:table-properties style:width="6.2159in" fo:margin-left="0in" table:align="left"/>
    </style:style>
    <style:style style:name="TableRow1125" style:family="table-row">
      <style:table-row-properties style:use-optimal-row-height="false" fo:keep-together="always"/>
    </style:style>
    <style:style style:name="TableCell1126"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127" style:parent-style-name="Tablecontent" style:family="paragraph">
      <style:paragraph-properties fo:keep-with-next="always"/>
    </style:style>
    <style:style style:name="TableCell1128"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129" style:parent-style-name="Tablecontent" style:family="paragraph">
      <style:paragraph-properties fo:keep-with-next="always"/>
    </style:style>
    <style:style style:name="TableCell1130"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131" style:parent-style-name="Tablecontent" style:family="paragraph">
      <style:paragraph-properties fo:keep-with-next="always"/>
    </style:style>
    <style:style style:name="TableRow1132" style:family="table-row">
      <style:table-row-properties style:use-optimal-row-height="false" fo:keep-together="always"/>
    </style:style>
    <style:style style:name="TableCell113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34" style:parent-style-name="Tablecontent" style:family="paragraph">
      <style:paragraph-properties fo:keep-with-next="always"/>
    </style:style>
    <style:style style:name="TableCell1135" style:family="table-cell">
      <style:table-cell-properties fo:border="0.0069in solid #000000" style:writing-mode="lr-tb" fo:padding-top="0in" fo:padding-left="0.0493in" fo:padding-bottom="0in" fo:padding-right="0.0493in"/>
    </style:style>
    <style:style style:name="P1136" style:parent-style-name="Tablecontent" style:family="paragraph">
      <style:paragraph-properties fo:keep-with-next="always"/>
    </style:style>
    <style:style style:name="TableCell113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38" style:parent-style-name="Tablecontent" style:family="paragraph">
      <style:paragraph-properties fo:keep-with-next="always"/>
    </style:style>
    <style:style style:name="TableRow1139" style:family="table-row">
      <style:table-row-properties style:use-optimal-row-height="false" fo:keep-together="always"/>
    </style:style>
    <style:style style:name="TableCell114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41" style:parent-style-name="Tablecontent" style:family="paragraph">
      <style:paragraph-properties fo:keep-with-next="always"/>
    </style:style>
    <style:style style:name="TableCell1142" style:family="table-cell">
      <style:table-cell-properties fo:border="0.0069in solid #000000" style:writing-mode="lr-tb" fo:padding-top="0in" fo:padding-left="0.0493in" fo:padding-bottom="0in" fo:padding-right="0.0493in"/>
    </style:style>
    <style:style style:name="P1143" style:parent-style-name="Tablecontent" style:family="paragraph">
      <style:paragraph-properties fo:keep-with-next="always"/>
    </style:style>
    <style:style style:name="TableCell114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45" style:parent-style-name="Tablecontent" style:family="paragraph">
      <style:paragraph-properties fo:keep-with-next="always"/>
    </style:style>
    <style:style style:name="TableRow1146" style:family="table-row">
      <style:table-row-properties style:use-optimal-row-height="false" fo:keep-together="always"/>
    </style:style>
    <style:style style:name="TableCell114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48" style:parent-style-name="Tablecontent" style:family="paragraph">
      <style:paragraph-properties fo:keep-with-next="always"/>
    </style:style>
    <style:style style:name="TableCell1149" style:family="table-cell">
      <style:table-cell-properties fo:border="0.0069in solid #000000" style:writing-mode="lr-tb" fo:padding-top="0in" fo:padding-left="0.0493in" fo:padding-bottom="0in" fo:padding-right="0.0493in"/>
    </style:style>
    <style:style style:name="P1150" style:parent-style-name="Tablecontent" style:family="paragraph">
      <style:paragraph-properties fo:keep-with-next="always"/>
    </style:style>
    <style:style style:name="TableCell115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52" style:parent-style-name="Tablecontent" style:family="paragraph">
      <style:paragraph-properties fo:keep-with-next="always"/>
    </style:style>
    <style:style style:name="TableRow1153" style:family="table-row">
      <style:table-row-properties style:use-optimal-row-height="false" fo:keep-together="always"/>
    </style:style>
    <style:style style:name="TableCell1154"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1155"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156"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158" style:family="table-column">
      <style:table-column-properties style:column-width="2.125in" style:use-optimal-column-width="false"/>
    </style:style>
    <style:style style:name="TableColumn1159" style:family="table-column">
      <style:table-column-properties style:column-width="0.75in" style:use-optimal-column-width="false"/>
    </style:style>
    <style:style style:name="TableColumn1160" style:family="table-column">
      <style:table-column-properties style:column-width="3.3409in" style:use-optimal-column-width="false"/>
    </style:style>
    <style:style style:name="Table1157" style:family="table">
      <style:table-properties style:width="6.2159in" fo:margin-left="0in" table:align="left"/>
    </style:style>
    <style:style style:name="TableRow1161" style:family="table-row">
      <style:table-row-properties style:use-optimal-row-height="false" fo:keep-together="always"/>
    </style:style>
    <style:style style:name="TableCell1162"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163" style:parent-style-name="Tablecontent" style:family="paragraph">
      <style:paragraph-properties fo:keep-with-next="always"/>
    </style:style>
    <style:style style:name="TableCell1164"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165" style:parent-style-name="Tablecontent" style:family="paragraph">
      <style:paragraph-properties fo:keep-with-next="always"/>
    </style:style>
    <style:style style:name="TableCell1166"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167" style:parent-style-name="Tablecontent" style:family="paragraph">
      <style:paragraph-properties fo:keep-with-next="always"/>
    </style:style>
    <style:style style:name="TableRow1168" style:family="table-row">
      <style:table-row-properties style:use-optimal-row-height="false" fo:keep-together="always"/>
    </style:style>
    <style:style style:name="TableCell116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70" style:parent-style-name="Tablecontent" style:family="paragraph">
      <style:paragraph-properties fo:keep-with-next="always"/>
    </style:style>
    <style:style style:name="TableCell1171" style:family="table-cell">
      <style:table-cell-properties fo:border="0.0069in solid #000000" style:writing-mode="lr-tb" fo:padding-top="0in" fo:padding-left="0.0493in" fo:padding-bottom="0in" fo:padding-right="0.0493in"/>
    </style:style>
    <style:style style:name="P1172" style:parent-style-name="Tablecontent" style:family="paragraph">
      <style:paragraph-properties fo:keep-with-next="always"/>
    </style:style>
    <style:style style:name="TableCell117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74" style:parent-style-name="Tablecontent" style:family="paragraph">
      <style:paragraph-properties fo:keep-with-next="always"/>
    </style:style>
    <style:style style:name="TableRow1175" style:family="table-row">
      <style:table-row-properties style:use-optimal-row-height="false" fo:keep-together="always"/>
    </style:style>
    <style:style style:name="TableCell117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77" style:parent-style-name="Tablecontent" style:family="paragraph">
      <style:paragraph-properties fo:keep-with-next="always"/>
    </style:style>
    <style:style style:name="TableCell1178" style:family="table-cell">
      <style:table-cell-properties fo:border="0.0069in solid #000000" style:writing-mode="lr-tb" fo:padding-top="0in" fo:padding-left="0.0493in" fo:padding-bottom="0in" fo:padding-right="0.0493in"/>
    </style:style>
    <style:style style:name="P1179" style:parent-style-name="Tablecontent" style:family="paragraph">
      <style:paragraph-properties fo:keep-with-next="always"/>
    </style:style>
    <style:style style:name="TableCell118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81" style:parent-style-name="Tablecontent" style:family="paragraph">
      <style:paragraph-properties fo:keep-with-next="always"/>
    </style:style>
    <style:style style:name="TableRow1182" style:family="table-row">
      <style:table-row-properties style:use-optimal-row-height="false" fo:keep-together="always"/>
    </style:style>
    <style:style style:name="TableCell118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184" style:parent-style-name="Tablecontent" style:family="paragraph">
      <style:paragraph-properties fo:keep-with-next="always"/>
    </style:style>
    <style:style style:name="TableCell1185" style:family="table-cell">
      <style:table-cell-properties fo:border="0.0069in solid #000000" style:writing-mode="lr-tb" fo:padding-top="0in" fo:padding-left="0.0493in" fo:padding-bottom="0in" fo:padding-right="0.0493in"/>
    </style:style>
    <style:style style:name="P1186" style:parent-style-name="Tablecontent" style:family="paragraph">
      <style:paragraph-properties fo:keep-with-next="always"/>
    </style:style>
    <style:style style:name="TableCell118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188" style:parent-style-name="Tablecontent" style:family="paragraph">
      <style:paragraph-properties fo:keep-with-next="always"/>
    </style:style>
    <style:style style:name="TableRow1189" style:family="table-row">
      <style:table-row-properties style:use-optimal-row-height="false" fo:keep-together="always"/>
    </style:style>
    <style:style style:name="TableCell1190"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1191"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192"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194" style:family="table-column">
      <style:table-column-properties style:column-width="2.5833in" style:use-optimal-column-width="false"/>
    </style:style>
    <style:style style:name="TableColumn1195" style:family="table-column">
      <style:table-column-properties style:column-width="0.5833in" style:use-optimal-column-width="false"/>
    </style:style>
    <style:style style:name="TableColumn1196" style:family="table-column">
      <style:table-column-properties style:column-width="3.0833in" style:use-optimal-column-width="false"/>
    </style:style>
    <style:style style:name="Table1193" style:family="table">
      <style:table-properties style:width="6.25in" fo:margin-left="0.0493in" table:align="left"/>
    </style:style>
    <style:style style:name="TableRow1197" style:family="table-row">
      <style:table-row-properties style:use-optimal-row-height="false" fo:keep-together="always"/>
    </style:style>
    <style:style style:name="TableCell119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199" style:parent-style-name="Tablecontent" style:family="paragraph">
      <style:paragraph-properties fo:keep-with-next="always"/>
    </style:style>
    <style:style style:name="TableCell120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201" style:parent-style-name="Tablecontent" style:family="paragraph">
      <style:paragraph-properties fo:keep-with-next="always"/>
    </style:style>
    <style:style style:name="TableCell120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203" style:parent-style-name="Tablecontent" style:family="paragraph">
      <style:paragraph-properties fo:keep-with-next="always"/>
    </style:style>
    <style:style style:name="TableRow1204" style:family="table-row">
      <style:table-row-properties style:use-optimal-row-height="false" fo:keep-together="always"/>
    </style:style>
    <style:style style:name="TableCell120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06" style:parent-style-name="Tablecontent" style:family="paragraph">
      <style:paragraph-properties fo:keep-with-next="always"/>
    </style:style>
    <style:style style:name="TableCell1207" style:family="table-cell">
      <style:table-cell-properties fo:border="0.0069in solid #000000" style:writing-mode="lr-tb" fo:padding-top="0in" fo:padding-left="0.0493in" fo:padding-bottom="0in" fo:padding-right="0.0493in"/>
    </style:style>
    <style:style style:name="P1208" style:parent-style-name="Tablecontent" style:family="paragraph">
      <style:paragraph-properties fo:keep-with-next="always"/>
    </style:style>
    <style:style style:name="TableCell120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10" style:parent-style-name="Tablecontent" style:family="paragraph">
      <style:paragraph-properties fo:keep-with-next="always"/>
    </style:style>
    <style:style style:name="TableRow1211" style:family="table-row">
      <style:table-row-properties style:use-optimal-row-height="false" fo:keep-together="always"/>
    </style:style>
    <style:style style:name="TableCell121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13" style:parent-style-name="Tablecontent" style:family="paragraph">
      <style:paragraph-properties fo:keep-with-next="always"/>
    </style:style>
    <style:style style:name="TableCell1214" style:family="table-cell">
      <style:table-cell-properties fo:border="0.0069in solid #000000" style:writing-mode="lr-tb" fo:padding-top="0in" fo:padding-left="0.0493in" fo:padding-bottom="0in" fo:padding-right="0.0493in"/>
    </style:style>
    <style:style style:name="P1215" style:parent-style-name="Tablecontent" style:family="paragraph">
      <style:paragraph-properties fo:keep-with-next="always"/>
    </style:style>
    <style:style style:name="TableCell121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17" style:parent-style-name="Tablecontent" style:family="paragraph">
      <style:paragraph-properties fo:keep-with-next="always"/>
    </style:style>
    <style:style style:name="TableRow1218" style:family="table-row">
      <style:table-row-properties style:use-optimal-row-height="false" fo:keep-together="always"/>
    </style:style>
    <style:style style:name="TableCell121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20" style:parent-style-name="Tablecontent" style:family="paragraph">
      <style:paragraph-properties fo:keep-with-next="always"/>
    </style:style>
    <style:style style:name="TableCell1221" style:family="table-cell">
      <style:table-cell-properties fo:border="0.0069in solid #000000" style:writing-mode="lr-tb" fo:padding-top="0in" fo:padding-left="0.0493in" fo:padding-bottom="0in" fo:padding-right="0.0493in"/>
    </style:style>
    <style:style style:name="P1222" style:parent-style-name="Tablecontent" style:family="paragraph">
      <style:paragraph-properties fo:keep-with-next="always"/>
    </style:style>
    <style:style style:name="TableCell122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24" style:parent-style-name="Tablecontent" style:family="paragraph">
      <style:paragraph-properties fo:keep-with-next="always"/>
    </style:style>
    <style:style style:name="TableRow1225" style:family="table-row">
      <style:table-row-properties style:use-optimal-row-height="false" fo:keep-together="always"/>
    </style:style>
    <style:style style:name="TableCell122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27" style:parent-style-name="Tablecontent" style:family="paragraph">
      <style:paragraph-properties fo:keep-with-next="always"/>
    </style:style>
    <style:style style:name="TableCell1228" style:family="table-cell">
      <style:table-cell-properties fo:border="0.0069in solid #000000" style:writing-mode="lr-tb" fo:padding-top="0in" fo:padding-left="0.0493in" fo:padding-bottom="0in" fo:padding-right="0.0493in"/>
    </style:style>
    <style:style style:name="P1229" style:parent-style-name="Tablecontent" style:family="paragraph">
      <style:paragraph-properties fo:keep-with-next="always"/>
    </style:style>
    <style:style style:name="TableCell123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31" style:parent-style-name="Tablecontent" style:family="paragraph">
      <style:paragraph-properties fo:keep-with-next="always"/>
    </style:style>
    <style:style style:name="TableRow1232" style:family="table-row">
      <style:table-row-properties style:use-optimal-row-height="false" fo:keep-together="always"/>
    </style:style>
    <style:style style:name="TableCell123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34" style:parent-style-name="Tablecontent" style:family="paragraph">
      <style:paragraph-properties fo:keep-with-next="always"/>
    </style:style>
    <style:style style:name="TableCell1235" style:family="table-cell">
      <style:table-cell-properties fo:border="0.0069in solid #000000" style:writing-mode="lr-tb" fo:padding-top="0in" fo:padding-left="0.0493in" fo:padding-bottom="0in" fo:padding-right="0.0493in"/>
    </style:style>
    <style:style style:name="P1236" style:parent-style-name="Tablecontent" style:family="paragraph">
      <style:paragraph-properties fo:keep-with-next="always"/>
    </style:style>
    <style:style style:name="TableCell123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38" style:parent-style-name="Tablecontent" style:family="paragraph">
      <style:paragraph-properties fo:keep-with-next="always"/>
    </style:style>
    <style:style style:name="TableRow1239" style:family="table-row">
      <style:table-row-properties style:use-optimal-row-height="false" fo:keep-together="always"/>
    </style:style>
    <style:style style:name="TableCell124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241" style:family="table-cell">
      <style:table-cell-properties fo:border="0.0069in solid #000000" style:writing-mode="lr-tb" fo:padding-top="0in" fo:padding-left="0.0493in" fo:padding-bottom="0in" fo:padding-right="0.0493in"/>
    </style:style>
    <style:style style:name="TableCell124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olumn1244" style:family="table-column">
      <style:table-column-properties style:column-width="2.1166in" style:use-optimal-column-width="false"/>
    </style:style>
    <style:style style:name="TableColumn1245" style:family="table-column">
      <style:table-column-properties style:column-width="0.6937in" style:use-optimal-column-width="false"/>
    </style:style>
    <style:style style:name="TableColumn1246" style:family="table-column">
      <style:table-column-properties style:column-width="3.4888in" style:use-optimal-column-width="false"/>
    </style:style>
    <style:style style:name="Table1243" style:family="table">
      <style:table-properties style:width="6.2993in" fo:margin-left="0in" table:align="left"/>
    </style:style>
    <style:style style:name="TableRow1247" style:family="table-row">
      <style:table-row-properties style:use-optimal-row-height="false" fo:keep-together="always"/>
    </style:style>
    <style:style style:name="TableCell124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249" style:parent-style-name="Tablecontent" style:family="paragraph">
      <style:paragraph-properties fo:keep-with-next="always"/>
    </style:style>
    <style:style style:name="TableCell125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251" style:parent-style-name="Tablecontent" style:family="paragraph">
      <style:paragraph-properties fo:keep-with-next="always"/>
    </style:style>
    <style:style style:name="TableCell125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253" style:parent-style-name="Tablecontent" style:family="paragraph">
      <style:paragraph-properties fo:keep-with-next="always"/>
    </style:style>
    <style:style style:name="TableRow1254" style:family="table-row">
      <style:table-row-properties style:use-optimal-row-height="false" fo:keep-together="always"/>
    </style:style>
    <style:style style:name="TableCell125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56" style:parent-style-name="Tablecontent" style:family="paragraph">
      <style:paragraph-properties fo:keep-with-next="always"/>
    </style:style>
    <style:style style:name="TableCell1257" style:family="table-cell">
      <style:table-cell-properties fo:border="0.0069in solid #000000" style:writing-mode="lr-tb" fo:padding-top="0in" fo:padding-left="0.0493in" fo:padding-bottom="0in" fo:padding-right="0.0493in"/>
    </style:style>
    <style:style style:name="P1258" style:parent-style-name="Tablecontent" style:family="paragraph">
      <style:paragraph-properties fo:keep-with-next="always"/>
    </style:style>
    <style:style style:name="TableCell125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60" style:parent-style-name="Tablecontent" style:family="paragraph">
      <style:paragraph-properties fo:keep-with-next="always"/>
    </style:style>
    <style:style style:name="TableRow1261" style:family="table-row">
      <style:table-row-properties style:use-optimal-row-height="false" fo:keep-together="always"/>
    </style:style>
    <style:style style:name="TableCell126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63" style:parent-style-name="Tablecontent" style:family="paragraph">
      <style:paragraph-properties fo:keep-with-next="always"/>
    </style:style>
    <style:style style:name="TableCell1264" style:family="table-cell">
      <style:table-cell-properties fo:border="0.0069in solid #000000" style:writing-mode="lr-tb" fo:padding-top="0in" fo:padding-left="0.0493in" fo:padding-bottom="0in" fo:padding-right="0.0493in"/>
    </style:style>
    <style:style style:name="P1265" style:parent-style-name="Tablecontent" style:family="paragraph">
      <style:paragraph-properties fo:keep-with-next="always"/>
    </style:style>
    <style:style style:name="TableCell126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67" style:parent-style-name="Tablecontent" style:family="paragraph">
      <style:paragraph-properties fo:keep-with-next="always"/>
    </style:style>
    <style:style style:name="TableRow1268" style:family="table-row">
      <style:table-row-properties style:use-optimal-row-height="false" fo:keep-together="always"/>
    </style:style>
    <style:style style:name="TableCell126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70" style:parent-style-name="Tablecontent" style:family="paragraph">
      <style:paragraph-properties fo:keep-with-next="always"/>
    </style:style>
    <style:style style:name="TableCell1271" style:family="table-cell">
      <style:table-cell-properties fo:border="0.0069in solid #000000" style:writing-mode="lr-tb" fo:padding-top="0in" fo:padding-left="0.0493in" fo:padding-bottom="0in" fo:padding-right="0.0493in"/>
    </style:style>
    <style:style style:name="P1272" style:parent-style-name="Tablecontent" style:family="paragraph">
      <style:paragraph-properties fo:keep-with-next="always"/>
    </style:style>
    <style:style style:name="TableCell127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274" style:parent-style-name="Tablecontent" style:family="paragraph">
      <style:paragraph-properties fo:keep-with-next="always"/>
    </style:style>
    <style:style style:name="TableRow1275" style:family="table-row">
      <style:table-row-properties style:use-optimal-row-height="false" fo:keep-together="always"/>
    </style:style>
    <style:style style:name="TableCell127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277" style:family="table-cell">
      <style:table-cell-properties fo:border="0.0069in solid #000000" style:writing-mode="lr-tb" fo:padding-top="0in" fo:padding-left="0.0493in" fo:padding-bottom="0in" fo:padding-right="0.0493in"/>
    </style:style>
    <style:style style:name="TableCell127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Row1279" style:family="table-row">
      <style:table-row-properties style:use-optimal-row-height="false" fo:keep-together="always"/>
    </style:style>
    <style:style style:name="TableCell1280"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P1281" style:parent-style-name="Tablecontent" style:family="paragraph">
      <style:text-properties fo:language="sv" fo:country="SE"/>
    </style:style>
    <style:style style:name="TableCell1282"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283"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285" style:family="table-column">
      <style:table-column-properties style:column-width="2.5597in" style:use-optimal-column-width="false"/>
    </style:style>
    <style:style style:name="TableColumn1286" style:family="table-column">
      <style:table-column-properties style:column-width="0.5465in" style:use-optimal-column-width="false"/>
    </style:style>
    <style:style style:name="TableColumn1287" style:family="table-column">
      <style:table-column-properties style:column-width="3.193in" style:use-optimal-column-width="false"/>
    </style:style>
    <style:style style:name="Table1284" style:family="table">
      <style:table-properties style:width="6.2993in" fo:margin-left="0in" table:align="left"/>
    </style:style>
    <style:style style:name="TableRow1288" style:family="table-row">
      <style:table-row-properties style:use-optimal-row-height="false" fo:keep-together="always"/>
    </style:style>
    <style:style style:name="TableCell1289"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290" style:parent-style-name="Tablecontent" style:family="paragraph">
      <style:paragraph-properties fo:keep-with-next="always"/>
    </style:style>
    <style:style style:name="TableCell1291"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292" style:parent-style-name="Tablecontent" style:family="paragraph">
      <style:paragraph-properties fo:keep-with-next="always"/>
    </style:style>
    <style:style style:name="TableCell1293"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294" style:parent-style-name="Tablecontent" style:family="paragraph">
      <style:paragraph-properties fo:keep-with-next="always"/>
    </style:style>
    <style:style style:name="TableRow1295" style:family="table-row">
      <style:table-row-properties style:use-optimal-row-height="false" fo:keep-together="always"/>
    </style:style>
    <style:style style:name="TableCell129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297" style:parent-style-name="Tablecontent" style:family="paragraph">
      <style:paragraph-properties fo:keep-with-next="always"/>
    </style:style>
    <style:style style:name="TableCell1298" style:family="table-cell">
      <style:table-cell-properties fo:border="0.0069in solid #000000" style:writing-mode="lr-tb" fo:padding-top="0in" fo:padding-left="0.0493in" fo:padding-bottom="0in" fo:padding-right="0.0493in"/>
    </style:style>
    <style:style style:name="P1299" style:parent-style-name="Tablecontent" style:family="paragraph">
      <style:paragraph-properties fo:keep-with-next="always"/>
    </style:style>
    <style:style style:name="TableCell130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01" style:parent-style-name="Tablecontent" style:family="paragraph">
      <style:paragraph-properties fo:keep-with-next="always"/>
    </style:style>
    <style:style style:name="TableRow1302" style:family="table-row">
      <style:table-row-properties style:use-optimal-row-height="false" fo:keep-together="always"/>
    </style:style>
    <style:style style:name="TableCell130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04" style:parent-style-name="Tablecontent" style:family="paragraph">
      <style:paragraph-properties fo:keep-with-next="always"/>
    </style:style>
    <style:style style:name="TableCell1305" style:family="table-cell">
      <style:table-cell-properties fo:border="0.0069in solid #000000" style:writing-mode="lr-tb" fo:padding-top="0in" fo:padding-left="0.0493in" fo:padding-bottom="0in" fo:padding-right="0.0493in"/>
    </style:style>
    <style:style style:name="P1306" style:parent-style-name="Tablecontent" style:family="paragraph">
      <style:paragraph-properties fo:keep-with-next="always"/>
    </style:style>
    <style:style style:name="TableCell130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08" style:parent-style-name="Tablecontent" style:family="paragraph">
      <style:paragraph-properties fo:keep-with-next="always"/>
    </style:style>
    <style:style style:name="TableRow1309" style:family="table-row">
      <style:table-row-properties style:use-optimal-row-height="false" fo:keep-together="always"/>
    </style:style>
    <style:style style:name="TableCell131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11" style:parent-style-name="Tablecontent" style:family="paragraph">
      <style:paragraph-properties fo:keep-with-next="always"/>
    </style:style>
    <style:style style:name="TableCell1312" style:family="table-cell">
      <style:table-cell-properties fo:border="0.0069in solid #000000" style:writing-mode="lr-tb" fo:padding-top="0in" fo:padding-left="0.0493in" fo:padding-bottom="0in" fo:padding-right="0.0493in"/>
    </style:style>
    <style:style style:name="P1313" style:parent-style-name="Tablecontent" style:family="paragraph">
      <style:paragraph-properties fo:keep-with-next="always"/>
    </style:style>
    <style:style style:name="TableCell131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15" style:parent-style-name="Tablecontent" style:family="paragraph">
      <style:paragraph-properties fo:keep-with-next="always"/>
    </style:style>
    <style:style style:name="TableRow1316" style:family="table-row">
      <style:table-row-properties style:use-optimal-row-height="false" fo:keep-together="always"/>
    </style:style>
    <style:style style:name="TableCell131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318" style:family="table-cell">
      <style:table-cell-properties fo:border="0.0069in solid #000000" style:writing-mode="lr-tb" fo:padding-top="0in" fo:padding-left="0.0493in" fo:padding-bottom="0in" fo:padding-right="0.0493in"/>
    </style:style>
    <style:style style:name="TableCell131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20" style:parent-style-name="BodyText" style:list-style-name="LFO28" style:family="paragraph"/>
    <style:style style:name="P1321" style:parent-style-name="BodyText" style:list-style-name="LFO28" style:family="paragraph"/>
    <style:style style:name="P1322" style:parent-style-name="BodyText" style:list-style-name="LFO28" style:family="paragraph"/>
    <style:style style:name="TableColumn1324" style:family="table-column">
      <style:table-column-properties style:column-width="2.0673in" style:use-optimal-column-width="false"/>
    </style:style>
    <style:style style:name="TableColumn1325" style:family="table-column">
      <style:table-column-properties style:column-width="0.6937in" style:use-optimal-column-width="false"/>
    </style:style>
    <style:style style:name="TableColumn1326" style:family="table-column">
      <style:table-column-properties style:column-width="3.4888in" style:use-optimal-column-width="false"/>
    </style:style>
    <style:style style:name="Table1323" style:family="table">
      <style:table-properties style:width="6.25in" fo:margin-left="0.0493in" table:align="left"/>
    </style:style>
    <style:style style:name="TableRow1327" style:family="table-row">
      <style:table-row-properties style:use-optimal-row-height="false" fo:keep-together="always"/>
    </style:style>
    <style:style style:name="TableCell1328"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329" style:parent-style-name="Tablecontent" style:family="paragraph">
      <style:paragraph-properties fo:keep-with-next="always"/>
    </style:style>
    <style:style style:name="TableCell1330"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331" style:parent-style-name="Tablecontent" style:family="paragraph">
      <style:paragraph-properties fo:keep-with-next="always"/>
    </style:style>
    <style:style style:name="TableCell1332"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333" style:parent-style-name="Tablecontent" style:family="paragraph">
      <style:paragraph-properties fo:keep-with-next="always"/>
    </style:style>
    <style:style style:name="TableRow1334" style:family="table-row">
      <style:table-row-properties style:use-optimal-row-height="false" fo:keep-together="always"/>
    </style:style>
    <style:style style:name="TableCell133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36" style:parent-style-name="Tablecontent" style:family="paragraph">
      <style:paragraph-properties fo:keep-with-next="always"/>
    </style:style>
    <style:style style:name="TableCell1337" style:family="table-cell">
      <style:table-cell-properties fo:border="0.0069in solid #000000" style:writing-mode="lr-tb" fo:padding-top="0in" fo:padding-left="0.0493in" fo:padding-bottom="0in" fo:padding-right="0.0493in"/>
    </style:style>
    <style:style style:name="P1338" style:parent-style-name="Tablecontent" style:family="paragraph">
      <style:paragraph-properties fo:keep-with-next="always"/>
    </style:style>
    <style:style style:name="TableCell133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40" style:parent-style-name="Tablecontent" style:family="paragraph">
      <style:paragraph-properties fo:keep-with-next="always"/>
    </style:style>
    <style:style style:name="TableRow1341" style:family="table-row">
      <style:table-row-properties style:use-optimal-row-height="false" fo:keep-together="always"/>
    </style:style>
    <style:style style:name="TableCell134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43" style:parent-style-name="Tablecontent" style:family="paragraph">
      <style:paragraph-properties fo:keep-with-next="always"/>
    </style:style>
    <style:style style:name="TableCell1344" style:family="table-cell">
      <style:table-cell-properties fo:border="0.0069in solid #000000" style:writing-mode="lr-tb" fo:padding-top="0in" fo:padding-left="0.0493in" fo:padding-bottom="0in" fo:padding-right="0.0493in"/>
    </style:style>
    <style:style style:name="P1345" style:parent-style-name="Tablecontent" style:family="paragraph">
      <style:paragraph-properties fo:keep-with-next="always"/>
    </style:style>
    <style:style style:name="TableCell134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47" style:parent-style-name="Tablecontent" style:family="paragraph">
      <style:paragraph-properties fo:keep-with-next="always"/>
    </style:style>
    <style:style style:name="TableRow1348" style:family="table-row">
      <style:table-row-properties style:use-optimal-row-height="false" fo:keep-together="always"/>
    </style:style>
    <style:style style:name="TableCell134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50" style:parent-style-name="Tablecontent" style:family="paragraph">
      <style:paragraph-properties fo:keep-with-next="always"/>
    </style:style>
    <style:style style:name="TableCell1351" style:family="table-cell">
      <style:table-cell-properties fo:border="0.0069in solid #000000" style:writing-mode="lr-tb" fo:padding-top="0in" fo:padding-left="0.0493in" fo:padding-bottom="0in" fo:padding-right="0.0493in"/>
    </style:style>
    <style:style style:name="P1352" style:parent-style-name="Tablecontent" style:family="paragraph">
      <style:paragraph-properties fo:keep-with-next="always"/>
    </style:style>
    <style:style style:name="TableCell135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54" style:parent-style-name="Tablecontent" style:family="paragraph">
      <style:paragraph-properties fo:keep-with-next="always"/>
    </style:style>
    <style:style style:name="TableColumn1356" style:family="table-column">
      <style:table-column-properties style:column-width="2.0673in" style:use-optimal-column-width="false"/>
    </style:style>
    <style:style style:name="TableColumn1357" style:family="table-column">
      <style:table-column-properties style:column-width="0.6937in" style:use-optimal-column-width="false"/>
    </style:style>
    <style:style style:name="TableColumn1358" style:family="table-column">
      <style:table-column-properties style:column-width="3.4888in" style:use-optimal-column-width="false"/>
    </style:style>
    <style:style style:name="Table1355" style:family="table">
      <style:table-properties style:width="6.25in" fo:margin-left="0.0493in" table:align="left"/>
    </style:style>
    <style:style style:name="TableRow1359" style:family="table-row">
      <style:table-row-properties style:use-optimal-row-height="false" fo:keep-together="always"/>
    </style:style>
    <style:style style:name="TableCell1360"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361" style:parent-style-name="Tablecontent" style:family="paragraph">
      <style:paragraph-properties fo:keep-with-next="always"/>
    </style:style>
    <style:style style:name="TableCell1362"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363" style:parent-style-name="Tablecontent" style:family="paragraph">
      <style:paragraph-properties fo:keep-with-next="always"/>
    </style:style>
    <style:style style:name="TableCell1364"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365" style:parent-style-name="Tablecontent" style:family="paragraph">
      <style:paragraph-properties fo:keep-with-next="always"/>
    </style:style>
    <style:style style:name="TableRow1366" style:family="table-row">
      <style:table-row-properties style:use-optimal-row-height="false" fo:keep-together="always"/>
    </style:style>
    <style:style style:name="TableCell136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68" style:parent-style-name="Tablecontent" style:family="paragraph">
      <style:paragraph-properties fo:keep-with-next="always"/>
    </style:style>
    <style:style style:name="TableCell1369" style:family="table-cell">
      <style:table-cell-properties fo:border="0.0069in solid #000000" style:writing-mode="lr-tb" fo:padding-top="0in" fo:padding-left="0.0493in" fo:padding-bottom="0in" fo:padding-right="0.0493in"/>
    </style:style>
    <style:style style:name="P1370" style:parent-style-name="Tablecontent" style:family="paragraph">
      <style:paragraph-properties fo:keep-with-next="always"/>
    </style:style>
    <style:style style:name="TableCell137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72" style:parent-style-name="Tablecontent" style:family="paragraph">
      <style:paragraph-properties fo:keep-with-next="always"/>
    </style:style>
    <style:style style:name="TableRow1373" style:family="table-row">
      <style:table-row-properties style:use-optimal-row-height="false" fo:keep-together="always"/>
    </style:style>
    <style:style style:name="TableCell137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75" style:parent-style-name="Tablecontent" style:family="paragraph">
      <style:paragraph-properties fo:keep-with-next="always"/>
    </style:style>
    <style:style style:name="TableCell1376" style:family="table-cell">
      <style:table-cell-properties fo:border="0.0069in solid #000000" style:writing-mode="lr-tb" fo:padding-top="0in" fo:padding-left="0.0493in" fo:padding-bottom="0in" fo:padding-right="0.0493in"/>
    </style:style>
    <style:style style:name="P1377" style:parent-style-name="Tablecontent" style:family="paragraph">
      <style:paragraph-properties fo:keep-with-next="always"/>
    </style:style>
    <style:style style:name="TableCell137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79" style:parent-style-name="Tablecontent" style:family="paragraph">
      <style:paragraph-properties fo:keep-with-next="always"/>
    </style:style>
    <style:style style:name="TableRow1380" style:family="table-row">
      <style:table-row-properties style:use-optimal-row-height="false" fo:keep-together="always"/>
    </style:style>
    <style:style style:name="TableCell138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82" style:parent-style-name="Tablecontent" style:family="paragraph">
      <style:paragraph-properties fo:keep-with-next="always"/>
    </style:style>
    <style:style style:name="TableCell1383" style:family="table-cell">
      <style:table-cell-properties fo:border="0.0069in solid #000000" style:writing-mode="lr-tb" fo:padding-top="0in" fo:padding-left="0.0493in" fo:padding-bottom="0in" fo:padding-right="0.0493in"/>
    </style:style>
    <style:style style:name="P1384" style:parent-style-name="Tablecontent" style:family="paragraph">
      <style:paragraph-properties fo:keep-with-next="always"/>
    </style:style>
    <style:style style:name="TableCell138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86" style:parent-style-name="Tablecontent" style:family="paragraph">
      <style:paragraph-properties fo:keep-with-next="always"/>
    </style:style>
    <style:style style:name="TableRow1387" style:family="table-row">
      <style:table-row-properties style:use-optimal-row-height="false" fo:keep-together="always"/>
    </style:style>
    <style:style style:name="TableCell138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389" style:parent-style-name="Tablecontent" style:family="paragraph">
      <style:paragraph-properties fo:keep-with-next="always"/>
      <style:text-properties fo:language="sv" fo:country="SE"/>
    </style:style>
    <style:style style:name="TableCell1390" style:family="table-cell">
      <style:table-cell-properties fo:border="0.0069in solid #000000" style:writing-mode="lr-tb" fo:padding-top="0in" fo:padding-left="0.0493in" fo:padding-bottom="0in" fo:padding-right="0.0493in"/>
    </style:style>
    <style:style style:name="P1391" style:parent-style-name="Tablecontent" style:family="paragraph">
      <style:paragraph-properties fo:keep-with-next="always"/>
    </style:style>
    <style:style style:name="TableCell139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393" style:parent-style-name="Tablecontent" style:family="paragraph">
      <style:paragraph-properties fo:keep-with-next="always"/>
    </style:style>
    <style:style style:name="P1394" style:parent-style-name="BodyText" style:family="paragraph">
      <style:paragraph-properties fo:keep-with-next="auto"/>
    </style:style>
    <style:style style:name="TableColumn1396" style:family="table-column">
      <style:table-column-properties style:column-width="2.1166in" style:use-optimal-column-width="false"/>
    </style:style>
    <style:style style:name="TableColumn1397" style:family="table-column">
      <style:table-column-properties style:column-width="0.6937in" style:use-optimal-column-width="false"/>
    </style:style>
    <style:style style:name="TableColumn1398" style:family="table-column">
      <style:table-column-properties style:column-width="3.4888in" style:use-optimal-column-width="false"/>
    </style:style>
    <style:style style:name="Table1395" style:family="table">
      <style:table-properties style:width="6.2993in" fo:margin-left="0in" table:align="left"/>
    </style:style>
    <style:style style:name="TableRow1399" style:family="table-row">
      <style:table-row-properties style:use-optimal-row-height="false" fo:keep-together="always"/>
    </style:style>
    <style:style style:name="TableCell1400"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401" style:parent-style-name="Tablecontent" style:family="paragraph">
      <style:paragraph-properties fo:keep-with-next="always"/>
    </style:style>
    <style:style style:name="TableCell1402"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403" style:parent-style-name="Tablecontent" style:family="paragraph">
      <style:paragraph-properties fo:keep-with-next="always"/>
    </style:style>
    <style:style style:name="TableCell1404"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405" style:parent-style-name="Tablecontent" style:family="paragraph">
      <style:paragraph-properties fo:keep-with-next="always"/>
    </style:style>
    <style:style style:name="TableRow1406" style:family="table-row">
      <style:table-row-properties style:use-optimal-row-height="false" fo:keep-together="always"/>
    </style:style>
    <style:style style:name="TableCell140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08" style:parent-style-name="Tablecontent" style:family="paragraph">
      <style:paragraph-properties fo:keep-with-next="always"/>
    </style:style>
    <style:style style:name="TableCell1409" style:family="table-cell">
      <style:table-cell-properties fo:border="0.0069in solid #000000" style:writing-mode="lr-tb" fo:padding-top="0in" fo:padding-left="0.0493in" fo:padding-bottom="0in" fo:padding-right="0.0493in"/>
    </style:style>
    <style:style style:name="P1410" style:parent-style-name="Tablecontent" style:family="paragraph">
      <style:paragraph-properties fo:keep-with-next="always"/>
    </style:style>
    <style:style style:name="TableCell141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12" style:parent-style-name="Tablecontent" style:family="paragraph">
      <style:paragraph-properties fo:keep-with-next="always"/>
    </style:style>
    <style:style style:name="TableRow1413" style:family="table-row">
      <style:table-row-properties style:use-optimal-row-height="false" fo:keep-together="always"/>
    </style:style>
    <style:style style:name="TableCell141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15" style:parent-style-name="Tablecontent" style:family="paragraph">
      <style:paragraph-properties fo:keep-with-next="always"/>
    </style:style>
    <style:style style:name="TableCell1416" style:family="table-cell">
      <style:table-cell-properties fo:border="0.0069in solid #000000" style:writing-mode="lr-tb" fo:padding-top="0in" fo:padding-left="0.0493in" fo:padding-bottom="0in" fo:padding-right="0.0493in"/>
    </style:style>
    <style:style style:name="P1417" style:parent-style-name="Tablecontent" style:family="paragraph">
      <style:paragraph-properties fo:keep-with-next="always"/>
    </style:style>
    <style:style style:name="TableCell141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19" style:parent-style-name="Tablecontent" style:family="paragraph">
      <style:paragraph-properties fo:keep-with-next="always"/>
    </style:style>
    <style:style style:name="TableRow1420" style:family="table-row">
      <style:table-row-properties style:use-optimal-row-height="false" fo:keep-together="always"/>
    </style:style>
    <style:style style:name="TableCell142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22" style:parent-style-name="Tablecontent" style:family="paragraph">
      <style:paragraph-properties fo:keep-with-next="always"/>
    </style:style>
    <style:style style:name="TableCell1423" style:family="table-cell">
      <style:table-cell-properties fo:border="0.0069in solid #000000" style:writing-mode="lr-tb" fo:padding-top="0in" fo:padding-left="0.0493in" fo:padding-bottom="0in" fo:padding-right="0.0493in"/>
    </style:style>
    <style:style style:name="P1424" style:parent-style-name="Tablecontent" style:family="paragraph">
      <style:paragraph-properties fo:keep-with-next="always"/>
    </style:style>
    <style:style style:name="TableCell142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26" style:parent-style-name="Tablecontent" style:family="paragraph">
      <style:paragraph-properties fo:keep-with-next="always"/>
    </style:style>
    <style:style style:name="TableRow1427" style:family="table-row">
      <style:table-row-properties style:use-optimal-row-height="false" fo:keep-together="always"/>
    </style:style>
    <style:style style:name="TableCell142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29" style:parent-style-name="Tablecontent" style:family="paragraph">
      <style:paragraph-properties fo:keep-with-next="always"/>
      <style:text-properties fo:language="sv" fo:country="SE"/>
    </style:style>
    <style:style style:name="TableCell1430" style:family="table-cell">
      <style:table-cell-properties fo:border="0.0069in solid #000000" style:writing-mode="lr-tb" fo:padding-top="0in" fo:padding-left="0.0493in" fo:padding-bottom="0in" fo:padding-right="0.0493in"/>
    </style:style>
    <style:style style:name="P1431" style:parent-style-name="Tablecontent" style:family="paragraph">
      <style:paragraph-properties fo:keep-with-next="always"/>
    </style:style>
    <style:style style:name="TableCell143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33" style:parent-style-name="Tablecontent" style:family="paragraph">
      <style:paragraph-properties fo:keep-with-next="always"/>
    </style:style>
    <style:style style:name="TableRow1434" style:family="table-row">
      <style:table-row-properties style:use-optimal-row-height="false" fo:keep-together="always"/>
    </style:style>
    <style:style style:name="TableCell143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36" style:parent-style-name="Tablecontent" style:family="paragraph">
      <style:paragraph-properties fo:keep-with-next="always"/>
    </style:style>
    <style:style style:name="TableCell1437" style:family="table-cell">
      <style:table-cell-properties fo:border="0.0069in solid #000000" style:writing-mode="lr-tb" fo:padding-top="0in" fo:padding-left="0.0493in" fo:padding-bottom="0in" fo:padding-right="0.0493in"/>
    </style:style>
    <style:style style:name="P1438" style:parent-style-name="Tablecontent" style:family="paragraph">
      <style:paragraph-properties fo:keep-with-next="always"/>
    </style:style>
    <style:style style:name="TableCell143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40" style:parent-style-name="Tablecontent" style:family="paragraph">
      <style:paragraph-properties fo:keep-with-next="always"/>
    </style:style>
    <style:style style:name="TableRow1441" style:family="table-row">
      <style:table-row-properties style:use-optimal-row-height="false" fo:keep-together="always"/>
    </style:style>
    <style:style style:name="TableCell144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43" style:parent-style-name="Tablecontent" style:family="paragraph">
      <style:paragraph-properties fo:keep-with-next="always"/>
    </style:style>
    <style:style style:name="TableCell1444" style:family="table-cell">
      <style:table-cell-properties fo:border="0.0069in solid #000000" style:writing-mode="lr-tb" fo:padding-top="0in" fo:padding-left="0.0493in" fo:padding-bottom="0in" fo:padding-right="0.0493in"/>
    </style:style>
    <style:style style:name="P1445" style:parent-style-name="Tablecontent" style:family="paragraph">
      <style:paragraph-properties fo:keep-with-next="always"/>
    </style:style>
    <style:style style:name="TableCell144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47" style:parent-style-name="Tablecontent" style:family="paragraph">
      <style:paragraph-properties fo:keep-with-next="always"/>
    </style:style>
    <style:style style:name="T1448" style:parent-style-name="DefaultParagraphFont" style:family="text">
      <style:text-properties style:language-asian="ja" style:country-asian="JP"/>
    </style:style>
    <style:style style:name="TableRow1449" style:family="table-row">
      <style:table-row-properties style:use-optimal-row-height="false" fo:keep-together="always"/>
    </style:style>
    <style:style style:name="TableCell145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51" style:parent-style-name="Tablecontent" style:family="paragraph">
      <style:paragraph-properties fo:keep-with-next="always"/>
    </style:style>
    <style:style style:name="TableCell1452" style:family="table-cell">
      <style:table-cell-properties fo:border="0.0069in solid #000000" style:writing-mode="lr-tb" fo:padding-top="0in" fo:padding-left="0.0493in" fo:padding-bottom="0in" fo:padding-right="0.0493in"/>
    </style:style>
    <style:style style:name="P1453" style:parent-style-name="Tablecontent" style:family="paragraph">
      <style:paragraph-properties fo:keep-with-next="always"/>
    </style:style>
    <style:style style:name="TableCell145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55" style:parent-style-name="Tablecontent" style:family="paragraph">
      <style:paragraph-properties fo:keep-with-next="always"/>
    </style:style>
    <style:style style:name="TableRow1456" style:family="table-row">
      <style:table-row-properties style:use-optimal-row-height="false" fo:keep-together="always"/>
    </style:style>
    <style:style style:name="TableCell1457"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ableCell1458"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459"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461" style:family="table-column">
      <style:table-column-properties style:column-width="2.1166in" style:use-optimal-column-width="false"/>
    </style:style>
    <style:style style:name="TableColumn1462" style:family="table-column">
      <style:table-column-properties style:column-width="0.6937in" style:use-optimal-column-width="false"/>
    </style:style>
    <style:style style:name="TableColumn1463" style:family="table-column">
      <style:table-column-properties style:column-width="3.4888in" style:use-optimal-column-width="false"/>
    </style:style>
    <style:style style:name="Table1460" style:family="table">
      <style:table-properties style:width="6.2993in" fo:margin-left="0in" table:align="left"/>
    </style:style>
    <style:style style:name="TableRow1464" style:family="table-row">
      <style:table-row-properties style:use-optimal-row-height="false" fo:keep-together="always"/>
    </style:style>
    <style:style style:name="TableCell1465"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466" style:parent-style-name="Tablecontent" style:family="paragraph">
      <style:paragraph-properties fo:keep-with-next="always"/>
    </style:style>
    <style:style style:name="TableCell1467"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468" style:parent-style-name="Tablecontent" style:family="paragraph">
      <style:paragraph-properties fo:keep-with-next="always"/>
    </style:style>
    <style:style style:name="TableCell1469"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470" style:parent-style-name="Tablecontent" style:family="paragraph">
      <style:paragraph-properties fo:keep-with-next="always"/>
    </style:style>
    <style:style style:name="TableRow1471" style:family="table-row">
      <style:table-row-properties style:use-optimal-row-height="false" fo:keep-together="always"/>
    </style:style>
    <style:style style:name="TableCell147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73" style:parent-style-name="Tablecontent" style:family="paragraph">
      <style:paragraph-properties fo:keep-with-next="always"/>
    </style:style>
    <style:style style:name="TableCell1474" style:family="table-cell">
      <style:table-cell-properties fo:border="0.0069in solid #000000" style:writing-mode="lr-tb" fo:padding-top="0in" fo:padding-left="0.0493in" fo:padding-bottom="0in" fo:padding-right="0.0493in"/>
    </style:style>
    <style:style style:name="P1475" style:parent-style-name="Tablecontent" style:family="paragraph">
      <style:paragraph-properties fo:keep-with-next="always"/>
    </style:style>
    <style:style style:name="TableCell147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77" style:parent-style-name="Tablecontent" style:family="paragraph">
      <style:paragraph-properties fo:keep-with-next="always"/>
    </style:style>
    <style:style style:name="TableRow1478" style:family="table-row">
      <style:table-row-properties style:use-optimal-row-height="false" fo:keep-together="always"/>
    </style:style>
    <style:style style:name="TableCell147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80" style:parent-style-name="Tablecontent" style:family="paragraph">
      <style:paragraph-properties fo:keep-with-next="always"/>
    </style:style>
    <style:style style:name="TableCell1481" style:family="table-cell">
      <style:table-cell-properties fo:border="0.0069in solid #000000" style:writing-mode="lr-tb" fo:padding-top="0in" fo:padding-left="0.0493in" fo:padding-bottom="0in" fo:padding-right="0.0493in"/>
    </style:style>
    <style:style style:name="P1482" style:parent-style-name="Tablecontent" style:family="paragraph">
      <style:paragraph-properties fo:keep-with-next="always"/>
    </style:style>
    <style:style style:name="TableCell148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84" style:parent-style-name="Tablecontent" style:family="paragraph">
      <style:paragraph-properties fo:keep-with-next="always"/>
    </style:style>
    <style:style style:name="TableRow1485" style:family="table-row">
      <style:table-row-properties style:use-optimal-row-height="false" fo:keep-together="always"/>
    </style:style>
    <style:style style:name="TableCell148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87" style:parent-style-name="Tablecontent" style:family="paragraph">
      <style:paragraph-properties fo:keep-with-next="always"/>
    </style:style>
    <style:style style:name="TableCell1488" style:family="table-cell">
      <style:table-cell-properties fo:border="0.0069in solid #000000" style:writing-mode="lr-tb" fo:padding-top="0in" fo:padding-left="0.0493in" fo:padding-bottom="0in" fo:padding-right="0.0493in"/>
    </style:style>
    <style:style style:name="P1489" style:parent-style-name="Tablecontent" style:family="paragraph">
      <style:paragraph-properties fo:keep-with-next="always"/>
    </style:style>
    <style:style style:name="TableCell149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91" style:parent-style-name="Tablecontent" style:family="paragraph">
      <style:paragraph-properties fo:keep-with-next="always"/>
    </style:style>
    <style:style style:name="TableRow1492" style:family="table-row">
      <style:table-row-properties style:use-optimal-row-height="false" fo:keep-together="always"/>
    </style:style>
    <style:style style:name="TableCell149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494" style:parent-style-name="Tablecontent" style:family="paragraph">
      <style:paragraph-properties fo:keep-with-next="always"/>
    </style:style>
    <style:style style:name="TableCell1495" style:family="table-cell">
      <style:table-cell-properties fo:border="0.0069in solid #000000" style:writing-mode="lr-tb" fo:padding-top="0in" fo:padding-left="0.0493in" fo:padding-bottom="0in" fo:padding-right="0.0493in"/>
    </style:style>
    <style:style style:name="P1496" style:parent-style-name="Tablecontent" style:family="paragraph">
      <style:paragraph-properties fo:keep-with-next="always"/>
    </style:style>
    <style:style style:name="TableCell149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498" style:parent-style-name="Tablecontent" style:family="paragraph">
      <style:paragraph-properties fo:keep-with-next="always"/>
    </style:style>
    <style:style style:name="TableRow1499" style:family="table-row">
      <style:table-row-properties style:use-optimal-row-height="false" fo:keep-together="always"/>
    </style:style>
    <style:style style:name="TableCell150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01" style:parent-style-name="Tablecontent" style:family="paragraph">
      <style:paragraph-properties fo:keep-with-next="always"/>
    </style:style>
    <style:style style:name="TableCell1502" style:family="table-cell">
      <style:table-cell-properties fo:border="0.0069in solid #000000" style:writing-mode="lr-tb" fo:padding-top="0in" fo:padding-left="0.0493in" fo:padding-bottom="0in" fo:padding-right="0.0493in"/>
    </style:style>
    <style:style style:name="P1503" style:parent-style-name="Tablecontent" style:family="paragraph">
      <style:paragraph-properties fo:keep-with-next="always"/>
    </style:style>
    <style:style style:name="TableCell150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05" style:parent-style-name="Tablecontent" style:family="paragraph">
      <style:paragraph-properties fo:keep-with-next="always"/>
    </style:style>
    <style:style style:name="TableRow1506" style:family="table-row">
      <style:table-row-properties style:use-optimal-row-height="false" fo:keep-together="always"/>
    </style:style>
    <style:style style:name="TableCell1507" style:family="table-cell">
      <style:table-cell-properties fo:border-top="0.0069in solid #000000" fo:border-left="0.0208in solid #000000" fo:border-bottom="0.0208in solid #000000" fo:border-right="0.0069in solid #000000" style:writing-mode="lr-tb" fo:padding-top="0in" fo:padding-left="0.0493in" fo:padding-bottom="0in" fo:padding-right="0.0493in"/>
    </style:style>
    <style:style style:name="T1508" style:parent-style-name="DefaultParagraphFont" style:family="text">
      <style:text-properties style:font-name="Helv" style:font-name-complex="Helv" fo:color="#000000" fo:language="en" fo:country="US" style:language-asian="zh" style:country-asian="CN"/>
    </style:style>
    <style:style style:name="TableCell1509" style:family="table-cell">
      <style:table-cell-properties fo:border-top="0.0069in solid #000000" fo:border-left="0.0069in solid #000000" fo:border-bottom="0.0208in solid #000000" fo:border-right="0.0069in solid #000000" style:writing-mode="lr-tb" fo:padding-top="0in" fo:padding-left="0.0493in" fo:padding-bottom="0in" fo:padding-right="0.0493in"/>
    </style:style>
    <style:style style:name="TableCell1510" style:family="table-cell">
      <style:table-cell-properties fo:border-top="0.0069in solid #000000" fo:border-left="0.0069in solid #000000" fo:border-bottom="0.0208in solid #000000" fo:border-right="0.0208in solid #000000" style:writing-mode="lr-tb" fo:padding-top="0in" fo:padding-left="0.0493in" fo:padding-bottom="0in" fo:padding-right="0.0493in"/>
    </style:style>
    <style:style style:name="TableColumn1512" style:family="table-column">
      <style:table-column-properties style:column-width="2.1166in" style:use-optimal-column-width="false"/>
    </style:style>
    <style:style style:name="TableColumn1513" style:family="table-column">
      <style:table-column-properties style:column-width="0.6937in" style:use-optimal-column-width="false"/>
    </style:style>
    <style:style style:name="TableColumn1514" style:family="table-column">
      <style:table-column-properties style:column-width="3.4888in" style:use-optimal-column-width="false"/>
    </style:style>
    <style:style style:name="Table1511" style:family="table">
      <style:table-properties style:width="6.2993in" fo:margin-left="0in" table:align="left"/>
    </style:style>
    <style:style style:name="TableRow1515" style:family="table-row">
      <style:table-row-properties style:use-optimal-row-height="false" fo:keep-together="always"/>
    </style:style>
    <style:style style:name="TableCell1516"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517" style:parent-style-name="Tablecontent" style:family="paragraph">
      <style:paragraph-properties fo:keep-with-next="always"/>
    </style:style>
    <style:style style:name="TableCell1518"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519" style:parent-style-name="Tablecontent" style:family="paragraph">
      <style:paragraph-properties fo:keep-with-next="always"/>
    </style:style>
    <style:style style:name="TableCell1520"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521" style:parent-style-name="Tablecontent" style:family="paragraph">
      <style:paragraph-properties fo:keep-with-next="always"/>
    </style:style>
    <style:style style:name="TableRow1522" style:family="table-row">
      <style:table-row-properties style:use-optimal-row-height="false" fo:keep-together="always"/>
    </style:style>
    <style:style style:name="TableCell152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24" style:parent-style-name="Tablecontent" style:family="paragraph">
      <style:paragraph-properties fo:keep-with-next="always"/>
    </style:style>
    <style:style style:name="TableCell1525" style:family="table-cell">
      <style:table-cell-properties fo:border="0.0069in solid #000000" style:writing-mode="lr-tb" fo:padding-top="0in" fo:padding-left="0.0493in" fo:padding-bottom="0in" fo:padding-right="0.0493in"/>
    </style:style>
    <style:style style:name="P1526" style:parent-style-name="Tablecontent" style:family="paragraph">
      <style:paragraph-properties fo:keep-with-next="always"/>
    </style:style>
    <style:style style:name="TableCell152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28" style:parent-style-name="Tablecontent" style:family="paragraph">
      <style:paragraph-properties fo:keep-with-next="always"/>
    </style:style>
    <style:style style:name="TableRow1529" style:family="table-row">
      <style:table-row-properties style:use-optimal-row-height="false" fo:keep-together="always"/>
    </style:style>
    <style:style style:name="TableCell153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31" style:parent-style-name="Tablecontent" style:family="paragraph">
      <style:paragraph-properties fo:keep-with-next="always"/>
    </style:style>
    <style:style style:name="TableCell1532" style:family="table-cell">
      <style:table-cell-properties fo:border="0.0069in solid #000000" style:writing-mode="lr-tb" fo:padding-top="0in" fo:padding-left="0.0493in" fo:padding-bottom="0in" fo:padding-right="0.0493in"/>
    </style:style>
    <style:style style:name="P1533" style:parent-style-name="Tablecontent" style:family="paragraph">
      <style:paragraph-properties fo:keep-with-next="always"/>
    </style:style>
    <style:style style:name="TableCell153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35" style:parent-style-name="Tablecontent" style:family="paragraph">
      <style:paragraph-properties fo:keep-with-next="always"/>
    </style:style>
    <style:style style:name="TableRow1536" style:family="table-row">
      <style:table-row-properties style:use-optimal-row-height="false" fo:keep-together="always"/>
    </style:style>
    <style:style style:name="TableCell153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38" style:parent-style-name="Tablecontent" style:family="paragraph">
      <style:paragraph-properties fo:keep-with-next="always"/>
    </style:style>
    <style:style style:name="TableCell1539" style:family="table-cell">
      <style:table-cell-properties fo:border="0.0069in solid #000000" style:writing-mode="lr-tb" fo:padding-top="0in" fo:padding-left="0.0493in" fo:padding-bottom="0in" fo:padding-right="0.0493in"/>
    </style:style>
    <style:style style:name="P1540" style:parent-style-name="Tablecontent" style:family="paragraph">
      <style:paragraph-properties fo:keep-with-next="always"/>
    </style:style>
    <style:style style:name="TableCell154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42" style:parent-style-name="Tablecontent" style:family="paragraph">
      <style:paragraph-properties fo:keep-with-next="always"/>
    </style:style>
    <style:style style:name="TableRow1543" style:family="table-row">
      <style:table-row-properties style:use-optimal-row-height="false" fo:keep-together="always"/>
    </style:style>
    <style:style style:name="TableCell154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45" style:parent-style-name="Tablecontent" style:family="paragraph">
      <style:paragraph-properties fo:keep-with-next="always"/>
    </style:style>
    <style:style style:name="TableCell1546" style:family="table-cell">
      <style:table-cell-properties fo:border="0.0069in solid #000000" style:writing-mode="lr-tb" fo:padding-top="0in" fo:padding-left="0.0493in" fo:padding-bottom="0in" fo:padding-right="0.0493in"/>
    </style:style>
    <style:style style:name="P1547" style:parent-style-name="Tablecontent" style:family="paragraph">
      <style:paragraph-properties fo:keep-with-next="always"/>
    </style:style>
    <style:style style:name="TableCell154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49" style:parent-style-name="Tablecontent" style:family="paragraph">
      <style:paragraph-properties fo:keep-with-next="always"/>
    </style:style>
    <style:style style:name="TableRow1550" style:family="table-row">
      <style:table-row-properties style:use-optimal-row-height="false" fo:keep-together="always"/>
    </style:style>
    <style:style style:name="TableCell155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52" style:parent-style-name="Tablecontent" style:family="paragraph">
      <style:paragraph-properties fo:keep-with-next="always"/>
    </style:style>
    <style:style style:name="TableCell1553" style:family="table-cell">
      <style:table-cell-properties fo:border="0.0069in solid #000000" style:writing-mode="lr-tb" fo:padding-top="0in" fo:padding-left="0.0493in" fo:padding-bottom="0in" fo:padding-right="0.0493in"/>
    </style:style>
    <style:style style:name="P1554" style:parent-style-name="Tablecontent" style:family="paragraph">
      <style:paragraph-properties fo:keep-with-next="always"/>
    </style:style>
    <style:style style:name="TableCell155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56" style:parent-style-name="Tablecontent" style:family="paragraph">
      <style:paragraph-properties fo:keep-with-next="always"/>
    </style:style>
    <style:style style:name="TableRow1557" style:family="table-row">
      <style:table-row-properties style:use-optimal-row-height="false" fo:keep-together="always"/>
    </style:style>
    <style:style style:name="TableCell155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559" style:family="table-cell">
      <style:table-cell-properties fo:border="0.0069in solid #000000" style:writing-mode="lr-tb" fo:padding-top="0in" fo:padding-left="0.0493in" fo:padding-bottom="0in" fo:padding-right="0.0493in"/>
    </style:style>
    <style:style style:name="TableCell156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olumn1562" style:family="table-column">
      <style:table-column-properties style:column-width="2.2638in" style:use-optimal-column-width="false"/>
    </style:style>
    <style:style style:name="TableColumn1563" style:family="table-column">
      <style:table-column-properties style:column-width="0.5465in" style:use-optimal-column-width="false"/>
    </style:style>
    <style:style style:name="TableColumn1564" style:family="table-column">
      <style:table-column-properties style:column-width="3.4055in" style:use-optimal-column-width="false"/>
    </style:style>
    <style:style style:name="Table1561" style:family="table">
      <style:table-properties style:width="6.2159in" fo:margin-left="0in" table:align="left"/>
    </style:style>
    <style:style style:name="TableRow1565" style:family="table-row">
      <style:table-row-properties style:use-optimal-row-height="false" fo:keep-together="always"/>
    </style:style>
    <style:style style:name="TableCell1566"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567" style:parent-style-name="Tablecontent" style:family="paragraph">
      <style:paragraph-properties fo:keep-with-next="always"/>
    </style:style>
    <style:style style:name="TableCell1568"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569" style:parent-style-name="Tablecontent" style:family="paragraph">
      <style:paragraph-properties fo:keep-with-next="always"/>
    </style:style>
    <style:style style:name="TableCell1570"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571" style:parent-style-name="Tablecontent" style:family="paragraph">
      <style:paragraph-properties fo:keep-with-next="always"/>
    </style:style>
    <style:style style:name="TableRow1572" style:family="table-row">
      <style:table-row-properties style:use-optimal-row-height="false" fo:keep-together="always"/>
    </style:style>
    <style:style style:name="TableCell157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74" style:parent-style-name="Tablecontent" style:family="paragraph">
      <style:paragraph-properties fo:keep-with-next="always"/>
    </style:style>
    <style:style style:name="TableCell1575" style:family="table-cell">
      <style:table-cell-properties fo:border="0.0069in solid #000000" style:writing-mode="lr-tb" fo:padding-top="0in" fo:padding-left="0.0493in" fo:padding-bottom="0in" fo:padding-right="0.0493in"/>
    </style:style>
    <style:style style:name="P1576" style:parent-style-name="Tablecontent" style:family="paragraph">
      <style:paragraph-properties fo:keep-with-next="always"/>
    </style:style>
    <style:style style:name="TableCell157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78" style:parent-style-name="Tablecontent" style:family="paragraph">
      <style:paragraph-properties fo:keep-with-next="always"/>
    </style:style>
    <style:style style:name="TableRow1579" style:family="table-row">
      <style:table-row-properties style:use-optimal-row-height="false" fo:keep-together="always"/>
    </style:style>
    <style:style style:name="TableCell158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81" style:parent-style-name="Tablecontent" style:family="paragraph">
      <style:paragraph-properties fo:keep-with-next="always"/>
    </style:style>
    <style:style style:name="TableCell1582" style:family="table-cell">
      <style:table-cell-properties fo:border="0.0069in solid #000000" style:writing-mode="lr-tb" fo:padding-top="0in" fo:padding-left="0.0493in" fo:padding-bottom="0in" fo:padding-right="0.0493in"/>
    </style:style>
    <style:style style:name="P1583" style:parent-style-name="Tablecontent" style:family="paragraph">
      <style:paragraph-properties fo:keep-with-next="always"/>
    </style:style>
    <style:style style:name="TableCell158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85" style:parent-style-name="Tablecontent" style:family="paragraph">
      <style:paragraph-properties fo:keep-with-next="always"/>
    </style:style>
    <style:style style:name="TableRow1586" style:family="table-row">
      <style:table-row-properties style:use-optimal-row-height="false" fo:keep-together="always"/>
    </style:style>
    <style:style style:name="TableCell1587"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88" style:parent-style-name="Tablecontent" style:family="paragraph">
      <style:paragraph-properties fo:keep-with-next="always"/>
    </style:style>
    <style:style style:name="TableCell1589" style:family="table-cell">
      <style:table-cell-properties fo:border="0.0069in solid #000000" style:writing-mode="lr-tb" fo:padding-top="0in" fo:padding-left="0.0493in" fo:padding-bottom="0in" fo:padding-right="0.0493in"/>
    </style:style>
    <style:style style:name="P1590" style:parent-style-name="Tablecontent" style:family="paragraph">
      <style:paragraph-properties fo:keep-with-next="always"/>
    </style:style>
    <style:style style:name="TableCell159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92" style:parent-style-name="Tablecontent" style:family="paragraph">
      <style:paragraph-properties fo:keep-with-next="always"/>
    </style:style>
    <style:style style:name="TableRow1593" style:family="table-row">
      <style:table-row-properties style:use-optimal-row-height="false" fo:keep-together="always"/>
    </style:style>
    <style:style style:name="TableCell159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595" style:parent-style-name="Tablecontent" style:family="paragraph">
      <style:paragraph-properties fo:keep-with-next="always"/>
    </style:style>
    <style:style style:name="TableCell1596" style:family="table-cell">
      <style:table-cell-properties fo:border="0.0069in solid #000000" style:writing-mode="lr-tb" fo:padding-top="0in" fo:padding-left="0.0493in" fo:padding-bottom="0in" fo:padding-right="0.0493in"/>
    </style:style>
    <style:style style:name="P1597" style:parent-style-name="Tablecontent" style:family="paragraph">
      <style:paragraph-properties fo:keep-with-next="always"/>
    </style:style>
    <style:style style:name="TableCell159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599" style:parent-style-name="Tablecontent" style:family="paragraph">
      <style:paragraph-properties fo:keep-with-next="always"/>
      <style:text-properties fo:language="en" fo:country="US"/>
    </style:style>
    <style:style style:name="TableRow1600" style:family="table-row">
      <style:table-row-properties style:use-optimal-row-height="false" fo:keep-together="always"/>
    </style:style>
    <style:style style:name="TableCell160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02" style:parent-style-name="Tablecontent" style:family="paragraph">
      <style:paragraph-properties fo:keep-with-next="always"/>
    </style:style>
    <style:style style:name="TableCell1603" style:family="table-cell">
      <style:table-cell-properties fo:border="0.0069in solid #000000" style:writing-mode="lr-tb" fo:padding-top="0in" fo:padding-left="0.0493in" fo:padding-bottom="0in" fo:padding-right="0.0493in"/>
    </style:style>
    <style:style style:name="P1604" style:parent-style-name="Tablecontent" style:family="paragraph">
      <style:paragraph-properties fo:keep-with-next="always"/>
    </style:style>
    <style:style style:name="TableCell160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06" style:parent-style-name="Tablecontent" style:family="paragraph">
      <style:paragraph-properties fo:keep-with-next="always"/>
    </style:style>
    <style:style style:name="TableRow1607" style:family="table-row">
      <style:table-row-properties style:use-optimal-row-height="false" fo:keep-together="always"/>
    </style:style>
    <style:style style:name="TableCell160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609" style:family="table-cell">
      <style:table-cell-properties fo:border="0.0069in solid #000000" style:writing-mode="lr-tb" fo:padding-top="0in" fo:padding-left="0.0493in" fo:padding-bottom="0in" fo:padding-right="0.0493in"/>
    </style:style>
    <style:style style:name="TableCell161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11" style:parent-style-name="Tablecontent" style:family="paragraph">
      <style:text-properties fo:language="en" fo:country="US"/>
    </style:style>
    <style:style style:name="TableRow1612" style:family="table-row">
      <style:table-row-properties style:use-optimal-row-height="false" fo:keep-together="always"/>
    </style:style>
    <style:style style:name="TableCell161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614" style:family="table-cell">
      <style:table-cell-properties fo:border="0.0069in solid #000000" style:writing-mode="lr-tb" fo:padding-top="0in" fo:padding-left="0.0493in" fo:padding-bottom="0in" fo:padding-right="0.0493in"/>
    </style:style>
    <style:style style:name="TableCell161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16" style:parent-style-name="Tablecontent" style:family="paragraph">
      <style:text-properties fo:language="en" fo:country="US"/>
    </style:style>
    <style:style style:name="TableColumn1618" style:family="table-column">
      <style:table-column-properties style:column-width="2.1166in" style:use-optimal-column-width="false"/>
    </style:style>
    <style:style style:name="TableColumn1619" style:family="table-column">
      <style:table-column-properties style:column-width="0.6937in" style:use-optimal-column-width="false"/>
    </style:style>
    <style:style style:name="TableColumn1620" style:family="table-column">
      <style:table-column-properties style:column-width="3.4055in" style:use-optimal-column-width="false"/>
    </style:style>
    <style:style style:name="Table1617" style:family="table">
      <style:table-properties style:width="6.2159in" fo:margin-left="0in" table:align="left"/>
    </style:style>
    <style:style style:name="TableRow1621" style:family="table-row">
      <style:table-row-properties style:use-optimal-row-height="false" fo:keep-together="always"/>
    </style:style>
    <style:style style:name="TableCell1622"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623" style:parent-style-name="Tablecontent" style:family="paragraph">
      <style:paragraph-properties fo:keep-with-next="always"/>
    </style:style>
    <style:style style:name="TableCell1624"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625" style:parent-style-name="Tablecontent" style:family="paragraph">
      <style:paragraph-properties fo:keep-with-next="always"/>
    </style:style>
    <style:style style:name="TableCell1626"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627" style:parent-style-name="Tablecontent" style:family="paragraph">
      <style:paragraph-properties fo:keep-with-next="always"/>
    </style:style>
    <style:style style:name="TableRow1628" style:family="table-row">
      <style:table-row-properties style:use-optimal-row-height="false" fo:keep-together="always"/>
    </style:style>
    <style:style style:name="TableCell162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30" style:parent-style-name="Tablecontent" style:family="paragraph">
      <style:paragraph-properties fo:keep-with-next="always"/>
    </style:style>
    <style:style style:name="TableCell1631" style:family="table-cell">
      <style:table-cell-properties fo:border="0.0069in solid #000000" style:writing-mode="lr-tb" fo:padding-top="0in" fo:padding-left="0.0493in" fo:padding-bottom="0in" fo:padding-right="0.0493in"/>
    </style:style>
    <style:style style:name="P1632" style:parent-style-name="Tablecontent" style:family="paragraph">
      <style:paragraph-properties fo:keep-with-next="always"/>
    </style:style>
    <style:style style:name="TableCell1633"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34" style:parent-style-name="Tablecontent" style:family="paragraph">
      <style:paragraph-properties fo:keep-with-next="always"/>
    </style:style>
    <style:style style:name="TableRow1635" style:family="table-row">
      <style:table-row-properties style:use-optimal-row-height="false" fo:keep-together="always"/>
    </style:style>
    <style:style style:name="TableCell1636"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37" style:parent-style-name="Tablecontent" style:family="paragraph">
      <style:paragraph-properties fo:keep-with-next="always"/>
    </style:style>
    <style:style style:name="TableCell1638" style:family="table-cell">
      <style:table-cell-properties fo:border="0.0069in solid #000000" style:writing-mode="lr-tb" fo:padding-top="0in" fo:padding-left="0.0493in" fo:padding-bottom="0in" fo:padding-right="0.0493in"/>
    </style:style>
    <style:style style:name="P1639" style:parent-style-name="Tablecontent" style:family="paragraph">
      <style:paragraph-properties fo:keep-with-next="always"/>
    </style:style>
    <style:style style:name="TableCell1640"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41" style:parent-style-name="Tablecontent" style:family="paragraph">
      <style:paragraph-properties fo:keep-with-next="always"/>
    </style:style>
    <style:style style:name="TableRow1642" style:family="table-row">
      <style:table-row-properties style:use-optimal-row-height="false" fo:keep-together="always"/>
    </style:style>
    <style:style style:name="TableCell1643"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44" style:parent-style-name="Tablecontent" style:family="paragraph">
      <style:paragraph-properties fo:keep-with-next="always"/>
    </style:style>
    <style:style style:name="TableCell1645" style:family="table-cell">
      <style:table-cell-properties fo:border="0.0069in solid #000000" style:writing-mode="lr-tb" fo:padding-top="0in" fo:padding-left="0.0493in" fo:padding-bottom="0in" fo:padding-right="0.0493in"/>
    </style:style>
    <style:style style:name="P1646" style:parent-style-name="Tablecontent" style:family="paragraph">
      <style:paragraph-properties fo:keep-with-next="always"/>
    </style:style>
    <style:style style:name="TableCell1647"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48" style:parent-style-name="Tablecontent" style:family="paragraph">
      <style:paragraph-properties fo:keep-with-next="always"/>
    </style:style>
    <style:style style:name="TableRow1649" style:family="table-row">
      <style:table-row-properties style:use-optimal-row-height="false" fo:keep-together="always"/>
    </style:style>
    <style:style style:name="TableCell1650"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51" style:parent-style-name="Tablecontent" style:family="paragraph">
      <style:paragraph-properties fo:keep-with-next="always"/>
    </style:style>
    <style:style style:name="TableCell1652" style:family="table-cell">
      <style:table-cell-properties fo:border="0.0069in solid #000000" style:writing-mode="lr-tb" fo:padding-top="0in" fo:padding-left="0.0493in" fo:padding-bottom="0in" fo:padding-right="0.0493in"/>
    </style:style>
    <style:style style:name="P1653" style:parent-style-name="Tablecontent" style:family="paragraph">
      <style:paragraph-properties fo:keep-with-next="always"/>
    </style:style>
    <style:style style:name="TableCell1654"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55" style:parent-style-name="Tablecontent" style:family="paragraph">
      <style:paragraph-properties fo:keep-with-next="always"/>
    </style:style>
    <style:style style:name="TableColumn1657" style:family="table-column">
      <style:table-column-properties style:column-width="2.1166in" style:use-optimal-column-width="false"/>
    </style:style>
    <style:style style:name="TableColumn1658" style:family="table-column">
      <style:table-column-properties style:column-width="0.6937in" style:use-optimal-column-width="false"/>
    </style:style>
    <style:style style:name="TableColumn1659" style:family="table-column">
      <style:table-column-properties style:column-width="3.4055in" style:use-optimal-column-width="false"/>
    </style:style>
    <style:style style:name="Table1656" style:family="table">
      <style:table-properties style:width="6.2159in" fo:margin-left="0in" table:align="left"/>
    </style:style>
    <style:style style:name="TableRow1660" style:family="table-row">
      <style:table-row-properties style:use-optimal-row-height="false" fo:keep-together="always"/>
    </style:style>
    <style:style style:name="TableCell1661"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662" style:parent-style-name="Tablecontent" style:family="paragraph">
      <style:paragraph-properties fo:keep-with-next="always"/>
    </style:style>
    <style:style style:name="TableCell1663"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664" style:parent-style-name="Tablecontent" style:family="paragraph">
      <style:paragraph-properties fo:keep-with-next="always"/>
    </style:style>
    <style:style style:name="TableCell1665"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666" style:parent-style-name="Tablecontent" style:family="paragraph">
      <style:paragraph-properties fo:keep-with-next="always"/>
    </style:style>
    <style:style style:name="TableRow1667" style:family="table-row">
      <style:table-row-properties style:use-optimal-row-height="false" fo:keep-together="always"/>
    </style:style>
    <style:style style:name="TableCell166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69" style:parent-style-name="Tablecontent" style:family="paragraph">
      <style:paragraph-properties fo:keep-with-next="always"/>
    </style:style>
    <style:style style:name="TableCell1670" style:family="table-cell">
      <style:table-cell-properties fo:border="0.0069in solid #000000" style:writing-mode="lr-tb" fo:padding-top="0in" fo:padding-left="0.0493in" fo:padding-bottom="0in" fo:padding-right="0.0493in"/>
    </style:style>
    <style:style style:name="P1671" style:parent-style-name="Tablecontent" style:family="paragraph">
      <style:paragraph-properties fo:keep-with-next="always"/>
    </style:style>
    <style:style style:name="TableCell167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73" style:parent-style-name="Tablecontent" style:family="paragraph">
      <style:paragraph-properties fo:keep-with-next="always"/>
    </style:style>
    <style:style style:name="TableRow1674" style:family="table-row">
      <style:table-row-properties style:use-optimal-row-height="false" fo:keep-together="always"/>
    </style:style>
    <style:style style:name="TableCell167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76" style:parent-style-name="Tablecontent" style:family="paragraph">
      <style:paragraph-properties fo:keep-with-next="always"/>
    </style:style>
    <style:style style:name="TableCell1677" style:family="table-cell">
      <style:table-cell-properties fo:border="0.0069in solid #000000" style:writing-mode="lr-tb" fo:padding-top="0in" fo:padding-left="0.0493in" fo:padding-bottom="0in" fo:padding-right="0.0493in"/>
    </style:style>
    <style:style style:name="P1678" style:parent-style-name="Tablecontent" style:family="paragraph">
      <style:paragraph-properties fo:keep-with-next="always"/>
    </style:style>
    <style:style style:name="TableCell167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80" style:parent-style-name="Tablecontent" style:family="paragraph">
      <style:paragraph-properties fo:keep-with-next="always"/>
    </style:style>
    <style:style style:name="TableRow1681" style:family="table-row">
      <style:table-row-properties style:use-optimal-row-height="false" fo:keep-together="always"/>
    </style:style>
    <style:style style:name="TableCell1682"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683" style:parent-style-name="Tablecontent" style:family="paragraph">
      <style:paragraph-properties fo:keep-with-next="always"/>
    </style:style>
    <style:style style:name="TableCell1684" style:family="table-cell">
      <style:table-cell-properties fo:border="0.0069in solid #000000" style:writing-mode="lr-tb" fo:padding-top="0in" fo:padding-left="0.0493in" fo:padding-bottom="0in" fo:padding-right="0.0493in"/>
    </style:style>
    <style:style style:name="P1685" style:parent-style-name="Tablecontent" style:family="paragraph">
      <style:paragraph-properties fo:keep-with-next="always"/>
    </style:style>
    <style:style style:name="TableCell1686"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687" style:parent-style-name="Tablecontent" style:family="paragraph">
      <style:paragraph-properties fo:keep-with-next="always"/>
    </style:style>
    <style:style style:name="TableRow1688" style:family="table-row">
      <style:table-row-properties style:use-optimal-row-height="false" fo:keep-together="always"/>
    </style:style>
    <style:style style:name="TableCell1689"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TableCell1690" style:family="table-cell">
      <style:table-cell-properties fo:border="0.0069in solid #000000" style:writing-mode="lr-tb" fo:padding-top="0in" fo:padding-left="0.0493in" fo:padding-bottom="0in" fo:padding-right="0.0493in"/>
    </style:style>
    <style:style style:name="TableCell1691"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TableColumn1693" style:family="table-column">
      <style:table-column-properties style:column-width="2.1166in" style:use-optimal-column-width="false"/>
    </style:style>
    <style:style style:name="TableColumn1694" style:family="table-column">
      <style:table-column-properties style:column-width="0.6937in" style:use-optimal-column-width="false"/>
    </style:style>
    <style:style style:name="TableColumn1695" style:family="table-column">
      <style:table-column-properties style:column-width="3.4888in" style:use-optimal-column-width="false"/>
    </style:style>
    <style:style style:name="Table1692" style:family="table">
      <style:table-properties style:width="6.2993in" fo:margin-left="0in" table:align="left"/>
    </style:style>
    <style:style style:name="TableRow1696" style:family="table-row">
      <style:table-row-properties style:use-optimal-row-height="false" fo:keep-together="always"/>
    </style:style>
    <style:style style:name="TableCell1697" style:family="table-cell">
      <style:table-cell-properties fo:border-top="0.0208in solid #000000" fo:border-left="0.0208in solid #000000" fo:border-bottom="0.0069in solid #000000" fo:border-right="0.0069in solid #000000" fo:background-color="#B3B3B3" style:writing-mode="lr-tb" fo:padding-top="0in" fo:padding-left="0.0493in" fo:padding-bottom="0in" fo:padding-right="0.0493in"/>
    </style:style>
    <style:style style:name="P1698" style:parent-style-name="Tablecontent" style:family="paragraph">
      <style:paragraph-properties fo:keep-with-next="always"/>
    </style:style>
    <style:style style:name="TableCell1699" style:family="table-cell">
      <style:table-cell-properties fo:border-top="0.0208in solid #000000" fo:border-left="0.0069in solid #000000" fo:border-bottom="0.0069in solid #000000" fo:border-right="0.0069in solid #000000" fo:background-color="#B3B3B3" style:writing-mode="lr-tb" fo:padding-top="0in" fo:padding-left="0.0493in" fo:padding-bottom="0in" fo:padding-right="0.0493in"/>
    </style:style>
    <style:style style:name="P1700" style:parent-style-name="Tablecontent" style:family="paragraph">
      <style:paragraph-properties fo:keep-with-next="always"/>
    </style:style>
    <style:style style:name="TableCell1701" style:family="table-cell">
      <style:table-cell-properties fo:border-top="0.0208in solid #000000" fo:border-left="0.0069in solid #000000" fo:border-bottom="0.0069in solid #000000" fo:border-right="0.0208in solid #000000" fo:background-color="#B3B3B3" style:writing-mode="lr-tb" fo:padding-top="0in" fo:padding-left="0.0493in" fo:padding-bottom="0in" fo:padding-right="0.0493in"/>
    </style:style>
    <style:style style:name="P1702" style:parent-style-name="Tablecontent" style:family="paragraph">
      <style:paragraph-properties fo:keep-with-next="always"/>
    </style:style>
    <style:style style:name="TableRow1703" style:family="table-row">
      <style:table-row-properties style:use-optimal-row-height="false" fo:keep-together="always"/>
    </style:style>
    <style:style style:name="TableCell1704"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705" style:parent-style-name="Tablecontent" style:family="paragraph">
      <style:paragraph-properties fo:keep-with-next="always"/>
    </style:style>
    <style:style style:name="TableCell1706" style:family="table-cell">
      <style:table-cell-properties fo:border="0.0069in solid #000000" style:writing-mode="lr-tb" fo:padding-top="0in" fo:padding-left="0.0493in" fo:padding-bottom="0in" fo:padding-right="0.0493in"/>
    </style:style>
    <style:style style:name="P1707" style:parent-style-name="Tablecontent" style:family="paragraph">
      <style:paragraph-properties fo:keep-with-next="always"/>
    </style:style>
    <style:style style:name="TableCell1708"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709" style:parent-style-name="Tablecontent" style:family="paragraph">
      <style:paragraph-properties fo:keep-with-next="always"/>
    </style:style>
    <style:style style:name="TableRow1710" style:family="table-row">
      <style:table-row-properties style:use-optimal-row-height="false" fo:keep-together="always"/>
    </style:style>
    <style:style style:name="TableCell1711"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712" style:parent-style-name="Tablecontent" style:family="paragraph">
      <style:paragraph-properties fo:keep-with-next="always"/>
    </style:style>
    <style:style style:name="TableCell1713" style:family="table-cell">
      <style:table-cell-properties fo:border="0.0069in solid #000000" style:writing-mode="lr-tb" fo:padding-top="0in" fo:padding-left="0.0493in" fo:padding-bottom="0in" fo:padding-right="0.0493in"/>
    </style:style>
    <style:style style:name="P1714" style:parent-style-name="Tablecontent" style:family="paragraph">
      <style:paragraph-properties fo:keep-with-next="always"/>
    </style:style>
    <style:style style:name="TableCell1715"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716" style:parent-style-name="Tablecontent" style:family="paragraph">
      <style:paragraph-properties fo:keep-with-next="always"/>
    </style:style>
    <style:style style:name="TableRow1717" style:family="table-row">
      <style:table-row-properties style:use-optimal-row-height="false" fo:keep-together="always"/>
    </style:style>
    <style:style style:name="TableCell1718"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719" style:parent-style-name="Tablecontent" style:family="paragraph">
      <style:paragraph-properties fo:keep-with-next="always"/>
    </style:style>
    <style:style style:name="TableCell1720" style:family="table-cell">
      <style:table-cell-properties fo:border="0.0069in solid #000000" style:writing-mode="lr-tb" fo:padding-top="0in" fo:padding-left="0.0493in" fo:padding-bottom="0in" fo:padding-right="0.0493in"/>
    </style:style>
    <style:style style:name="P1721" style:parent-style-name="Tablecontent" style:family="paragraph">
      <style:paragraph-properties fo:keep-with-next="always"/>
    </style:style>
    <style:style style:name="TableCell1722"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723" style:parent-style-name="Tablecontent" style:family="paragraph">
      <style:paragraph-properties fo:keep-with-next="always"/>
    </style:style>
    <style:style style:name="TableRow1724" style:family="table-row">
      <style:table-row-properties style:use-optimal-row-height="false" fo:keep-together="always"/>
    </style:style>
    <style:style style:name="TableCell1725" style:family="table-cell">
      <style:table-cell-properties fo:border-top="0.0069in solid #000000" fo:border-left="0.0208in solid #000000" fo:border-bottom="0.0069in solid #000000" fo:border-right="0.0069in solid #000000" style:writing-mode="lr-tb" fo:padding-top="0in" fo:padding-left="0.0493in" fo:padding-bottom="0in" fo:padding-right="0.0493in"/>
    </style:style>
    <style:style style:name="P1726" style:parent-style-name="Tablecontent" style:family="paragraph">
      <style:paragraph-properties fo:keep-with-next="always"/>
    </style:style>
    <style:style style:name="TableCell1727" style:family="table-cell">
      <style:table-cell-properties fo:border="0.0069in solid #000000" style:writing-mode="lr-tb" fo:padding-top="0in" fo:padding-left="0.0493in" fo:padding-bottom="0in" fo:padding-right="0.0493in"/>
    </style:style>
    <style:style style:name="P1728" style:parent-style-name="Tablecontent" style:family="paragraph">
      <style:paragraph-properties fo:keep-with-next="always"/>
    </style:style>
    <style:style style:name="TableCell1729" style:family="table-cell">
      <style:table-cell-properties fo:border-top="0.0069in solid #000000" fo:border-left="0.0069in solid #000000" fo:border-bottom="0.0069in solid #000000" fo:border-right="0.0208in solid #000000" style:writing-mode="lr-tb" fo:padding-top="0in" fo:padding-left="0.0493in" fo:padding-bottom="0in" fo:padding-right="0.0493in"/>
    </style:style>
    <style:style style:name="P1730" style:parent-style-name="Tablecontent" style:family="paragraph">
      <style:paragraph-properties fo:keep-with-next="always"/>
    </style:style>
    <style:style style:name="T1731" style:parent-style-name="DefaultParagraphFont" style:family="text">
      <style:text-properties style:font-name-complex="Arial"/>
    </style:style>
    <style:style style:name="P1732" style:parent-style-name="BodyText" style:list-style-name="LFO29" style:family="paragraph"/>
    <style:style style:name="P1733" style:parent-style-name="BodyText" style:list-style-name="LFO29" style:family="paragraph"/>
    <style:style style:name="P1734" style:parent-style-name="BodyText" style:list-style-name="LFO29" style:family="paragraph"/>
    <style:style style:name="P1735" style:parent-style-name="BodyText" style:list-style-name="LFO29" style:family="paragraph"/>
    <style:style style:name="TableColumn1737" style:family="table-column">
      <style:table-column-properties style:column-width="1.6736in" style:use-optimal-column-width="false"/>
    </style:style>
    <style:style style:name="TableColumn1738" style:family="table-column">
      <style:table-column-properties style:column-width="1.2013in" style:use-optimal-column-width="false"/>
    </style:style>
    <style:style style:name="TableColumn1739" style:family="table-column">
      <style:table-column-properties style:column-width="1.3923in" style:use-optimal-column-width="false"/>
    </style:style>
    <style:style style:name="TableColumn1740" style:family="table-column">
      <style:table-column-properties style:column-width="1.9826in" style:use-optimal-column-width="false"/>
    </style:style>
    <style:style style:name="Table1736" style:family="table">
      <style:table-properties style:width="6.25in" fo:margin-left="0.0493in" table:align="left"/>
    </style:style>
    <style:style style:name="TableRow1741" style:family="table-row">
      <style:table-row-properties style:use-optimal-row-height="false" fo:keep-together="always"/>
    </style:style>
    <style:style style:name="TableCell1742"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743" style:parent-style-name="Tablecontent" style:family="paragraph">
      <style:paragraph-properties fo:keep-with-next="always"/>
      <style:text-properties fo:font-weight="bold" style:font-weight-asian="bold" fo:font-style="italic" style:font-style-asian="italic"/>
    </style:style>
    <style:style style:name="TableCell1744"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745" style:parent-style-name="Tablecontent" style:family="paragraph">
      <style:paragraph-properties fo:keep-with-next="always"/>
    </style:style>
    <style:style style:name="TableRow1746" style:family="table-row">
      <style:table-row-properties style:use-optimal-row-height="false" fo:keep-together="always"/>
    </style:style>
    <style:style style:name="TableCell1747"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748" style:parent-style-name="Tablecontent" style:family="paragraph">
      <style:paragraph-properties fo:keep-with-next="always"/>
      <style:text-properties fo:font-weight="bold" style:font-weight-asian="bold" fo:font-style="italic" style:font-style-asian="italic"/>
    </style:style>
    <style:style style:name="TableCell1749"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750" style:parent-style-name="Tablecontent" style:family="paragraph">
      <style:paragraph-properties fo:keep-with-next="always"/>
    </style:style>
    <style:style style:name="TableRow1751" style:family="table-row">
      <style:table-row-properties style:use-optimal-row-height="false" fo:keep-together="always"/>
    </style:style>
    <style:style style:name="TableCell1752"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753" style:parent-style-name="Tablecontent" style:family="paragraph">
      <style:paragraph-properties fo:keep-with-next="always"/>
      <style:text-properties fo:font-weight="bold" style:font-weight-asian="bold" fo:font-style="italic" style:font-style-asian="italic"/>
    </style:style>
    <style:style style:name="TableCell1754"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755" style:parent-style-name="Tablecontent" style:family="paragraph">
      <style:paragraph-properties fo:keep-with-next="always"/>
      <style:text-properties fo:font-weight="bold" style:font-weight-asian="bold" fo:font-style="italic" style:font-style-asian="italic"/>
    </style:style>
    <style:style style:name="TableCell175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757" style:parent-style-name="Tablecontent" style:family="paragraph">
      <style:paragraph-properties fo:keep-with-next="always"/>
      <style:text-properties fo:font-weight="bold" style:font-weight-asian="bold" fo:font-style="italic" style:font-style-asian="italic"/>
    </style:style>
    <style:style style:name="TableCell1758"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759" style:parent-style-name="Tablecontent" style:family="paragraph">
      <style:paragraph-properties fo:keep-with-next="always"/>
      <style:text-properties fo:font-weight="bold" style:font-weight-asian="bold" fo:font-style="italic" style:font-style-asian="italic"/>
    </style:style>
    <style:style style:name="TableRow1760" style:family="table-row">
      <style:table-row-properties style:use-optimal-row-height="false" fo:keep-together="always"/>
    </style:style>
    <style:style style:name="TableCell1761"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762" style:parent-style-name="Tablecontent" style:family="paragraph">
      <style:paragraph-properties fo:keep-with-next="always"/>
    </style:style>
    <style:style style:name="TableCell1763"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764" style:parent-style-name="Tablecontent" style:family="paragraph">
      <style:paragraph-properties fo:keep-with-next="always"/>
    </style:style>
    <style:style style:name="TableCell1765"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766" style:parent-style-name="Tablecontent" style:family="paragraph">
      <style:paragraph-properties fo:keep-with-next="always"/>
    </style:style>
    <style:style style:name="TableCell1767"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768" style:parent-style-name="Tablecontent" style:family="paragraph">
      <style:paragraph-properties fo:keep-with-next="always"/>
    </style:style>
    <style:style style:name="TableRow1769" style:family="table-row">
      <style:table-row-properties style:use-optimal-row-height="false" fo:keep-together="always"/>
    </style:style>
    <style:style style:name="TableCell1770"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771" style:parent-style-name="Tablecontent" style:family="paragraph">
      <style:text-properties fo:font-weight="bold" style:font-weight-asian="bold" fo:font-style="italic" style:font-style-asian="italic"/>
    </style:style>
    <style:style style:name="TableCell177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773"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1775" style:family="table-column">
      <style:table-column-properties style:column-width="1.6736in" style:use-optimal-column-width="false"/>
    </style:style>
    <style:style style:name="TableColumn1776" style:family="table-column">
      <style:table-column-properties style:column-width="1.2013in" style:use-optimal-column-width="false"/>
    </style:style>
    <style:style style:name="TableColumn1777" style:family="table-column">
      <style:table-column-properties style:column-width="1.3923in" style:use-optimal-column-width="false"/>
    </style:style>
    <style:style style:name="TableColumn1778" style:family="table-column">
      <style:table-column-properties style:column-width="1.9826in" style:use-optimal-column-width="false"/>
    </style:style>
    <style:style style:name="Table1774" style:family="table">
      <style:table-properties style:width="6.25in" fo:margin-left="0.0493in" table:align="left"/>
    </style:style>
    <style:style style:name="TableRow1779" style:family="table-row">
      <style:table-row-properties style:use-optimal-row-height="false" fo:keep-together="always"/>
    </style:style>
    <style:style style:name="TableCell1780"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781" style:parent-style-name="Tablecontent" style:family="paragraph">
      <style:paragraph-properties fo:keep-with-next="always"/>
      <style:text-properties fo:font-weight="bold" style:font-weight-asian="bold" fo:font-style="italic" style:font-style-asian="italic"/>
    </style:style>
    <style:style style:name="TableCell1782"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783" style:parent-style-name="Tablecontent" style:family="paragraph">
      <style:paragraph-properties fo:keep-with-next="always"/>
    </style:style>
    <style:style style:name="TableRow1784" style:family="table-row">
      <style:table-row-properties style:use-optimal-row-height="false" fo:keep-together="always"/>
    </style:style>
    <style:style style:name="TableCell1785"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786" style:parent-style-name="Tablecontent" style:family="paragraph">
      <style:paragraph-properties fo:keep-with-next="always"/>
      <style:text-properties fo:font-weight="bold" style:font-weight-asian="bold" fo:font-style="italic" style:font-style-asian="italic"/>
    </style:style>
    <style:style style:name="TableCell1787"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788" style:parent-style-name="Tablecontent" style:family="paragraph">
      <style:paragraph-properties fo:keep-with-next="always"/>
    </style:style>
    <style:style style:name="TableRow1789" style:family="table-row">
      <style:table-row-properties style:use-optimal-row-height="false" fo:keep-together="always"/>
    </style:style>
    <style:style style:name="TableCell1790"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791" style:parent-style-name="Tablecontent" style:family="paragraph">
      <style:paragraph-properties fo:keep-with-next="always"/>
      <style:text-properties fo:font-weight="bold" style:font-weight-asian="bold" fo:font-style="italic" style:font-style-asian="italic"/>
    </style:style>
    <style:style style:name="TableCell179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793" style:parent-style-name="Tablecontent" style:family="paragraph">
      <style:paragraph-properties fo:keep-with-next="always"/>
      <style:text-properties fo:font-weight="bold" style:font-weight-asian="bold" fo:font-style="italic" style:font-style-asian="italic"/>
    </style:style>
    <style:style style:name="TableCell1794"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795" style:parent-style-name="Tablecontent" style:family="paragraph">
      <style:paragraph-properties fo:keep-with-next="always"/>
      <style:text-properties fo:font-weight="bold" style:font-weight-asian="bold" fo:font-style="italic" style:font-style-asian="italic"/>
    </style:style>
    <style:style style:name="TableCell179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797" style:parent-style-name="Tablecontent" style:family="paragraph">
      <style:paragraph-properties fo:keep-with-next="always"/>
      <style:text-properties fo:font-weight="bold" style:font-weight-asian="bold" fo:font-style="italic" style:font-style-asian="italic"/>
    </style:style>
    <style:style style:name="TableRow1798" style:family="table-row">
      <style:table-row-properties style:use-optimal-row-height="false" fo:keep-together="always"/>
    </style:style>
    <style:style style:name="TableCell1799"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800" style:parent-style-name="Tablecontent" style:family="paragraph">
      <style:paragraph-properties fo:keep-with-next="always"/>
    </style:style>
    <style:style style:name="TableCell180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02" style:parent-style-name="Tablecontent" style:family="paragraph">
      <style:paragraph-properties fo:keep-with-next="always"/>
    </style:style>
    <style:style style:name="TableCell1803"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04" style:parent-style-name="Tablecontent" style:family="paragraph">
      <style:paragraph-properties fo:keep-with-next="always"/>
    </style:style>
    <style:style style:name="TableCell1805"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806" style:parent-style-name="Tablecontent" style:family="paragraph">
      <style:paragraph-properties fo:keep-with-next="always"/>
    </style:style>
    <style:style style:name="TableRow1807" style:family="table-row">
      <style:table-row-properties style:use-optimal-row-height="false" fo:keep-together="always"/>
    </style:style>
    <style:style style:name="TableCell180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809" style:parent-style-name="Tablecontent" style:family="paragraph">
      <style:text-properties fo:font-weight="bold" style:font-weight-asian="bold" fo:font-style="italic" style:font-style-asian="italic"/>
    </style:style>
    <style:style style:name="TableCell181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81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1813" style:family="table-column">
      <style:table-column-properties style:column-width="1.6736in" style:use-optimal-column-width="false"/>
    </style:style>
    <style:style style:name="TableColumn1814" style:family="table-column">
      <style:table-column-properties style:column-width="1.2013in" style:use-optimal-column-width="false"/>
    </style:style>
    <style:style style:name="TableColumn1815" style:family="table-column">
      <style:table-column-properties style:column-width="1.3923in" style:use-optimal-column-width="false"/>
    </style:style>
    <style:style style:name="TableColumn1816" style:family="table-column">
      <style:table-column-properties style:column-width="1.9826in" style:use-optimal-column-width="false"/>
    </style:style>
    <style:style style:name="Table1812" style:family="table">
      <style:table-properties style:width="6.25in" fo:margin-left="0.0493in" table:align="left"/>
    </style:style>
    <style:style style:name="TableRow1817" style:family="table-row">
      <style:table-row-properties style:use-optimal-row-height="false" fo:keep-together="always"/>
    </style:style>
    <style:style style:name="TableCell1818"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819" style:parent-style-name="Tablecontent" style:family="paragraph">
      <style:paragraph-properties fo:keep-with-next="always"/>
      <style:text-properties fo:font-weight="bold" style:font-weight-asian="bold" fo:font-style="italic" style:font-style-asian="italic"/>
    </style:style>
    <style:style style:name="TableCell182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821" style:parent-style-name="Tablecontent" style:family="paragraph">
      <style:paragraph-properties fo:keep-with-next="always"/>
    </style:style>
    <style:style style:name="TableRow1822" style:family="table-row">
      <style:table-row-properties style:use-optimal-row-height="false" fo:keep-together="always"/>
    </style:style>
    <style:style style:name="TableCell1823"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824" style:parent-style-name="Tablecontent" style:family="paragraph">
      <style:paragraph-properties fo:keep-with-next="always"/>
      <style:text-properties fo:font-weight="bold" style:font-weight-asian="bold" fo:font-style="italic" style:font-style-asian="italic"/>
    </style:style>
    <style:style style:name="TableCell1825"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826" style:parent-style-name="Tablecontent" style:family="paragraph">
      <style:paragraph-properties fo:keep-with-next="always"/>
    </style:style>
    <style:style style:name="TableRow1827" style:family="table-row">
      <style:table-row-properties style:use-optimal-row-height="false" fo:keep-together="always"/>
    </style:style>
    <style:style style:name="TableCell182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829" style:parent-style-name="Tablecontent" style:family="paragraph">
      <style:paragraph-properties fo:keep-with-next="always"/>
      <style:text-properties fo:font-weight="bold" style:font-weight-asian="bold" fo:font-style="italic" style:font-style-asian="italic"/>
    </style:style>
    <style:style style:name="TableCell183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831" style:parent-style-name="Tablecontent" style:family="paragraph">
      <style:paragraph-properties fo:keep-with-next="always"/>
      <style:text-properties fo:font-weight="bold" style:font-weight-asian="bold" fo:font-style="italic" style:font-style-asian="italic"/>
    </style:style>
    <style:style style:name="TableCell183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833" style:parent-style-name="Tablecontent" style:family="paragraph">
      <style:paragraph-properties fo:keep-with-next="always"/>
      <style:text-properties fo:font-weight="bold" style:font-weight-asian="bold" fo:font-style="italic" style:font-style-asian="italic"/>
    </style:style>
    <style:style style:name="TableCell183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835" style:parent-style-name="Tablecontent" style:family="paragraph">
      <style:paragraph-properties fo:keep-with-next="always"/>
      <style:text-properties fo:font-weight="bold" style:font-weight-asian="bold" fo:font-style="italic" style:font-style-asian="italic"/>
    </style:style>
    <style:style style:name="TableRow1836" style:family="table-row">
      <style:table-row-properties style:use-optimal-row-height="false" fo:keep-together="always"/>
    </style:style>
    <style:style style:name="TableCell183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838" style:parent-style-name="Tablecontent" style:family="paragraph">
      <style:paragraph-properties fo:keep-with-next="always"/>
    </style:style>
    <style:style style:name="TableCell183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40" style:parent-style-name="Tablecontent" style:family="paragraph">
      <style:paragraph-properties fo:keep-with-next="always"/>
    </style:style>
    <style:style style:name="TableCell184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42" style:parent-style-name="Tablecontent" style:family="paragraph">
      <style:paragraph-properties fo:keep-with-next="always"/>
    </style:style>
    <style:style style:name="TableCell184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844" style:parent-style-name="Tablecontent" style:family="paragraph">
      <style:paragraph-properties fo:keep-with-next="always"/>
    </style:style>
    <style:style style:name="TableRow1845" style:family="table-row">
      <style:table-row-properties style:use-optimal-row-height="false" fo:keep-together="always"/>
    </style:style>
    <style:style style:name="TableCell184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847" style:parent-style-name="Tablecontent" style:family="paragraph">
      <style:text-properties fo:font-weight="bold" style:font-weight-asian="bold" fo:font-style="italic" style:font-style-asian="italic"/>
    </style:style>
    <style:style style:name="TableCell184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84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1851" style:family="table-column">
      <style:table-column-properties style:column-width="1.6736in" style:use-optimal-column-width="false"/>
    </style:style>
    <style:style style:name="TableColumn1852" style:family="table-column">
      <style:table-column-properties style:column-width="1.2013in" style:use-optimal-column-width="false"/>
    </style:style>
    <style:style style:name="TableColumn1853" style:family="table-column">
      <style:table-column-properties style:column-width="1.3923in" style:use-optimal-column-width="false"/>
    </style:style>
    <style:style style:name="TableColumn1854" style:family="table-column">
      <style:table-column-properties style:column-width="1.9826in" style:use-optimal-column-width="false"/>
    </style:style>
    <style:style style:name="Table1850" style:family="table">
      <style:table-properties style:width="6.25in" fo:margin-left="0.0493in" table:align="left"/>
    </style:style>
    <style:style style:name="TableRow1855" style:family="table-row">
      <style:table-row-properties style:use-optimal-row-height="false" fo:keep-together="always"/>
    </style:style>
    <style:style style:name="TableCell185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857" style:parent-style-name="Tablecontent" style:family="paragraph">
      <style:paragraph-properties fo:keep-with-next="always"/>
      <style:text-properties fo:font-weight="bold" style:font-weight-asian="bold" fo:font-style="italic" style:font-style-asian="italic"/>
    </style:style>
    <style:style style:name="TableCell185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859" style:parent-style-name="Tablecontent" style:family="paragraph">
      <style:paragraph-properties fo:keep-with-next="always"/>
    </style:style>
    <style:style style:name="TableRow1860" style:family="table-row">
      <style:table-row-properties style:use-optimal-row-height="false" fo:keep-together="always"/>
    </style:style>
    <style:style style:name="TableCell186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862" style:parent-style-name="Tablecontent" style:family="paragraph">
      <style:paragraph-properties fo:keep-with-next="always"/>
      <style:text-properties fo:font-weight="bold" style:font-weight-asian="bold" fo:font-style="italic" style:font-style-asian="italic"/>
    </style:style>
    <style:style style:name="TableCell186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864" style:parent-style-name="Tablecontent" style:family="paragraph">
      <style:paragraph-properties fo:keep-with-next="always"/>
      <style:text-properties fo:language="en" fo:country="US"/>
    </style:style>
    <style:style style:name="TableRow1865" style:family="table-row">
      <style:table-row-properties style:use-optimal-row-height="false" fo:keep-together="always"/>
    </style:style>
    <style:style style:name="TableCell186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867" style:parent-style-name="Tablecontent" style:family="paragraph">
      <style:paragraph-properties fo:keep-with-next="always"/>
      <style:text-properties fo:font-weight="bold" style:font-weight-asian="bold" fo:font-style="italic" style:font-style-asian="italic"/>
    </style:style>
    <style:style style:name="TableCell186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869" style:parent-style-name="Tablecontent" style:family="paragraph">
      <style:paragraph-properties fo:keep-with-next="always"/>
      <style:text-properties fo:font-weight="bold" style:font-weight-asian="bold" fo:font-style="italic" style:font-style-asian="italic"/>
    </style:style>
    <style:style style:name="TableCell187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871" style:parent-style-name="Tablecontent" style:family="paragraph">
      <style:paragraph-properties fo:keep-with-next="always"/>
      <style:text-properties fo:font-weight="bold" style:font-weight-asian="bold" fo:font-style="italic" style:font-style-asian="italic"/>
    </style:style>
    <style:style style:name="TableCell187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873" style:parent-style-name="Tablecontent" style:family="paragraph">
      <style:paragraph-properties fo:keep-with-next="always"/>
      <style:text-properties fo:font-weight="bold" style:font-weight-asian="bold" fo:font-style="italic" style:font-style-asian="italic"/>
    </style:style>
    <style:style style:name="TableRow1874" style:family="table-row">
      <style:table-row-properties style:use-optimal-row-height="false" fo:keep-together="always"/>
    </style:style>
    <style:style style:name="TableCell187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876" style:parent-style-name="Tablecontent" style:family="paragraph">
      <style:paragraph-properties fo:keep-with-next="always"/>
    </style:style>
    <style:style style:name="TableCell187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78" style:parent-style-name="Tablecontent" style:family="paragraph">
      <style:paragraph-properties fo:keep-with-next="always"/>
    </style:style>
    <style:style style:name="TableCell187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880" style:parent-style-name="Tablecontent" style:family="paragraph">
      <style:paragraph-properties fo:keep-with-next="always"/>
    </style:style>
    <style:style style:name="TableCell188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882" style:parent-style-name="Tablecontent" style:family="paragraph">
      <style:paragraph-properties fo:keep-with-next="always"/>
    </style:style>
    <style:style style:name="TableRow1883" style:family="table-row">
      <style:table-row-properties style:use-optimal-row-height="false" fo:keep-together="always"/>
    </style:style>
    <style:style style:name="TableCell188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885" style:parent-style-name="Tablecontent" style:family="paragraph">
      <style:text-properties fo:font-weight="bold" style:font-weight-asian="bold" fo:font-style="italic" style:font-style-asian="italic"/>
    </style:style>
    <style:style style:name="TableCell188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88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888" style:parent-style-name="Tablecontent" style:family="paragraph">
      <style:text-properties fo:language="en" fo:country="US"/>
    </style:style>
    <style:style style:name="T1889" style:parent-style-name="DefaultParagraphFont" style:family="text">
      <style:text-properties fo:language="sv" fo:country="SE"/>
    </style:style>
    <style:style style:name="TableColumn1891" style:family="table-column">
      <style:table-column-properties style:column-width="1.6736in" style:use-optimal-column-width="false"/>
    </style:style>
    <style:style style:name="TableColumn1892" style:family="table-column">
      <style:table-column-properties style:column-width="1.2013in" style:use-optimal-column-width="false"/>
    </style:style>
    <style:style style:name="TableColumn1893" style:family="table-column">
      <style:table-column-properties style:column-width="1.3923in" style:use-optimal-column-width="false"/>
    </style:style>
    <style:style style:name="TableColumn1894" style:family="table-column">
      <style:table-column-properties style:column-width="1.9826in" style:use-optimal-column-width="false"/>
    </style:style>
    <style:style style:name="Table1890" style:family="table">
      <style:table-properties style:width="6.25in" fo:margin-left="0.0493in" table:align="left"/>
    </style:style>
    <style:style style:name="TableRow1895" style:family="table-row">
      <style:table-row-properties style:use-optimal-row-height="false" fo:keep-together="always"/>
    </style:style>
    <style:style style:name="TableCell189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897" style:parent-style-name="Tablecontent" style:family="paragraph">
      <style:paragraph-properties fo:keep-with-next="always"/>
      <style:text-properties fo:font-weight="bold" style:font-weight-asian="bold" fo:font-style="italic" style:font-style-asian="italic"/>
    </style:style>
    <style:style style:name="TableCell189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899" style:parent-style-name="Tablecontent" style:family="paragraph">
      <style:paragraph-properties fo:keep-with-next="always"/>
    </style:style>
    <style:style style:name="TableRow1900" style:family="table-row">
      <style:table-row-properties style:use-optimal-row-height="false" fo:keep-together="always"/>
    </style:style>
    <style:style style:name="TableCell190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902" style:parent-style-name="Tablecontent" style:family="paragraph">
      <style:paragraph-properties fo:keep-with-next="always"/>
      <style:text-properties fo:font-weight="bold" style:font-weight-asian="bold" fo:font-style="italic" style:font-style-asian="italic"/>
    </style:style>
    <style:style style:name="TableCell190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904" style:parent-style-name="Tablecontent" style:family="paragraph">
      <style:paragraph-properties fo:keep-with-next="always"/>
    </style:style>
    <style:style style:name="TableRow1905" style:family="table-row">
      <style:table-row-properties style:use-optimal-row-height="false" fo:keep-together="always"/>
    </style:style>
    <style:style style:name="TableCell190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907" style:parent-style-name="Tablecontent" style:family="paragraph">
      <style:paragraph-properties fo:keep-with-next="always"/>
      <style:text-properties fo:font-weight="bold" style:font-weight-asian="bold" fo:font-style="italic" style:font-style-asian="italic"/>
    </style:style>
    <style:style style:name="TableCell190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09" style:parent-style-name="Tablecontent" style:family="paragraph">
      <style:paragraph-properties fo:keep-with-next="always"/>
      <style:text-properties fo:font-weight="bold" style:font-weight-asian="bold" fo:font-style="italic" style:font-style-asian="italic"/>
    </style:style>
    <style:style style:name="TableCell191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11" style:parent-style-name="Tablecontent" style:family="paragraph">
      <style:paragraph-properties fo:keep-with-next="always"/>
      <style:text-properties fo:font-weight="bold" style:font-weight-asian="bold" fo:font-style="italic" style:font-style-asian="italic"/>
    </style:style>
    <style:style style:name="TableCell191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913" style:parent-style-name="Tablecontent" style:family="paragraph">
      <style:paragraph-properties fo:keep-with-next="always"/>
      <style:text-properties fo:font-weight="bold" style:font-weight-asian="bold" fo:font-style="italic" style:font-style-asian="italic"/>
    </style:style>
    <style:style style:name="TableRow1914" style:family="table-row">
      <style:table-row-properties style:use-optimal-row-height="false" fo:keep-together="always"/>
    </style:style>
    <style:style style:name="TableCell191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916" style:parent-style-name="Tablecontent" style:family="paragraph">
      <style:paragraph-properties fo:keep-with-next="always"/>
    </style:style>
    <style:style style:name="TableCell191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18" style:parent-style-name="Tablecontent" style:family="paragraph">
      <style:paragraph-properties fo:keep-with-next="always"/>
    </style:style>
    <style:style style:name="TableCell191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20" style:parent-style-name="Tablecontent" style:family="paragraph">
      <style:paragraph-properties fo:keep-with-next="always"/>
    </style:style>
    <style:style style:name="TableCell192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922" style:parent-style-name="Tablecontent" style:family="paragraph">
      <style:paragraph-properties fo:keep-with-next="always"/>
    </style:style>
    <style:style style:name="TableRow1923" style:family="table-row">
      <style:table-row-properties style:use-optimal-row-height="false" fo:keep-together="always"/>
    </style:style>
    <style:style style:name="TableCell192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925" style:parent-style-name="Tablecontent" style:family="paragraph">
      <style:text-properties fo:font-weight="bold" style:font-weight-asian="bold" fo:font-style="italic" style:font-style-asian="italic"/>
    </style:style>
    <style:style style:name="TableCell192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92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928" style:parent-style-name="Tablecontent" style:family="paragraph">
      <style:text-properties fo:language="sv" fo:country="SE"/>
    </style:style>
    <style:style style:name="P1929" style:parent-style-name="Heading2" style:list-style-name="WW_OutlineListStyle" style:family="paragraph">
      <style:text-properties fo:language="fr" fo:country="FR"/>
    </style:style>
    <style:style style:name="TableColumn1931" style:family="table-column">
      <style:table-column-properties style:column-width="1.625in" style:use-optimal-column-width="false"/>
    </style:style>
    <style:style style:name="TableColumn1932" style:family="table-column">
      <style:table-column-properties style:column-width="1.25in" style:use-optimal-column-width="false"/>
    </style:style>
    <style:style style:name="TableColumn1933" style:family="table-column">
      <style:table-column-properties style:column-width="1.375in" style:use-optimal-column-width="false"/>
    </style:style>
    <style:style style:name="TableColumn1934" style:family="table-column">
      <style:table-column-properties style:column-width="2in" style:use-optimal-column-width="false"/>
    </style:style>
    <style:style style:name="Table1930" style:family="table">
      <style:table-properties style:width="6.25in" fo:margin-left="0.0493in" table:align="left"/>
    </style:style>
    <style:style style:name="TableRow1935" style:family="table-row">
      <style:table-row-properties style:use-optimal-row-height="false" fo:keep-together="always"/>
    </style:style>
    <style:style style:name="TableCell193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937" style:parent-style-name="Tablecontent" style:family="paragraph">
      <style:paragraph-properties fo:keep-with-next="always"/>
      <style:text-properties fo:font-weight="bold" style:font-weight-asian="bold" fo:font-style="italic" style:font-style-asian="italic"/>
    </style:style>
    <style:style style:name="TableCell193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939" style:parent-style-name="Tablecontent" style:family="paragraph">
      <style:paragraph-properties fo:keep-with-next="always"/>
    </style:style>
    <style:style style:name="TableRow1940" style:family="table-row">
      <style:table-row-properties style:use-optimal-row-height="false" fo:keep-together="always"/>
    </style:style>
    <style:style style:name="TableCell194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942" style:parent-style-name="Tablecontent" style:family="paragraph">
      <style:paragraph-properties fo:keep-with-next="always"/>
      <style:text-properties fo:font-weight="bold" style:font-weight-asian="bold" fo:font-style="italic" style:font-style-asian="italic"/>
    </style:style>
    <style:style style:name="TableCell194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944" style:parent-style-name="Tablecontent" style:family="paragraph">
      <style:paragraph-properties fo:keep-with-next="always"/>
    </style:style>
    <style:style style:name="TableRow1945" style:family="table-row">
      <style:table-row-properties style:use-optimal-row-height="false" fo:keep-together="always"/>
    </style:style>
    <style:style style:name="TableCell194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947" style:parent-style-name="Tablecontent" style:family="paragraph">
      <style:paragraph-properties fo:keep-with-next="always"/>
      <style:text-properties fo:font-weight="bold" style:font-weight-asian="bold" fo:font-style="italic" style:font-style-asian="italic"/>
    </style:style>
    <style:style style:name="TableCell194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49" style:parent-style-name="Tablecontent" style:family="paragraph">
      <style:paragraph-properties fo:keep-with-next="always"/>
      <style:text-properties fo:font-weight="bold" style:font-weight-asian="bold" fo:font-style="italic" style:font-style-asian="italic"/>
    </style:style>
    <style:style style:name="TableCell195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51" style:parent-style-name="Tablecontent" style:family="paragraph">
      <style:paragraph-properties fo:keep-with-next="always"/>
      <style:text-properties fo:font-weight="bold" style:font-weight-asian="bold" fo:font-style="italic" style:font-style-asian="italic"/>
    </style:style>
    <style:style style:name="TableCell195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953" style:parent-style-name="Tablecontent" style:family="paragraph">
      <style:paragraph-properties fo:keep-with-next="always"/>
      <style:text-properties fo:font-weight="bold" style:font-weight-asian="bold" fo:font-style="italic" style:font-style-asian="italic"/>
    </style:style>
    <style:style style:name="TableRow1954" style:family="table-row">
      <style:table-row-properties style:use-optimal-row-height="false" fo:keep-together="always"/>
    </style:style>
    <style:style style:name="TableCell195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956" style:parent-style-name="Tablecontent" style:family="paragraph">
      <style:paragraph-properties fo:keep-with-next="always"/>
    </style:style>
    <style:style style:name="TableCell195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58" style:parent-style-name="Tablecontent" style:family="paragraph">
      <style:paragraph-properties fo:keep-with-next="always"/>
    </style:style>
    <style:style style:name="TableCell195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60" style:parent-style-name="Tablecontent" style:family="paragraph">
      <style:paragraph-properties fo:keep-with-next="always"/>
    </style:style>
    <style:style style:name="TableCell196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1962" style:parent-style-name="Tablecontent" style:family="paragraph">
      <style:paragraph-properties fo:keep-with-next="always"/>
    </style:style>
    <style:style style:name="TableRow1963" style:family="table-row">
      <style:table-row-properties style:use-optimal-row-height="false" fo:keep-together="always"/>
    </style:style>
    <style:style style:name="TableCell196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965" style:parent-style-name="Tablecontent" style:family="paragraph">
      <style:text-properties fo:font-weight="bold" style:font-weight-asian="bold" fo:font-style="italic" style:font-style-asian="italic"/>
    </style:style>
    <style:style style:name="TableCell196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196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968" style:parent-style-name="Heading2" style:list-style-name="WW_OutlineListStyle" style:family="paragraph">
      <style:text-properties fo:language="fr" fo:country="FR"/>
    </style:style>
    <style:style style:name="TableColumn1970" style:family="table-column">
      <style:table-column-properties style:column-width="1.625in" style:use-optimal-column-width="false"/>
    </style:style>
    <style:style style:name="TableColumn1971" style:family="table-column">
      <style:table-column-properties style:column-width="1.25in" style:use-optimal-column-width="false"/>
    </style:style>
    <style:style style:name="TableColumn1972" style:family="table-column">
      <style:table-column-properties style:column-width="1.375in" style:use-optimal-column-width="false"/>
    </style:style>
    <style:style style:name="TableColumn1973" style:family="table-column">
      <style:table-column-properties style:column-width="2in" style:use-optimal-column-width="false"/>
    </style:style>
    <style:style style:name="Table1969" style:family="table">
      <style:table-properties style:width="6.25in" fo:margin-left="0.0493in" table:align="left"/>
    </style:style>
    <style:style style:name="TableRow1974" style:family="table-row">
      <style:table-row-properties style:use-optimal-row-height="false" fo:keep-together="always"/>
    </style:style>
    <style:style style:name="TableCell1975"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1976" style:parent-style-name="Tablecontent" style:family="paragraph">
      <style:paragraph-properties fo:keep-with-next="always"/>
      <style:text-properties fo:font-weight="bold" style:font-weight-asian="bold" fo:font-style="italic" style:font-style-asian="italic"/>
    </style:style>
    <style:style style:name="TableCell1977"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1978" style:parent-style-name="Tablecontent" style:family="paragraph">
      <style:paragraph-properties fo:keep-with-next="always"/>
    </style:style>
    <style:style style:name="TableRow1979" style:family="table-row">
      <style:table-row-properties style:use-optimal-row-height="false" fo:keep-together="always"/>
    </style:style>
    <style:style style:name="TableCell1980"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1981" style:parent-style-name="Tablecontent" style:family="paragraph">
      <style:paragraph-properties fo:keep-with-next="always"/>
      <style:text-properties fo:font-weight="bold" style:font-weight-asian="bold" fo:font-style="italic" style:font-style-asian="italic"/>
    </style:style>
    <style:style style:name="TableCell1982"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1983" style:parent-style-name="Tablecontent" style:family="paragraph">
      <style:paragraph-properties fo:keep-with-next="always"/>
    </style:style>
    <style:style style:name="TableRow1984" style:family="table-row">
      <style:table-row-properties style:use-optimal-row-height="false" fo:keep-together="always"/>
    </style:style>
    <style:style style:name="TableCell198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1986" style:parent-style-name="Tablecontent" style:family="paragraph">
      <style:paragraph-properties fo:keep-with-next="always"/>
      <style:text-properties fo:font-weight="bold" style:font-weight-asian="bold" fo:font-style="italic" style:font-style-asian="italic"/>
    </style:style>
    <style:style style:name="TableCell198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88" style:parent-style-name="Tablecontent" style:family="paragraph">
      <style:paragraph-properties fo:keep-with-next="always"/>
      <style:text-properties fo:font-weight="bold" style:font-weight-asian="bold" fo:font-style="italic" style:font-style-asian="italic"/>
    </style:style>
    <style:style style:name="TableCell198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1990" style:parent-style-name="Tablecontent" style:family="paragraph">
      <style:paragraph-properties fo:keep-with-next="always"/>
      <style:text-properties fo:font-weight="bold" style:font-weight-asian="bold" fo:font-style="italic" style:font-style-asian="italic"/>
    </style:style>
    <style:style style:name="TableCell199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1992" style:parent-style-name="Tablecontent" style:family="paragraph">
      <style:paragraph-properties fo:keep-with-next="always"/>
      <style:text-properties fo:font-weight="bold" style:font-weight-asian="bold" fo:font-style="italic" style:font-style-asian="italic"/>
    </style:style>
    <style:style style:name="TableRow1993" style:family="table-row">
      <style:table-row-properties style:use-optimal-row-height="false" fo:keep-together="always"/>
    </style:style>
    <style:style style:name="TableCell1994"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1995" style:parent-style-name="Tablecontent" style:family="paragraph">
      <style:paragraph-properties fo:keep-with-next="always"/>
    </style:style>
    <style:style style:name="TableCell199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97" style:parent-style-name="Tablecontent" style:family="paragraph">
      <style:paragraph-properties fo:keep-with-next="always"/>
    </style:style>
    <style:style style:name="TableCell199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1999" style:parent-style-name="Tablecontent" style:family="paragraph">
      <style:paragraph-properties fo:keep-with-next="always"/>
    </style:style>
    <style:style style:name="TableCell2000"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001" style:parent-style-name="Tablecontent" style:family="paragraph">
      <style:paragraph-properties fo:keep-with-next="always"/>
    </style:style>
    <style:style style:name="TableRow2002" style:family="table-row">
      <style:table-row-properties style:use-optimal-row-height="false" fo:keep-together="always"/>
    </style:style>
    <style:style style:name="TableCell200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004" style:parent-style-name="Tablecontent" style:family="paragraph">
      <style:text-properties fo:font-weight="bold" style:font-weight-asian="bold" fo:font-style="italic" style:font-style-asian="italic"/>
    </style:style>
    <style:style style:name="TableCell200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00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008" style:family="table-column">
      <style:table-column-properties style:column-width="1.6736in" style:use-optimal-column-width="false"/>
    </style:style>
    <style:style style:name="TableColumn2009" style:family="table-column">
      <style:table-column-properties style:column-width="1.2013in" style:use-optimal-column-width="false"/>
    </style:style>
    <style:style style:name="TableColumn2010" style:family="table-column">
      <style:table-column-properties style:column-width="1.3923in" style:use-optimal-column-width="false"/>
    </style:style>
    <style:style style:name="TableColumn2011" style:family="table-column">
      <style:table-column-properties style:column-width="1.9826in" style:use-optimal-column-width="false"/>
    </style:style>
    <style:style style:name="Table2007" style:family="table">
      <style:table-properties style:width="6.25in" fo:margin-left="0.0493in" table:align="left"/>
    </style:style>
    <style:style style:name="TableRow2012" style:family="table-row">
      <style:table-row-properties style:use-optimal-row-height="false" fo:keep-together="always"/>
    </style:style>
    <style:style style:name="TableCell2013"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014" style:parent-style-name="Tablecontent" style:family="paragraph">
      <style:paragraph-properties fo:keep-with-next="always"/>
      <style:text-properties fo:font-weight="bold" style:font-weight-asian="bold" fo:font-style="italic" style:font-style-asian="italic"/>
    </style:style>
    <style:style style:name="TableCell2015"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016" style:parent-style-name="Tablecontent" style:family="paragraph">
      <style:paragraph-properties fo:keep-with-next="always"/>
    </style:style>
    <style:style style:name="TableRow2017" style:family="table-row">
      <style:table-row-properties style:use-optimal-row-height="false" fo:keep-together="always"/>
    </style:style>
    <style:style style:name="TableCell2018"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019" style:parent-style-name="Tablecontent" style:family="paragraph">
      <style:paragraph-properties fo:keep-with-next="always"/>
      <style:text-properties fo:font-weight="bold" style:font-weight-asian="bold" fo:font-style="italic" style:font-style-asian="italic"/>
    </style:style>
    <style:style style:name="TableCell2020"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021" style:parent-style-name="Tablecontent" style:family="paragraph">
      <style:paragraph-properties fo:keep-with-next="always"/>
    </style:style>
    <style:style style:name="TableRow2022" style:family="table-row">
      <style:table-row-properties style:use-optimal-row-height="false" fo:keep-together="always"/>
    </style:style>
    <style:style style:name="TableCell202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024" style:parent-style-name="Tablecontent" style:family="paragraph">
      <style:paragraph-properties fo:keep-with-next="always"/>
      <style:text-properties fo:font-weight="bold" style:font-weight-asian="bold" fo:font-style="italic" style:font-style-asian="italic"/>
    </style:style>
    <style:style style:name="TableCell202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026" style:parent-style-name="Tablecontent" style:family="paragraph">
      <style:paragraph-properties fo:keep-with-next="always"/>
      <style:text-properties fo:font-weight="bold" style:font-weight-asian="bold" fo:font-style="italic" style:font-style-asian="italic"/>
    </style:style>
    <style:style style:name="TableCell202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028" style:parent-style-name="Tablecontent" style:family="paragraph">
      <style:paragraph-properties fo:keep-with-next="always"/>
      <style:text-properties fo:font-weight="bold" style:font-weight-asian="bold" fo:font-style="italic" style:font-style-asian="italic"/>
    </style:style>
    <style:style style:name="TableCell202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030" style:parent-style-name="Tablecontent" style:family="paragraph">
      <style:paragraph-properties fo:keep-with-next="always"/>
      <style:text-properties fo:font-weight="bold" style:font-weight-asian="bold" fo:font-style="italic" style:font-style-asian="italic"/>
    </style:style>
    <style:style style:name="TableRow2031" style:family="table-row">
      <style:table-row-properties style:use-optimal-row-height="false" fo:keep-together="always"/>
    </style:style>
    <style:style style:name="TableCell2032"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033" style:parent-style-name="Tablecontent" style:family="paragraph">
      <style:paragraph-properties fo:keep-with-next="always"/>
    </style:style>
    <style:style style:name="TableCell203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035" style:parent-style-name="Tablecontent" style:family="paragraph">
      <style:paragraph-properties fo:keep-with-next="always"/>
    </style:style>
    <style:style style:name="TableCell203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037" style:parent-style-name="Tablecontent" style:family="paragraph">
      <style:paragraph-properties fo:keep-with-next="always"/>
    </style:style>
    <style:style style:name="TableCell2038"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039" style:parent-style-name="Tablecontent" style:family="paragraph">
      <style:paragraph-properties fo:keep-with-next="always"/>
    </style:style>
    <style:style style:name="TableRow2040" style:family="table-row">
      <style:table-row-properties style:use-optimal-row-height="false" fo:keep-together="always"/>
    </style:style>
    <style:style style:name="TableCell204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042" style:parent-style-name="Tablecontent" style:family="paragraph">
      <style:text-properties fo:font-weight="bold" style:font-weight-asian="bold" fo:font-style="italic" style:font-style-asian="italic"/>
    </style:style>
    <style:style style:name="TableCell204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04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045" style:parent-style-name="Heading2" style:list-style-name="WW_OutlineListStyle" style:family="paragraph">
      <style:text-properties fo:language="fr" fo:country="FR"/>
    </style:style>
    <style:style style:name="TableColumn2047" style:family="table-column">
      <style:table-column-properties style:column-width="1.625in" style:use-optimal-column-width="false"/>
    </style:style>
    <style:style style:name="TableColumn2048" style:family="table-column">
      <style:table-column-properties style:column-width="1.25in" style:use-optimal-column-width="false"/>
    </style:style>
    <style:style style:name="TableColumn2049" style:family="table-column">
      <style:table-column-properties style:column-width="1.375in" style:use-optimal-column-width="false"/>
    </style:style>
    <style:style style:name="TableColumn2050" style:family="table-column">
      <style:table-column-properties style:column-width="2in" style:use-optimal-column-width="false"/>
    </style:style>
    <style:style style:name="Table2046" style:family="table">
      <style:table-properties style:width="6.25in" fo:margin-left="0.0493in" table:align="left"/>
    </style:style>
    <style:style style:name="TableRow2051" style:family="table-row">
      <style:table-row-properties style:use-optimal-row-height="false" fo:keep-together="always"/>
    </style:style>
    <style:style style:name="TableCell2052"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053" style:parent-style-name="Tablecontent" style:family="paragraph">
      <style:paragraph-properties fo:keep-with-next="always"/>
      <style:text-properties fo:font-weight="bold" style:font-weight-asian="bold" fo:font-style="italic" style:font-style-asian="italic"/>
    </style:style>
    <style:style style:name="TableCell2054"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055" style:parent-style-name="Tablecontent" style:family="paragraph">
      <style:paragraph-properties fo:keep-with-next="always"/>
    </style:style>
    <style:style style:name="TableRow2056" style:family="table-row">
      <style:table-row-properties style:use-optimal-row-height="false" fo:keep-together="always"/>
    </style:style>
    <style:style style:name="TableCell2057"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058" style:parent-style-name="Tablecontent" style:family="paragraph">
      <style:paragraph-properties fo:keep-with-next="always"/>
      <style:text-properties fo:font-weight="bold" style:font-weight-asian="bold" fo:font-style="italic" style:font-style-asian="italic"/>
    </style:style>
    <style:style style:name="TableCell2059"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060" style:parent-style-name="Tablecontent" style:family="paragraph">
      <style:paragraph-properties fo:keep-with-next="always"/>
    </style:style>
    <style:style style:name="TableRow2061" style:family="table-row">
      <style:table-row-properties style:use-optimal-row-height="false" fo:keep-together="always"/>
    </style:style>
    <style:style style:name="TableCell2062"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063" style:parent-style-name="Tablecontent" style:family="paragraph">
      <style:paragraph-properties fo:keep-with-next="always"/>
      <style:text-properties fo:font-weight="bold" style:font-weight-asian="bold" fo:font-style="italic" style:font-style-asian="italic"/>
    </style:style>
    <style:style style:name="TableCell2064"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065" style:parent-style-name="Tablecontent" style:family="paragraph">
      <style:paragraph-properties fo:keep-with-next="always"/>
      <style:text-properties fo:font-weight="bold" style:font-weight-asian="bold" fo:font-style="italic" style:font-style-asian="italic"/>
    </style:style>
    <style:style style:name="TableCell206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067" style:parent-style-name="Tablecontent" style:family="paragraph">
      <style:paragraph-properties fo:keep-with-next="always"/>
      <style:text-properties fo:font-weight="bold" style:font-weight-asian="bold" fo:font-style="italic" style:font-style-asian="italic"/>
    </style:style>
    <style:style style:name="TableCell2068"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069" style:parent-style-name="Tablecontent" style:family="paragraph">
      <style:paragraph-properties fo:keep-with-next="always"/>
      <style:text-properties fo:font-weight="bold" style:font-weight-asian="bold" fo:font-style="italic" style:font-style-asian="italic"/>
    </style:style>
    <style:style style:name="TableRow2070" style:family="table-row">
      <style:table-row-properties style:use-optimal-row-height="false" fo:keep-together="always"/>
    </style:style>
    <style:style style:name="TableCell2071"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072" style:parent-style-name="Tablecontent" style:family="paragraph">
      <style:paragraph-properties fo:keep-with-next="always"/>
    </style:style>
    <style:style style:name="TableCell2073"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074" style:parent-style-name="Tablecontent" style:family="paragraph">
      <style:paragraph-properties fo:keep-with-next="always"/>
    </style:style>
    <style:style style:name="TableCell2075"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076" style:parent-style-name="Tablecontent" style:family="paragraph">
      <style:paragraph-properties fo:keep-with-next="always"/>
    </style:style>
    <style:style style:name="TableCell2077"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078" style:parent-style-name="Tablecontent" style:family="paragraph">
      <style:paragraph-properties fo:keep-with-next="always"/>
    </style:style>
    <style:style style:name="TableRow2079" style:family="table-row">
      <style:table-row-properties style:use-optimal-row-height="false" fo:keep-together="always"/>
    </style:style>
    <style:style style:name="TableCell2080"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081" style:parent-style-name="Tablecontent" style:family="paragraph">
      <style:text-properties fo:font-weight="bold" style:font-weight-asian="bold" fo:font-style="italic" style:font-style-asian="italic"/>
    </style:style>
    <style:style style:name="TableCell208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083"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084" style:parent-style-name="BodyText" style:family="paragraph">
      <style:paragraph-properties fo:keep-with-next="auto"/>
    </style:style>
    <style:style style:name="TableColumn2086" style:family="table-column">
      <style:table-column-properties style:column-width="1.6736in" style:use-optimal-column-width="false"/>
    </style:style>
    <style:style style:name="TableColumn2087" style:family="table-column">
      <style:table-column-properties style:column-width="1.2013in" style:use-optimal-column-width="false"/>
    </style:style>
    <style:style style:name="TableColumn2088" style:family="table-column">
      <style:table-column-properties style:column-width="1.3923in" style:use-optimal-column-width="false"/>
    </style:style>
    <style:style style:name="TableColumn2089" style:family="table-column">
      <style:table-column-properties style:column-width="1.9826in" style:use-optimal-column-width="false"/>
    </style:style>
    <style:style style:name="Table2085" style:family="table">
      <style:table-properties style:width="6.25in" fo:margin-left="0.0493in" table:align="left"/>
    </style:style>
    <style:style style:name="TableRow2090" style:family="table-row">
      <style:table-row-properties style:use-optimal-row-height="false" fo:keep-together="always"/>
    </style:style>
    <style:style style:name="TableCell2091"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092" style:parent-style-name="Tablecontent" style:family="paragraph">
      <style:paragraph-properties fo:keep-with-next="always"/>
      <style:text-properties fo:font-weight="bold" style:font-weight-asian="bold" fo:font-style="italic" style:font-style-asian="italic"/>
    </style:style>
    <style:style style:name="TableCell2093"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094" style:parent-style-name="Tablecontent" style:family="paragraph">
      <style:paragraph-properties fo:keep-with-next="always"/>
    </style:style>
    <style:style style:name="TableRow2095" style:family="table-row">
      <style:table-row-properties style:use-optimal-row-height="false" fo:keep-together="always"/>
    </style:style>
    <style:style style:name="TableCell2096"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097" style:parent-style-name="Tablecontent" style:family="paragraph">
      <style:paragraph-properties fo:keep-with-next="always"/>
      <style:text-properties fo:font-weight="bold" style:font-weight-asian="bold" fo:font-style="italic" style:font-style-asian="italic"/>
    </style:style>
    <style:style style:name="TableCell2098"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099" style:parent-style-name="Tablecontent" style:family="paragraph">
      <style:paragraph-properties fo:keep-with-next="always"/>
      <style:text-properties fo:language="en" fo:country="US"/>
    </style:style>
    <style:style style:name="TableRow2100" style:family="table-row">
      <style:table-row-properties style:use-optimal-row-height="false" fo:keep-together="always"/>
    </style:style>
    <style:style style:name="TableCell210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02" style:parent-style-name="Tablecontent" style:family="paragraph">
      <style:paragraph-properties fo:keep-with-next="always"/>
      <style:text-properties fo:font-weight="bold" style:font-weight-asian="bold" fo:font-style="italic" style:font-style-asian="italic"/>
    </style:style>
    <style:style style:name="TableCell210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04" style:parent-style-name="Tablecontent" style:family="paragraph">
      <style:paragraph-properties fo:keep-with-next="always"/>
      <style:text-properties fo:font-weight="bold" style:font-weight-asian="bold" fo:font-style="italic" style:font-style-asian="italic"/>
    </style:style>
    <style:style style:name="TableCell210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06" style:parent-style-name="Tablecontent" style:family="paragraph">
      <style:paragraph-properties fo:keep-with-next="always"/>
      <style:text-properties fo:font-weight="bold" style:font-weight-asian="bold" fo:font-style="italic" style:font-style-asian="italic"/>
    </style:style>
    <style:style style:name="TableCell210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108" style:parent-style-name="Tablecontent" style:family="paragraph">
      <style:paragraph-properties fo:keep-with-next="always"/>
      <style:text-properties fo:font-weight="bold" style:font-weight-asian="bold" fo:font-style="italic" style:font-style-asian="italic"/>
    </style:style>
    <style:style style:name="TableRow2109" style:family="table-row">
      <style:table-row-properties style:use-optimal-row-height="false" fo:keep-together="always"/>
    </style:style>
    <style:style style:name="TableCell2110"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111" style:parent-style-name="Tablecontent" style:family="paragraph">
      <style:paragraph-properties fo:keep-with-next="always"/>
    </style:style>
    <style:style style:name="TableCell211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13" style:parent-style-name="Tablecontent" style:family="paragraph">
      <style:paragraph-properties fo:keep-with-next="always"/>
    </style:style>
    <style:style style:name="TableCell211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15" style:parent-style-name="Tablecontent" style:family="paragraph">
      <style:paragraph-properties fo:keep-with-next="always"/>
    </style:style>
    <style:style style:name="TableCell2116"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117" style:parent-style-name="Tablecontent" style:family="paragraph">
      <style:paragraph-properties fo:keep-with-next="always"/>
    </style:style>
    <style:style style:name="TableRow2118" style:family="table-row">
      <style:table-row-properties style:use-optimal-row-height="false" fo:keep-together="always"/>
    </style:style>
    <style:style style:name="TableCell211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20" style:parent-style-name="Tablecontent" style:family="paragraph">
      <style:text-properties fo:font-weight="bold" style:font-weight-asian="bold" fo:font-style="italic" style:font-style-asian="italic"/>
    </style:style>
    <style:style style:name="TableCell212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12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124" style:family="table-column">
      <style:table-column-properties style:column-width="1.6736in" style:use-optimal-column-width="false"/>
    </style:style>
    <style:style style:name="TableColumn2125" style:family="table-column">
      <style:table-column-properties style:column-width="1.2013in" style:use-optimal-column-width="false"/>
    </style:style>
    <style:style style:name="TableColumn2126" style:family="table-column">
      <style:table-column-properties style:column-width="1.3923in" style:use-optimal-column-width="false"/>
    </style:style>
    <style:style style:name="TableColumn2127" style:family="table-column">
      <style:table-column-properties style:column-width="1.9826in" style:use-optimal-column-width="false"/>
    </style:style>
    <style:style style:name="Table2123" style:family="table">
      <style:table-properties style:width="6.25in" fo:margin-left="0.0493in" table:align="left"/>
    </style:style>
    <style:style style:name="TableRow2128" style:family="table-row">
      <style:table-row-properties style:use-optimal-row-height="false" fo:keep-together="always"/>
    </style:style>
    <style:style style:name="TableCell2129"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130" style:parent-style-name="Tablecontent" style:family="paragraph">
      <style:paragraph-properties fo:keep-with-next="always"/>
      <style:text-properties fo:font-weight="bold" style:font-weight-asian="bold" fo:font-style="italic" style:font-style-asian="italic"/>
    </style:style>
    <style:style style:name="TableCell2131"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132" style:parent-style-name="Tablecontent" style:family="paragraph">
      <style:paragraph-properties fo:keep-with-next="always"/>
    </style:style>
    <style:style style:name="TableRow2133" style:family="table-row">
      <style:table-row-properties style:use-optimal-row-height="false" fo:keep-together="always"/>
    </style:style>
    <style:style style:name="TableCell2134"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135" style:parent-style-name="Tablecontent" style:family="paragraph">
      <style:paragraph-properties fo:keep-with-next="always"/>
      <style:text-properties fo:font-weight="bold" style:font-weight-asian="bold" fo:font-style="italic" style:font-style-asian="italic"/>
    </style:style>
    <style:style style:name="TableCell2136"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137" style:parent-style-name="Tablecontent" style:family="paragraph">
      <style:paragraph-properties fo:keep-with-next="always"/>
    </style:style>
    <style:style style:name="TableRow2138" style:family="table-row">
      <style:table-row-properties style:use-optimal-row-height="false" fo:keep-together="always"/>
    </style:style>
    <style:style style:name="TableCell213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40" style:parent-style-name="Tablecontent" style:family="paragraph">
      <style:paragraph-properties fo:keep-with-next="always"/>
      <style:text-properties fo:font-weight="bold" style:font-weight-asian="bold" fo:font-style="italic" style:font-style-asian="italic"/>
    </style:style>
    <style:style style:name="TableCell214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42" style:parent-style-name="Tablecontent" style:family="paragraph">
      <style:paragraph-properties fo:keep-with-next="always"/>
      <style:text-properties fo:font-weight="bold" style:font-weight-asian="bold" fo:font-style="italic" style:font-style-asian="italic"/>
    </style:style>
    <style:style style:name="TableCell214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44" style:parent-style-name="Tablecontent" style:family="paragraph">
      <style:paragraph-properties fo:keep-with-next="always"/>
      <style:text-properties fo:font-weight="bold" style:font-weight-asian="bold" fo:font-style="italic" style:font-style-asian="italic"/>
    </style:style>
    <style:style style:name="TableCell2145"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146" style:parent-style-name="Tablecontent" style:family="paragraph">
      <style:paragraph-properties fo:keep-with-next="always"/>
      <style:text-properties fo:font-weight="bold" style:font-weight-asian="bold" fo:font-style="italic" style:font-style-asian="italic"/>
    </style:style>
    <style:style style:name="TableRow2147" style:family="table-row">
      <style:table-row-properties style:use-optimal-row-height="false" fo:keep-together="always"/>
    </style:style>
    <style:style style:name="TableCell2148"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149" style:parent-style-name="Tablecontent" style:family="paragraph">
      <style:paragraph-properties fo:keep-with-next="always"/>
    </style:style>
    <style:style style:name="TableCell2150"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51" style:parent-style-name="Tablecontent" style:family="paragraph">
      <style:paragraph-properties fo:keep-with-next="always"/>
    </style:style>
    <style:style style:name="TableCell215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53" style:parent-style-name="Tablecontent" style:family="paragraph">
      <style:paragraph-properties fo:keep-with-next="always"/>
    </style:style>
    <style:style style:name="TableCell2154"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155" style:parent-style-name="Tablecontent" style:family="paragraph">
      <style:paragraph-properties fo:keep-with-next="always"/>
    </style:style>
    <style:style style:name="TableRow2156" style:family="table-row">
      <style:table-row-properties style:use-optimal-row-height="false" fo:keep-together="always"/>
    </style:style>
    <style:style style:name="TableCell2157"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58" style:parent-style-name="Tablecontent" style:family="paragraph">
      <style:text-properties fo:font-weight="bold" style:font-weight-asian="bold" fo:font-style="italic" style:font-style-asian="italic"/>
    </style:style>
    <style:style style:name="TableCell215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160"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161" style:parent-style-name="Heading2" style:list-style-name="WW_OutlineListStyle" style:family="paragraph">
      <style:text-properties fo:language="fr" fo:country="FR"/>
    </style:style>
    <style:style style:name="TableColumn2163" style:family="table-column">
      <style:table-column-properties style:column-width="1.6736in" style:use-optimal-column-width="false"/>
    </style:style>
    <style:style style:name="TableColumn2164" style:family="table-column">
      <style:table-column-properties style:column-width="1.2013in" style:use-optimal-column-width="false"/>
    </style:style>
    <style:style style:name="TableColumn2165" style:family="table-column">
      <style:table-column-properties style:column-width="1.3923in" style:use-optimal-column-width="false"/>
    </style:style>
    <style:style style:name="TableColumn2166" style:family="table-column">
      <style:table-column-properties style:column-width="1.9826in" style:use-optimal-column-width="false"/>
    </style:style>
    <style:style style:name="Table2162" style:family="table">
      <style:table-properties style:width="6.25in" fo:margin-left="0.0493in" table:align="left"/>
    </style:style>
    <style:style style:name="TableRow2167" style:family="table-row">
      <style:table-row-properties style:use-optimal-row-height="false" fo:keep-together="always"/>
    </style:style>
    <style:style style:name="TableCell2168"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169" style:parent-style-name="Tablecontent" style:family="paragraph">
      <style:paragraph-properties fo:keep-with-next="always"/>
      <style:text-properties fo:font-weight="bold" style:font-weight-asian="bold" fo:font-style="italic" style:font-style-asian="italic"/>
    </style:style>
    <style:style style:name="TableCell217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171" style:parent-style-name="Tablecontent" style:family="paragraph">
      <style:paragraph-properties fo:keep-with-next="always"/>
    </style:style>
    <style:style style:name="TableRow2172" style:family="table-row">
      <style:table-row-properties style:use-optimal-row-height="false" fo:keep-together="always"/>
    </style:style>
    <style:style style:name="TableCell2173"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174" style:parent-style-name="Tablecontent" style:family="paragraph">
      <style:paragraph-properties fo:keep-with-next="always"/>
      <style:text-properties fo:font-weight="bold" style:font-weight-asian="bold" fo:font-style="italic" style:font-style-asian="italic"/>
    </style:style>
    <style:style style:name="TableCell2175"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176" style:parent-style-name="Tablecontent" style:family="paragraph">
      <style:paragraph-properties fo:keep-with-next="always"/>
    </style:style>
    <style:style style:name="TableRow2177" style:family="table-row">
      <style:table-row-properties style:use-optimal-row-height="false" fo:keep-together="always"/>
    </style:style>
    <style:style style:name="TableCell217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79" style:parent-style-name="Tablecontent" style:family="paragraph">
      <style:paragraph-properties fo:keep-with-next="always"/>
      <style:text-properties fo:font-weight="bold" style:font-weight-asian="bold" fo:font-style="italic" style:font-style-asian="italic"/>
    </style:style>
    <style:style style:name="TableCell218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81" style:parent-style-name="Tablecontent" style:family="paragraph">
      <style:paragraph-properties fo:keep-with-next="always"/>
      <style:text-properties fo:font-weight="bold" style:font-weight-asian="bold" fo:font-style="italic" style:font-style-asian="italic"/>
    </style:style>
    <style:style style:name="TableCell218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183" style:parent-style-name="Tablecontent" style:family="paragraph">
      <style:paragraph-properties fo:keep-with-next="always"/>
      <style:text-properties fo:font-weight="bold" style:font-weight-asian="bold" fo:font-style="italic" style:font-style-asian="italic"/>
    </style:style>
    <style:style style:name="TableCell218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185" style:parent-style-name="Tablecontent" style:family="paragraph">
      <style:paragraph-properties fo:keep-with-next="always"/>
      <style:text-properties fo:font-weight="bold" style:font-weight-asian="bold" fo:font-style="italic" style:font-style-asian="italic"/>
    </style:style>
    <style:style style:name="TableRow2186" style:family="table-row">
      <style:table-row-properties style:use-optimal-row-height="false" fo:keep-together="always"/>
    </style:style>
    <style:style style:name="TableCell218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188" style:parent-style-name="Tablecontent" style:family="paragraph">
      <style:paragraph-properties fo:keep-with-next="always"/>
    </style:style>
    <style:style style:name="TableCell218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90" style:parent-style-name="Tablecontent" style:family="paragraph">
      <style:paragraph-properties fo:keep-with-next="always"/>
    </style:style>
    <style:style style:name="TableCell219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192" style:parent-style-name="Tablecontent" style:family="paragraph">
      <style:paragraph-properties fo:keep-with-next="always"/>
    </style:style>
    <style:style style:name="TableCell219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194" style:parent-style-name="Tablecontent" style:family="paragraph">
      <style:paragraph-properties fo:keep-with-next="always"/>
    </style:style>
    <style:style style:name="TableRow2195" style:family="table-row">
      <style:table-row-properties style:use-optimal-row-height="false" fo:keep-together="always"/>
    </style:style>
    <style:style style:name="TableCell219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197" style:parent-style-name="Tablecontent" style:family="paragraph">
      <style:text-properties fo:font-weight="bold" style:font-weight-asian="bold" fo:font-style="italic" style:font-style-asian="italic"/>
    </style:style>
    <style:style style:name="TableCell219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19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200" style:parent-style-name="Tablecontent" style:family="paragraph">
      <style:text-properties fo:language="en" fo:country="US"/>
    </style:style>
    <style:style style:name="P2201" style:parent-style-name="Heading2" style:list-style-name="WW_OutlineListStyle" style:family="paragraph">
      <style:text-properties fo:language="sv" fo:country="SE"/>
    </style:style>
    <style:style style:name="TableColumn2203" style:family="table-column">
      <style:table-column-properties style:column-width="1.6736in" style:use-optimal-column-width="false"/>
    </style:style>
    <style:style style:name="TableColumn2204" style:family="table-column">
      <style:table-column-properties style:column-width="1.2013in" style:use-optimal-column-width="false"/>
    </style:style>
    <style:style style:name="TableColumn2205" style:family="table-column">
      <style:table-column-properties style:column-width="1.3923in" style:use-optimal-column-width="false"/>
    </style:style>
    <style:style style:name="TableColumn2206" style:family="table-column">
      <style:table-column-properties style:column-width="1.9826in" style:use-optimal-column-width="false"/>
    </style:style>
    <style:style style:name="Table2202" style:family="table">
      <style:table-properties style:width="6.25in" fo:margin-left="0.0493in" table:align="left"/>
    </style:style>
    <style:style style:name="TableRow2207" style:family="table-row">
      <style:table-row-properties style:use-optimal-row-height="false" fo:keep-together="always"/>
    </style:style>
    <style:style style:name="TableCell2208"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209" style:parent-style-name="Tablecontent" style:family="paragraph">
      <style:paragraph-properties fo:keep-with-next="always"/>
      <style:text-properties fo:font-weight="bold" style:font-weight-asian="bold" fo:font-style="italic" style:font-style-asian="italic"/>
    </style:style>
    <style:style style:name="TableCell221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211" style:parent-style-name="Tablecontent" style:family="paragraph">
      <style:paragraph-properties fo:keep-with-next="always"/>
    </style:style>
    <style:style style:name="TableRow2212" style:family="table-row">
      <style:table-row-properties style:use-optimal-row-height="false" fo:keep-together="always"/>
    </style:style>
    <style:style style:name="TableCell2213"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214" style:parent-style-name="Tablecontent" style:family="paragraph">
      <style:paragraph-properties fo:keep-with-next="always"/>
      <style:text-properties fo:font-weight="bold" style:font-weight-asian="bold" fo:font-style="italic" style:font-style-asian="italic"/>
    </style:style>
    <style:style style:name="TableCell2215"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216" style:parent-style-name="Tablecontent" style:family="paragraph">
      <style:paragraph-properties fo:keep-with-next="always"/>
    </style:style>
    <style:style style:name="TableRow2217" style:family="table-row">
      <style:table-row-properties style:use-optimal-row-height="false" fo:keep-together="always"/>
    </style:style>
    <style:style style:name="TableCell221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219" style:parent-style-name="Tablecontent" style:family="paragraph">
      <style:paragraph-properties fo:keep-with-next="always"/>
      <style:text-properties fo:font-weight="bold" style:font-weight-asian="bold" fo:font-style="italic" style:font-style-asian="italic"/>
    </style:style>
    <style:style style:name="TableCell222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221" style:parent-style-name="Tablecontent" style:family="paragraph">
      <style:paragraph-properties fo:keep-with-next="always"/>
      <style:text-properties fo:font-weight="bold" style:font-weight-asian="bold" fo:font-style="italic" style:font-style-asian="italic"/>
    </style:style>
    <style:style style:name="TableCell222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223" style:parent-style-name="Tablecontent" style:family="paragraph">
      <style:paragraph-properties fo:keep-with-next="always"/>
      <style:text-properties fo:font-weight="bold" style:font-weight-asian="bold" fo:font-style="italic" style:font-style-asian="italic"/>
    </style:style>
    <style:style style:name="TableCell222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225" style:parent-style-name="Tablecontent" style:family="paragraph">
      <style:paragraph-properties fo:keep-with-next="always"/>
      <style:text-properties fo:font-weight="bold" style:font-weight-asian="bold" fo:font-style="italic" style:font-style-asian="italic"/>
    </style:style>
    <style:style style:name="TableRow2226" style:family="table-row">
      <style:table-row-properties style:use-optimal-row-height="false" fo:keep-together="always"/>
    </style:style>
    <style:style style:name="TableCell222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228" style:parent-style-name="Tablecontent" style:family="paragraph">
      <style:paragraph-properties fo:keep-with-next="always"/>
    </style:style>
    <style:style style:name="TableCell222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230" style:parent-style-name="Tablecontent" style:family="paragraph">
      <style:paragraph-properties fo:keep-with-next="always"/>
    </style:style>
    <style:style style:name="TableCell223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232" style:parent-style-name="Tablecontent" style:family="paragraph">
      <style:paragraph-properties fo:keep-with-next="always"/>
    </style:style>
    <style:style style:name="TableCell223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234" style:parent-style-name="Tablecontent" style:family="paragraph">
      <style:paragraph-properties fo:keep-with-next="always"/>
    </style:style>
    <style:style style:name="TableRow2235" style:family="table-row">
      <style:table-row-properties style:use-optimal-row-height="false" fo:keep-together="always"/>
    </style:style>
    <style:style style:name="TableCell223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237" style:parent-style-name="Tablecontent" style:family="paragraph">
      <style:text-properties fo:font-weight="bold" style:font-weight-asian="bold" fo:font-style="italic" style:font-style-asian="italic"/>
    </style:style>
    <style:style style:name="TableCell223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23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240" style:parent-style-name="Tablecontent" style:family="paragraph">
      <style:text-properties fo:language="en" fo:country="US"/>
    </style:style>
    <style:style style:name="P2241" style:parent-style-name="Tablecontent" style:family="paragraph">
      <style:text-properties fo:language="en" fo:country="US"/>
    </style:style>
    <style:style style:name="P2242" style:parent-style-name="Tablecontent" style:family="paragraph">
      <style:text-properties fo:language="en" fo:country="US"/>
    </style:style>
    <style:style style:name="P2243" style:parent-style-name="Heading2" style:list-style-name="WW_OutlineListStyle" style:family="paragraph">
      <style:text-properties fo:language="sv" fo:country="SE"/>
    </style:style>
    <style:style style:name="TableColumn2245" style:family="table-column">
      <style:table-column-properties style:column-width="1.6736in" style:use-optimal-column-width="false"/>
    </style:style>
    <style:style style:name="TableColumn2246" style:family="table-column">
      <style:table-column-properties style:column-width="1.2013in" style:use-optimal-column-width="false"/>
    </style:style>
    <style:style style:name="TableColumn2247" style:family="table-column">
      <style:table-column-properties style:column-width="1.3923in" style:use-optimal-column-width="false"/>
    </style:style>
    <style:style style:name="TableColumn2248" style:family="table-column">
      <style:table-column-properties style:column-width="1.9826in" style:use-optimal-column-width="false"/>
    </style:style>
    <style:style style:name="Table2244" style:family="table">
      <style:table-properties style:width="6.25in" fo:margin-left="0.0493in" table:align="left"/>
    </style:style>
    <style:style style:name="TableRow2249" style:family="table-row">
      <style:table-row-properties style:use-optimal-row-height="false" fo:keep-together="always"/>
    </style:style>
    <style:style style:name="TableCell2250"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251" style:parent-style-name="Tablecontent" style:family="paragraph">
      <style:paragraph-properties fo:keep-with-next="always"/>
      <style:text-properties fo:font-weight="bold" style:font-weight-asian="bold" fo:font-style="italic" style:font-style-asian="italic" fo:language="sv" fo:country="SE"/>
    </style:style>
    <style:style style:name="TableCell2252"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253" style:parent-style-name="Tablecontent" style:family="paragraph">
      <style:paragraph-properties fo:keep-with-next="always"/>
      <style:text-properties fo:language="sv" fo:country="SE"/>
    </style:style>
    <style:style style:name="TableRow2254" style:family="table-row">
      <style:table-row-properties style:use-optimal-row-height="false" fo:keep-together="always"/>
    </style:style>
    <style:style style:name="TableCell2255"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256" style:parent-style-name="Tablecontent" style:family="paragraph">
      <style:paragraph-properties fo:keep-with-next="always"/>
      <style:text-properties fo:font-weight="bold" style:font-weight-asian="bold" fo:font-style="italic" style:font-style-asian="italic" fo:language="sv" fo:country="SE"/>
    </style:style>
    <style:style style:name="TableCell2257"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258" style:parent-style-name="Tablecontent" style:family="paragraph">
      <style:paragraph-properties fo:keep-with-next="always"/>
    </style:style>
    <style:style style:name="TableRow2259" style:family="table-row">
      <style:table-row-properties style:use-optimal-row-height="false" fo:keep-together="always"/>
    </style:style>
    <style:style style:name="TableCell2260"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261" style:parent-style-name="Tablecontent" style:family="paragraph">
      <style:paragraph-properties fo:keep-with-next="always"/>
      <style:text-properties fo:font-weight="bold" style:font-weight-asian="bold" fo:font-style="italic" style:font-style-asian="italic"/>
    </style:style>
    <style:style style:name="TableCell226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263" style:parent-style-name="Tablecontent" style:family="paragraph">
      <style:paragraph-properties fo:keep-with-next="always"/>
      <style:text-properties fo:font-weight="bold" style:font-weight-asian="bold" fo:font-style="italic" style:font-style-asian="italic"/>
    </style:style>
    <style:style style:name="TableCell2264"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265" style:parent-style-name="Tablecontent" style:family="paragraph">
      <style:paragraph-properties fo:keep-with-next="always"/>
      <style:text-properties fo:font-weight="bold" style:font-weight-asian="bold" fo:font-style="italic" style:font-style-asian="italic"/>
    </style:style>
    <style:style style:name="TableCell226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267" style:parent-style-name="Tablecontent" style:family="paragraph">
      <style:paragraph-properties fo:keep-with-next="always"/>
      <style:text-properties fo:font-weight="bold" style:font-weight-asian="bold" fo:font-style="italic" style:font-style-asian="italic"/>
    </style:style>
    <style:style style:name="TableRow2268" style:family="table-row">
      <style:table-row-properties style:use-optimal-row-height="false" fo:keep-together="always"/>
    </style:style>
    <style:style style:name="TableCell2269"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270" style:parent-style-name="Tablecontent" style:family="paragraph">
      <style:paragraph-properties fo:keep-with-next="always"/>
    </style:style>
    <style:style style:name="TableCell227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272" style:parent-style-name="Tablecontent" style:family="paragraph">
      <style:paragraph-properties fo:keep-with-next="always"/>
    </style:style>
    <style:style style:name="TableCell2273"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274" style:parent-style-name="Tablecontent" style:family="paragraph">
      <style:paragraph-properties fo:keep-with-next="always"/>
    </style:style>
    <style:style style:name="TableCell2275"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276" style:parent-style-name="Tablecontent" style:family="paragraph">
      <style:paragraph-properties fo:keep-with-next="always"/>
    </style:style>
    <style:style style:name="TableRow2277" style:family="table-row">
      <style:table-row-properties style:use-optimal-row-height="false" fo:keep-together="always"/>
    </style:style>
    <style:style style:name="TableCell227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279" style:parent-style-name="Tablecontent" style:family="paragraph">
      <style:text-properties fo:font-weight="bold" style:font-weight-asian="bold" fo:font-style="italic" style:font-style-asian="italic"/>
    </style:style>
    <style:style style:name="TableCell228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28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283" style:family="table-column">
      <style:table-column-properties style:column-width="1.6736in" style:use-optimal-column-width="false"/>
    </style:style>
    <style:style style:name="TableColumn2284" style:family="table-column">
      <style:table-column-properties style:column-width="1.2013in" style:use-optimal-column-width="false"/>
    </style:style>
    <style:style style:name="TableColumn2285" style:family="table-column">
      <style:table-column-properties style:column-width="1.3923in" style:use-optimal-column-width="false"/>
    </style:style>
    <style:style style:name="TableColumn2286" style:family="table-column">
      <style:table-column-properties style:column-width="1.9826in" style:use-optimal-column-width="false"/>
    </style:style>
    <style:style style:name="Table2282" style:family="table">
      <style:table-properties style:width="6.25in" fo:margin-left="0.0493in" table:align="left"/>
    </style:style>
    <style:style style:name="TableRow2287" style:family="table-row">
      <style:table-row-properties style:use-optimal-row-height="false" fo:keep-together="always"/>
    </style:style>
    <style:style style:name="TableCell2288"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289" style:parent-style-name="Tablecontent" style:family="paragraph">
      <style:paragraph-properties fo:keep-with-next="always"/>
      <style:text-properties fo:font-weight="bold" style:font-weight-asian="bold" fo:font-style="italic" style:font-style-asian="italic"/>
    </style:style>
    <style:style style:name="TableCell229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291" style:parent-style-name="Tablecontent" style:family="paragraph">
      <style:paragraph-properties fo:keep-with-next="always"/>
    </style:style>
    <style:style style:name="TableRow2292" style:family="table-row">
      <style:table-row-properties style:use-optimal-row-height="false" fo:keep-together="always"/>
    </style:style>
    <style:style style:name="TableCell2293"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294" style:parent-style-name="Tablecontent" style:family="paragraph">
      <style:paragraph-properties fo:keep-with-next="always"/>
      <style:text-properties fo:font-weight="bold" style:font-weight-asian="bold" fo:font-style="italic" style:font-style-asian="italic"/>
    </style:style>
    <style:style style:name="TableCell2295"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296" style:parent-style-name="Tablecontent" style:family="paragraph">
      <style:paragraph-properties fo:keep-with-next="always"/>
    </style:style>
    <style:style style:name="TableRow2297" style:family="table-row">
      <style:table-row-properties style:use-optimal-row-height="false" fo:keep-together="always"/>
    </style:style>
    <style:style style:name="TableCell229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299" style:parent-style-name="Tablecontent" style:family="paragraph">
      <style:paragraph-properties fo:keep-with-next="always"/>
      <style:text-properties fo:font-weight="bold" style:font-weight-asian="bold" fo:font-style="italic" style:font-style-asian="italic"/>
    </style:style>
    <style:style style:name="TableCell230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01" style:parent-style-name="Tablecontent" style:family="paragraph">
      <style:paragraph-properties fo:keep-with-next="always"/>
      <style:text-properties fo:font-weight="bold" style:font-weight-asian="bold" fo:font-style="italic" style:font-style-asian="italic"/>
    </style:style>
    <style:style style:name="TableCell230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03" style:parent-style-name="Tablecontent" style:family="paragraph">
      <style:paragraph-properties fo:keep-with-next="always"/>
      <style:text-properties fo:font-weight="bold" style:font-weight-asian="bold" fo:font-style="italic" style:font-style-asian="italic"/>
    </style:style>
    <style:style style:name="TableCell230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305" style:parent-style-name="Tablecontent" style:family="paragraph">
      <style:paragraph-properties fo:keep-with-next="always"/>
      <style:text-properties fo:font-weight="bold" style:font-weight-asian="bold" fo:font-style="italic" style:font-style-asian="italic"/>
    </style:style>
    <style:style style:name="TableRow2306" style:family="table-row">
      <style:table-row-properties style:use-optimal-row-height="false" fo:keep-together="always"/>
    </style:style>
    <style:style style:name="TableCell230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308" style:parent-style-name="Tablecontent" style:family="paragraph">
      <style:paragraph-properties fo:keep-with-next="always"/>
    </style:style>
    <style:style style:name="TableCell230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10" style:parent-style-name="Tablecontent" style:family="paragraph">
      <style:paragraph-properties fo:keep-with-next="always"/>
    </style:style>
    <style:style style:name="TableCell231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12" style:parent-style-name="Tablecontent" style:family="paragraph">
      <style:paragraph-properties fo:keep-with-next="always"/>
    </style:style>
    <style:style style:name="TableCell231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314" style:parent-style-name="Tablecontent" style:family="paragraph">
      <style:paragraph-properties fo:keep-with-next="always"/>
    </style:style>
    <style:style style:name="TableRow2315" style:family="table-row">
      <style:table-row-properties style:use-optimal-row-height="false" fo:keep-together="always"/>
    </style:style>
    <style:style style:name="TableCell231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317" style:parent-style-name="Tablecontent" style:family="paragraph">
      <style:text-properties fo:font-weight="bold" style:font-weight-asian="bold" fo:font-style="italic" style:font-style-asian="italic"/>
    </style:style>
    <style:style style:name="TableCell231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31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321" style:family="table-column">
      <style:table-column-properties style:column-width="1.6736in" style:use-optimal-column-width="false"/>
    </style:style>
    <style:style style:name="TableColumn2322" style:family="table-column">
      <style:table-column-properties style:column-width="1.2013in" style:use-optimal-column-width="false"/>
    </style:style>
    <style:style style:name="TableColumn2323" style:family="table-column">
      <style:table-column-properties style:column-width="1.3923in" style:use-optimal-column-width="false"/>
    </style:style>
    <style:style style:name="TableColumn2324" style:family="table-column">
      <style:table-column-properties style:column-width="1.9826in" style:use-optimal-column-width="false"/>
    </style:style>
    <style:style style:name="Table2320" style:family="table">
      <style:table-properties style:width="6.25in" fo:margin-left="0.0493in" table:align="left"/>
    </style:style>
    <style:style style:name="TableRow2325" style:family="table-row">
      <style:table-row-properties style:use-optimal-row-height="false" fo:keep-together="always"/>
    </style:style>
    <style:style style:name="TableCell232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327" style:parent-style-name="Tablecontent" style:family="paragraph">
      <style:paragraph-properties fo:keep-with-next="always"/>
      <style:text-properties fo:font-weight="bold" style:font-weight-asian="bold" fo:font-style="italic" style:font-style-asian="italic"/>
    </style:style>
    <style:style style:name="TableCell232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329" style:parent-style-name="Tablecontent" style:family="paragraph">
      <style:paragraph-properties fo:keep-with-next="always"/>
    </style:style>
    <style:style style:name="TableRow2330" style:family="table-row">
      <style:table-row-properties style:use-optimal-row-height="false" fo:keep-together="always"/>
    </style:style>
    <style:style style:name="TableCell233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332" style:parent-style-name="Tablecontent" style:family="paragraph">
      <style:paragraph-properties fo:keep-with-next="always"/>
      <style:text-properties fo:font-weight="bold" style:font-weight-asian="bold" fo:font-style="italic" style:font-style-asian="italic"/>
    </style:style>
    <style:style style:name="TableCell233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334" style:parent-style-name="Tablecontent" style:family="paragraph">
      <style:paragraph-properties fo:keep-with-next="always"/>
    </style:style>
    <style:style style:name="TableRow2335" style:family="table-row">
      <style:table-row-properties style:use-optimal-row-height="false" fo:keep-together="always"/>
    </style:style>
    <style:style style:name="TableCell233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337" style:parent-style-name="Tablecontent" style:family="paragraph">
      <style:paragraph-properties fo:keep-with-next="always"/>
      <style:text-properties fo:font-weight="bold" style:font-weight-asian="bold" fo:font-style="italic" style:font-style-asian="italic"/>
    </style:style>
    <style:style style:name="TableCell233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39" style:parent-style-name="Tablecontent" style:family="paragraph">
      <style:paragraph-properties fo:keep-with-next="always"/>
      <style:text-properties fo:font-weight="bold" style:font-weight-asian="bold" fo:font-style="italic" style:font-style-asian="italic"/>
    </style:style>
    <style:style style:name="TableCell234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41" style:parent-style-name="Tablecontent" style:family="paragraph">
      <style:paragraph-properties fo:keep-with-next="always"/>
      <style:text-properties fo:font-weight="bold" style:font-weight-asian="bold" fo:font-style="italic" style:font-style-asian="italic"/>
    </style:style>
    <style:style style:name="TableCell234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343" style:parent-style-name="Tablecontent" style:family="paragraph">
      <style:paragraph-properties fo:keep-with-next="always"/>
      <style:text-properties fo:font-weight="bold" style:font-weight-asian="bold" fo:font-style="italic" style:font-style-asian="italic"/>
    </style:style>
    <style:style style:name="TableRow2344" style:family="table-row">
      <style:table-row-properties style:use-optimal-row-height="false" fo:keep-together="always"/>
    </style:style>
    <style:style style:name="TableCell234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346" style:parent-style-name="Tablecontent" style:family="paragraph">
      <style:paragraph-properties fo:keep-with-next="always"/>
    </style:style>
    <style:style style:name="TableCell234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48" style:parent-style-name="Tablecontent" style:family="paragraph">
      <style:paragraph-properties fo:keep-with-next="always"/>
    </style:style>
    <style:style style:name="TableCell234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50" style:parent-style-name="Tablecontent" style:family="paragraph">
      <style:paragraph-properties fo:keep-with-next="always"/>
    </style:style>
    <style:style style:name="TableCell235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352" style:parent-style-name="Tablecontent" style:family="paragraph">
      <style:paragraph-properties fo:keep-with-next="always"/>
    </style:style>
    <style:style style:name="TableRow2353" style:family="table-row">
      <style:table-row-properties style:use-optimal-row-height="false" fo:keep-together="always"/>
    </style:style>
    <style:style style:name="TableCell235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355" style:parent-style-name="Tablecontent" style:family="paragraph">
      <style:text-properties fo:font-weight="bold" style:font-weight-asian="bold" fo:font-style="italic" style:font-style-asian="italic"/>
    </style:style>
    <style:style style:name="TableCell235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35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358" style:parent-style-name="Tablecontent" style:family="paragraph">
      <style:text-properties fo:language="en" fo:country="US"/>
    </style:style>
    <style:style style:name="TableColumn2360" style:family="table-column">
      <style:table-column-properties style:column-width="1.6736in" style:use-optimal-column-width="false"/>
    </style:style>
    <style:style style:name="TableColumn2361" style:family="table-column">
      <style:table-column-properties style:column-width="1.2013in" style:use-optimal-column-width="false"/>
    </style:style>
    <style:style style:name="TableColumn2362" style:family="table-column">
      <style:table-column-properties style:column-width="1.3923in" style:use-optimal-column-width="false"/>
    </style:style>
    <style:style style:name="TableColumn2363" style:family="table-column">
      <style:table-column-properties style:column-width="1.9826in" style:use-optimal-column-width="false"/>
    </style:style>
    <style:style style:name="Table2359" style:family="table">
      <style:table-properties style:width="6.25in" fo:margin-left="0.0493in" table:align="left"/>
    </style:style>
    <style:style style:name="TableRow2364" style:family="table-row">
      <style:table-row-properties style:use-optimal-row-height="false" fo:keep-together="always"/>
    </style:style>
    <style:style style:name="TableCell2365"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366" style:parent-style-name="Tablecontent" style:family="paragraph">
      <style:paragraph-properties fo:keep-with-next="always"/>
      <style:text-properties fo:font-weight="bold" style:font-weight-asian="bold" fo:font-style="italic" style:font-style-asian="italic"/>
    </style:style>
    <style:style style:name="TableCell2367"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368" style:parent-style-name="Tablecontent" style:family="paragraph">
      <style:paragraph-properties fo:keep-with-next="always"/>
    </style:style>
    <style:style style:name="TableRow2369" style:family="table-row">
      <style:table-row-properties style:use-optimal-row-height="false" fo:keep-together="always"/>
    </style:style>
    <style:style style:name="TableCell2370"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371" style:parent-style-name="Tablecontent" style:family="paragraph">
      <style:paragraph-properties fo:keep-with-next="always"/>
      <style:text-properties fo:font-weight="bold" style:font-weight-asian="bold" fo:font-style="italic" style:font-style-asian="italic"/>
    </style:style>
    <style:style style:name="TableCell2372"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373" style:parent-style-name="Tablecontent" style:family="paragraph">
      <style:paragraph-properties fo:keep-with-next="always"/>
    </style:style>
    <style:style style:name="TableRow2374" style:family="table-row">
      <style:table-row-properties style:use-optimal-row-height="false" fo:keep-together="always"/>
    </style:style>
    <style:style style:name="TableCell237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376" style:parent-style-name="Tablecontent" style:family="paragraph">
      <style:paragraph-properties fo:keep-with-next="always"/>
      <style:text-properties fo:font-weight="bold" style:font-weight-asian="bold" fo:font-style="italic" style:font-style-asian="italic"/>
    </style:style>
    <style:style style:name="TableCell237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78" style:parent-style-name="Tablecontent" style:family="paragraph">
      <style:paragraph-properties fo:keep-with-next="always"/>
      <style:text-properties fo:font-weight="bold" style:font-weight-asian="bold" fo:font-style="italic" style:font-style-asian="italic"/>
    </style:style>
    <style:style style:name="TableCell237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380" style:parent-style-name="Tablecontent" style:family="paragraph">
      <style:paragraph-properties fo:keep-with-next="always"/>
      <style:text-properties fo:font-weight="bold" style:font-weight-asian="bold" fo:font-style="italic" style:font-style-asian="italic"/>
    </style:style>
    <style:style style:name="TableCell238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382" style:parent-style-name="Tablecontent" style:family="paragraph">
      <style:paragraph-properties fo:keep-with-next="always"/>
      <style:text-properties fo:font-weight="bold" style:font-weight-asian="bold" fo:font-style="italic" style:font-style-asian="italic"/>
    </style:style>
    <style:style style:name="TableRow2383" style:family="table-row">
      <style:table-row-properties style:use-optimal-row-height="false" fo:keep-together="always"/>
    </style:style>
    <style:style style:name="TableCell2384"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385" style:parent-style-name="Tablecontent" style:family="paragraph">
      <style:paragraph-properties fo:keep-with-next="always"/>
    </style:style>
    <style:style style:name="TableCell238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87" style:parent-style-name="Tablecontent" style:family="paragraph">
      <style:paragraph-properties fo:keep-with-next="always"/>
    </style:style>
    <style:style style:name="TableCell238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389" style:parent-style-name="Tablecontent" style:family="paragraph">
      <style:paragraph-properties fo:keep-with-next="always"/>
    </style:style>
    <style:style style:name="TableCell2390"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391" style:parent-style-name="Tablecontent" style:family="paragraph">
      <style:paragraph-properties fo:keep-with-next="always"/>
    </style:style>
    <style:style style:name="TableRow2392" style:family="table-row">
      <style:table-row-properties style:use-optimal-row-height="false" fo:keep-together="always"/>
    </style:style>
    <style:style style:name="TableCell239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394" style:parent-style-name="Tablecontent" style:family="paragraph">
      <style:text-properties fo:font-weight="bold" style:font-weight-asian="bold" fo:font-style="italic" style:font-style-asian="italic"/>
    </style:style>
    <style:style style:name="TableCell239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39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398" style:family="table-column">
      <style:table-column-properties style:column-width="1.6736in" style:use-optimal-column-width="false"/>
    </style:style>
    <style:style style:name="TableColumn2399" style:family="table-column">
      <style:table-column-properties style:column-width="1.2013in" style:use-optimal-column-width="false"/>
    </style:style>
    <style:style style:name="TableColumn2400" style:family="table-column">
      <style:table-column-properties style:column-width="1.3923in" style:use-optimal-column-width="false"/>
    </style:style>
    <style:style style:name="TableColumn2401" style:family="table-column">
      <style:table-column-properties style:column-width="1.9826in" style:use-optimal-column-width="false"/>
    </style:style>
    <style:style style:name="Table2397" style:family="table">
      <style:table-properties style:width="6.25in" fo:margin-left="0.0493in" table:align="left"/>
    </style:style>
    <style:style style:name="TableRow2402" style:family="table-row">
      <style:table-row-properties style:use-optimal-row-height="false" fo:keep-together="always"/>
    </style:style>
    <style:style style:name="TableCell2403"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404" style:parent-style-name="Tablecontent" style:family="paragraph">
      <style:paragraph-properties fo:keep-with-next="always"/>
      <style:text-properties fo:font-weight="bold" style:font-weight-asian="bold" fo:font-style="italic" style:font-style-asian="italic"/>
    </style:style>
    <style:style style:name="TableCell2405"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406" style:parent-style-name="Tablecontent" style:family="paragraph">
      <style:paragraph-properties fo:keep-with-next="always"/>
    </style:style>
    <style:style style:name="TableRow2407" style:family="table-row">
      <style:table-row-properties style:use-optimal-row-height="false" fo:keep-together="always"/>
    </style:style>
    <style:style style:name="TableCell2408"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409" style:parent-style-name="Tablecontent" style:family="paragraph">
      <style:paragraph-properties fo:keep-with-next="always"/>
      <style:text-properties fo:font-weight="bold" style:font-weight-asian="bold" fo:font-style="italic" style:font-style-asian="italic"/>
    </style:style>
    <style:style style:name="TableCell2410"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411" style:parent-style-name="Tablecontent" style:family="paragraph">
      <style:paragraph-properties fo:keep-with-next="always"/>
    </style:style>
    <style:style style:name="TableRow2412" style:family="table-row">
      <style:table-row-properties style:use-optimal-row-height="false" fo:keep-together="always"/>
    </style:style>
    <style:style style:name="TableCell241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414" style:parent-style-name="Tablecontent" style:family="paragraph">
      <style:paragraph-properties fo:keep-with-next="always"/>
      <style:text-properties fo:font-weight="bold" style:font-weight-asian="bold" fo:font-style="italic" style:font-style-asian="italic"/>
    </style:style>
    <style:style style:name="TableCell241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416" style:parent-style-name="Tablecontent" style:family="paragraph">
      <style:paragraph-properties fo:keep-with-next="always"/>
      <style:text-properties fo:font-weight="bold" style:font-weight-asian="bold" fo:font-style="italic" style:font-style-asian="italic"/>
    </style:style>
    <style:style style:name="TableCell241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418" style:parent-style-name="Tablecontent" style:family="paragraph">
      <style:paragraph-properties fo:keep-with-next="always"/>
      <style:text-properties fo:font-weight="bold" style:font-weight-asian="bold" fo:font-style="italic" style:font-style-asian="italic"/>
    </style:style>
    <style:style style:name="TableCell241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420" style:parent-style-name="Tablecontent" style:family="paragraph">
      <style:paragraph-properties fo:keep-with-next="always"/>
      <style:text-properties fo:font-weight="bold" style:font-weight-asian="bold" fo:font-style="italic" style:font-style-asian="italic"/>
    </style:style>
    <style:style style:name="TableRow2421" style:family="table-row">
      <style:table-row-properties style:use-optimal-row-height="false" fo:keep-together="always"/>
    </style:style>
    <style:style style:name="TableCell2422"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423" style:parent-style-name="Tablecontent" style:family="paragraph">
      <style:paragraph-properties fo:keep-with-next="always"/>
    </style:style>
    <style:style style:name="TableCell242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425" style:parent-style-name="Tablecontent" style:family="paragraph">
      <style:paragraph-properties fo:keep-with-next="always"/>
    </style:style>
    <style:style style:name="TableCell242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427" style:parent-style-name="Tablecontent" style:family="paragraph">
      <style:paragraph-properties fo:keep-with-next="always"/>
    </style:style>
    <style:style style:name="TableCell2428"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429" style:parent-style-name="Tablecontent" style:family="paragraph">
      <style:paragraph-properties fo:keep-with-next="always"/>
    </style:style>
    <style:style style:name="TableRow2430" style:family="table-row">
      <style:table-row-properties style:use-optimal-row-height="false" fo:keep-together="always"/>
    </style:style>
    <style:style style:name="TableCell243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432" style:parent-style-name="Tablecontent" style:family="paragraph">
      <style:text-properties fo:font-weight="bold" style:font-weight-asian="bold" fo:font-style="italic" style:font-style-asian="italic"/>
    </style:style>
    <style:style style:name="TableCell243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43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436" style:family="table-column">
      <style:table-column-properties style:column-width="1.6736in" style:use-optimal-column-width="false"/>
    </style:style>
    <style:style style:name="TableColumn2437" style:family="table-column">
      <style:table-column-properties style:column-width="1.2013in" style:use-optimal-column-width="false"/>
    </style:style>
    <style:style style:name="TableColumn2438" style:family="table-column">
      <style:table-column-properties style:column-width="1.3923in" style:use-optimal-column-width="false"/>
    </style:style>
    <style:style style:name="TableColumn2439" style:family="table-column">
      <style:table-column-properties style:column-width="1.9826in" style:use-optimal-column-width="false"/>
    </style:style>
    <style:style style:name="Table2435" style:family="table">
      <style:table-properties style:width="6.25in" fo:margin-left="0.0493in" table:align="left"/>
    </style:style>
    <style:style style:name="TableRow2440" style:family="table-row">
      <style:table-row-properties style:use-optimal-row-height="false" fo:keep-together="always"/>
    </style:style>
    <style:style style:name="TableCell2441"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442" style:parent-style-name="Tablecontent" style:family="paragraph">
      <style:paragraph-properties fo:keep-with-next="always"/>
      <style:text-properties fo:font-weight="bold" style:font-weight-asian="bold" fo:font-style="italic" style:font-style-asian="italic"/>
    </style:style>
    <style:style style:name="TableCell2443"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444" style:parent-style-name="Tablecontent" style:family="paragraph">
      <style:paragraph-properties fo:keep-with-next="always"/>
    </style:style>
    <style:style style:name="TableRow2445" style:family="table-row">
      <style:table-row-properties style:use-optimal-row-height="false" fo:keep-together="always"/>
    </style:style>
    <style:style style:name="TableCell2446"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447" style:parent-style-name="Tablecontent" style:family="paragraph">
      <style:paragraph-properties fo:keep-with-next="always"/>
      <style:text-properties fo:font-weight="bold" style:font-weight-asian="bold" fo:font-style="italic" style:font-style-asian="italic"/>
    </style:style>
    <style:style style:name="TableCell2448"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449" style:parent-style-name="Tablecontent" style:family="paragraph">
      <style:paragraph-properties fo:keep-with-next="always"/>
    </style:style>
    <style:style style:name="TableRow2450" style:family="table-row">
      <style:table-row-properties style:use-optimal-row-height="false" fo:keep-together="always"/>
    </style:style>
    <style:style style:name="TableCell245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452" style:parent-style-name="Tablecontent" style:family="paragraph">
      <style:paragraph-properties fo:keep-with-next="always"/>
      <style:text-properties fo:font-weight="bold" style:font-weight-asian="bold" fo:font-style="italic" style:font-style-asian="italic"/>
    </style:style>
    <style:style style:name="TableCell245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454" style:parent-style-name="Tablecontent" style:family="paragraph">
      <style:paragraph-properties fo:keep-with-next="always"/>
      <style:text-properties fo:font-weight="bold" style:font-weight-asian="bold" fo:font-style="italic" style:font-style-asian="italic"/>
    </style:style>
    <style:style style:name="TableCell245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456" style:parent-style-name="Tablecontent" style:family="paragraph">
      <style:paragraph-properties fo:keep-with-next="always"/>
      <style:text-properties fo:font-weight="bold" style:font-weight-asian="bold" fo:font-style="italic" style:font-style-asian="italic"/>
    </style:style>
    <style:style style:name="TableCell245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458" style:parent-style-name="Tablecontent" style:family="paragraph">
      <style:paragraph-properties fo:keep-with-next="always"/>
      <style:text-properties fo:font-weight="bold" style:font-weight-asian="bold" fo:font-style="italic" style:font-style-asian="italic"/>
    </style:style>
    <style:style style:name="TableRow2459" style:family="table-row">
      <style:table-row-properties style:use-optimal-row-height="false" fo:keep-together="always"/>
    </style:style>
    <style:style style:name="TableCell2460"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461" style:parent-style-name="Tablecontent" style:family="paragraph">
      <style:paragraph-properties fo:keep-with-next="always"/>
    </style:style>
    <style:style style:name="TableCell246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463" style:parent-style-name="Tablecontent" style:family="paragraph">
      <style:paragraph-properties fo:keep-with-next="always"/>
    </style:style>
    <style:style style:name="TableCell246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465" style:parent-style-name="Tablecontent" style:family="paragraph">
      <style:paragraph-properties fo:keep-with-next="always"/>
    </style:style>
    <style:style style:name="TableCell2466"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467" style:parent-style-name="Tablecontent" style:family="paragraph">
      <style:paragraph-properties fo:keep-with-next="always"/>
    </style:style>
    <style:style style:name="TableRow2468" style:family="table-row">
      <style:table-row-properties style:use-optimal-row-height="false" fo:keep-together="always"/>
    </style:style>
    <style:style style:name="TableCell246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470" style:parent-style-name="Tablecontent" style:family="paragraph">
      <style:text-properties fo:font-weight="bold" style:font-weight-asian="bold" fo:font-style="italic" style:font-style-asian="italic"/>
    </style:style>
    <style:style style:name="TableCell247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47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473" style:parent-style-name="Tablecontent" style:family="paragraph">
      <style:text-properties fo:language="en" fo:country="US"/>
    </style:style>
    <style:style style:name="P2474" style:parent-style-name="Tablecontent" style:family="paragraph">
      <style:text-properties fo:language="en" fo:country="US"/>
    </style:style>
    <style:style style:name="P2475" style:parent-style-name="Tablecontent" style:family="paragraph">
      <style:text-properties fo:language="en" fo:country="US"/>
    </style:style>
    <style:style style:name="P2476" style:parent-style-name="Tablecontent" style:family="paragraph">
      <style:text-properties fo:language="en" fo:country="US"/>
    </style:style>
    <style:style style:name="P2477" style:parent-style-name="Tablecontent" style:family="paragraph">
      <style:text-properties fo:language="en" fo:country="US"/>
    </style:style>
    <style:style style:name="P2478" style:parent-style-name="BodyText" style:family="paragraph">
      <style:paragraph-properties fo:keep-with-next="auto"/>
    </style:style>
    <style:style style:name="P2479" style:parent-style-name="BodyText" style:family="paragraph">
      <style:paragraph-properties fo:keep-with-next="auto"/>
    </style:style>
    <style:style style:name="TableColumn2481" style:family="table-column">
      <style:table-column-properties style:column-width="1.6736in" style:use-optimal-column-width="false"/>
    </style:style>
    <style:style style:name="TableColumn2482" style:family="table-column">
      <style:table-column-properties style:column-width="1.2013in" style:use-optimal-column-width="false"/>
    </style:style>
    <style:style style:name="TableColumn2483" style:family="table-column">
      <style:table-column-properties style:column-width="1.3923in" style:use-optimal-column-width="false"/>
    </style:style>
    <style:style style:name="TableColumn2484" style:family="table-column">
      <style:table-column-properties style:column-width="1.9826in" style:use-optimal-column-width="false"/>
    </style:style>
    <style:style style:name="Table2480" style:family="table">
      <style:table-properties style:width="6.25in" fo:margin-left="0.0493in" table:align="left"/>
    </style:style>
    <style:style style:name="TableRow2485" style:family="table-row">
      <style:table-row-properties style:use-optimal-row-height="false" fo:keep-together="always"/>
    </style:style>
    <style:style style:name="TableCell248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487" style:parent-style-name="Tablecontent" style:family="paragraph">
      <style:paragraph-properties fo:keep-with-next="always"/>
      <style:text-properties fo:font-weight="bold" style:font-weight-asian="bold" fo:font-style="italic" style:font-style-asian="italic"/>
    </style:style>
    <style:style style:name="TableCell248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489" style:parent-style-name="Tablecontent" style:family="paragraph">
      <style:paragraph-properties fo:keep-with-next="always"/>
    </style:style>
    <style:style style:name="TableRow2490" style:family="table-row">
      <style:table-row-properties style:use-optimal-row-height="false" fo:keep-together="always"/>
    </style:style>
    <style:style style:name="TableCell249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492" style:parent-style-name="Tablecontent" style:family="paragraph">
      <style:paragraph-properties fo:keep-with-next="always"/>
      <style:text-properties fo:font-weight="bold" style:font-weight-asian="bold" fo:font-style="italic" style:font-style-asian="italic"/>
    </style:style>
    <style:style style:name="TableCell249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494" style:parent-style-name="Tablecontent" style:family="paragraph">
      <style:paragraph-properties fo:keep-with-next="always"/>
    </style:style>
    <style:style style:name="TableRow2495" style:family="table-row">
      <style:table-row-properties style:use-optimal-row-height="false" fo:keep-together="always"/>
    </style:style>
    <style:style style:name="TableCell249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497" style:parent-style-name="Tablecontent" style:family="paragraph">
      <style:paragraph-properties fo:keep-with-next="always"/>
      <style:text-properties fo:font-weight="bold" style:font-weight-asian="bold" fo:font-style="italic" style:font-style-asian="italic"/>
    </style:style>
    <style:style style:name="TableCell249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499" style:parent-style-name="Tablecontent" style:family="paragraph">
      <style:paragraph-properties fo:keep-with-next="always"/>
      <style:text-properties fo:font-weight="bold" style:font-weight-asian="bold" fo:font-style="italic" style:font-style-asian="italic"/>
    </style:style>
    <style:style style:name="TableCell250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501" style:parent-style-name="Tablecontent" style:family="paragraph">
      <style:paragraph-properties fo:keep-with-next="always"/>
      <style:text-properties fo:font-weight="bold" style:font-weight-asian="bold" fo:font-style="italic" style:font-style-asian="italic"/>
    </style:style>
    <style:style style:name="TableCell250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503" style:parent-style-name="Tablecontent" style:family="paragraph">
      <style:paragraph-properties fo:keep-with-next="always"/>
      <style:text-properties fo:font-weight="bold" style:font-weight-asian="bold" fo:font-style="italic" style:font-style-asian="italic"/>
    </style:style>
    <style:style style:name="TableRow2504" style:family="table-row">
      <style:table-row-properties style:use-optimal-row-height="false" fo:keep-together="always"/>
    </style:style>
    <style:style style:name="TableCell250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506" style:parent-style-name="Tablecontent" style:family="paragraph">
      <style:paragraph-properties fo:keep-with-next="always"/>
    </style:style>
    <style:style style:name="TableCell250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08" style:parent-style-name="Tablecontent" style:family="paragraph">
      <style:paragraph-properties fo:keep-with-next="always"/>
    </style:style>
    <style:style style:name="TableCell250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10" style:parent-style-name="Tablecontent" style:family="paragraph">
      <style:paragraph-properties fo:keep-with-next="always"/>
    </style:style>
    <style:style style:name="TableCell251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512" style:parent-style-name="Tablecontent" style:family="paragraph">
      <style:paragraph-properties fo:keep-with-next="always"/>
    </style:style>
    <style:style style:name="TableRow2513" style:family="table-row">
      <style:table-row-properties style:use-optimal-row-height="false" fo:keep-together="always"/>
    </style:style>
    <style:style style:name="TableCell251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515" style:parent-style-name="Tablecontent" style:family="paragraph">
      <style:text-properties fo:font-weight="bold" style:font-weight-asian="bold" fo:font-style="italic" style:font-style-asian="italic"/>
    </style:style>
    <style:style style:name="TableCell251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51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518" style:parent-style-name="Tablecontent" style:family="paragraph">
      <style:text-properties fo:language="en" fo:country="US"/>
    </style:style>
    <style:style style:name="P2519" style:parent-style-name="Tablecontent" style:family="paragraph">
      <style:text-properties fo:language="en" fo:country="US"/>
    </style:style>
    <style:style style:name="P2520" style:parent-style-name="Tablecontent" style:family="paragraph">
      <style:text-properties fo:language="en" fo:country="US"/>
    </style:style>
    <style:style style:name="P2521" style:parent-style-name="Tablecontent" style:family="paragraph">
      <style:text-properties fo:language="en" fo:country="US"/>
    </style:style>
    <style:style style:name="P2522" style:parent-style-name="Tablecontent" style:family="paragraph">
      <style:text-properties fo:language="en" fo:country="US"/>
    </style:style>
    <style:style style:name="TableColumn2524" style:family="table-column">
      <style:table-column-properties style:column-width="1.6736in" style:use-optimal-column-width="false"/>
    </style:style>
    <style:style style:name="TableColumn2525" style:family="table-column">
      <style:table-column-properties style:column-width="1.2013in" style:use-optimal-column-width="false"/>
    </style:style>
    <style:style style:name="TableColumn2526" style:family="table-column">
      <style:table-column-properties style:column-width="1.3923in" style:use-optimal-column-width="false"/>
    </style:style>
    <style:style style:name="TableColumn2527" style:family="table-column">
      <style:table-column-properties style:column-width="1.9826in" style:use-optimal-column-width="false"/>
    </style:style>
    <style:style style:name="Table2523" style:family="table">
      <style:table-properties style:width="6.25in" fo:margin-left="0.0493in" table:align="left"/>
    </style:style>
    <style:style style:name="TableRow2528" style:family="table-row">
      <style:table-row-properties style:use-optimal-row-height="false" fo:keep-together="always"/>
    </style:style>
    <style:style style:name="TableCell2529"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530" style:parent-style-name="Tablecontent" style:family="paragraph">
      <style:paragraph-properties fo:keep-with-next="always"/>
      <style:text-properties fo:font-weight="bold" style:font-weight-asian="bold" fo:font-style="italic" style:font-style-asian="italic"/>
    </style:style>
    <style:style style:name="TableCell2531"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532" style:parent-style-name="Tablecontent" style:family="paragraph">
      <style:paragraph-properties fo:keep-with-next="always"/>
    </style:style>
    <style:style style:name="TableRow2533" style:family="table-row">
      <style:table-row-properties style:use-optimal-row-height="false" fo:keep-together="always"/>
    </style:style>
    <style:style style:name="TableCell2534"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535" style:parent-style-name="Tablecontent" style:family="paragraph">
      <style:paragraph-properties fo:keep-with-next="always"/>
      <style:text-properties fo:font-weight="bold" style:font-weight-asian="bold" fo:font-style="italic" style:font-style-asian="italic"/>
    </style:style>
    <style:style style:name="TableCell2536"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537" style:parent-style-name="Tablecontent" style:family="paragraph">
      <style:paragraph-properties fo:keep-with-next="always"/>
    </style:style>
    <style:style style:name="TableRow2538" style:family="table-row">
      <style:table-row-properties style:use-optimal-row-height="false" fo:keep-together="always"/>
    </style:style>
    <style:style style:name="TableCell253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540" style:parent-style-name="Tablecontent" style:family="paragraph">
      <style:paragraph-properties fo:keep-with-next="always"/>
      <style:text-properties fo:font-weight="bold" style:font-weight-asian="bold" fo:font-style="italic" style:font-style-asian="italic"/>
    </style:style>
    <style:style style:name="TableCell254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542" style:parent-style-name="Tablecontent" style:family="paragraph">
      <style:paragraph-properties fo:keep-with-next="always"/>
      <style:text-properties fo:font-weight="bold" style:font-weight-asian="bold" fo:font-style="italic" style:font-style-asian="italic"/>
    </style:style>
    <style:style style:name="TableCell254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544" style:parent-style-name="Tablecontent" style:family="paragraph">
      <style:paragraph-properties fo:keep-with-next="always"/>
      <style:text-properties fo:font-weight="bold" style:font-weight-asian="bold" fo:font-style="italic" style:font-style-asian="italic"/>
    </style:style>
    <style:style style:name="TableCell2545"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546" style:parent-style-name="Tablecontent" style:family="paragraph">
      <style:paragraph-properties fo:keep-with-next="always"/>
      <style:text-properties fo:font-weight="bold" style:font-weight-asian="bold" fo:font-style="italic" style:font-style-asian="italic"/>
    </style:style>
    <style:style style:name="TableRow2547" style:family="table-row">
      <style:table-row-properties style:use-optimal-row-height="false" fo:keep-together="always"/>
    </style:style>
    <style:style style:name="TableCell2548"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549" style:parent-style-name="Tablecontent" style:family="paragraph">
      <style:paragraph-properties fo:keep-with-next="always"/>
    </style:style>
    <style:style style:name="TableCell2550"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51" style:parent-style-name="Tablecontent" style:family="paragraph">
      <style:paragraph-properties fo:keep-with-next="always"/>
    </style:style>
    <style:style style:name="TableCell255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53" style:parent-style-name="Tablecontent" style:family="paragraph">
      <style:paragraph-properties fo:keep-with-next="always"/>
    </style:style>
    <style:style style:name="TableCell2554"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555" style:parent-style-name="Tablecontent" style:family="paragraph">
      <style:paragraph-properties fo:keep-with-next="always"/>
    </style:style>
    <style:style style:name="TableRow2556" style:family="table-row">
      <style:table-row-properties style:use-optimal-row-height="false" fo:keep-together="always"/>
    </style:style>
    <style:style style:name="TableCell2557"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558" style:parent-style-name="Tablecontent" style:family="paragraph">
      <style:text-properties fo:font-weight="bold" style:font-weight-asian="bold" fo:font-style="italic" style:font-style-asian="italic"/>
    </style:style>
    <style:style style:name="TableCell255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560"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561" style:parent-style-name="Tablecontent" style:family="paragraph">
      <style:text-properties fo:language="en" fo:country="US"/>
    </style:style>
    <style:style style:name="P2562" style:parent-style-name="Tablecontent" style:family="paragraph">
      <style:text-properties fo:language="en" fo:country="US"/>
    </style:style>
    <style:style style:name="P2563" style:parent-style-name="Tablecontent" style:family="paragraph">
      <style:text-properties fo:language="en" fo:country="US"/>
    </style:style>
    <style:style style:name="P2564" style:parent-style-name="Tablecontent" style:family="paragraph">
      <style:text-properties fo:language="en" fo:country="US"/>
    </style:style>
    <style:style style:name="P2565" style:parent-style-name="Tablecontent" style:family="paragraph">
      <style:text-properties fo:language="en" fo:country="US"/>
    </style:style>
    <style:style style:name="P2566" style:parent-style-name="Tablecontent" style:family="paragraph">
      <style:text-properties fo:language="en" fo:country="US"/>
    </style:style>
    <style:style style:name="TableColumn2568" style:family="table-column">
      <style:table-column-properties style:column-width="1.6736in" style:use-optimal-column-width="false"/>
    </style:style>
    <style:style style:name="TableColumn2569" style:family="table-column">
      <style:table-column-properties style:column-width="1.2013in" style:use-optimal-column-width="false"/>
    </style:style>
    <style:style style:name="TableColumn2570" style:family="table-column">
      <style:table-column-properties style:column-width="1.3923in" style:use-optimal-column-width="false"/>
    </style:style>
    <style:style style:name="TableColumn2571" style:family="table-column">
      <style:table-column-properties style:column-width="1.9826in" style:use-optimal-column-width="false"/>
    </style:style>
    <style:style style:name="Table2567" style:family="table">
      <style:table-properties style:width="6.25in" fo:margin-left="0.0493in" table:align="left"/>
    </style:style>
    <style:style style:name="TableRow2572" style:family="table-row">
      <style:table-row-properties style:use-optimal-row-height="false" fo:keep-together="always"/>
    </style:style>
    <style:style style:name="TableCell2573"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574" style:parent-style-name="Tablecontent" style:family="paragraph">
      <style:paragraph-properties fo:keep-with-next="always"/>
      <style:text-properties fo:font-weight="bold" style:font-weight-asian="bold" fo:font-style="italic" style:font-style-asian="italic"/>
    </style:style>
    <style:style style:name="TableCell2575"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576" style:parent-style-name="Tablecontent" style:family="paragraph">
      <style:paragraph-properties fo:keep-with-next="always"/>
    </style:style>
    <style:style style:name="TableRow2577" style:family="table-row">
      <style:table-row-properties style:use-optimal-row-height="false" fo:keep-together="always"/>
    </style:style>
    <style:style style:name="TableCell2578"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579" style:parent-style-name="Tablecontent" style:family="paragraph">
      <style:paragraph-properties fo:keep-with-next="always"/>
      <style:text-properties fo:font-weight="bold" style:font-weight-asian="bold" fo:font-style="italic" style:font-style-asian="italic"/>
    </style:style>
    <style:style style:name="TableCell2580"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581" style:parent-style-name="Tablecontent" style:family="paragraph">
      <style:paragraph-properties fo:keep-with-next="always"/>
    </style:style>
    <style:style style:name="TableRow2582" style:family="table-row">
      <style:table-row-properties style:use-optimal-row-height="false" fo:keep-together="always"/>
    </style:style>
    <style:style style:name="TableCell258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584" style:parent-style-name="Tablecontent" style:family="paragraph">
      <style:paragraph-properties fo:keep-with-next="always"/>
      <style:text-properties fo:font-weight="bold" style:font-weight-asian="bold" fo:font-style="italic" style:font-style-asian="italic"/>
    </style:style>
    <style:style style:name="TableCell258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586" style:parent-style-name="Tablecontent" style:family="paragraph">
      <style:paragraph-properties fo:keep-with-next="always"/>
      <style:text-properties fo:font-weight="bold" style:font-weight-asian="bold" fo:font-style="italic" style:font-style-asian="italic"/>
    </style:style>
    <style:style style:name="TableCell258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588" style:parent-style-name="Tablecontent" style:family="paragraph">
      <style:paragraph-properties fo:keep-with-next="always"/>
      <style:text-properties fo:font-weight="bold" style:font-weight-asian="bold" fo:font-style="italic" style:font-style-asian="italic"/>
    </style:style>
    <style:style style:name="TableCell258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590" style:parent-style-name="Tablecontent" style:family="paragraph">
      <style:paragraph-properties fo:keep-with-next="always"/>
      <style:text-properties fo:font-weight="bold" style:font-weight-asian="bold" fo:font-style="italic" style:font-style-asian="italic"/>
    </style:style>
    <style:style style:name="TableRow2591" style:family="table-row">
      <style:table-row-properties style:use-optimal-row-height="false" fo:keep-together="always"/>
    </style:style>
    <style:style style:name="TableCell2592"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593" style:parent-style-name="Tablecontent" style:family="paragraph">
      <style:paragraph-properties fo:keep-with-next="always"/>
    </style:style>
    <style:style style:name="TableCell259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95" style:parent-style-name="Tablecontent" style:family="paragraph">
      <style:paragraph-properties fo:keep-with-next="always"/>
    </style:style>
    <style:style style:name="TableCell259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597" style:parent-style-name="Tablecontent" style:family="paragraph">
      <style:paragraph-properties fo:keep-with-next="always"/>
    </style:style>
    <style:style style:name="TableCell2598"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599" style:parent-style-name="Tablecontent" style:family="paragraph">
      <style:paragraph-properties fo:keep-with-next="always"/>
    </style:style>
    <style:style style:name="TableRow2600" style:family="table-row">
      <style:table-row-properties style:use-optimal-row-height="false" fo:keep-together="always"/>
    </style:style>
    <style:style style:name="TableCell260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02" style:parent-style-name="Tablecontent" style:family="paragraph">
      <style:text-properties fo:font-weight="bold" style:font-weight-asian="bold" fo:font-style="italic" style:font-style-asian="italic"/>
    </style:style>
    <style:style style:name="TableCell260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60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606" style:family="table-column">
      <style:table-column-properties style:column-width="1.6736in" style:use-optimal-column-width="false"/>
    </style:style>
    <style:style style:name="TableColumn2607" style:family="table-column">
      <style:table-column-properties style:column-width="1.2013in" style:use-optimal-column-width="false"/>
    </style:style>
    <style:style style:name="TableColumn2608" style:family="table-column">
      <style:table-column-properties style:column-width="1.3923in" style:use-optimal-column-width="false"/>
    </style:style>
    <style:style style:name="TableColumn2609" style:family="table-column">
      <style:table-column-properties style:column-width="1.9826in" style:use-optimal-column-width="false"/>
    </style:style>
    <style:style style:name="Table2605" style:family="table">
      <style:table-properties style:width="6.25in" fo:margin-left="0.0493in" table:align="left"/>
    </style:style>
    <style:style style:name="TableRow2610" style:family="table-row">
      <style:table-row-properties style:use-optimal-row-height="false" fo:keep-together="always"/>
    </style:style>
    <style:style style:name="TableCell2611"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612" style:parent-style-name="Tablecontent" style:family="paragraph">
      <style:paragraph-properties fo:keep-with-next="always"/>
      <style:text-properties fo:font-weight="bold" style:font-weight-asian="bold" fo:font-style="italic" style:font-style-asian="italic"/>
    </style:style>
    <style:style style:name="TableCell2613"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614" style:parent-style-name="Tablecontent" style:family="paragraph">
      <style:paragraph-properties fo:keep-with-next="always"/>
    </style:style>
    <style:style style:name="TableRow2615" style:family="table-row">
      <style:table-row-properties style:use-optimal-row-height="false" fo:keep-together="always"/>
    </style:style>
    <style:style style:name="TableCell2616"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617" style:parent-style-name="Tablecontent" style:family="paragraph">
      <style:paragraph-properties fo:keep-with-next="always"/>
      <style:text-properties fo:font-weight="bold" style:font-weight-asian="bold" fo:font-style="italic" style:font-style-asian="italic"/>
    </style:style>
    <style:style style:name="TableCell2618"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619" style:parent-style-name="Tablecontent" style:family="paragraph">
      <style:paragraph-properties fo:keep-with-next="always"/>
    </style:style>
    <style:style style:name="TableRow2620" style:family="table-row">
      <style:table-row-properties style:use-optimal-row-height="false" fo:keep-together="always"/>
    </style:style>
    <style:style style:name="TableCell262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22" style:parent-style-name="Tablecontent" style:family="paragraph">
      <style:paragraph-properties fo:keep-with-next="always"/>
      <style:text-properties fo:font-weight="bold" style:font-weight-asian="bold" fo:font-style="italic" style:font-style-asian="italic"/>
    </style:style>
    <style:style style:name="TableCell262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624" style:parent-style-name="Tablecontent" style:family="paragraph">
      <style:paragraph-properties fo:keep-with-next="always"/>
      <style:text-properties fo:font-weight="bold" style:font-weight-asian="bold" fo:font-style="italic" style:font-style-asian="italic"/>
    </style:style>
    <style:style style:name="TableCell262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626" style:parent-style-name="Tablecontent" style:family="paragraph">
      <style:paragraph-properties fo:keep-with-next="always"/>
      <style:text-properties fo:font-weight="bold" style:font-weight-asian="bold" fo:font-style="italic" style:font-style-asian="italic"/>
    </style:style>
    <style:style style:name="TableCell262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628" style:parent-style-name="Tablecontent" style:family="paragraph">
      <style:paragraph-properties fo:keep-with-next="always"/>
      <style:text-properties fo:font-weight="bold" style:font-weight-asian="bold" fo:font-style="italic" style:font-style-asian="italic"/>
    </style:style>
    <style:style style:name="TableRow2629" style:family="table-row">
      <style:table-row-properties style:use-optimal-row-height="false" fo:keep-together="always"/>
    </style:style>
    <style:style style:name="TableCell2630"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631" style:parent-style-name="Tablecontent" style:family="paragraph">
      <style:paragraph-properties fo:keep-with-next="always"/>
    </style:style>
    <style:style style:name="TableCell263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633" style:parent-style-name="Tablecontent" style:family="paragraph">
      <style:paragraph-properties fo:keep-with-next="always"/>
    </style:style>
    <style:style style:name="TableCell263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635" style:parent-style-name="Tablecontent" style:family="paragraph">
      <style:paragraph-properties fo:keep-with-next="always"/>
    </style:style>
    <style:style style:name="TableCell2636"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637" style:parent-style-name="Tablecontent" style:family="paragraph">
      <style:paragraph-properties fo:keep-with-next="always"/>
    </style:style>
    <style:style style:name="TableRow2638" style:family="table-row">
      <style:table-row-properties style:use-optimal-row-height="false" fo:keep-together="always"/>
    </style:style>
    <style:style style:name="TableCell263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40" style:parent-style-name="Tablecontent" style:family="paragraph">
      <style:text-properties fo:font-weight="bold" style:font-weight-asian="bold" fo:font-style="italic" style:font-style-asian="italic"/>
    </style:style>
    <style:style style:name="TableCell264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64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644" style:family="table-column">
      <style:table-column-properties style:column-width="1.6736in" style:use-optimal-column-width="false"/>
    </style:style>
    <style:style style:name="TableColumn2645" style:family="table-column">
      <style:table-column-properties style:column-width="1.2013in" style:use-optimal-column-width="false"/>
    </style:style>
    <style:style style:name="TableColumn2646" style:family="table-column">
      <style:table-column-properties style:column-width="1.3923in" style:use-optimal-column-width="false"/>
    </style:style>
    <style:style style:name="TableColumn2647" style:family="table-column">
      <style:table-column-properties style:column-width="1.9826in" style:use-optimal-column-width="false"/>
    </style:style>
    <style:style style:name="Table2643" style:family="table">
      <style:table-properties style:width="6.25in" fo:margin-left="0.0493in" table:align="left"/>
    </style:style>
    <style:style style:name="TableRow2648" style:family="table-row">
      <style:table-row-properties style:use-optimal-row-height="false" fo:keep-together="always"/>
    </style:style>
    <style:style style:name="TableCell2649"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650" style:parent-style-name="Tablecontent" style:family="paragraph">
      <style:paragraph-properties fo:keep-with-next="always"/>
      <style:text-properties fo:font-weight="bold" style:font-weight-asian="bold" fo:font-style="italic" style:font-style-asian="italic"/>
    </style:style>
    <style:style style:name="TableCell2651"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652" style:parent-style-name="Tablecontent" style:family="paragraph">
      <style:paragraph-properties fo:keep-with-next="always"/>
    </style:style>
    <style:style style:name="TableRow2653" style:family="table-row">
      <style:table-row-properties style:use-optimal-row-height="false" fo:keep-together="always"/>
    </style:style>
    <style:style style:name="TableCell2654"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655" style:parent-style-name="Tablecontent" style:family="paragraph">
      <style:paragraph-properties fo:keep-with-next="always"/>
      <style:text-properties fo:font-weight="bold" style:font-weight-asian="bold" fo:font-style="italic" style:font-style-asian="italic"/>
    </style:style>
    <style:style style:name="TableCell2656"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657" style:parent-style-name="Tablecontent" style:family="paragraph">
      <style:paragraph-properties fo:keep-with-next="always"/>
    </style:style>
    <style:style style:name="TableRow2658" style:family="table-row">
      <style:table-row-properties style:use-optimal-row-height="false" fo:keep-together="always"/>
    </style:style>
    <style:style style:name="TableCell265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60" style:parent-style-name="Tablecontent" style:family="paragraph">
      <style:paragraph-properties fo:keep-with-next="always"/>
      <style:text-properties fo:font-weight="bold" style:font-weight-asian="bold" fo:font-style="italic" style:font-style-asian="italic"/>
    </style:style>
    <style:style style:name="TableCell266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662" style:parent-style-name="Tablecontent" style:family="paragraph">
      <style:paragraph-properties fo:keep-with-next="always"/>
      <style:text-properties fo:font-weight="bold" style:font-weight-asian="bold" fo:font-style="italic" style:font-style-asian="italic"/>
    </style:style>
    <style:style style:name="TableCell266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664" style:parent-style-name="Tablecontent" style:family="paragraph">
      <style:paragraph-properties fo:keep-with-next="always"/>
      <style:text-properties fo:font-weight="bold" style:font-weight-asian="bold" fo:font-style="italic" style:font-style-asian="italic"/>
    </style:style>
    <style:style style:name="TableCell2665"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666" style:parent-style-name="Tablecontent" style:family="paragraph">
      <style:paragraph-properties fo:keep-with-next="always"/>
      <style:text-properties fo:font-weight="bold" style:font-weight-asian="bold" fo:font-style="italic" style:font-style-asian="italic"/>
    </style:style>
    <style:style style:name="TableRow2667" style:family="table-row">
      <style:table-row-properties style:use-optimal-row-height="false" fo:keep-together="always"/>
    </style:style>
    <style:style style:name="TableCell2668"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669" style:parent-style-name="Tablecontent" style:family="paragraph">
      <style:paragraph-properties fo:keep-with-next="always"/>
    </style:style>
    <style:style style:name="TableCell2670"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671" style:parent-style-name="Tablecontent" style:family="paragraph">
      <style:paragraph-properties fo:keep-with-next="always"/>
    </style:style>
    <style:style style:name="TableCell267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673" style:parent-style-name="Tablecontent" style:family="paragraph">
      <style:paragraph-properties fo:keep-with-next="always"/>
    </style:style>
    <style:style style:name="TableCell2674"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675" style:parent-style-name="Tablecontent" style:family="paragraph">
      <style:paragraph-properties fo:keep-with-next="always"/>
    </style:style>
    <style:style style:name="TableRow2676" style:family="table-row">
      <style:table-row-properties style:min-row-height="0.4159in" style:use-optimal-row-height="false" fo:keep-together="always"/>
    </style:style>
    <style:style style:name="TableCell2677"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78" style:parent-style-name="Tablecontent" style:family="paragraph">
      <style:text-properties fo:font-weight="bold" style:font-weight-asian="bold" fo:font-style="italic" style:font-style-asian="italic"/>
    </style:style>
    <style:style style:name="TableCell267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680"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682" style:family="table-column">
      <style:table-column-properties style:column-width="1.6736in" style:use-optimal-column-width="false"/>
    </style:style>
    <style:style style:name="TableColumn2683" style:family="table-column">
      <style:table-column-properties style:column-width="1.2013in" style:use-optimal-column-width="false"/>
    </style:style>
    <style:style style:name="TableColumn2684" style:family="table-column">
      <style:table-column-properties style:column-width="1.3923in" style:use-optimal-column-width="false"/>
    </style:style>
    <style:style style:name="TableColumn2685" style:family="table-column">
      <style:table-column-properties style:column-width="1.9826in" style:use-optimal-column-width="false"/>
    </style:style>
    <style:style style:name="Table2681" style:family="table">
      <style:table-properties style:width="6.25in" fo:margin-left="0.0493in" table:align="left"/>
    </style:style>
    <style:style style:name="TableRow2686" style:family="table-row">
      <style:table-row-properties style:use-optimal-row-height="false" fo:keep-together="always"/>
    </style:style>
    <style:style style:name="TableCell2687"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688" style:parent-style-name="Tablecontent" style:family="paragraph">
      <style:paragraph-properties fo:keep-with-next="always"/>
      <style:text-properties fo:font-weight="bold" style:font-weight-asian="bold" fo:font-style="italic" style:font-style-asian="italic"/>
    </style:style>
    <style:style style:name="TableCell2689"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690" style:parent-style-name="Tablecontent" style:family="paragraph">
      <style:paragraph-properties fo:keep-with-next="always"/>
    </style:style>
    <style:style style:name="TableRow2691" style:family="table-row">
      <style:table-row-properties style:use-optimal-row-height="false" fo:keep-together="always"/>
    </style:style>
    <style:style style:name="TableCell2692"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693" style:parent-style-name="Tablecontent" style:family="paragraph">
      <style:paragraph-properties fo:keep-with-next="always"/>
      <style:text-properties fo:font-weight="bold" style:font-weight-asian="bold" fo:font-style="italic" style:font-style-asian="italic"/>
    </style:style>
    <style:style style:name="TableCell2694"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695" style:parent-style-name="Tablecontent" style:family="paragraph">
      <style:paragraph-properties fo:keep-with-next="always"/>
    </style:style>
    <style:style style:name="T2696" style:parent-style-name="DefaultParagraphFont" style:family="text">
      <style:text-properties style:font-name-complex="Arial" style:letter-kerning="true" fo:language="en" fo:country="US"/>
    </style:style>
    <style:style style:name="TableRow2697" style:family="table-row">
      <style:table-row-properties style:use-optimal-row-height="false" fo:keep-together="always"/>
    </style:style>
    <style:style style:name="TableCell269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699" style:parent-style-name="Tablecontent" style:family="paragraph">
      <style:paragraph-properties fo:keep-with-next="always"/>
      <style:text-properties fo:font-weight="bold" style:font-weight-asian="bold" fo:font-style="italic" style:font-style-asian="italic"/>
    </style:style>
    <style:style style:name="TableCell270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01" style:parent-style-name="Tablecontent" style:family="paragraph">
      <style:paragraph-properties fo:keep-with-next="always"/>
      <style:text-properties fo:font-weight="bold" style:font-weight-asian="bold" fo:font-style="italic" style:font-style-asian="italic"/>
    </style:style>
    <style:style style:name="TableCell270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03" style:parent-style-name="Tablecontent" style:family="paragraph">
      <style:paragraph-properties fo:keep-with-next="always"/>
      <style:text-properties fo:font-weight="bold" style:font-weight-asian="bold" fo:font-style="italic" style:font-style-asian="italic"/>
    </style:style>
    <style:style style:name="TableCell270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705" style:parent-style-name="Tablecontent" style:family="paragraph">
      <style:paragraph-properties fo:keep-with-next="always"/>
      <style:text-properties fo:font-weight="bold" style:font-weight-asian="bold" fo:font-style="italic" style:font-style-asian="italic"/>
    </style:style>
    <style:style style:name="TableRow2706" style:family="table-row">
      <style:table-row-properties style:use-optimal-row-height="false" fo:keep-together="always"/>
    </style:style>
    <style:style style:name="TableCell270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708" style:parent-style-name="Tablecontent" style:family="paragraph">
      <style:paragraph-properties fo:keep-with-next="always"/>
    </style:style>
    <style:style style:name="TableCell270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10" style:parent-style-name="Tablecontent" style:family="paragraph">
      <style:paragraph-properties fo:keep-with-next="always"/>
    </style:style>
    <style:style style:name="TableCell271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12" style:parent-style-name="Tablecontent" style:family="paragraph">
      <style:paragraph-properties fo:keep-with-next="always"/>
    </style:style>
    <style:style style:name="TableCell271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714" style:parent-style-name="Tablecontent" style:family="paragraph">
      <style:paragraph-properties fo:keep-with-next="always"/>
    </style:style>
    <style:style style:name="TableRow2715" style:family="table-row">
      <style:table-row-properties style:min-row-height="0.4159in" style:use-optimal-row-height="false" fo:keep-together="always"/>
    </style:style>
    <style:style style:name="TableCell271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717" style:parent-style-name="Tablecontent" style:family="paragraph">
      <style:text-properties fo:font-weight="bold" style:font-weight-asian="bold" fo:font-style="italic" style:font-style-asian="italic"/>
    </style:style>
    <style:style style:name="TableCell271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71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721" style:family="table-column">
      <style:table-column-properties style:column-width="1.6736in" style:use-optimal-column-width="false"/>
    </style:style>
    <style:style style:name="TableColumn2722" style:family="table-column">
      <style:table-column-properties style:column-width="1.2013in" style:use-optimal-column-width="false"/>
    </style:style>
    <style:style style:name="TableColumn2723" style:family="table-column">
      <style:table-column-properties style:column-width="1.3923in" style:use-optimal-column-width="false"/>
    </style:style>
    <style:style style:name="TableColumn2724" style:family="table-column">
      <style:table-column-properties style:column-width="1.9826in" style:use-optimal-column-width="false"/>
    </style:style>
    <style:style style:name="Table2720" style:family="table">
      <style:table-properties style:width="6.25in" fo:margin-left="0.0493in" table:align="left"/>
    </style:style>
    <style:style style:name="TableRow2725" style:family="table-row">
      <style:table-row-properties style:use-optimal-row-height="false" fo:keep-together="always"/>
    </style:style>
    <style:style style:name="TableCell272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727" style:parent-style-name="Tablecontent" style:family="paragraph">
      <style:paragraph-properties fo:keep-with-next="always"/>
      <style:text-properties fo:font-weight="bold" style:font-weight-asian="bold" fo:font-style="italic" style:font-style-asian="italic"/>
    </style:style>
    <style:style style:name="TableCell272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729" style:parent-style-name="Tablecontent" style:family="paragraph">
      <style:paragraph-properties fo:keep-with-next="always"/>
    </style:style>
    <style:style style:name="TableRow2730" style:family="table-row">
      <style:table-row-properties style:use-optimal-row-height="false" fo:keep-together="always"/>
    </style:style>
    <style:style style:name="TableCell273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732" style:parent-style-name="Tablecontent" style:family="paragraph">
      <style:paragraph-properties fo:keep-with-next="always"/>
      <style:text-properties fo:font-weight="bold" style:font-weight-asian="bold" fo:font-style="italic" style:font-style-asian="italic"/>
    </style:style>
    <style:style style:name="TableCell273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734" style:parent-style-name="Tablecontent" style:family="paragraph">
      <style:paragraph-properties fo:keep-with-next="always"/>
    </style:style>
    <style:style style:name="T2735" style:parent-style-name="DefaultParagraphFont" style:family="text">
      <style:text-properties style:font-name-complex="Arial" style:letter-kerning="true" fo:language="en" fo:country="US"/>
    </style:style>
    <style:style style:name="TableRow2736" style:family="table-row">
      <style:table-row-properties style:use-optimal-row-height="false" fo:keep-together="always"/>
    </style:style>
    <style:style style:name="TableCell2737"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738" style:parent-style-name="Tablecontent" style:family="paragraph">
      <style:paragraph-properties fo:keep-with-next="always"/>
      <style:text-properties fo:font-weight="bold" style:font-weight-asian="bold" fo:font-style="italic" style:font-style-asian="italic"/>
    </style:style>
    <style:style style:name="TableCell273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40" style:parent-style-name="Tablecontent" style:family="paragraph">
      <style:paragraph-properties fo:keep-with-next="always"/>
      <style:text-properties fo:font-weight="bold" style:font-weight-asian="bold" fo:font-style="italic" style:font-style-asian="italic"/>
    </style:style>
    <style:style style:name="TableCell274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42" style:parent-style-name="Tablecontent" style:family="paragraph">
      <style:paragraph-properties fo:keep-with-next="always"/>
      <style:text-properties fo:font-weight="bold" style:font-weight-asian="bold" fo:font-style="italic" style:font-style-asian="italic"/>
    </style:style>
    <style:style style:name="TableCell2743"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744" style:parent-style-name="Tablecontent" style:family="paragraph">
      <style:paragraph-properties fo:keep-with-next="always"/>
      <style:text-properties fo:font-weight="bold" style:font-weight-asian="bold" fo:font-style="italic" style:font-style-asian="italic"/>
    </style:style>
    <style:style style:name="TableRow2745" style:family="table-row">
      <style:table-row-properties style:use-optimal-row-height="false" fo:keep-together="always"/>
    </style:style>
    <style:style style:name="TableCell2746"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747" style:parent-style-name="Tablecontent" style:family="paragraph">
      <style:paragraph-properties fo:keep-with-next="always"/>
    </style:style>
    <style:style style:name="TableCell274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49" style:parent-style-name="Tablecontent" style:family="paragraph">
      <style:paragraph-properties fo:keep-with-next="always"/>
    </style:style>
    <style:style style:name="TableCell2750"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51" style:parent-style-name="Tablecontent" style:family="paragraph">
      <style:paragraph-properties fo:keep-with-next="always"/>
    </style:style>
    <style:style style:name="TableCell2752"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753" style:parent-style-name="Tablecontent" style:family="paragraph">
      <style:paragraph-properties fo:keep-with-next="always"/>
    </style:style>
    <style:style style:name="TableRow2754" style:family="table-row">
      <style:table-row-properties style:min-row-height="0.4159in" style:use-optimal-row-height="false" fo:keep-together="always"/>
    </style:style>
    <style:style style:name="TableCell275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756" style:parent-style-name="Tablecontent" style:family="paragraph">
      <style:text-properties fo:font-weight="bold" style:font-weight-asian="bold" fo:font-style="italic" style:font-style-asian="italic"/>
    </style:style>
    <style:style style:name="TableCell275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758"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760" style:family="table-column">
      <style:table-column-properties style:column-width="1.6736in" style:use-optimal-column-width="false"/>
    </style:style>
    <style:style style:name="TableColumn2761" style:family="table-column">
      <style:table-column-properties style:column-width="1.2013in" style:use-optimal-column-width="false"/>
    </style:style>
    <style:style style:name="TableColumn2762" style:family="table-column">
      <style:table-column-properties style:column-width="1.3923in" style:use-optimal-column-width="false"/>
    </style:style>
    <style:style style:name="TableColumn2763" style:family="table-column">
      <style:table-column-properties style:column-width="1.9826in" style:use-optimal-column-width="false"/>
    </style:style>
    <style:style style:name="Table2759" style:family="table">
      <style:table-properties style:width="6.25in" fo:margin-left="0.0493in" table:align="left"/>
    </style:style>
    <style:style style:name="TableRow2764" style:family="table-row">
      <style:table-row-properties style:use-optimal-row-height="false" fo:keep-together="always"/>
    </style:style>
    <style:style style:name="TableCell2765"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766" style:parent-style-name="Tablecontent" style:family="paragraph">
      <style:paragraph-properties fo:keep-with-next="always"/>
      <style:text-properties fo:font-weight="bold" style:font-weight-asian="bold" fo:font-style="italic" style:font-style-asian="italic"/>
    </style:style>
    <style:style style:name="TableCell2767"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768" style:parent-style-name="Tablecontent" style:family="paragraph">
      <style:paragraph-properties fo:keep-with-next="always"/>
    </style:style>
    <style:style style:name="TableRow2769" style:family="table-row">
      <style:table-row-properties style:use-optimal-row-height="false" fo:keep-together="always"/>
    </style:style>
    <style:style style:name="TableCell2770"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771" style:parent-style-name="Tablecontent" style:family="paragraph">
      <style:paragraph-properties fo:keep-with-next="always"/>
      <style:text-properties fo:font-weight="bold" style:font-weight-asian="bold" fo:font-style="italic" style:font-style-asian="italic"/>
    </style:style>
    <style:style style:name="TableCell2772"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773" style:parent-style-name="Tablecontent" style:family="paragraph">
      <style:paragraph-properties fo:keep-with-next="always"/>
    </style:style>
    <style:style style:name="TableRow2774" style:family="table-row">
      <style:table-row-properties style:use-optimal-row-height="false" fo:keep-together="always"/>
    </style:style>
    <style:style style:name="TableCell277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776" style:parent-style-name="Tablecontent" style:family="paragraph">
      <style:paragraph-properties fo:keep-with-next="always"/>
      <style:text-properties fo:font-weight="bold" style:font-weight-asian="bold" fo:font-style="italic" style:font-style-asian="italic"/>
    </style:style>
    <style:style style:name="TableCell277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78" style:parent-style-name="Tablecontent" style:family="paragraph">
      <style:paragraph-properties fo:keep-with-next="always"/>
      <style:text-properties fo:font-weight="bold" style:font-weight-asian="bold" fo:font-style="italic" style:font-style-asian="italic"/>
    </style:style>
    <style:style style:name="TableCell277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780" style:parent-style-name="Tablecontent" style:family="paragraph">
      <style:paragraph-properties fo:keep-with-next="always"/>
      <style:text-properties fo:font-weight="bold" style:font-weight-asian="bold" fo:font-style="italic" style:font-style-asian="italic"/>
    </style:style>
    <style:style style:name="TableCell278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782" style:parent-style-name="Tablecontent" style:family="paragraph">
      <style:paragraph-properties fo:keep-with-next="always"/>
      <style:text-properties fo:font-weight="bold" style:font-weight-asian="bold" fo:font-style="italic" style:font-style-asian="italic"/>
    </style:style>
    <style:style style:name="TableRow2783" style:family="table-row">
      <style:table-row-properties style:use-optimal-row-height="false" fo:keep-together="always"/>
    </style:style>
    <style:style style:name="TableCell2784"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785" style:parent-style-name="Tablecontent" style:family="paragraph">
      <style:paragraph-properties fo:keep-with-next="always"/>
    </style:style>
    <style:style style:name="TableCell278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87" style:parent-style-name="Tablecontent" style:family="paragraph">
      <style:paragraph-properties fo:keep-with-next="always"/>
    </style:style>
    <style:style style:name="TableCell278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789" style:parent-style-name="Tablecontent" style:family="paragraph">
      <style:paragraph-properties fo:keep-with-next="always"/>
    </style:style>
    <style:style style:name="TableCell2790"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791" style:parent-style-name="Tablecontent" style:family="paragraph">
      <style:paragraph-properties fo:keep-with-next="always"/>
    </style:style>
    <style:style style:name="TableRow2792" style:family="table-row">
      <style:table-row-properties style:min-row-height="0.4159in" style:use-optimal-row-height="false" fo:keep-together="always"/>
    </style:style>
    <style:style style:name="TableCell279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794" style:parent-style-name="Tablecontent" style:family="paragraph">
      <style:text-properties fo:font-weight="bold" style:font-weight-asian="bold" fo:font-style="italic" style:font-style-asian="italic"/>
    </style:style>
    <style:style style:name="TableCell279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79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798" style:family="table-column">
      <style:table-column-properties style:column-width="1.6736in" style:use-optimal-column-width="false"/>
    </style:style>
    <style:style style:name="TableColumn2799" style:family="table-column">
      <style:table-column-properties style:column-width="1.2013in" style:use-optimal-column-width="false"/>
    </style:style>
    <style:style style:name="TableColumn2800" style:family="table-column">
      <style:table-column-properties style:column-width="1.3923in" style:use-optimal-column-width="false"/>
    </style:style>
    <style:style style:name="TableColumn2801" style:family="table-column">
      <style:table-column-properties style:column-width="1.9826in" style:use-optimal-column-width="false"/>
    </style:style>
    <style:style style:name="Table2797" style:family="table">
      <style:table-properties style:width="6.25in" fo:margin-left="0.0493in" table:align="left"/>
    </style:style>
    <style:style style:name="TableRow2802" style:family="table-row">
      <style:table-row-properties style:use-optimal-row-height="false" fo:keep-together="always"/>
    </style:style>
    <style:style style:name="TableCell2803"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804" style:parent-style-name="Tablecontent" style:family="paragraph">
      <style:paragraph-properties fo:keep-with-next="always"/>
      <style:text-properties fo:font-weight="bold" style:font-weight-asian="bold" fo:font-style="italic" style:font-style-asian="italic"/>
    </style:style>
    <style:style style:name="TableCell2805"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806" style:parent-style-name="Tablecontent" style:family="paragraph">
      <style:paragraph-properties fo:keep-with-next="always"/>
    </style:style>
    <style:style style:name="TableRow2807" style:family="table-row">
      <style:table-row-properties style:use-optimal-row-height="false" fo:keep-together="always"/>
    </style:style>
    <style:style style:name="TableCell2808"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809" style:parent-style-name="Tablecontent" style:family="paragraph">
      <style:paragraph-properties fo:keep-with-next="always"/>
      <style:text-properties fo:font-weight="bold" style:font-weight-asian="bold" fo:font-style="italic" style:font-style-asian="italic"/>
    </style:style>
    <style:style style:name="TableCell2810"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811" style:parent-style-name="Tablecontent" style:family="paragraph">
      <style:paragraph-properties fo:keep-with-next="always"/>
    </style:style>
    <style:style style:name="TableRow2812" style:family="table-row">
      <style:table-row-properties style:use-optimal-row-height="false" fo:keep-together="always"/>
    </style:style>
    <style:style style:name="TableCell281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814" style:parent-style-name="Tablecontent" style:family="paragraph">
      <style:paragraph-properties fo:keep-with-next="always"/>
      <style:text-properties fo:font-weight="bold" style:font-weight-asian="bold" fo:font-style="italic" style:font-style-asian="italic"/>
    </style:style>
    <style:style style:name="TableCell281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16" style:parent-style-name="Tablecontent" style:family="paragraph">
      <style:paragraph-properties fo:keep-with-next="always"/>
      <style:text-properties fo:font-weight="bold" style:font-weight-asian="bold" fo:font-style="italic" style:font-style-asian="italic"/>
    </style:style>
    <style:style style:name="TableCell281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18" style:parent-style-name="Tablecontent" style:family="paragraph">
      <style:paragraph-properties fo:keep-with-next="always"/>
      <style:text-properties fo:font-weight="bold" style:font-weight-asian="bold" fo:font-style="italic" style:font-style-asian="italic"/>
    </style:style>
    <style:style style:name="TableCell281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820" style:parent-style-name="Tablecontent" style:family="paragraph">
      <style:paragraph-properties fo:keep-with-next="always"/>
      <style:text-properties fo:font-weight="bold" style:font-weight-asian="bold" fo:font-style="italic" style:font-style-asian="italic"/>
    </style:style>
    <style:style style:name="TableRow2821" style:family="table-row">
      <style:table-row-properties style:use-optimal-row-height="false" fo:keep-together="always"/>
    </style:style>
    <style:style style:name="TableCell2822"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823" style:parent-style-name="Tablecontent" style:family="paragraph">
      <style:paragraph-properties fo:keep-with-next="always"/>
    </style:style>
    <style:style style:name="TableCell282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825" style:parent-style-name="Tablecontent" style:family="paragraph">
      <style:paragraph-properties fo:keep-with-next="always"/>
    </style:style>
    <style:style style:name="TableCell282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827" style:parent-style-name="Tablecontent" style:family="paragraph">
      <style:paragraph-properties fo:keep-with-next="always"/>
    </style:style>
    <style:style style:name="TableCell2828"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829" style:parent-style-name="Tablecontent" style:family="paragraph">
      <style:paragraph-properties fo:keep-with-next="always"/>
    </style:style>
    <style:style style:name="TableRow2830" style:family="table-row">
      <style:table-row-properties style:use-optimal-row-height="false" fo:keep-together="always"/>
    </style:style>
    <style:style style:name="TableCell283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832" style:parent-style-name="Tablecontent" style:family="paragraph">
      <style:text-properties fo:font-weight="bold" style:font-weight-asian="bold" fo:font-style="italic" style:font-style-asian="italic"/>
    </style:style>
    <style:style style:name="TableCell283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83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836" style:family="table-column">
      <style:table-column-properties style:column-width="1.6736in" style:use-optimal-column-width="false"/>
    </style:style>
    <style:style style:name="TableColumn2837" style:family="table-column">
      <style:table-column-properties style:column-width="1.2013in" style:use-optimal-column-width="false"/>
    </style:style>
    <style:style style:name="TableColumn2838" style:family="table-column">
      <style:table-column-properties style:column-width="1.3923in" style:use-optimal-column-width="false"/>
    </style:style>
    <style:style style:name="TableColumn2839" style:family="table-column">
      <style:table-column-properties style:column-width="1.9826in" style:use-optimal-column-width="false"/>
    </style:style>
    <style:style style:name="Table2835" style:family="table">
      <style:table-properties style:width="6.25in" fo:margin-left="0.0493in" table:align="left"/>
    </style:style>
    <style:style style:name="TableRow2840" style:family="table-row">
      <style:table-row-properties style:use-optimal-row-height="false" fo:keep-together="always"/>
    </style:style>
    <style:style style:name="TableCell2841"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842" style:parent-style-name="Tablecontent" style:family="paragraph">
      <style:paragraph-properties fo:keep-with-next="always"/>
      <style:text-properties fo:font-weight="bold" style:font-weight-asian="bold" fo:font-style="italic" style:font-style-asian="italic"/>
    </style:style>
    <style:style style:name="TableCell2843"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844" style:parent-style-name="Tablecontent" style:family="paragraph">
      <style:paragraph-properties fo:keep-with-next="always"/>
    </style:style>
    <style:style style:name="TableRow2845" style:family="table-row">
      <style:table-row-properties style:use-optimal-row-height="false" fo:keep-together="always"/>
    </style:style>
    <style:style style:name="TableCell2846"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847" style:parent-style-name="Tablecontent" style:family="paragraph">
      <style:paragraph-properties fo:keep-with-next="always"/>
      <style:text-properties fo:font-weight="bold" style:font-weight-asian="bold" fo:font-style="italic" style:font-style-asian="italic"/>
    </style:style>
    <style:style style:name="TableCell2848"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849" style:parent-style-name="Tablecontent" style:family="paragraph">
      <style:paragraph-properties fo:keep-with-next="always"/>
    </style:style>
    <style:style style:name="TableRow2850" style:family="table-row">
      <style:table-row-properties style:use-optimal-row-height="false" fo:keep-together="always"/>
    </style:style>
    <style:style style:name="TableCell285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852" style:parent-style-name="Tablecontent" style:family="paragraph">
      <style:paragraph-properties fo:keep-with-next="always"/>
      <style:text-properties fo:font-weight="bold" style:font-weight-asian="bold" fo:font-style="italic" style:font-style-asian="italic"/>
    </style:style>
    <style:style style:name="TableCell285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54" style:parent-style-name="Tablecontent" style:family="paragraph">
      <style:paragraph-properties fo:keep-with-next="always"/>
      <style:text-properties fo:font-weight="bold" style:font-weight-asian="bold" fo:font-style="italic" style:font-style-asian="italic"/>
    </style:style>
    <style:style style:name="TableCell285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56" style:parent-style-name="Tablecontent" style:family="paragraph">
      <style:paragraph-properties fo:keep-with-next="always"/>
      <style:text-properties fo:font-weight="bold" style:font-weight-asian="bold" fo:font-style="italic" style:font-style-asian="italic"/>
    </style:style>
    <style:style style:name="TableCell285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858" style:parent-style-name="Tablecontent" style:family="paragraph">
      <style:paragraph-properties fo:keep-with-next="always"/>
      <style:text-properties fo:font-weight="bold" style:font-weight-asian="bold" fo:font-style="italic" style:font-style-asian="italic"/>
    </style:style>
    <style:style style:name="TableRow2859" style:family="table-row">
      <style:table-row-properties style:use-optimal-row-height="false" fo:keep-together="always"/>
    </style:style>
    <style:style style:name="TableCell2860"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861" style:parent-style-name="Tablecontent" style:family="paragraph">
      <style:paragraph-properties fo:keep-with-next="always"/>
    </style:style>
    <style:style style:name="TableCell286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863" style:parent-style-name="Tablecontent" style:family="paragraph">
      <style:paragraph-properties fo:keep-with-next="always"/>
    </style:style>
    <style:style style:name="TableCell286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865" style:parent-style-name="Tablecontent" style:family="paragraph">
      <style:paragraph-properties fo:keep-with-next="always"/>
    </style:style>
    <style:style style:name="TableCell2866"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867" style:parent-style-name="Tablecontent" style:family="paragraph">
      <style:paragraph-properties fo:keep-with-next="always"/>
    </style:style>
    <style:style style:name="TableRow2868" style:family="table-row">
      <style:table-row-properties style:use-optimal-row-height="false" fo:keep-together="always"/>
    </style:style>
    <style:style style:name="TableCell286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870" style:parent-style-name="Tablecontent" style:family="paragraph">
      <style:text-properties fo:font-weight="bold" style:font-weight-asian="bold" fo:font-style="italic" style:font-style-asian="italic"/>
    </style:style>
    <style:style style:name="TableCell287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87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873" style:parent-style-name="Tablecontent" style:family="paragraph">
      <style:text-properties fo:language="en" fo:country="US"/>
    </style:style>
    <style:style style:name="TableColumn2875" style:family="table-column">
      <style:table-column-properties style:column-width="1.6736in" style:use-optimal-column-width="false"/>
    </style:style>
    <style:style style:name="TableColumn2876" style:family="table-column">
      <style:table-column-properties style:column-width="1.2013in" style:use-optimal-column-width="false"/>
    </style:style>
    <style:style style:name="TableColumn2877" style:family="table-column">
      <style:table-column-properties style:column-width="1.3923in" style:use-optimal-column-width="false"/>
    </style:style>
    <style:style style:name="TableColumn2878" style:family="table-column">
      <style:table-column-properties style:column-width="1.9826in" style:use-optimal-column-width="false"/>
    </style:style>
    <style:style style:name="Table2874" style:family="table">
      <style:table-properties style:width="6.25in" fo:margin-left="0.0493in" table:align="left"/>
    </style:style>
    <style:style style:name="TableRow2879" style:family="table-row">
      <style:table-row-properties style:use-optimal-row-height="false" fo:keep-together="always"/>
    </style:style>
    <style:style style:name="TableCell2880"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881" style:parent-style-name="Tablecontent" style:family="paragraph">
      <style:paragraph-properties fo:keep-with-next="always"/>
      <style:text-properties fo:font-weight="bold" style:font-weight-asian="bold" fo:font-style="italic" style:font-style-asian="italic"/>
    </style:style>
    <style:style style:name="TableCell2882"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883" style:parent-style-name="Tablecontent" style:family="paragraph">
      <style:paragraph-properties fo:keep-with-next="always"/>
    </style:style>
    <style:style style:name="TableRow2884" style:family="table-row">
      <style:table-row-properties style:use-optimal-row-height="false" fo:keep-together="always"/>
    </style:style>
    <style:style style:name="TableCell2885"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886" style:parent-style-name="Tablecontent" style:family="paragraph">
      <style:paragraph-properties fo:keep-with-next="always"/>
      <style:text-properties fo:font-weight="bold" style:font-weight-asian="bold" fo:font-style="italic" style:font-style-asian="italic"/>
    </style:style>
    <style:style style:name="TableCell2887"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888" style:parent-style-name="Tablecontent" style:family="paragraph">
      <style:paragraph-properties fo:keep-with-next="always"/>
    </style:style>
    <style:style style:name="T2889" style:parent-style-name="DefaultParagraphFont" style:family="text">
      <style:text-properties style:font-name-complex="Arial" fo:language="en" fo:country="US"/>
    </style:style>
    <style:style style:name="TableRow2890" style:family="table-row">
      <style:table-row-properties style:use-optimal-row-height="false" fo:keep-together="always"/>
    </style:style>
    <style:style style:name="TableCell2891"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892" style:parent-style-name="Tablecontent" style:family="paragraph">
      <style:paragraph-properties fo:keep-with-next="always"/>
      <style:text-properties fo:font-weight="bold" style:font-weight-asian="bold" fo:font-style="italic" style:font-style-asian="italic"/>
    </style:style>
    <style:style style:name="TableCell2893"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94" style:parent-style-name="Tablecontent" style:family="paragraph">
      <style:paragraph-properties fo:keep-with-next="always"/>
      <style:text-properties fo:font-weight="bold" style:font-weight-asian="bold" fo:font-style="italic" style:font-style-asian="italic"/>
    </style:style>
    <style:style style:name="TableCell289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896" style:parent-style-name="Tablecontent" style:family="paragraph">
      <style:paragraph-properties fo:keep-with-next="always"/>
      <style:text-properties fo:font-weight="bold" style:font-weight-asian="bold" fo:font-style="italic" style:font-style-asian="italic"/>
    </style:style>
    <style:style style:name="TableCell289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898" style:parent-style-name="Tablecontent" style:family="paragraph">
      <style:paragraph-properties fo:keep-with-next="always"/>
      <style:text-properties fo:font-weight="bold" style:font-weight-asian="bold" fo:font-style="italic" style:font-style-asian="italic"/>
    </style:style>
    <style:style style:name="TableRow2899" style:family="table-row">
      <style:table-row-properties style:use-optimal-row-height="false" fo:keep-together="always"/>
    </style:style>
    <style:style style:name="TableCell2900"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901" style:parent-style-name="Tablecontent" style:family="paragraph">
      <style:paragraph-properties fo:keep-with-next="always"/>
    </style:style>
    <style:style style:name="TableCell2902"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03" style:parent-style-name="Tablecontent" style:family="paragraph">
      <style:paragraph-properties fo:keep-with-next="always"/>
    </style:style>
    <style:style style:name="TableCell2904"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05" style:parent-style-name="Tablecontent" style:family="paragraph">
      <style:paragraph-properties fo:keep-with-next="always"/>
    </style:style>
    <style:style style:name="TableCell2906"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907" style:parent-style-name="Tablecontent" style:family="paragraph">
      <style:paragraph-properties fo:keep-with-next="always"/>
    </style:style>
    <style:style style:name="TableRow2908" style:family="table-row">
      <style:table-row-properties style:use-optimal-row-height="false" fo:keep-together="always"/>
    </style:style>
    <style:style style:name="TableCell2909"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910" style:parent-style-name="Tablecontent" style:family="paragraph">
      <style:text-properties fo:font-weight="bold" style:font-weight-asian="bold" fo:font-style="italic" style:font-style-asian="italic"/>
    </style:style>
    <style:style style:name="TableCell291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91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913" style:parent-style-name="Tablecontent" style:family="paragraph">
      <style:text-properties fo:language="en" fo:country="US"/>
    </style:style>
    <style:style style:name="TableColumn2915" style:family="table-column">
      <style:table-column-properties style:column-width="1.6736in" style:use-optimal-column-width="false"/>
    </style:style>
    <style:style style:name="TableColumn2916" style:family="table-column">
      <style:table-column-properties style:column-width="1.2013in" style:use-optimal-column-width="false"/>
    </style:style>
    <style:style style:name="TableColumn2917" style:family="table-column">
      <style:table-column-properties style:column-width="1.3923in" style:use-optimal-column-width="false"/>
    </style:style>
    <style:style style:name="TableColumn2918" style:family="table-column">
      <style:table-column-properties style:column-width="1.9826in" style:use-optimal-column-width="false"/>
    </style:style>
    <style:style style:name="Table2914" style:family="table">
      <style:table-properties style:width="6.25in" fo:margin-left="0.0493in" table:align="left"/>
    </style:style>
    <style:style style:name="TableRow2919" style:family="table-row">
      <style:table-row-properties style:use-optimal-row-height="false" fo:keep-together="always"/>
    </style:style>
    <style:style style:name="TableCell2920"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921" style:parent-style-name="Tablecontent" style:family="paragraph">
      <style:paragraph-properties fo:keep-with-next="always"/>
      <style:text-properties fo:font-weight="bold" style:font-weight-asian="bold" fo:font-style="italic" style:font-style-asian="italic"/>
    </style:style>
    <style:style style:name="TableCell2922"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923" style:parent-style-name="Tablecontent" style:family="paragraph">
      <style:paragraph-properties fo:keep-with-next="always"/>
    </style:style>
    <style:style style:name="TableRow2924" style:family="table-row">
      <style:table-row-properties style:use-optimal-row-height="false" fo:keep-together="always"/>
    </style:style>
    <style:style style:name="TableCell2925"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926" style:parent-style-name="Tablecontent" style:family="paragraph">
      <style:paragraph-properties fo:keep-with-next="always"/>
      <style:text-properties fo:font-weight="bold" style:font-weight-asian="bold" fo:font-style="italic" style:font-style-asian="italic"/>
    </style:style>
    <style:style style:name="TableCell2927"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928" style:parent-style-name="Tablecontent" style:family="paragraph">
      <style:paragraph-properties fo:keep-with-next="always"/>
    </style:style>
    <style:style style:name="TableRow2929" style:family="table-row">
      <style:table-row-properties style:use-optimal-row-height="false" fo:keep-together="always"/>
    </style:style>
    <style:style style:name="TableCell2930"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931" style:parent-style-name="Tablecontent" style:family="paragraph">
      <style:paragraph-properties fo:keep-with-next="always"/>
      <style:text-properties fo:font-weight="bold" style:font-weight-asian="bold" fo:font-style="italic" style:font-style-asian="italic"/>
    </style:style>
    <style:style style:name="TableCell293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933" style:parent-style-name="Tablecontent" style:family="paragraph">
      <style:paragraph-properties fo:keep-with-next="always"/>
      <style:text-properties fo:font-weight="bold" style:font-weight-asian="bold" fo:font-style="italic" style:font-style-asian="italic"/>
    </style:style>
    <style:style style:name="TableCell2934"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935" style:parent-style-name="Tablecontent" style:family="paragraph">
      <style:paragraph-properties fo:keep-with-next="always"/>
      <style:text-properties fo:font-weight="bold" style:font-weight-asian="bold" fo:font-style="italic" style:font-style-asian="italic"/>
    </style:style>
    <style:style style:name="TableCell293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937" style:parent-style-name="Tablecontent" style:family="paragraph">
      <style:paragraph-properties fo:keep-with-next="always"/>
      <style:text-properties fo:font-weight="bold" style:font-weight-asian="bold" fo:font-style="italic" style:font-style-asian="italic"/>
    </style:style>
    <style:style style:name="TableRow2938" style:family="table-row">
      <style:table-row-properties style:use-optimal-row-height="false" fo:keep-together="always"/>
    </style:style>
    <style:style style:name="TableCell2939"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940" style:parent-style-name="Tablecontent" style:family="paragraph">
      <style:paragraph-properties fo:keep-with-next="always"/>
    </style:style>
    <style:style style:name="TableCell294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42" style:parent-style-name="Tablecontent" style:family="paragraph">
      <style:paragraph-properties fo:keep-with-next="always"/>
    </style:style>
    <style:style style:name="TableCell2943"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44" style:parent-style-name="Tablecontent" style:family="paragraph">
      <style:paragraph-properties fo:keep-with-next="always"/>
    </style:style>
    <style:style style:name="TableCell2945"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946" style:parent-style-name="Tablecontent" style:family="paragraph">
      <style:paragraph-properties fo:keep-with-next="always"/>
    </style:style>
    <style:style style:name="TableRow2947" style:family="table-row">
      <style:table-row-properties style:use-optimal-row-height="false" fo:keep-together="always"/>
    </style:style>
    <style:style style:name="TableCell294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949" style:parent-style-name="Tablecontent" style:family="paragraph">
      <style:text-properties fo:font-weight="bold" style:font-weight-asian="bold" fo:font-style="italic" style:font-style-asian="italic"/>
    </style:style>
    <style:style style:name="TableCell295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95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2953" style:family="table-column">
      <style:table-column-properties style:column-width="1.6736in" style:use-optimal-column-width="false"/>
    </style:style>
    <style:style style:name="TableColumn2954" style:family="table-column">
      <style:table-column-properties style:column-width="1.2013in" style:use-optimal-column-width="false"/>
    </style:style>
    <style:style style:name="TableColumn2955" style:family="table-column">
      <style:table-column-properties style:column-width="1.3923in" style:use-optimal-column-width="false"/>
    </style:style>
    <style:style style:name="TableColumn2956" style:family="table-column">
      <style:table-column-properties style:column-width="1.9826in" style:use-optimal-column-width="false"/>
    </style:style>
    <style:style style:name="Table2952" style:family="table">
      <style:table-properties style:width="6.25in" fo:margin-left="0.0493in" table:align="left"/>
    </style:style>
    <style:style style:name="TableRow2957" style:family="table-row">
      <style:table-row-properties style:use-optimal-row-height="false" fo:keep-together="always"/>
    </style:style>
    <style:style style:name="TableCell2958"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959" style:parent-style-name="Tablecontent" style:family="paragraph">
      <style:paragraph-properties fo:keep-with-next="always"/>
      <style:text-properties fo:font-weight="bold" style:font-weight-asian="bold" fo:font-style="italic" style:font-style-asian="italic"/>
    </style:style>
    <style:style style:name="TableCell2960"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2961" style:parent-style-name="Tablecontent" style:family="paragraph">
      <style:paragraph-properties fo:keep-with-next="always"/>
    </style:style>
    <style:style style:name="TableRow2962" style:family="table-row">
      <style:table-row-properties style:use-optimal-row-height="false" fo:keep-together="always"/>
    </style:style>
    <style:style style:name="TableCell2963"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2964" style:parent-style-name="Tablecontent" style:family="paragraph">
      <style:paragraph-properties fo:keep-with-next="always"/>
      <style:text-properties fo:font-weight="bold" style:font-weight-asian="bold" fo:font-style="italic" style:font-style-asian="italic"/>
    </style:style>
    <style:style style:name="TableCell2965"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2966" style:parent-style-name="Tablecontent" style:family="paragraph">
      <style:paragraph-properties fo:keep-with-next="always"/>
      <style:text-properties style:font-name-complex="Arial" fo:language="en" fo:country="US"/>
    </style:style>
    <style:style style:name="TableRow2967" style:family="table-row">
      <style:table-row-properties style:use-optimal-row-height="false" fo:keep-together="always"/>
    </style:style>
    <style:style style:name="TableCell2968"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969" style:parent-style-name="Tablecontent" style:family="paragraph">
      <style:paragraph-properties fo:keep-with-next="always"/>
      <style:text-properties fo:font-weight="bold" style:font-weight-asian="bold" fo:font-style="italic" style:font-style-asian="italic"/>
    </style:style>
    <style:style style:name="TableCell297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971" style:parent-style-name="Tablecontent" style:family="paragraph">
      <style:paragraph-properties fo:keep-with-next="always"/>
      <style:text-properties fo:font-weight="bold" style:font-weight-asian="bold" fo:font-style="italic" style:font-style-asian="italic"/>
    </style:style>
    <style:style style:name="TableCell2972"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2973" style:parent-style-name="Tablecontent" style:family="paragraph">
      <style:paragraph-properties fo:keep-with-next="always"/>
      <style:text-properties fo:font-weight="bold" style:font-weight-asian="bold" fo:font-style="italic" style:font-style-asian="italic"/>
    </style:style>
    <style:style style:name="TableCell2974"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975" style:parent-style-name="Tablecontent" style:family="paragraph">
      <style:paragraph-properties fo:keep-with-next="always"/>
      <style:text-properties fo:font-weight="bold" style:font-weight-asian="bold" fo:font-style="italic" style:font-style-asian="italic"/>
    </style:style>
    <style:style style:name="TableRow2976" style:family="table-row">
      <style:table-row-properties style:use-optimal-row-height="false" fo:keep-together="always"/>
    </style:style>
    <style:style style:name="TableCell2977"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2978" style:parent-style-name="Tablecontent" style:family="paragraph">
      <style:paragraph-properties fo:keep-with-next="always"/>
    </style:style>
    <style:style style:name="TableCell297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80" style:parent-style-name="Tablecontent" style:family="paragraph">
      <style:paragraph-properties fo:keep-with-next="always"/>
    </style:style>
    <style:style style:name="TableCell2981"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2982" style:parent-style-name="Tablecontent" style:family="paragraph">
      <style:paragraph-properties fo:keep-with-next="always"/>
    </style:style>
    <style:style style:name="TableCell2983"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2984" style:parent-style-name="Tablecontent" style:family="paragraph">
      <style:paragraph-properties fo:keep-with-next="always"/>
    </style:style>
    <style:style style:name="TableRow2985" style:family="table-row">
      <style:table-row-properties style:use-optimal-row-height="false" fo:keep-together="always"/>
    </style:style>
    <style:style style:name="TableCell298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2987" style:parent-style-name="Tablecontent" style:family="paragraph">
      <style:text-properties fo:font-weight="bold" style:font-weight-asian="bold" fo:font-style="italic" style:font-style-asian="italic"/>
    </style:style>
    <style:style style:name="TableCell298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2989"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2990" style:parent-style-name="Tablecontent" style:family="paragraph">
      <style:text-properties style:font-name-complex="Arial" fo:language="en" fo:country="US"/>
    </style:style>
    <style:style style:name="TableColumn2992" style:family="table-column">
      <style:table-column-properties style:column-width="1.6736in" style:use-optimal-column-width="false"/>
    </style:style>
    <style:style style:name="TableColumn2993" style:family="table-column">
      <style:table-column-properties style:column-width="1.2013in" style:use-optimal-column-width="false"/>
    </style:style>
    <style:style style:name="TableColumn2994" style:family="table-column">
      <style:table-column-properties style:column-width="1.3923in" style:use-optimal-column-width="false"/>
    </style:style>
    <style:style style:name="TableColumn2995" style:family="table-column">
      <style:table-column-properties style:column-width="1.9826in" style:use-optimal-column-width="false"/>
    </style:style>
    <style:style style:name="Table2991" style:family="table">
      <style:table-properties style:width="6.25in" fo:margin-left="0.0493in" table:align="left"/>
    </style:style>
    <style:style style:name="TableRow2996" style:family="table-row">
      <style:table-row-properties style:use-optimal-row-height="false" fo:keep-together="always"/>
    </style:style>
    <style:style style:name="TableCell2997"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2998" style:parent-style-name="Tablecontent" style:family="paragraph">
      <style:paragraph-properties fo:keep-with-next="always"/>
      <style:text-properties fo:font-weight="bold" style:font-weight-asian="bold" fo:font-style="italic" style:font-style-asian="italic"/>
    </style:style>
    <style:style style:name="TableCell2999"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3000" style:parent-style-name="Tablecontent" style:family="paragraph">
      <style:paragraph-properties fo:keep-with-next="always"/>
    </style:style>
    <style:style style:name="TableRow3001" style:family="table-row">
      <style:table-row-properties style:use-optimal-row-height="false" fo:keep-together="always"/>
    </style:style>
    <style:style style:name="TableCell3002"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3003" style:parent-style-name="Tablecontent" style:family="paragraph">
      <style:paragraph-properties fo:keep-with-next="always"/>
      <style:text-properties fo:font-weight="bold" style:font-weight-asian="bold" fo:font-style="italic" style:font-style-asian="italic"/>
    </style:style>
    <style:style style:name="TableCell3004"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3005" style:parent-style-name="Tablecontent" style:family="paragraph">
      <style:paragraph-properties fo:keep-with-next="always"/>
    </style:style>
    <style:style style:name="TableRow3006" style:family="table-row">
      <style:table-row-properties style:use-optimal-row-height="false" fo:keep-together="always"/>
    </style:style>
    <style:style style:name="TableCell3007"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008" style:parent-style-name="Tablecontent" style:family="paragraph">
      <style:paragraph-properties fo:keep-with-next="always"/>
      <style:text-properties fo:font-weight="bold" style:font-weight-asian="bold" fo:font-style="italic" style:font-style-asian="italic"/>
    </style:style>
    <style:style style:name="TableCell300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10" style:parent-style-name="Tablecontent" style:family="paragraph">
      <style:paragraph-properties fo:keep-with-next="always"/>
      <style:text-properties fo:font-weight="bold" style:font-weight-asian="bold" fo:font-style="italic" style:font-style-asian="italic"/>
    </style:style>
    <style:style style:name="TableCell3011"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12" style:parent-style-name="Tablecontent" style:family="paragraph">
      <style:paragraph-properties fo:keep-with-next="always"/>
      <style:text-properties fo:font-weight="bold" style:font-weight-asian="bold" fo:font-style="italic" style:font-style-asian="italic"/>
    </style:style>
    <style:style style:name="TableCell3013"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3014" style:parent-style-name="Tablecontent" style:family="paragraph">
      <style:paragraph-properties fo:keep-with-next="always"/>
      <style:text-properties fo:font-weight="bold" style:font-weight-asian="bold" fo:font-style="italic" style:font-style-asian="italic"/>
    </style:style>
    <style:style style:name="TableRow3015" style:family="table-row">
      <style:table-row-properties style:use-optimal-row-height="false" fo:keep-together="always"/>
    </style:style>
    <style:style style:name="TableCell3016"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3017" style:parent-style-name="Tablecontent" style:family="paragraph">
      <style:paragraph-properties fo:keep-with-next="always"/>
    </style:style>
    <style:style style:name="TableCell301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019" style:parent-style-name="Tablecontent" style:family="paragraph">
      <style:paragraph-properties fo:keep-with-next="always"/>
    </style:style>
    <style:style style:name="TableCell3020"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021" style:parent-style-name="Tablecontent" style:family="paragraph">
      <style:paragraph-properties fo:keep-with-next="always"/>
    </style:style>
    <style:style style:name="TableCell3022"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3023" style:parent-style-name="Tablecontent" style:family="paragraph">
      <style:paragraph-properties fo:keep-with-next="always"/>
    </style:style>
    <style:style style:name="TableRow3024" style:family="table-row">
      <style:table-row-properties style:use-optimal-row-height="false" fo:keep-together="always"/>
    </style:style>
    <style:style style:name="TableCell302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026" style:parent-style-name="Tablecontent" style:family="paragraph">
      <style:text-properties fo:font-weight="bold" style:font-weight-asian="bold" fo:font-style="italic" style:font-style-asian="italic"/>
    </style:style>
    <style:style style:name="TableCell302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3028"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ableColumn3030" style:family="table-column">
      <style:table-column-properties style:column-width="1.6736in" style:use-optimal-column-width="false"/>
    </style:style>
    <style:style style:name="TableColumn3031" style:family="table-column">
      <style:table-column-properties style:column-width="1.2013in" style:use-optimal-column-width="false"/>
    </style:style>
    <style:style style:name="TableColumn3032" style:family="table-column">
      <style:table-column-properties style:column-width="1.3923in" style:use-optimal-column-width="false"/>
    </style:style>
    <style:style style:name="TableColumn3033" style:family="table-column">
      <style:table-column-properties style:column-width="1.9826in" style:use-optimal-column-width="false"/>
    </style:style>
    <style:style style:name="Table3029" style:family="table">
      <style:table-properties style:width="6.25in" fo:margin-left="0.0493in" table:align="left"/>
    </style:style>
    <style:style style:name="TableRow3034" style:family="table-row">
      <style:table-row-properties style:use-optimal-row-height="false" fo:keep-together="always"/>
    </style:style>
    <style:style style:name="TableCell3035"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3036" style:parent-style-name="Tablecontent" style:family="paragraph">
      <style:paragraph-properties fo:keep-with-next="always"/>
      <style:text-properties fo:font-weight="bold" style:font-weight-asian="bold" fo:font-style="italic" style:font-style-asian="italic"/>
    </style:style>
    <style:style style:name="TableCell3037"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3038" style:parent-style-name="Tablecontent" style:family="paragraph">
      <style:paragraph-properties fo:keep-with-next="always"/>
    </style:style>
    <style:style style:name="TableRow3039" style:family="table-row">
      <style:table-row-properties style:use-optimal-row-height="false" fo:keep-together="always"/>
    </style:style>
    <style:style style:name="TableCell3040"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3041" style:parent-style-name="Tablecontent" style:family="paragraph">
      <style:paragraph-properties fo:keep-with-next="always"/>
      <style:text-properties fo:font-weight="bold" style:font-weight-asian="bold" fo:font-style="italic" style:font-style-asian="italic"/>
    </style:style>
    <style:style style:name="TableCell3042"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3043" style:parent-style-name="Tablecontent" style:family="paragraph">
      <style:paragraph-properties fo:keep-with-next="always"/>
      <style:text-properties fo:language="en" fo:country="US"/>
    </style:style>
    <style:style style:name="TableRow3044" style:family="table-row">
      <style:table-row-properties style:use-optimal-row-height="false" fo:keep-together="always"/>
    </style:style>
    <style:style style:name="TableCell3045"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046" style:parent-style-name="Tablecontent" style:family="paragraph">
      <style:paragraph-properties fo:keep-with-next="always"/>
      <style:text-properties fo:font-weight="bold" style:font-weight-asian="bold" fo:font-style="italic" style:font-style-asian="italic"/>
    </style:style>
    <style:style style:name="TableCell3047"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48" style:parent-style-name="Tablecontent" style:family="paragraph">
      <style:paragraph-properties fo:keep-with-next="always"/>
      <style:text-properties fo:font-weight="bold" style:font-weight-asian="bold" fo:font-style="italic" style:font-style-asian="italic"/>
    </style:style>
    <style:style style:name="TableCell3049"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50" style:parent-style-name="Tablecontent" style:family="paragraph">
      <style:paragraph-properties fo:keep-with-next="always"/>
      <style:text-properties fo:font-weight="bold" style:font-weight-asian="bold" fo:font-style="italic" style:font-style-asian="italic"/>
    </style:style>
    <style:style style:name="TableCell3051"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3052" style:parent-style-name="Tablecontent" style:family="paragraph">
      <style:paragraph-properties fo:keep-with-next="always"/>
      <style:text-properties fo:font-weight="bold" style:font-weight-asian="bold" fo:font-style="italic" style:font-style-asian="italic"/>
    </style:style>
    <style:style style:name="TableRow3053" style:family="table-row">
      <style:table-row-properties style:use-optimal-row-height="false" fo:keep-together="always"/>
    </style:style>
    <style:style style:name="TableCell3054"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3055" style:parent-style-name="Tablecontent" style:family="paragraph">
      <style:paragraph-properties fo:keep-with-next="always"/>
    </style:style>
    <style:style style:name="TableCell3056"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057" style:parent-style-name="Tablecontent" style:family="paragraph">
      <style:paragraph-properties fo:keep-with-next="always"/>
    </style:style>
    <style:style style:name="TableCell3058"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059" style:parent-style-name="Tablecontent" style:family="paragraph">
      <style:paragraph-properties fo:keep-with-next="always"/>
    </style:style>
    <style:style style:name="TableCell3060"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3061" style:parent-style-name="Tablecontent" style:family="paragraph">
      <style:paragraph-properties fo:keep-with-next="always"/>
    </style:style>
    <style:style style:name="TableRow3062" style:family="table-row">
      <style:table-row-properties style:use-optimal-row-height="false" fo:keep-together="always"/>
    </style:style>
    <style:style style:name="TableCell3063"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064" style:parent-style-name="Tablecontent" style:family="paragraph">
      <style:text-properties fo:font-weight="bold" style:font-weight-asian="bold" fo:font-style="italic" style:font-style-asian="italic"/>
    </style:style>
    <style:style style:name="TableCell3065"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3066"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T3067" style:parent-style-name="DefaultParagraphFont" style:family="text">
      <style:text-properties fo:language="en" fo:country="US"/>
    </style:style>
    <style:style style:name="T3068" style:parent-style-name="DefaultParagraphFont" style:family="text">
      <style:text-properties fo:language="en" fo:country="US"/>
    </style:style>
    <style:style style:name="P3069" style:parent-style-name="Heading2" style:list-style-name="WW_OutlineListStyle" style:family="paragraph">
      <style:text-properties style:language-asian="zh" style:country-asian="CN"/>
    </style:style>
    <style:style style:name="TableColumn3071" style:family="table-column">
      <style:table-column-properties style:column-width="1.6736in" style:use-optimal-column-width="false"/>
    </style:style>
    <style:style style:name="TableColumn3072" style:family="table-column">
      <style:table-column-properties style:column-width="1.2013in" style:use-optimal-column-width="false"/>
    </style:style>
    <style:style style:name="TableColumn3073" style:family="table-column">
      <style:table-column-properties style:column-width="1.3923in" style:use-optimal-column-width="false"/>
    </style:style>
    <style:style style:name="TableColumn3074" style:family="table-column">
      <style:table-column-properties style:column-width="1.9826in" style:use-optimal-column-width="false"/>
    </style:style>
    <style:style style:name="Table3070" style:family="table">
      <style:table-properties style:width="6.25in" fo:margin-left="0.0493in" table:align="left"/>
    </style:style>
    <style:style style:name="TableRow3075" style:family="table-row">
      <style:table-row-properties style:use-optimal-row-height="false" fo:keep-together="always"/>
    </style:style>
    <style:style style:name="TableCell3076" style:family="table-cell">
      <style:table-cell-properties fo:border-top="0.0208in solid #000000" fo:border-left="0.0208in solid #000000" fo:border-bottom="0.0069in solid #000000" fo:border-right="0.0069in solid #000000" style:writing-mode="lr-tb" fo:padding-top="0in" fo:padding-left="0.0493in" fo:padding-bottom="0in" fo:padding-right="0.0493in"/>
    </style:style>
    <style:style style:name="P3077" style:parent-style-name="Tablecontent" style:family="paragraph">
      <style:paragraph-properties fo:keep-with-next="always"/>
      <style:text-properties fo:font-weight="bold" style:font-weight-asian="bold" fo:font-style="italic" style:font-style-asian="italic"/>
    </style:style>
    <style:style style:name="TableCell3078" style:family="table-cell">
      <style:table-cell-properties fo:border-top="0.0208in solid #000000" fo:border-left="0.0069in solid #000000" fo:border-bottom="0.0069in solid #000000" fo:border-right="0.0208in solid #000000" style:writing-mode="lr-tb" fo:padding-top="0in" fo:padding-left="0.0493in" fo:padding-bottom="0in" fo:padding-right="0.0493in"/>
    </style:style>
    <style:style style:name="P3079" style:parent-style-name="Tablecontent" style:family="paragraph">
      <style:paragraph-properties fo:keep-with-next="always"/>
    </style:style>
    <style:style style:name="TableRow3080" style:family="table-row">
      <style:table-row-properties style:use-optimal-row-height="false" fo:keep-together="always"/>
    </style:style>
    <style:style style:name="TableCell3081" style:family="table-cell">
      <style:table-cell-properties fo:border-top="0.0069in solid #000000" fo:border-left="0.0208in solid #000000" fo:border-bottom="none" fo:border-right="0.0069in solid #000000" style:writing-mode="lr-tb" fo:padding-top="0in" fo:padding-left="0.0493in" fo:padding-bottom="0in" fo:padding-right="0.0493in"/>
    </style:style>
    <style:style style:name="P3082" style:parent-style-name="Tablecontent" style:family="paragraph">
      <style:paragraph-properties fo:keep-with-next="always"/>
      <style:text-properties fo:font-weight="bold" style:font-weight-asian="bold" fo:font-style="italic" style:font-style-asian="italic"/>
    </style:style>
    <style:style style:name="TableCell3083" style:family="table-cell">
      <style:table-cell-properties fo:border-top="0.0069in solid #000000" fo:border-left="0.0069in solid #000000" fo:border-bottom="none" fo:border-right="0.0208in solid #000000" style:writing-mode="lr-tb" fo:padding-top="0in" fo:padding-left="0.0493in" fo:padding-bottom="0in" fo:padding-right="0.0493in"/>
    </style:style>
    <style:style style:name="P3084" style:parent-style-name="Tablecontent" style:family="paragraph">
      <style:paragraph-properties fo:keep-with-next="always"/>
    </style:style>
    <style:style style:name="TableRow3085" style:family="table-row">
      <style:table-row-properties style:use-optimal-row-height="false" fo:keep-together="always"/>
    </style:style>
    <style:style style:name="TableCell3086"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087" style:parent-style-name="Tablecontent" style:family="paragraph">
      <style:paragraph-properties fo:keep-with-next="always"/>
      <style:text-properties fo:font-weight="bold" style:font-weight-asian="bold" fo:font-style="italic" style:font-style-asian="italic"/>
    </style:style>
    <style:style style:name="TableCell3088"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89" style:parent-style-name="Tablecontent" style:family="paragraph">
      <style:paragraph-properties fo:keep-with-next="always"/>
      <style:text-properties fo:font-weight="bold" style:font-weight-asian="bold" fo:font-style="italic" style:font-style-asian="italic"/>
    </style:style>
    <style:style style:name="TableCell3090"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P3091" style:parent-style-name="Tablecontent" style:family="paragraph">
      <style:paragraph-properties fo:keep-with-next="always"/>
      <style:text-properties fo:font-weight="bold" style:font-weight-asian="bold" fo:font-style="italic" style:font-style-asian="italic"/>
    </style:style>
    <style:style style:name="TableCell3092"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3093" style:parent-style-name="Tablecontent" style:family="paragraph">
      <style:paragraph-properties fo:keep-with-next="always"/>
      <style:text-properties fo:font-weight="bold" style:font-weight-asian="bold" fo:font-style="italic" style:font-style-asian="italic"/>
    </style:style>
    <style:style style:name="TableRow3094" style:family="table-row">
      <style:table-row-properties style:use-optimal-row-height="false" fo:keep-together="always"/>
    </style:style>
    <style:style style:name="TableCell3095" style:family="table-cell">
      <style:table-cell-properties fo:border-top="none" fo:border-left="0.0208in solid #000000" fo:border-bottom="none" fo:border-right="0.0069in solid #000000" style:writing-mode="lr-tb" fo:padding-top="0in" fo:padding-left="0.0493in" fo:padding-bottom="0in" fo:padding-right="0.0493in"/>
    </style:style>
    <style:style style:name="P3096" style:parent-style-name="Tablecontent" style:family="paragraph">
      <style:paragraph-properties fo:keep-with-next="always"/>
    </style:style>
    <style:style style:name="TableCell3097"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098" style:parent-style-name="Tablecontent" style:family="paragraph">
      <style:paragraph-properties fo:keep-with-next="always"/>
    </style:style>
    <style:style style:name="TableCell3099" style:family="table-cell">
      <style:table-cell-properties fo:border-top="none" fo:border-left="0.0069in solid #000000" fo:border-bottom="none" fo:border-right="0.0069in solid #000000" style:writing-mode="lr-tb" fo:padding-top="0in" fo:padding-left="0.0493in" fo:padding-bottom="0in" fo:padding-right="0.0493in"/>
    </style:style>
    <style:style style:name="P3100" style:parent-style-name="Tablecontent" style:family="paragraph">
      <style:paragraph-properties fo:keep-with-next="always"/>
    </style:style>
    <style:style style:name="TableCell3101" style:family="table-cell">
      <style:table-cell-properties fo:border-top="none" fo:border-left="0.0069in solid #000000" fo:border-bottom="none" fo:border-right="0.0208in solid #000000" style:writing-mode="lr-tb" fo:padding-top="0in" fo:padding-left="0.0493in" fo:padding-bottom="0in" fo:padding-right="0.0493in"/>
    </style:style>
    <style:style style:name="P3102" style:parent-style-name="Tablecontent" style:family="paragraph">
      <style:paragraph-properties fo:keep-with-next="always"/>
    </style:style>
    <style:style style:name="TableRow3103" style:family="table-row">
      <style:table-row-properties style:use-optimal-row-height="false" fo:keep-together="always"/>
    </style:style>
    <style:style style:name="TableCell3104" style:family="table-cell">
      <style:table-cell-properties fo:border-top="0.0208in solid #000000" fo:border-left="0.0208in solid #000000" fo:border-bottom="0.0208in solid #000000" fo:border-right="0.0069in solid #000000" style:writing-mode="lr-tb" fo:padding-top="0in" fo:padding-left="0.0493in" fo:padding-bottom="0in" fo:padding-right="0.0493in"/>
    </style:style>
    <style:style style:name="P3105" style:parent-style-name="Tablecontent" style:family="paragraph">
      <style:text-properties fo:font-weight="bold" style:font-weight-asian="bold" fo:font-style="italic" style:font-style-asian="italic"/>
    </style:style>
    <style:style style:name="TableCell3106" style:family="table-cell">
      <style:table-cell-properties fo:border-top="0.0208in solid #000000" fo:border-left="0.0069in solid #000000" fo:border-bottom="0.0208in solid #000000" fo:border-right="0.0069in solid #000000" style:writing-mode="lr-tb" fo:padding-top="0in" fo:padding-left="0.0493in" fo:padding-bottom="0in" fo:padding-right="0.0493in"/>
    </style:style>
    <style:style style:name="TableCell3107" style:family="table-cell">
      <style:table-cell-properties fo:border-top="0.0208in solid #000000" fo:border-left="0.0069in solid #000000" fo:border-bottom="0.0208in solid #000000" fo:border-right="0.0208in solid #000000" style:writing-mode="lr-tb" fo:padding-top="0in" fo:padding-left="0.0493in" fo:padding-bottom="0in" fo:padding-right="0.0493in"/>
    </style:style>
    <style:style style:name="P3108" style:parent-style-name="Tablecontent" style:family="paragraph">
      <style:text-properties fo:language="sv" fo:country="SE"/>
    </style:style>
    <style:style style:name="P3109" style:parent-style-name="BodyText" style:list-style-name="LFO30" style:family="paragraph">
      <style:text-properties fo:language="en" fo:country="US"/>
    </style:style>
    <style:style style:name="P3110" style:parent-style-name="BodyText" style:list-style-name="LFO31" style:family="paragraph">
      <style:paragraph-properties fo:keep-with-next="auto"/>
    </style:style>
    <style:style style:name="P3111" style:parent-style-name="BodyText" style:list-style-name="LFO31" style:family="paragraph">
      <style:paragraph-properties fo:keep-with-next="auto"/>
    </style:style>
    <style:style style:name="P3112" style:parent-style-name="BodyText" style:list-style-name="LFO31" style:family="paragraph">
      <style:paragraph-properties fo:keep-with-next="auto"/>
    </style:style>
    <style:style style:name="P3113" style:parent-style-name="BodyText" style:family="paragraph">
      <style:text-properties fo:language="en" fo:country="US"/>
    </style:style>
    <style:style style:name="P3114" style:parent-style-name="BodyText" style:list-style-name="LFO32" style:family="paragraph"/>
    <style:style style:name="T3115" style:parent-style-name="DefaultParagraphFont" style:family="text">
      <style:text-properties fo:font-style="italic" style:font-style-asian="italic"/>
    </style:style>
    <style:style style:name="P3116" style:parent-style-name="Normal" style:family="paragraph">
      <style:text-properties style:font-name="Verdana" style:font-name-complex="Arial" fo:font-size="10pt" style:font-size-asian="10pt" style:font-size-complex="13p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tab/><text:bookmark-start text:name="_Ref149709686"/><text:bookmark-end text:name="_Ref149709686"/></text:p>
      <text:p text:style-name="P10"><text:title text:fixed="false">IPOCS</text:title></text:p>
      <text:soft-page-break/>
      <text:p text:style-name="P11">Revision log</text:p>
      <table:table table:style-name="Table24">
        <table:table-columns>
          <table:table-column table:style-name="TableColumn25"/>
          <table:table-column table:style-name="TableColumn26"/>
          <table:table-column table:style-name="TableColumn27"/>
        </table:table-columns>
        <table:table-header-rows>
          <table:table-row table:style-name="TableRow28">
            <table:table-cell table:style-name="TableCell29">
              <text:p text:style-name="P30">Revision</text:p>
            </table:table-cell>
            <table:table-cell table:style-name="TableCell31">
              <text:p text:style-name="P32">Date</text:p>
            </table:table-cell>
            <table:table-cell table:style-name="TableCell33">
              <text:p text:style-name="P34">Description of changes</text:p>
            </table:table-cell>
          </table:table-row>
        </table:table-header-rows>
        <table:table-row table:style-name="TableRow35">
          <table:table-cell table:style-name="TableCell36">
            <text:p text:style-name="P37">1.0</text:p>
          </table:table-cell>
          <table:table-cell table:style-name="TableCell38">
            <text:p text:style-name="P39">2017-01-05</text:p>
          </table:table-cell>
          <table:table-cell table:style-name="TableCell40">
            <text:p text:style-name="Tablecontent">First version</text:p>
          </table:table-cell>
        </table:table-row>
      </table:table>
      <text:p text:style-name="Innehållrubrik"/>
      <text:soft-page-break/>
      <text:p text:style-name="P41">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471468373" office:target-frame-name="_top" xlink:show="replace"><text:span text:style-name="Hyperlink">1</text:span><text:span text:style-name="T42"><text:tab/></text:span><text:span text:style-name="Hyperlink">EXECUTIVE SUMMARY</text:span><text:tab/>6</text:a></text:p>
          <text:p text:style-name="TOC2"><text:a xlink:href="#_Toc471468374" office:target-frame-name="_top" xlink:show="replace"><text:span text:style-name="Hyperlink">1.1</text:span><text:span text:style-name="T43"><text:tab/></text:span><text:span text:style-name="Hyperlink">Purpose</text:span><text:tab/>6</text:a></text:p>
          <text:p text:style-name="TOC2"><text:a xlink:href="#_Toc471468375" office:target-frame-name="_top" xlink:show="replace"><text:span text:style-name="Hyperlink">1.2</text:span><text:span text:style-name="T44"><text:tab/></text:span><text:span text:style-name="Hyperlink">Scope</text:span><text:tab/>6</text:a></text:p>
          <text:p text:style-name="TOC1"><text:a xlink:href="#_Toc471468376" office:target-frame-name="_top" xlink:show="replace"><text:span text:style-name="Hyperlink">2</text:span><text:span text:style-name="T45"><text:tab/></text:span><text:span text:style-name="Hyperlink">REFERENCE DOCUMENTS</text:span><text:tab/>7</text:a></text:p>
          <text:p text:style-name="TOC1"><text:a xlink:href="#_Toc471468377" office:target-frame-name="_top" xlink:show="replace"><text:span text:style-name="Hyperlink">3</text:span><text:span text:style-name="T46"><text:tab/></text:span><text:span text:style-name="Hyperlink">DEFINITIONS AND ABBREVIATIONS</text:span><text:tab/>8</text:a></text:p>
          <text:p text:style-name="TOC2"><text:a xlink:href="#_Toc471468378" office:target-frame-name="_top" xlink:show="replace"><text:span text:style-name="Hyperlink">3.1</text:span><text:span text:style-name="T47"><text:tab/></text:span><text:span text:style-name="Hyperlink">Abbreviations</text:span><text:tab/>8</text:a></text:p>
          <text:p text:style-name="TOC2"><text:a xlink:href="#_Toc471468379" office:target-frame-name="_top" xlink:show="replace"><text:span text:style-name="Hyperlink">3.2</text:span><text:span text:style-name="T48"><text:tab/></text:span><text:span text:style-name="Hyperlink">Definitions</text:span><text:tab/>8</text:a></text:p>
          <text:p text:style-name="TOC1"><text:a xlink:href="#_Toc471468380" office:target-frame-name="_top" xlink:show="replace"><text:span text:style-name="Hyperlink">4</text:span><text:span text:style-name="T49"><text:tab/></text:span><text:span text:style-name="Hyperlink">VERSION MANAGEMENT</text:span><text:tab/>10</text:a></text:p>
          <text:p text:style-name="TOC2"><text:a xlink:href="#_Toc471468381" office:target-frame-name="_top" xlink:show="replace"><text:span text:style-name="Hyperlink">4.1</text:span><text:span text:style-name="T50"><text:tab/></text:span><text:span text:style-name="Hyperlink">Application Protocol</text:span><text:tab/>10</text:a></text:p>
          <text:p text:style-name="TOC1"><text:a xlink:href="#_Toc471468382" office:target-frame-name="_top" xlink:show="replace"><text:span text:style-name="Hyperlink">5</text:span><text:span text:style-name="T51"><text:tab/></text:span><text:span text:style-name="Hyperlink">LOWER PROTOCOL LAYERS</text:span><text:tab/>11</text:a></text:p>
          <text:p text:style-name="TOC2"><text:a xlink:href="#_Toc471468383" office:target-frame-name="_top" xlink:show="replace"><text:span text:style-name="Hyperlink">5.1</text:span><text:span text:style-name="T52"><text:tab/></text:span><text:span text:style-name="Hyperlink">Physical Layer</text:span><text:tab/>11</text:a></text:p>
          <text:p text:style-name="TOC2"><text:a xlink:href="#_Toc471468384" office:target-frame-name="_top" xlink:show="replace"><text:span text:style-name="Hyperlink">5.2</text:span><text:span text:style-name="T53"><text:tab/></text:span><text:span text:style-name="Hyperlink">Network Layer</text:span><text:tab/>11</text:a></text:p>
          <text:p text:style-name="TOC2"><text:a xlink:href="#_Toc471468385" office:target-frame-name="_top" xlink:show="replace"><text:span text:style-name="Hyperlink">5.3</text:span><text:span text:style-name="T54"><text:tab/></text:span><text:span text:style-name="Hyperlink">Transport Layer</text:span><text:tab/>11</text:a></text:p>
          <text:p text:style-name="TOC1"><text:a xlink:href="#_Toc471468386" office:target-frame-name="_top" xlink:show="replace"><text:span text:style-name="Hyperlink">6</text:span><text:span text:style-name="T55"><text:tab/></text:span><text:span text:style-name="Hyperlink">APPLICATION PROTOCOL</text:span><text:tab/>12</text:a></text:p>
          <text:p text:style-name="TOC2"><text:a xlink:href="#_Toc471468387" office:target-frame-name="_top" xlink:show="replace"><text:span text:style-name="Hyperlink">6.1</text:span><text:span text:style-name="T56"><text:tab/></text:span><text:span text:style-name="Hyperlink">Protocol Components</text:span><text:tab/>12</text:a></text:p>
          <text:p text:style-name="TOC3"><text:a xlink:href="#_Toc471468388" office:target-frame-name="_top" xlink:show="replace"><text:span text:style-name="Hyperlink">6.1.1</text:span><text:span text:style-name="T57"><text:tab/></text:span><text:span text:style-name="Hyperlink">Definition of Variables and rules for variable coding</text:span><text:tab/>12</text:a></text:p>
          <text:p text:style-name="TOC3"><text:a xlink:href="#_Toc471468389" office:target-frame-name="_top" xlink:show="replace"><text:span text:style-name="Hyperlink">6.1.2</text:span><text:span text:style-name="T58"><text:tab/></text:span><text:span text:style-name="Hyperlink">Definition of Packets and rules for packets handling</text:span><text:tab/>13</text:a></text:p>
          <text:p text:style-name="TOC3"><text:a xlink:href="#_Toc471468390" office:target-frame-name="_top" xlink:show="replace"><text:span text:style-name="Hyperlink">6.1.3</text:span><text:span text:style-name="T59"><text:tab/></text:span><text:span text:style-name="Hyperlink">Definition of a message and rules for message handling</text:span><text:tab/>13</text:a></text:p>
          <text:p text:style-name="TOC2"><text:a xlink:href="#_Toc471468391" office:target-frame-name="_top" xlink:show="replace"><text:span text:style-name="Hyperlink">6.2</text:span><text:span text:style-name="T60"><text:tab/></text:span><text:span text:style-name="Hyperlink">Connection Procedure</text:span><text:tab/>15</text:a></text:p>
          <text:p text:style-name="TOC2"><text:a xlink:href="#_Toc471468392" office:target-frame-name="_top" xlink:show="replace"><text:span text:style-name="Hyperlink">6.3</text:span><text:span text:style-name="T61"><text:tab/></text:span><text:span text:style-name="Hyperlink">Message Exchange and Acknowledgement</text:span><text:tab/>17</text:a></text:p>
          <text:p text:style-name="TOC2"><text:a xlink:href="#_Toc471468393" office:target-frame-name="_top" xlink:show="replace"><text:span text:style-name="Hyperlink">6.4</text:span><text:span text:style-name="T62"><text:tab/></text:span><text:span text:style-name="Hyperlink">Disconnection</text:span><text:tab/>19</text:a></text:p>
          <text:p text:style-name="TOC2"><text:a xlink:href="#_Toc471468394" office:target-frame-name="_top" xlink:show="replace"><text:span text:style-name="Hyperlink">6.5</text:span><text:span text:style-name="T63"><text:tab/></text:span><text:span text:style-name="Hyperlink">Connection Supervision</text:span><text:tab/>19</text:a></text:p>
          <text:p text:style-name="TOC2"><text:a xlink:href="#_Toc471468395" office:target-frame-name="_top" xlink:show="replace"><text:span text:style-name="Hyperlink">6.6</text:span><text:span text:style-name="T64"><text:tab/></text:span><text:span text:style-name="Hyperlink">Diagnostics and Maintenance</text:span><text:tab/>19</text:a></text:p>
          <text:p text:style-name="TOC2"><text:a xlink:href="#_Toc471468396" office:target-frame-name="_top" xlink:show="replace"><text:span text:style-name="Hyperlink">6.7</text:span><text:span text:style-name="T65"><text:tab/></text:span><text:span text:style-name="Hyperlink">Using a concentrator for objects</text:span><text:tab/>20</text:a></text:p>
          <text:p text:style-name="TOC1"><text:a xlink:href="#_Toc471468397" office:target-frame-name="_top" xlink:show="replace"><text:span text:style-name="Hyperlink">7</text:span><text:span text:style-name="T66"><text:tab/></text:span><text:span text:style-name="Hyperlink">PACKET DEFINITIONS</text:span><text:tab/>21</text:a></text:p>
          <text:p text:style-name="TOC2"><text:a xlink:href="#_Toc471468398" office:target-frame-name="_top" xlink:show="replace"><text:span text:style-name="Hyperlink">7.1</text:span><text:span text:style-name="T67"><text:tab/></text:span><text:span text:style-name="Hyperlink">Packet Overview</text:span><text:tab/>21</text:a></text:p>
          <text:p text:style-name="TOC2"><text:a xlink:href="#_Toc471468399" office:target-frame-name="_top" xlink:show="replace"><text:span text:style-name="T68">7.2</text:span><text:span text:style-name="T69"><text:tab/></text:span><text:span text:style-name="T70">Connection Management</text:span><text:tab/>22</text:a></text:p>
          <text:p text:style-name="TOC3"><text:a xlink:href="#_Toc471468400" office:target-frame-name="_top" xlink:show="replace"><text:span text:style-name="Hyperlink">7.2.1</text:span><text:span text:style-name="T71"><text:tab/></text:span><text:span text:style-name="Hyperlink">Connection Request Packet</text:span><text:tab/>22</text:a></text:p>
          <text:p text:style-name="TOC3"><text:a xlink:href="#_Toc471468401" office:target-frame-name="_top" xlink:show="replace"><text:span text:style-name="Hyperlink">7.2.2</text:span><text:span text:style-name="T72"><text:tab/></text:span><text:span text:style-name="Hyperlink">Connection Response Packet</text:span><text:tab/>22</text:a></text:p>
          <text:p text:style-name="TOC3"><text:a xlink:href="#_Toc471468402" office:target-frame-name="_top" xlink:show="replace"><text:span text:style-name="Hyperlink">7.2.3</text:span><text:span text:style-name="T73"><text:tab/></text:span><text:span text:style-name="Hyperlink">Disconnect Packet</text:span><text:tab/>22</text:a></text:p>
          <text:p text:style-name="TOC3"><text:a xlink:href="#_Toc471468403" office:target-frame-name="_top" xlink:show="replace"><text:span text:style-name="Hyperlink">7.2.4</text:span><text:span text:style-name="T74"><text:tab/></text:span><text:span text:style-name="Hyperlink">Acknowledgement Packet</text:span><text:tab/>23</text:a></text:p>
          <text:p text:style-name="TOC3"><text:a xlink:href="#_Toc471468404" office:target-frame-name="_top" xlink:show="replace"><text:span text:style-name="Hyperlink">7.2.5</text:span><text:span text:style-name="T75"><text:tab/></text:span><text:span text:style-name="Hyperlink">Sign of Life Timer Packet</text:span><text:tab/>23</text:a></text:p>
          <text:p text:style-name="TOC3"><text:a xlink:href="#_Toc471468405" office:target-frame-name="_top" xlink:show="replace"><text:span text:style-name="Hyperlink">7.2.6</text:span><text:span text:style-name="T76"><text:tab/></text:span><text:span text:style-name="Hyperlink">Sign of Life Packet</text:span><text:tab/>23</text:a></text:p>
          <text:p text:style-name="TOC2"><text:a xlink:href="#_Toc471468406" office:target-frame-name="_top" xlink:show="replace"><text:span text:style-name="Hyperlink">7.3</text:span><text:span text:style-name="T77"><text:tab/></text:span><text:span text:style-name="Hyperlink">Bidirectional packets</text:span><text:tab/>24</text:a></text:p>
          <text:p text:style-name="TOC3"><text:a xlink:href="#_Toc471468407" office:target-frame-name="_top" xlink:show="replace"><text:span text:style-name="Hyperlink">7.3.1</text:span><text:span text:style-name="T78"><text:tab/></text:span><text:span text:style-name="Hyperlink">Application Data Packet</text:span><text:tab/>24</text:a></text:p>
          <text:p text:style-name="TOC2"><text:a xlink:href="#_Toc471468408" office:target-frame-name="_top" xlink:show="replace"><text:span text:style-name="Hyperlink">7.4</text:span><text:span text:style-name="T79"><text:tab/></text:span><text:span text:style-name="Hyperlink">Commands From TCC to Object Controller</text:span><text:tab/>25</text:a></text:p>
          <text:p text:style-name="TOC3"><text:a xlink:href="#_Toc471468409" office:target-frame-name="_top" xlink:show="replace"><text:span text:style-name="Hyperlink">7.4.1</text:span><text:span text:style-name="T80"><text:tab/></text:span><text:span text:style-name="Hyperlink">Configuration</text:span><text:tab/>25</text:a></text:p>
          <text:p text:style-name="TOC3"><text:a xlink:href="#_Toc471468410" office:target-frame-name="_top" xlink:show="replace"><text:span text:style-name="Hyperlink">7.4.2</text:span><text:span text:style-name="T81"><text:tab/></text:span><text:span text:style-name="Hyperlink">All Types of Objects</text:span><text:tab/>25</text:a></text:p>
          <text:p text:style-name="TOC3"><text:a xlink:href="#_Toc471468411" office:target-frame-name="_top" xlink:show="replace"><text:span text:style-name="Hyperlink">7.4.3</text:span><text:span text:style-name="T82"><text:tab/></text:span><text:span text:style-name="Hyperlink">Points</text:span><text:tab/>26</text:a></text:p>
          <text:p text:style-name="TOC3"><text:a xlink:href="#_Toc471468412" office:target-frame-name="_top" xlink:show="replace"><text:span text:style-name="Hyperlink">7.4.4</text:span><text:span text:style-name="T83"><text:tab/></text:span><text:span text:style-name="Hyperlink">Derailer</text:span><text:tab/>26</text:a></text:p>
          <text:p text:style-name="TOC3"><text:a xlink:href="#_Toc471468413" office:target-frame-name="_top" xlink:show="replace"><text:span text:style-name="Hyperlink">7.4.5</text:span><text:span text:style-name="T84"><text:tab/></text:span><text:span text:style-name="Hyperlink">Level Crossing</text:span><text:tab/>27</text:a></text:p>
          <text:p text:style-name="TOC3"><text:a xlink:href="#_Toc471468414" office:target-frame-name="_top" xlink:show="replace"><text:span text:style-name="Hyperlink">7.4.6</text:span><text:span text:style-name="T85"><text:tab/></text:span><text:span text:style-name="Hyperlink">Generic Output</text:span><text:tab/>27</text:a></text:p>
          <text:p text:style-name="TOC3"><text:a xlink:href="#_Toc471468415" office:target-frame-name="_top" xlink:show="replace"><text:span text:style-name="Hyperlink">7.4.7</text:span><text:span text:style-name="T86"><text:tab/></text:span><text:span text:style-name="Hyperlink">Electrical Points Lock</text:span><text:tab/>27</text:a></text:p>
          <text:p text:style-name="TOC3"><text:a xlink:href="#_Toc471468416" office:target-frame-name="_top" xlink:show="replace"><text:span text:style-name="Hyperlink">7.4.8</text:span><text:span text:style-name="T87"><text:tab/></text:span><text:span text:style-name="Hyperlink">Other Types of Objects</text:span><text:tab/>28</text:a></text:p>
          <text:p text:style-name="TOC2"><text:a xlink:href="#_Toc471468417" office:target-frame-name="_top" xlink:show="replace"><text:span text:style-name="Hyperlink">7.5</text:span><text:span text:style-name="T88"><text:tab/></text:span><text:span text:style-name="Hyperlink">Status Reports from Object Controller to TCC</text:span><text:tab/>28</text:a></text:p>
          <text:p text:style-name="TOC3"><text:a xlink:href="#_Toc471468418" office:target-frame-name="_top" xlink:show="replace"><text:span text:style-name="Hyperlink">7.5.1</text:span><text:span text:style-name="T89"><text:tab/></text:span><text:span text:style-name="Hyperlink">Configuration</text:span><text:tab/>28</text:a></text:p>
          <text:p text:style-name="TOC3"><text:a xlink:href="#_Toc471468419" office:target-frame-name="_top" xlink:show="replace"><text:span text:style-name="Hyperlink">7.5.2</text:span><text:span text:style-name="T90"><text:tab/></text:span><text:span text:style-name="Hyperlink">All Types of Objects</text:span><text:tab/>28</text:a></text:p>
          <text:p text:style-name="TOC3"><text:a xlink:href="#_Toc471468420" office:target-frame-name="_top" xlink:show="replace"><text:span text:style-name="Hyperlink">7.5.3</text:span><text:span text:style-name="T91"><text:tab/></text:span><text:span text:style-name="Hyperlink">Points</text:span><text:tab/>29</text:a></text:p>
          <text:p text:style-name="TOC3"><text:a xlink:href="#_Toc471468421" office:target-frame-name="_top" xlink:show="replace"><text:span text:style-name="Hyperlink">7.5.4</text:span><text:span text:style-name="T92"><text:tab/></text:span><text:span text:style-name="Hyperlink">Derailer</text:span><text:tab/>30</text:a></text:p>
          <text:p text:style-name="TOC3"><text:a xlink:href="#_Toc471468422" office:target-frame-name="_top" xlink:show="replace"><text:span text:style-name="Hyperlink">7.5.5</text:span><text:span text:style-name="T93"><text:tab/></text:span><text:span text:style-name="Hyperlink">Level Crossing</text:span><text:tab/>30</text:a></text:p>
          <text:p text:style-name="TOC3"><text:a xlink:href="#_Toc471468423" office:target-frame-name="_top" xlink:show="replace"><text:span text:style-name="Hyperlink">7.5.6</text:span><text:span text:style-name="T94"><text:tab/></text:span><text:span text:style-name="Hyperlink">Generic Input</text:span><text:tab/>31</text:a></text:p>
          <text:p text:style-name="TOC3"><text:a xlink:href="#_Toc471468424" office:target-frame-name="_top" xlink:show="replace"><text:span text:style-name="Hyperlink">7.5.7</text:span><text:span text:style-name="T95"><text:tab/></text:span><text:span text:style-name="Hyperlink">Electrical Points Lock</text:span><text:tab/>31</text:a></text:p>
          <text:p text:style-name="TOC3"><text:a xlink:href="#_Toc471468425" office:target-frame-name="_top" xlink:show="replace"><text:span text:style-name="Hyperlink">7.5.8</text:span><text:span text:style-name="T96"><text:tab/></text:span><text:span text:style-name="Hyperlink">Generic Output</text:span><text:tab/>32</text:a></text:p>
          <text:p text:style-name="TOC3"><text:a xlink:href="#_Toc471468426" office:target-frame-name="_top" xlink:show="replace"><text:span text:style-name="Hyperlink">7.5.9</text:span><text:span text:style-name="T97"><text:tab/></text:span><text:span text:style-name="Hyperlink">Other Types of Objects</text:span><text:tab/>32</text:a></text:p>
          <text:p text:style-name="TOC1"><text:a xlink:href="#_Toc471468427" office:target-frame-name="_top" xlink:show="replace"><text:span text:style-name="Hyperlink">8</text:span><text:span text:style-name="T98"><text:tab/></text:span><text:span text:style-name="Hyperlink">VARIABLE DEFINITIONS</text:span><text:tab/>33</text:a></text:p>
          <text:p text:style-name="TOC2"><text:a xlink:href="#_Toc471468428" office:target-frame-name="_top" xlink:show="replace"><text:span text:style-name="Hyperlink">8.1</text:span><text:span text:style-name="T99"><text:tab/></text:span><text:span text:style-name="Hyperlink">RL_MESSAGE</text:span><text:tab/>33</text:a></text:p>
          <text:p text:style-name="TOC2"><text:a xlink:href="#_Toc471468429" office:target-frame-name="_top" xlink:show="replace"><text:span text:style-name="Hyperlink">8.2</text:span><text:span text:style-name="T100"><text:tab/></text:span><text:span text:style-name="Hyperlink">RL_PACKET</text:span><text:tab/>33</text:a></text:p>
          <text:p text:style-name="TOC2"><text:a xlink:href="#_Toc471468430" office:target-frame-name="_top" xlink:show="replace"><text:span text:style-name="Hyperlink">8.3</text:span><text:span text:style-name="T101"><text:tab/></text:span><text:span text:style-name="Hyperlink">RM_ACK</text:span><text:tab/>33</text:a></text:p>
          <text:p text:style-name="TOC2"><text:a xlink:href="#_Toc471468431" office:target-frame-name="_top" xlink:show="replace"><text:span text:style-name="Hyperlink">8.4</text:span><text:span text:style-name="T102"><text:tab/></text:span><text:span text:style-name="Hyperlink">RM_PROTOCOL_VERSION</text:span><text:tab/>33</text:a></text:p>
          <text:p text:style-name="TOC2"><text:a xlink:href="#_Toc471468432" office:target-frame-name="_top" xlink:show="replace"><text:span text:style-name="Hyperlink">8.5</text:span><text:span text:style-name="T103"><text:tab/></text:span><text:span text:style-name="Hyperlink">RN_ALARM_</text:span><text:span text:style-name="T104">LEVEL</text:span><text:tab/>34</text:a></text:p>
          <text:p text:style-name="TOC2"><text:a xlink:href="#_Toc471468433" office:target-frame-name="_top" xlink:show="replace"><text:span text:style-name="T105">8.6</text:span><text:span text:style-name="T106"><text:tab/></text:span><text:span text:style-name="T107">RN_PAR_1</text:span><text:tab/>34</text:a></text:p>
          <text:p text:style-name="TOC2"><text:a xlink:href="#_Toc471468434" office:target-frame-name="_top" xlink:show="replace"><text:span text:style-name="T108">8.7</text:span><text:span text:style-name="T109"><text:tab/></text:span><text:span text:style-name="T110">RN_PAR_2</text:span><text:tab/>34</text:a></text:p>
          <text:p text:style-name="TOC2"><text:a xlink:href="#_Toc471468435" office:target-frame-name="_top" xlink:show="replace"><text:span text:style-name="Hyperlink">8.8</text:span><text:span text:style-name="T111"><text:tab/></text:span><text:span text:style-name="Hyperlink">RNID_PACKET</text:span><text:tab/>34</text:a></text:p>
          <text:p text:style-name="TOC2"><text:a xlink:href="#_Toc471468436" office:target-frame-name="_top" xlink:show="replace"><text:span text:style-name="T112">8.9</text:span><text:span text:style-name="T113"><text:tab/></text:span><text:span text:style-name="T114">RNID_TRACK</text:span><text:tab/>35</text:a></text:p>
          <text:p text:style-name="TOC2"><text:a xlink:href="#_Toc471468437" office:target-frame-name="_top" xlink:show="replace"><text:span text:style-name="Hyperlink">8.10</text:span><text:span text:style-name="T115"><text:tab/></text:span><text:span text:style-name="Hyperlink">RNID_XUSER</text:span><text:tab/>35</text:a></text:p>
          <text:p text:style-name="TOC2"><text:a xlink:href="#_Toc471468438" office:target-frame-name="_top" xlink:show="replace"><text:span text:style-name="Hyperlink">8.11</text:span><text:span text:style-name="T116"><text:tab/></text:span><text:span text:style-name="Hyperlink">RQ_ACK</text:span><text:tab/>35</text:a></text:p>
          <text:p text:style-name="TOC2"><text:a xlink:href="#_Toc471468439" office:target-frame-name="_top" xlink:show="replace"><text:span text:style-name="T117">8.12</text:span><text:span text:style-name="T118"><text:tab/></text:span><text:span text:style-name="T119">RQ_ALARM_CODE</text:span><text:tab/>36</text:a></text:p>
          <text:p text:style-name="TOC2"><text:a xlink:href="#_Toc471468440" office:target-frame-name="_top" xlink:show="replace"><text:span text:style-name="T120">8.13</text:span><text:span text:style-name="T121"><text:tab/></text:span><text:span text:style-name="T122">RQ_ALARM_STATE</text:span><text:tab/>36</text:a></text:p>
          <text:p text:style-name="TOC2"><text:a xlink:href="#_Toc471468441" office:target-frame-name="_top" xlink:show="replace"><text:span text:style-name="T123">8.14</text:span><text:span text:style-name="T124"><text:tab/></text:span><text:span text:style-name="T125">RQ_CONTROLLER_STATE</text:span><text:tab/>36</text:a></text:p>
          <text:p text:style-name="TOC2"><text:a xlink:href="#_Toc471468442" office:target-frame-name="_top" xlink:show="replace"><text:span text:style-name="Hyperlink">8.15</text:span><text:span text:style-name="T126"><text:tab/></text:span><text:span text:style-name="Hyperlink">RQ_DERAILER_COMMAND</text:span><text:tab/>37</text:a></text:p>
          <text:p text:style-name="TOC2"><text:a xlink:href="#_Toc471468443" office:target-frame-name="_top" xlink:show="replace"><text:span text:style-name="Hyperlink">8.16</text:span><text:span text:style-name="T127"><text:tab/></text:span><text:span text:style-name="Hyperlink">RQ_DERAILER_STATE</text:span><text:tab/>37</text:a></text:p>
          <text:p text:style-name="TOC2"><text:a xlink:href="#_Toc471468444" office:target-frame-name="_top" xlink:show="replace"><text:span text:style-name="Hyperlink">8.17</text:span><text:span text:style-name="T128"><text:tab/></text:span><text:span text:style-name="Hyperlink">RQ_DISCONNECT</text:span><text:tab/>37</text:a></text:p>
          <text:p text:style-name="TOC2"><text:a xlink:href="#_Toc471468445" office:target-frame-name="_top" xlink:show="replace"><text:span text:style-name="Hyperlink">8.18</text:span><text:span text:style-name="T129"><text:tab/></text:span><text:span text:style-name="Hyperlink">RQ_INPUT_STATE</text:span><text:tab/>38</text:a></text:p>
          <text:p text:style-name="TOC2"><text:a xlink:href="#_Toc471468446" office:target-frame-name="_top" xlink:show="replace"><text:span text:style-name="Hyperlink">8.19</text:span><text:span text:style-name="T130"><text:tab/></text:span><text:span text:style-name="Hyperlink">RQ_LEVEL_CROSSING _COMMAND</text:span><text:tab/>38</text:a></text:p>
          <text:p text:style-name="TOC2"><text:a xlink:href="#_Toc471468447" office:target-frame-name="_top" xlink:show="replace"><text:span text:style-name="Hyperlink">8.20</text:span><text:span text:style-name="T131"><text:tab/></text:span><text:span text:style-name="Hyperlink">RQ_LEVEL_CROSSING_FAULT</text:span><text:tab/>39</text:a></text:p>
          <text:p text:style-name="TOC2"><text:a xlink:href="#_Toc471468448" office:target-frame-name="_top" xlink:show="replace"><text:span text:style-name="Hyperlink">8.21</text:span><text:span text:style-name="T132"><text:tab/></text:span><text:span text:style-name="Hyperlink">RQ_LEVEL_CROSSING _STATE</text:span><text:tab/>39</text:a></text:p>
          <text:p text:style-name="TOC2"><text:a xlink:href="#_Toc471468449" office:target-frame-name="_top" xlink:show="replace"><text:span text:style-name="Hyperlink">8.22</text:span><text:span text:style-name="T133"><text:tab/></text:span><text:span text:style-name="Hyperlink">RQ_OUTPUT_COMMAND</text:span><text:tab/>39</text:a></text:p>
          <text:p text:style-name="TOC2"><text:a xlink:href="#_Toc471468450" office:target-frame-name="_top" xlink:show="replace"><text:span text:style-name="Hyperlink">8.23</text:span><text:span text:style-name="T134"><text:tab/></text:span><text:span text:style-name="Hyperlink">RQ_OUTPUT_ STATE</text:span><text:tab/>40</text:a></text:p>
          <text:p text:style-name="TOC2"><text:a xlink:href="#_Toc471468451" office:target-frame-name="_top" xlink:show="replace"><text:span text:style-name="Hyperlink">8.24</text:span><text:span text:style-name="T135"><text:tab/></text:span><text:span text:style-name="Hyperlink">RQ_POINTS_COMMAND</text:span><text:tab/>40</text:a></text:p>
          <text:p text:style-name="TOC2"><text:a xlink:href="#_Toc471468452" office:target-frame-name="_top" xlink:show="replace"><text:span text:style-name="Hyperlink">8.25</text:span><text:span text:style-name="T136"><text:tab/></text:span><text:span text:style-name="Hyperlink">RQ_POINTS_LOCK_COMMAND</text:span><text:tab/>40</text:a></text:p>
          <text:p text:style-name="TOC2"><text:a xlink:href="#_Toc471468453" office:target-frame-name="_top" xlink:show="replace"><text:span text:style-name="Hyperlink">8.26</text:span><text:span text:style-name="T137"><text:tab/></text:span><text:span text:style-name="Hyperlink">RQ_POINTS_LOCK_STATE</text:span><text:tab/>41</text:a></text:p>
          <text:p text:style-name="TOC2"><text:a xlink:href="#_Toc471468454" office:target-frame-name="_top" xlink:show="replace"><text:span text:style-name="Hyperlink">8.27</text:span><text:span text:style-name="T138"><text:tab/></text:span><text:span text:style-name="Hyperlink">RQ_POINTS_STATE</text:span><text:tab/>41</text:a></text:p>
          <text:p text:style-name="TOC2"><text:a xlink:href="#_Toc471468455" office:target-frame-name="_top" xlink:show="replace"><text:span text:style-name="Hyperlink">8.28</text:span><text:span text:style-name="T139"><text:tab/></text:span><text:span text:style-name="Hyperlink">RQ_RELEASE_COMMAND</text:span><text:tab/>41</text:a></text:p>
          <text:p text:style-name="TOC2"><text:a xlink:href="#_Toc471468456" office:target-frame-name="_top" xlink:show="replace"><text:span text:style-name="Hyperlink">8.29</text:span><text:span text:style-name="T140"><text:tab/></text:span><text:span text:style-name="Hyperlink">RQ_RELEASE_STATE</text:span><text:tab/>42</text:a></text:p>
          <text:p text:style-name="TOC2"><text:a xlink:href="#_Toc471468457" office:target-frame-name="_top" xlink:show="replace"><text:span text:style-name="Hyperlink">8.30</text:span><text:span text:style-name="T141"><text:tab/></text:span><text:span text:style-name="Hyperlink">RT_DELAY</text:span><text:tab/>42</text:a></text:p>
          <text:p text:style-name="TOC2"><text:a xlink:href="#_Toc471468458" office:target-frame-name="_top" xlink:show="replace"><text:span text:style-name="Hyperlink">8.31</text:span><text:span text:style-name="T142"><text:tab/></text:span><text:span text:style-name="Hyperlink">RT_DURATION</text:span><text:tab/>42</text:a></text:p>
          <text:p text:style-name="TOC2"><text:a xlink:href="#_Toc471468459" office:target-frame-name="_top" xlink:show="replace"><text:span text:style-name="Hyperlink">8.32</text:span><text:span text:style-name="T143"><text:tab/></text:span><text:span text:style-name="Hyperlink">RT_INTERVAL</text:span><text:tab/>42</text:a></text:p>
          <text:p text:style-name="TOC2"><text:a xlink:href="#_Toc471468460" office:target-frame-name="_top" xlink:show="replace"><text:span text:style-name="Hyperlink">8.33</text:span><text:span text:style-name="T144"><text:tab/></text:span><text:span text:style-name="Hyperlink">RT_OPERATION</text:span><text:tab/>43</text:a></text:p>
          <text:p text:style-name="TOC2"><text:a xlink:href="#_Toc471468461" office:target-frame-name="_top" xlink:show="replace"><text:span text:style-name="Hyperlink">8.34</text:span><text:span text:style-name="T145"><text:tab/></text:span><text:span text:style-name="Hyperlink">RXID_OBJECT</text:span><text:tab/>43</text:a></text:p>
          <text:p text:style-name="TOC2"><text:a xlink:href="#_Toc471468462" office:target-frame-name="_top" xlink:show="replace"><text:span text:style-name="Hyperlink">8.35</text:span><text:span text:style-name="T146"><text:tab/></text:span><text:span text:style-name="Hyperlink">RXID_SENDER</text:span><text:tab/>43</text:a></text:p>
          <text:p text:style-name="TOC2"><text:a xlink:href="#_Toc471468463" office:target-frame-name="_top" xlink:show="replace"><text:span text:style-name="T147">8.36</text:span><text:span text:style-name="T148"><text:tab/></text:span><text:span text:style-name="T149">RXID_SITE_DATA_VERSION</text:span><text:tab/>43</text:a></text:p>
          <text:p text:style-name="TOC1"><text:a xlink:href="#_Toc471468464" office:target-frame-name="_top" xlink:show="replace"><text:span text:style-name="Hyperlink">9</text:span><text:span text:style-name="T150"><text:tab/></text:span><text:span text:style-name="Hyperlink">CONFIGURABLE PARAMETERS</text:span><text:tab/>44</text:a></text:p>
          <text:p text:style-name="TOC2"><text:a xlink:href="#_Toc471468465" office:target-frame-name="_top" xlink:show="replace"><text:span text:style-name="Hyperlink">9.1</text:span><text:span text:style-name="T151"><text:tab/></text:span><text:span text:style-name="Hyperlink">Generic Application Data</text:span><text:tab/>44</text:a></text:p>
          <text:p text:style-name="TOC3"><text:a xlink:href="#_Toc471468466" office:target-frame-name="_top" xlink:show="replace"><text:span text:style-name="Hyperlink">9.1.1</text:span><text:span text:style-name="T152"><text:tab/></text:span><text:span text:style-name="Hyperlink">Network Layer</text:span><text:tab/>44</text:a></text:p>
          <text:p text:style-name="TOC3"><text:a xlink:href="#_Toc471468467" office:target-frame-name="_top" xlink:show="replace"><text:span text:style-name="Hyperlink">9.1.2</text:span><text:span text:style-name="T153"><text:tab/></text:span><text:span text:style-name="Hyperlink">Application Layer</text:span><text:tab/>44</text:a></text:p>
          <text:p text:style-name="TOC2"><text:a xlink:href="#_Toc471468468" office:target-frame-name="_top" xlink:show="replace"><text:span text:style-name="Hyperlink">9.2</text:span><text:span text:style-name="T154"><text:tab/></text:span><text:span text:style-name="Hyperlink">Specific Application Data</text:span><text:tab/>44</text:a></text:p>
        </text:index-body>
      </text:table-of-content>
      <text:h text:style-name="Heading1" text:outline-level="1"><text:bookmark-start text:name="_Toc129168544"/><text:bookmark-start text:name="_Toc131518208"/><text:bookmark-start text:name="_Toc471375442"/><text:bookmark-start text:name="_Toc471468373"/>EXECUTIVE SUMMARY<text:bookmark-end text:name="_Toc129168544"/><text:bookmark-end text:name="_Toc131518208"/><text:bookmark-end text:name="_Toc471375442"/><text:bookmark-end text:name="_Toc471468373"/></text:h>
      <text:h text:style-name="Heading2" text:outline-level="2"><text:bookmark-start text:name="_Toc129168545"/><text:bookmark-start text:name="_Toc131518209"/><text:bookmark-start text:name="_Toc471375443"/><text:bookmark-start text:name="_Toc471468374"/>Purpose<text:bookmark-end text:name="_Toc129168545"/><text:bookmark-end text:name="_Toc131518209"/><text:bookmark-end text:name="_Toc471375443"/><text:bookmark-end text:name="_Toc471468374"/></text:h>
      <text:p text:style-name="BodyText">This document defines the communication interface between the central system and the distributed<text:bookmark-start text:name="_Toc129168546"/><text:bookmark-start text:name="_Toc131518210"/><text:s/>object controller system (OCS).</text:p>
      <text:p text:style-name="BodyText">This specification is loosely based on the FFFIS TCC-OCS specification for ERTMS-R (Level 3) systems.</text:p>
      <text:h text:style-name="Heading2" text:outline-level="2"><text:bookmark-start text:name="_Toc471375444"/><text:bookmark-start text:name="_Toc471468375"/>Scope<text:bookmark-end text:name="_Toc129168546"/><text:bookmark-end text:name="_Toc131518210"/><text:bookmark-end text:name="_Toc471375444"/><text:bookmark-end text:name="_Toc471468375"/></text:h>
      <text:p text:style-name="BodyText">The specification deals with all aspects of the communication interface. However,<text:s/>a few<text:s/>options are identified as selectable.<text:s/>To<text:s/>fully specify the interface for a specific application, all such options must also be specified.</text:p>
      <text:h text:style-name="Heading1" text:outline-level="1"><text:bookmark-start text:name="_Toc129168547"/><text:bookmark-start text:name="_Ref130711174"/><text:bookmark-start text:name="_Toc131518211"/><text:bookmark-start text:name="_Toc471375445"/><text:bookmark-start text:name="_Toc471468376"/><text:soft-page-break/>REFERENCE DOCUMENTS<text:bookmark-end text:name="_Toc129168547"/><text:bookmark-end text:name="_Ref130711174"/><text:bookmark-end text:name="_Toc131518211"/><text:bookmark-end text:name="_Toc471375445"/><text:bookmark-end text:name="_Toc471468376"/></text:h>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s>
        <table:table-header-rows>
          <table:table-row table:style-name="TableRow161">
            <table:table-cell table:style-name="TableCell162">
              <text:p text:style-name="P163">Id</text:p>
            </table:table-cell>
            <table:table-cell table:style-name="TableCell164">
              <text:p text:style-name="P165">Title</text:p>
            </table:table-cell>
            <table:table-cell table:style-name="TableCell166">
              <text:p text:style-name="P167">Doc ID, Version</text:p>
            </table:table-cell>
            <table:table-cell table:style-name="TableCell168">
              <text:p text:style-name="P169">Date</text:p>
            </table:table-cell>
            <table:table-cell table:style-name="TableCell170">
              <text:p text:style-name="P171">Author</text:p>
            </table:table-cell>
          </table:table-row>
        </table:table-header-rows>
        <table:table-row table:style-name="TableRow172">
          <table:table-cell table:style-name="TableCell173">
            <text:p text:style-name="P174"><text:bookmark-start text:name="Ref_EN50159_1"/>[1]<text:bookmark-end text:name="Ref_EN50159_1"/></text:p>
          </table:table-cell>
          <table:table-cell table:style-name="TableCell175">
            <text:p text:style-name="P176"><text:span text:style-name="T177">Safety related communication in closed transmission systems</text:span></text:p>
          </table:table-cell>
          <table:table-cell table:style-name="TableCell178">
            <text:p text:style-name="P179">CENELEC EN 50159-1</text:p>
          </table:table-cell>
          <table:table-cell table:style-name="TableCell180">
            <text:p text:style-name="P181">March 2001</text:p>
          </table:table-cell>
          <table:table-cell table:style-name="TableCell182">
            <text:p text:style-name="P183">CENELEC</text:p>
          </table:table-cell>
        </table:table-row>
        <table:table-row table:style-name="TableRow184">
          <table:table-cell table:style-name="TableCell185">
            <text:p text:style-name="P186"><text:bookmark-start text:name="Ref_EN50159_2"/>[2]<text:bookmark-end text:name="Ref_EN50159_2"/></text:p>
          </table:table-cell>
          <table:table-cell table:style-name="TableCell187">
            <text:p text:style-name="P188"><text:span text:style-name="T189">Safety related communication in open transmission systems</text:span></text:p>
          </table:table-cell>
          <table:table-cell table:style-name="TableCell190">
            <text:p text:style-name="P191">CENELEC EN 50159-2</text:p>
          </table:table-cell>
          <table:table-cell table:style-name="TableCell192">
            <text:p text:style-name="P193">March 2001</text:p>
          </table:table-cell>
          <table:table-cell table:style-name="TableCell194">
            <text:p text:style-name="P195">CENELEC</text:p>
          </table:table-cell>
        </table:table-row>
        <table:table-row table:style-name="TableRow196">
          <table:table-cell table:style-name="TableCell197">
            <text:p text:style-name="P198"><text:bookmark-start text:name="Ref_ERTMSR_SRS"/>[3]<text:bookmark-end text:name="Ref_ERTMSR_SRS"/></text:p>
          </table:table-cell>
          <table:table-cell table:style-name="TableCell199">
            <text:p text:style-name="P200">ERTMS-R System Requirements Specification</text:p>
          </table:table-cell>
          <table:table-cell table:style-name="TableCell201">
            <text:p text:style-name="P202">ERTMS-R 07004</text:p>
          </table:table-cell>
          <table:table-cell table:style-name="TableCell203">
            <text:p text:style-name="P204"/>
          </table:table-cell>
          <table:table-cell table:style-name="TableCell205">
            <text:p text:style-name="P206">BV</text:p>
          </table:table-cell>
        </table:table-row>
        <table:table-row table:style-name="TableRow207">
          <table:table-cell table:style-name="TableCell208">
            <text:p text:style-name="P209"><text:bookmark-start text:name="Ref_STSAP"/>[4]<text:bookmark-end text:name="Ref_STSAP"/></text:p>
          </table:table-cell>
          <table:table-cell table:style-name="TableCell210">
            <text:p text:style-name="P211">Safe Transmission Protocol – STSAP</text:p>
          </table:table-cell>
          <table:table-cell table:style-name="TableCell212">
            <text:p text:style-name="P213">3NSS004700D0104</text:p>
          </table:table-cell>
          <table:table-cell table:style-name="TableCell214">
            <text:p text:style-name="P215"/>
          </table:table-cell>
          <table:table-cell table:style-name="TableCell216">
            <text:p text:style-name="P217">Bombardier</text:p>
          </table:table-cell>
        </table:table-row>
        <table:table-row table:style-name="TableRow218">
          <table:table-cell table:style-name="TableCell219">
            <text:p text:style-name="P220"><text:bookmark-start text:name="Ref_RFC791"/>[5]<text:bookmark-end text:name="Ref_RFC791"/></text:p>
          </table:table-cell>
          <table:table-cell table:style-name="TableCell221">
            <text:p text:style-name="P222">Internet Protocol</text:p>
          </table:table-cell>
          <table:table-cell table:style-name="TableCell223">
            <text:p text:style-name="P224">RFC 791</text:p>
          </table:table-cell>
          <table:table-cell table:style-name="TableCell225">
            <text:p text:style-name="P226">Sept. 1981</text:p>
          </table:table-cell>
          <table:table-cell table:style-name="TableCell227">
            <text:p text:style-name="P228">IETF</text:p>
          </table:table-cell>
        </table:table-row>
        <table:table-row table:style-name="TableRow229">
          <table:table-cell table:style-name="TableCell230">
            <text:p text:style-name="P231"><text:bookmark-start text:name="Ref_RFC793"/>[6]<text:bookmark-end text:name="Ref_RFC793"/></text:p>
          </table:table-cell>
          <table:table-cell table:style-name="TableCell232">
            <text:p text:style-name="P233">Transmission Control Protocol</text:p>
          </table:table-cell>
          <table:table-cell table:style-name="TableCell234">
            <text:p text:style-name="P235">RFC 793</text:p>
          </table:table-cell>
          <table:table-cell table:style-name="TableCell236">
            <text:p text:style-name="P237">Sept. 1981</text:p>
          </table:table-cell>
          <table:table-cell table:style-name="TableCell238">
            <text:p text:style-name="P239">IETF</text:p>
          </table:table-cell>
        </table:table-row>
        <table:table-row table:style-name="TableRow240">
          <table:table-cell table:style-name="TableCell241">
            <text:p text:style-name="P242"><text:bookmark-start text:name="Ref_RFC768"/>[7]<text:bookmark-end text:name="Ref_RFC768"/></text:p>
          </table:table-cell>
          <table:table-cell table:style-name="TableCell243">
            <text:p text:style-name="P244">User Datagram Protocol</text:p>
          </table:table-cell>
          <table:table-cell table:style-name="TableCell245">
            <text:p text:style-name="P246">RFC 768</text:p>
          </table:table-cell>
          <table:table-cell table:style-name="TableCell247">
            <text:p text:style-name="P248">August 1980</text:p>
          </table:table-cell>
          <table:table-cell table:style-name="TableCell249">
            <text:p text:style-name="P250">IETF</text:p>
          </table:table-cell>
        </table:table-row>
        <table:table-row table:style-name="TableRow251">
          <table:table-cell table:style-name="TableCell252">
            <text:p text:style-name="P253"><text:bookmark-start text:name="Ref_ETCS_SRS"/>[8]<text:bookmark-end text:name="Ref_ETCS_SRS"/></text:p>
          </table:table-cell>
          <table:table-cell table:style-name="TableCell254">
            <text:p text:style-name="P255">ERTMS/ETCS Class 1</text:p>
            <text:p text:style-name="P256"><text:span text:style-name="T257">System Requirement Specification</text:span></text:p>
          </table:table-cell>
          <table:table-cell table:style-name="TableCell258">
            <text:p text:style-name="P259">SUBSET-026</text:p>
            <text:p text:style-name="P260">Version 2.3.0</text:p>
          </table:table-cell>
          <table:table-cell table:style-name="TableCell261">
            <text:p text:style-name="P262">2006-02-24</text:p>
          </table:table-cell>
          <table:table-cell table:style-name="TableCell263">
            <text:p text:style-name="P264">UNISIG</text:p>
          </table:table-cell>
        </table:table-row>
        <table:table-row table:style-name="TableRow265">
          <table:table-cell table:style-name="TableCell266">
            <text:p text:style-name="P267"><text:bookmark-start text:name="Ref_ETCS_FIS"/>[9]<text:bookmark-end text:name="Ref_ETCS_FIS"/></text:p>
          </table:table-cell>
          <table:table-cell table:style-name="TableCell268">
            <text:p text:style-name="P269">ERTMS/ETCS Class 1</text:p>
            <text:p text:style-name="P270"><text:span text:style-name="T271">RBC Safe Communication Interface</text:span></text:p>
            <text:p text:style-name="P272">Requirements</text:p>
          </table:table-cell>
          <table:table-cell table:style-name="TableCell273">
            <text:p text:style-name="P274">SUBSET-097</text:p>
            <text:p text:style-name="P275">Version 1.1.0</text:p>
          </table:table-cell>
          <table:table-cell table:style-name="TableCell276">
            <text:p text:style-name="P277">2005-06-14</text:p>
          </table:table-cell>
          <table:table-cell table:style-name="TableCell278">
            <text:p text:style-name="P279">UNISIG</text:p>
          </table:table-cell>
        </table:table-row>
        <table:table-row table:style-name="TableRow280">
          <table:table-cell table:style-name="TableCell281">
            <text:p text:style-name="P282"><text:bookmark-start text:name="Ref_EURORADIO_FIS"/>[10]<text:bookmark-end text:name="Ref_EURORADIO_FIS"/></text:p>
          </table:table-cell>
          <table:table-cell table:style-name="TableCell283">
            <text:p text:style-name="P284">Euroradio FIS</text:p>
          </table:table-cell>
          <table:table-cell table:style-name="TableCell285">
            <text:p text:style-name="P286">SUBSET-037</text:p>
            <text:p text:style-name="P287">Version 2.2.5</text:p>
          </table:table-cell>
          <table:table-cell table:style-name="TableCell288">
            <text:p text:style-name="P289">July 2003</text:p>
          </table:table-cell>
          <table:table-cell table:style-name="TableCell290">
            <text:p text:style-name="P291">UNISIG</text:p>
          </table:table-cell>
        </table:table-row>
      </table:table>
      <text:h text:style-name="Heading1" text:outline-level="1"><text:bookmark-start text:name="_Hlt158789699"/><text:bookmark-start text:name="_Toc129168556"/><text:bookmark-start text:name="_Toc131518212"/><text:bookmark-start text:name="_Toc471375446"/><text:bookmark-start text:name="_Toc471468377"/><text:bookmark-end text:name="_Hlt158789699"/><text:soft-page-break/>DEFINITIONS AND<text:s/><text:bookmark-end text:name="_Toc129168556"/><text:bookmark-end text:name="_Toc131518212"/>ABBREVIATIONS<text:bookmark-end text:name="_Toc471375446"/><text:bookmark-end text:name="_Toc471468377"/></text:h>
      <text:h text:style-name="Heading2" text:outline-level="2"><text:bookmark-start text:name="_Toc129168557"/><text:bookmark-start text:name="_Toc131518213"/><text:bookmark-start text:name="_Toc471375447"/><text:bookmark-start text:name="_Toc471468378"/>Abbreviations<text:bookmark-end text:name="_Toc129168557"/><text:bookmark-end text:name="_Toc131518213"/><text:bookmark-end text:name="_Toc471375447"/><text:bookmark-end text:name="_Toc471468378"/></text:h>
      <table:table table:style-name="Table292">
        <table:table-columns>
          <table:table-column table:style-name="TableColumn293"/>
          <table:table-column table:style-name="TableColumn294"/>
        </table:table-columns>
        <table:table-header-rows>
          <table:table-row table:style-name="TableRow295">
            <table:table-cell table:style-name="TableCell296">
              <text:p text:style-name="P297">Term</text:p>
            </table:table-cell>
            <table:table-cell table:style-name="TableCell298">
              <text:p text:style-name="P299">System Requirements Specification</text:p>
            </table:table-cell>
          </table:table-row>
        </table:table-header-rows>
        <table:table-row table:style-name="TableRow300">
          <table:table-cell table:style-name="TableCell301">
            <text:p text:style-name="P302">CENELEC</text:p>
          </table:table-cell>
          <table:table-cell table:style-name="TableCell303">
            <text:p text:style-name="P304">Comité Européen de Normalisation Electrotechnique</text:p>
          </table:table-cell>
        </table:table-row>
        <table:table-row table:style-name="TableRow305">
          <table:table-cell table:style-name="TableCell306">
            <text:p text:style-name="P307">CRC<text:s/></text:p>
          </table:table-cell>
          <table:table-cell table:style-name="TableCell308">
            <text:p text:style-name="Tablecontent"><text:span text:style-name="T309">Cyclic Redundancy Check</text:span></text:p>
          </table:table-cell>
        </table:table-row>
        <table:table-row table:style-name="TableRow310">
          <table:table-cell table:style-name="TableCell311">
            <text:p text:style-name="P312">CRCC</text:p>
          </table:table-cell>
          <table:table-cell table:style-name="TableCell313">
            <text:p text:style-name="P314">Cyclic Redundancy Check Code</text:p>
          </table:table-cell>
        </table:table-row>
        <table:table-row table:style-name="TableRow315">
          <table:table-cell table:style-name="TableCell316">
            <text:p text:style-name="P317">DHCP</text:p>
          </table:table-cell>
          <table:table-cell table:style-name="TableCell318">
            <text:p text:style-name="P319">Dynamic Host Configuration Protocol</text:p>
          </table:table-cell>
        </table:table-row>
        <table:table-row table:style-name="TableRow320">
          <table:table-cell table:style-name="TableCell321">
            <text:p text:style-name="P322">ERTMS</text:p>
          </table:table-cell>
          <table:table-cell table:style-name="TableCell323">
            <text:p text:style-name="P324">European Rail Traffic Management System</text:p>
          </table:table-cell>
        </table:table-row>
        <table:table-row table:style-name="TableRow325">
          <table:table-cell table:style-name="TableCell326">
            <text:p text:style-name="P327">ETCS</text:p>
          </table:table-cell>
          <table:table-cell table:style-name="TableCell328">
            <text:p text:style-name="P329">European Train Control System</text:p>
          </table:table-cell>
        </table:table-row>
        <table:table-row table:style-name="TableRow330">
          <table:table-cell table:style-name="TableCell331">
            <text:p text:style-name="P332">HTTPS</text:p>
          </table:table-cell>
          <table:table-cell table:style-name="TableCell333">
            <text:p text:style-name="P334">Hyper Text Transfer Protocol Secure</text:p>
          </table:table-cell>
        </table:table-row>
        <table:table-row table:style-name="TableRow335">
          <table:table-cell table:style-name="TableCell336">
            <text:p text:style-name="P337">IL</text:p>
          </table:table-cell>
          <table:table-cell table:style-name="TableCell338">
            <text:p text:style-name="P339">Interlocking</text:p>
          </table:table-cell>
        </table:table-row>
        <table:table-row table:style-name="TableRow340">
          <table:table-cell table:style-name="TableCell341">
            <text:p text:style-name="P342">IP</text:p>
          </table:table-cell>
          <table:table-cell table:style-name="TableCell343">
            <text:p text:style-name="P344">Internet Protocol</text:p>
          </table:table-cell>
        </table:table-row>
        <table:table-row table:style-name="TableRow345">
          <table:table-cell table:style-name="TableCell346">
            <text:p text:style-name="P347">OC</text:p>
          </table:table-cell>
          <table:table-cell table:style-name="TableCell348">
            <text:p text:style-name="P349">Object Controller</text:p>
          </table:table-cell>
        </table:table-row>
        <table:table-row table:style-name="TableRow350">
          <table:table-cell table:style-name="TableCell351">
            <text:p text:style-name="P352">OCS</text:p>
          </table:table-cell>
          <table:table-cell table:style-name="TableCell353">
            <text:p text:style-name="P354">Object Controller System</text:p>
          </table:table-cell>
        </table:table-row>
        <table:table-row table:style-name="TableRow355">
          <table:table-cell table:style-name="TableCell356">
            <text:p text:style-name="P357">RAMS</text:p>
          </table:table-cell>
          <table:table-cell table:style-name="TableCell358">
            <text:p text:style-name="P359">Reliability, Availability, Maintainability and Safety</text:p>
          </table:table-cell>
        </table:table-row>
        <table:table-row table:style-name="TableRow360">
          <table:table-cell table:style-name="TableCell361">
            <text:p text:style-name="P362">RBC</text:p>
          </table:table-cell>
          <table:table-cell table:style-name="TableCell363">
            <text:p text:style-name="P364">Radio Block Centre</text:p>
          </table:table-cell>
        </table:table-row>
        <table:table-row table:style-name="TableRow365">
          <table:table-cell table:style-name="TableCell366">
            <text:p text:style-name="P367">SRS</text:p>
          </table:table-cell>
          <table:table-cell table:style-name="TableCell368">
            <text:p text:style-name="P369">System Requirements Specification</text:p>
          </table:table-cell>
        </table:table-row>
        <table:table-row table:style-name="TableRow370">
          <table:table-cell table:style-name="TableCell371">
            <text:p text:style-name="P372">SFTP</text:p>
          </table:table-cell>
          <table:table-cell table:style-name="TableCell373">
            <text:p text:style-name="P374">Secure File Transport Protocol<text:s/></text:p>
          </table:table-cell>
        </table:table-row>
        <table:table-row table:style-name="TableRow375">
          <table:table-cell table:style-name="TableCell376">
            <text:p text:style-name="P377">SSH</text:p>
          </table:table-cell>
          <table:table-cell table:style-name="TableCell378">
            <text:p text:style-name="P379">Secure Shell</text:p>
          </table:table-cell>
        </table:table-row>
        <table:table-row table:style-name="TableRow380">
          <table:table-cell table:style-name="TableCell381">
            <text:p text:style-name="P382">TCC</text:p>
          </table:table-cell>
          <table:table-cell table:style-name="TableCell383">
            <text:p text:style-name="P384">Traffic Control Centre</text:p>
          </table:table-cell>
        </table:table-row>
      </table:table>
      <text:p text:style-name="BodyText"/>
      <text:h text:style-name="Heading2" text:outline-level="2"><text:bookmark-start text:name="_Toc129168558"/><text:bookmark-start text:name="_Toc131518214"/><text:bookmark-start text:name="_Toc471375448"/><text:bookmark-start text:name="_Toc471468379"/>Definition<text:bookmark-end text:name="_Toc129168558"/><text:bookmark-end text:name="_Toc131518214"/>s<text:bookmark-end text:name="_Toc471375448"/><text:bookmark-end text:name="_Toc471468379"/></text:h>
      <text:p text:style-name="P385"><text:span text:style-name="T386">Application layer</text:span><text:tab/>The application layer is the seventh level of the seven-layer OSI model. <text:s/>It interfaces directly to and performs common application services for the application processes</text:p>
      <text:p text:style-name="P387"><text:span text:style-name="T388">Data link layer</text:span><text:span text:style-name="T389"><text:tab/></text:span>At this layer, data packets are encoded and decoded into bits. It furnishes transmission protocol knowledge and management and<text:s/><text:soft-page-break/>handles errors in the physical layer, flow control and frame synchronization</text:p>
      <text:p text:style-name="P390"><text:span text:style-name="T391">Network layer</text:span><text:span text:style-name="T392"><text:tab/></text:span>This layer provides switching and routing technologies, creating logical paths for transmitting data from node to node. Routing and forwarding are functions of this layer, as well as addressing, internetworking, error handling, congestion control and packet sequencing</text:p>
      <text:p text:style-name="P393"><text:span text:style-name="T394">Physical layer</text:span><text:span text:style-name="T395"><text:tab/></text:span>This layer conveys the bit stream - electrical impulse, light or radio signal -- through the network at the electrical and mechanical level. It provides the hardware means of sending and receiving data on a carrier, including defining cables, cards and physical aspects</text:p>
      <text:p text:style-name="P396"><text:span text:style-name="T397">Routing<text:s/></text:span><text:span text:style-name="T398"><text:tab/></text:span>Routing is the technique by which data finds its way from one host computer to another</text:p>
      <text:p text:style-name="P399"><text:span text:style-name="T400">Telnet<text:s/></text:span><text:span text:style-name="T401"><text:tab/></text:span>Protocol for remote log in over TCP/IP</text:p>
      <text:p text:style-name="P402"><text:span text:style-name="T403">Transport layer</text:span><text:span text:style-name="T404"><text:tab/></text:span>This layer provides transparent transfer of data between end systems, or hosts, and is responsible for end-to-end error recovery and flow control. It ensures complete data transfer</text:p>
      <text:p text:style-name="BodyText"/>
      <text:h text:style-name="Heading1" text:outline-level="1"><text:bookmark-start text:name="_Toc129057044"/><text:bookmark-start text:name="_Toc129168559"/><text:bookmark-start text:name="_Toc129057045"/><text:bookmark-start text:name="_Toc129168560"/><text:bookmark-start text:name="_Ref149718099"/><text:bookmark-start text:name="_Toc471375449"/><text:bookmark-start text:name="_Toc471468380"/><text:bookmark-end text:name="_Toc129057044"/><text:bookmark-end text:name="_Toc129168559"/><text:bookmark-end text:name="_Toc129057045"/><text:bookmark-end text:name="_Toc129168560"/><text:soft-page-break/>VERSION MANAGEMENT<text:bookmark-end text:name="_Ref149718099"/><text:bookmark-end text:name="_Toc471375449"/><text:bookmark-end text:name="_Toc471468380"/></text:h>
      <text:h text:style-name="Heading2" text:outline-level="2"><text:bookmark-start text:name="_Ref171321731"/><text:bookmark-start text:name="_Toc471375450"/><text:bookmark-start text:name="_Toc471468381"/>Application Protocol<text:bookmark-end text:name="_Ref171321731"/><text:bookmark-end text:name="_Toc471375450"/><text:bookmark-end text:name="_Toc471468381"/></text:h>
      <text:p text:style-name="BodyText">The revision identity of this protocol specification consists of two numbers:</text:p>
      <text:p text:style-name="BodyText">The<text:s/><text:span text:style-name="T405">major</text:span><text:s/>number, which reflects the application protocol version number, i.e. implementations with the same protocol version number<text:s/>must<text:s/>be functionally and layout-wise compatible (see<text:s/><text:bookmark-ref text:ref-name="_Ref130704509" text:reference-format="text">6.2</text:bookmark-ref>)</text:p>
      <text:p text:style-name="BodyText">The<text:s/><text:span text:style-name="T406">minor</text:span><text:s/>number, which denotes changes which are not relevant to the behaviour of the application protocol.</text:p>
      <text:h text:style-name="Heading1" text:outline-level="1"><text:bookmark-start text:name="_Toc129057049"/><text:bookmark-start text:name="_Toc129168564"/><text:bookmark-start text:name="_Toc129168569"/><text:bookmark-start text:name="_Toc131518220"/><text:bookmark-start text:name="_Toc471375451"/><text:bookmark-start text:name="_Toc471468382"/><text:bookmark-end text:name="_Toc129057049"/><text:bookmark-end text:name="_Toc129168564"/><text:soft-page-break/>LOWER PROTOCOL<text:s/><text:bookmark-end text:name="_Toc129168569"/><text:bookmark-end text:name="_Toc131518220"/>LAYERS<text:bookmark-end text:name="_Toc471375451"/><text:bookmark-end text:name="_Toc471468382"/></text:h>
      <text:h text:style-name="Heading2" text:outline-level="2"><text:bookmark-start text:name="_Hlt129057269"/><text:bookmark-start text:name="_Toc471375452"/><text:bookmark-start text:name="_Toc129168571"/><text:bookmark-start text:name="_Ref130709237"/><text:bookmark-start text:name="_Ref130709243"/><text:bookmark-start text:name="_Toc131518222"/><text:bookmark-start text:name="_Toc471468383"/><text:bookmark-end text:name="_Hlt129057269"/>Physical Layer<text:bookmark-end text:name="_Toc471375452"/><text:bookmark-end text:name="_Toc471468383"/><text:s/></text:h>
      <text:p text:style-name="BodyText">The physical layer defines all electrical and physical specifications for devices.</text:p>
      <text:p text:style-name="BodyText">This includes the layout of pins (connectors), voltages, and cable specifications.</text:p>
      <text:p text:style-name="BodyText">Connection interface in this layer is Ethernet based with a RJ-45 connector.</text:p>
      <text:h text:style-name="Heading2" text:outline-level="2"><text:bookmark-start text:name="_Toc129168573"/><text:bookmark-start text:name="_Toc131518224"/><text:bookmark-start text:name="_Toc471375453"/><text:bookmark-start text:name="_Toc471468384"/>Network Layer<text:bookmark-end text:name="_Toc129168573"/><text:bookmark-end text:name="_Toc131518224"/><text:bookmark-end text:name="_Toc471375453"/><text:bookmark-end text:name="_Toc471468384"/></text:h>
      <text:p text:style-name="BodyText">IP shall be used as network layer protocol. See ref.<text:s/><text:bookmark-ref text:ref-name="Ref_RFC791" text:reference-format="text">[5]</text:bookmark-ref>.</text:p>
      <text:h text:style-name="Heading2" text:outline-level="2"><text:bookmark-start text:name="_Toc129168572"/><text:bookmark-start text:name="_Toc131518223"/><text:bookmark-start text:name="_Toc471375454"/><text:bookmark-start text:name="_Toc471468385"/>Transport Layer<text:bookmark-end text:name="_Toc129168572"/><text:bookmark-end text:name="_Toc131518223"/><text:bookmark-end text:name="_Toc471375454"/><text:bookmark-end text:name="_Toc471468385"/></text:h>
      <text:p text:style-name="BodyText">TCP (ref.<text:s/><text:bookmark-ref text:ref-name="Ref_RFC793" text:reference-format="text">[6]</text:bookmark-ref>) should be used as transport layer protocol, as it provides CRC checks and guarantees delivery as well as in order delivery.</text:p>
      <text:p text:style-name="BodyText">If any other protocol is used, it is up to the implementation to add these functions or make sure that the other transport layer provides it as well.</text:p>
      <text:p text:style-name="P407"/>
      <text:h text:style-name="Heading1" text:outline-level="1"><text:bookmark-start text:name="_Toc129168574"/><text:bookmark-start text:name="_Toc131518225"/><text:bookmark-start text:name="_Ref171310482"/><text:bookmark-start text:name="_Toc471375455"/><text:bookmark-start text:name="_Toc471468386"/><text:bookmark-end text:name="_Toc129168571"/><text:bookmark-end text:name="_Ref130709237"/><text:bookmark-end text:name="_Ref130709243"/><text:bookmark-end text:name="_Toc131518222"/><text:soft-page-break/>APPLICATION<text:s/><text:bookmark-end text:name="_Toc129168574"/><text:bookmark-end text:name="_Toc131518225"/>PROTOCOL<text:bookmark-end text:name="_Ref171310482"/><text:bookmark-end text:name="_Toc471375455"/><text:bookmark-end text:name="_Toc471468386"/></text:h>
      <text:h text:style-name="Heading2" text:outline-level="2"><text:bookmark-start text:name="_Toc129168575"/><text:bookmark-start text:name="_Toc131518226"/><text:bookmark-start text:name="_Toc471375456"/><text:bookmark-start text:name="_Toc471468387"/>Protocol Components<text:bookmark-end text:name="_Toc129168575"/><text:bookmark-end text:name="_Toc131518226"/><text:bookmark-end text:name="_Toc471375456"/><text:bookmark-end text:name="_Toc471468387"/></text:h>
      <text:p text:style-name="BodyText"><text:bookmark-start text:name="_Toc129168576"/><text:bookmark-start text:name="_Toc131518227"/>This chapter describes the message format used in the application protocol. Format is described by three components: Message, Packet and Variable.</text:p>
      <text:p text:style-name="BodyText">A Message consists of a header and one or more Packets. The header and the packets are composed from Variables.</text:p>
      <text:p text:style-name="BodyText">The layout of the application protocol PDU shall be as follows:</text:p>
      <table:table table:style-name="Table408">
        <table:table-columns>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ext:p text:style-name="P415">Header</text:p>
          </table:table-cell>
          <table:table-cell table:style-name="TableCell416">
            <text:p text:style-name="P417"><text:span text:style-name="T418">1</text:span><text:span text:style-name="T419">st</text:span><text:span text:style-name="T420"><text:s/>packet</text:span></text:p>
          </table:table-cell>
          <table:table-cell table:style-name="TableCell421">
            <text:p text:style-name="P422"><text:span text:style-name="T423">2</text:span><text:span text:style-name="T424">nd</text:span><text:span text:style-name="T425"><text:s/>pkt (optional)</text:span></text:p>
          </table:table-cell>
          <table:table-cell table:style-name="TableCell426">
            <text:p text:style-name="P427"><text:span text:style-name="T428">n</text:span><text:span text:style-name="T429">th</text:span><text:span text:style-name="T430"><text:s/>pkt</text:span></text:p>
          </table:table-cell>
        </table:table-row>
      </table:table>
      <text:p text:style-name="Caption">Figure 6.1‑1: Layout of the Application Protocol PDU</text:p>
      <text:h text:style-name="Heading3" text:outline-level="3"><text:bookmark-start text:name="_Toc471375457"/><text:bookmark-start text:name="_Toc471468388"/>Definition of Variables and rules for variable coding<text:bookmark-end text:name="_Toc129168576"/><text:bookmark-end text:name="_Toc131518227"/><text:bookmark-end text:name="_Toc471375457"/><text:bookmark-end text:name="_Toc471468388"/></text:h>
      <text:p text:style-name="BodyText">Variables shall be used to encode single data values. Variables cannot be split in minor units. The whole variable has one type (meaning).</text:p>
      <text:p text:style-name="BodyText">Variables may have special values, which are related to the basic meaning of the variable.</text:p>
      <text:p text:style-name="BodyText">Names of variables are unique. A variable is used in context with the meaning as described in the variable definition. Variables with different meanings have different names.</text:p>
      <text:p text:style-name="BodyText">Signed values shall be encoded as 2’s complement.</text:p>
      <text:p text:style-name="BodyText">When transmitting, the most significant byte shall be transmitted first (network byte order).</text:p>
      <text:p text:style-name="BodyText">All Variables have one of the following prefixes:</text:p>
      <table:table table:style-name="Table431">
        <table:table-columns>
          <table:table-column table:style-name="TableColumn432"/>
          <table:table-column table:style-name="TableColumn433"/>
        </table:table-columns>
        <table:table-row table:style-name="TableRow434">
          <table:table-cell table:style-name="TableCell435">
            <text:p text:style-name="Tablecontent">RL_</text:p>
          </table:table-cell>
          <table:table-cell table:style-name="TableCell436">
            <text:p text:style-name="Tablecontent">Length</text:p>
          </table:table-cell>
        </table:table-row>
        <table:table-row table:style-name="TableRow437">
          <table:table-cell table:style-name="TableCell438">
            <text:p text:style-name="Tablecontent">RM_</text:p>
          </table:table-cell>
          <table:table-cell table:style-name="TableCell439">
            <text:p text:style-name="Tablecontent">Miscellaneous</text:p>
          </table:table-cell>
        </table:table-row>
        <table:table-row table:style-name="TableRow440">
          <table:table-cell table:style-name="TableCell441">
            <text:p text:style-name="Tablecontent">RN_</text:p>
          </table:table-cell>
          <table:table-cell table:style-name="TableCell442">
            <text:p text:style-name="Tablecontent">Number</text:p>
          </table:table-cell>
        </table:table-row>
        <table:table-row table:style-name="TableRow443">
          <table:table-cell table:style-name="TableCell444">
            <text:p text:style-name="Tablecontent">RNID_</text:p>
          </table:table-cell>
          <table:table-cell table:style-name="TableCell445">
            <text:p text:style-name="Tablecontent">Identity Number</text:p>
          </table:table-cell>
        </table:table-row>
        <table:table-row table:style-name="TableRow446">
          <table:table-cell table:style-name="TableCell447">
            <text:p text:style-name="Tablecontent">RQ_</text:p>
          </table:table-cell>
          <table:table-cell table:style-name="TableCell448">
            <text:p text:style-name="Tablecontent">Qualifier</text:p>
          </table:table-cell>
        </table:table-row>
        <table:table-row table:style-name="TableRow449">
          <table:table-cell table:style-name="TableCell450">
            <text:p text:style-name="Tablecontent">RT_</text:p>
          </table:table-cell>
          <table:table-cell table:style-name="TableCell451">
            <text:p text:style-name="Tablecontent">Time/Date</text:p>
          </table:table-cell>
        </table:table-row>
        <table:table-row table:style-name="TableRow452">
          <table:table-cell table:style-name="TableCell453">
            <text:p text:style-name="Tablecontent">RX_</text:p>
          </table:table-cell>
          <table:table-cell table:style-name="TableCell454">
            <text:p text:style-name="Tablecontent">Text string</text:p>
          </table:table-cell>
        </table:table-row>
        <table:table-row table:style-name="TableRow455">
          <table:table-cell table:style-name="TableCell456">
            <text:p text:style-name="Tablecontent">RXID_</text:p>
          </table:table-cell>
          <table:table-cell table:style-name="TableCell457">
            <text:p text:style-name="Tablecontent">Identity string</text:p>
          </table:table-cell>
        </table:table-row>
      </table:table>
      <text:p text:style-name="BodyText">All variables are listed in alphabetical order in section<text:s/><text:bookmark-ref text:ref-name="_Ref130709686" text:reference-format="text">8</text:bookmark-ref>.</text:p>
      <text:p text:style-name="BodyText">Length of variables is given in bytes.</text:p>
      <text:p text:style-name="P458">Text variables (RX_... and RXID_...) have variable length, and shall be terminated by a null byte (value 0). Embedded null bytes are not allowed.</text:p>
      <text:h text:style-name="Heading3" text:outline-level="3"><text:bookmark-start text:name="_Toc129168577"/><text:bookmark-start text:name="_Toc131518228"/><text:bookmark-start text:name="_Ref217264799"/><text:bookmark-start text:name="_Toc471375458"/><text:bookmark-start text:name="_Toc471468389"/><text:soft-page-break/>Definition of Packets and rules for packets handling<text:bookmark-end text:name="_Toc129168577"/><text:bookmark-end text:name="_Toc131518228"/><text:bookmark-end text:name="_Ref217264799"/><text:bookmark-end text:name="_Toc471375458"/><text:bookmark-end text:name="_Toc471468389"/></text:h>
      <text:p text:style-name="BodyText">Packets are multiple variables grouped into a single unit, with a defined internal structure.</text:p>
      <text:p text:style-name="BodyText">This structure consists of a unique packet number, the length of the packet in bytes and an information section containing a defined set of variables. The packet structure is defined as follows:</text:p>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Variable</text:p>
          </table:table-cell>
          <table:table-cell table:style-name="TableCell466">
            <text:p text:style-name="P467">Length</text:p>
          </table:table-cell>
          <table:table-cell table:style-name="TableCell468">
            <text:p text:style-name="P469">Comment</text:p>
          </table:table-cell>
        </table:table-row>
        <table:table-row table:style-name="TableRow470">
          <table:table-cell table:style-name="TableCell471">
            <text:p text:style-name="P472">RNID_PACKET</text:p>
          </table:table-cell>
          <table:table-cell table:style-name="TableCell473">
            <text:p text:style-name="P474">1</text:p>
          </table:table-cell>
          <table:table-cell table:style-name="TableCell475">
            <text:p text:style-name="P476">Packet identifier (see section<text:s/><text:bookmark-ref text:ref-name="_Ref130712109" text:reference-format="text">7.1</text:bookmark-ref><text:s/>)</text:p>
          </table:table-cell>
        </table:table-row>
        <table:table-row table:style-name="TableRow477">
          <table:table-cell table:style-name="TableCell478">
            <text:p text:style-name="P479">RL_PACKET</text:p>
          </table:table-cell>
          <table:table-cell table:style-name="TableCell480">
            <text:p text:style-name="P481">1</text:p>
          </table:table-cell>
          <table:table-cell table:style-name="TableCell482">
            <text:p text:style-name="P483">Packet length (N +<text:s/>3)</text:p>
          </table:table-cell>
        </table:table-row>
        <table:table-row table:style-name="TableRow484">
          <table:table-cell table:style-name="TableCell485">
            <text:p text:style-name="P486">RM_ACK</text:p>
          </table:table-cell>
          <table:table-cell table:style-name="TableCell487">
            <text:p text:style-name="P488">1</text:p>
          </table:table-cell>
          <table:table-cell table:style-name="TableCell489">
            <text:p text:style-name="P490">Packet instance identity for acknowledge</text:p>
          </table:table-cell>
        </table:table-row>
        <table:table-row table:style-name="TableRow491">
          <table:table-cell table:style-name="TableCell492">
            <text:p text:style-name="Tablecontent">Other variables in packet if any</text:p>
          </table:table-cell>
          <table:table-cell table:style-name="TableCell493">
            <text:p text:style-name="Tablecontent">N</text:p>
          </table:table-cell>
          <table:table-cell table:style-name="TableCell494">
            <text:p text:style-name="Tablecontent">Refer to packet definition in section<text:s/><text:bookmark-ref text:ref-name="_Ref120967940" text:reference-format="text">6.5</text:bookmark-ref></text:p>
          </table:table-cell>
        </table:table-row>
      </table:table>
      <text:p text:style-name="BodyText"/>
      <text:p text:style-name="BodyText">The data element transmission order shall respect the order of data elements listed in the packet definition (from top to bottom).</text:p>
      <text:p text:style-name="BodyText">The packet length in RL_PACKET shall be the length in number of bytes of the whole packet.</text:p>
      <text:p text:style-name="BodyText">The variable RM_ACK contains a numerical identification of the packet instance, to be used when returning an Acknowledgement Package (see<text:s/><text:bookmark-ref text:ref-name="_Ref130709814" text:reference-format="text">6.3</text:bookmark-ref>). A value of 0 indicates that no acknowledgement is expected.</text:p>
      <text:p text:style-name="P495">All packets are listed in section<text:s/><text:bookmark-ref text:ref-name="_Ref130709942" text:reference-format="text">7</text:bookmark-ref>.</text:p>
      <text:h text:style-name="Heading3" text:outline-level="3"><text:bookmark-start text:name="_Hlt158789858"/><text:bookmark-start text:name="_Hlt216253395"/><text:bookmark-start text:name="_Toc129168578"/><text:bookmark-start text:name="_Toc131518229"/><text:bookmark-start text:name="_Toc471375459"/><text:bookmark-start text:name="_Toc471468390"/><text:bookmark-end text:name="_Hlt158789858"/><text:bookmark-end text:name="_Hlt216253395"/>Definition of a message and rules for message handling<text:bookmark-end text:name="_Toc129168578"/><text:bookmark-end text:name="_Toc131518229"/><text:bookmark-end text:name="_Toc471375459"/><text:bookmark-end text:name="_Toc471468390"/></text:h>
      <text:p text:style-name="BodyText">A message is the whole application data transmitted at a given time on the interface between TCC and a distributed unit. The message shall have the following format:<text:bookmark-start text:name="_Hlt158789764"/><text:bookmark-end text:name="_Hlt158789764"/></text:p>
      <table:table table:style-name="Table496">
        <table:table-columns>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Tablecontent">Variable</text:p>
          </table:table-cell>
          <table:table-cell table:style-name="TableCell503">
            <text:p text:style-name="Tablecontent">Length</text:p>
          </table:table-cell>
          <table:table-cell table:style-name="TableCell504">
            <text:p text:style-name="Tablecontent">Comment</text:p>
          </table:table-cell>
          <table:table-cell table:style-name="TableCell505">
            <text:p text:style-name="Tablecontent">Format</text:p>
          </table:table-cell>
        </table:table-row>
        <table:table-row table:style-name="TableRow506">
          <table:table-cell table:style-name="TableCell507">
            <text:p text:style-name="Tablecontent">RL_MESSAGE</text:p>
          </table:table-cell>
          <table:table-cell table:style-name="TableCell508">
            <text:p text:style-name="Tablecontent">1</text:p>
          </table:table-cell>
          <table:table-cell table:style-name="TableCell509">
            <text:p text:style-name="Tablecontent">Message length<text:s/></text:p>
          </table:table-cell>
          <table:table-cell table:style-name="TableCell510">
            <text:p text:style-name="Tablecontent">The massage length shall be the length in number of bytes of the whole message.</text:p>
            <text:p text:style-name="Tablecontent">The total length of a message must not exceed the capabilities of the receiving unit.<text:s/></text:p>
          </table:table-cell>
        </table:table-row>
        <text:soft-page-break/>
        <table:table-row table:style-name="TableRow511">
          <table:table-cell table:style-name="TableCell512">
            <text:p text:style-name="P513">RXID_OBJECT</text:p>
          </table:table-cell>
          <table:table-cell table:style-name="TableCell514">
            <text:p text:style-name="Tablecontent">Variable</text:p>
          </table:table-cell>
          <table:table-cell table:style-name="TableCell515">
            <text:p text:style-name="Tablecontent">Identity of object unit (see section<text:s/><text:bookmark-ref text:ref-name="_Ref232852928" text:reference-format="text">6.1.3.1</text:bookmark-ref>)</text:p>
          </table:table-cell>
          <table:table-cell table:style-name="TableCell516">
            <text:p text:style-name="Tablecontent"><text:span text:style-name="T517">Messages shall be treated by the receiver in the order of their reception.</text:span></text:p>
          </table:table-cell>
        </table:table-row>
        <table:table-row table:style-name="TableRow518">
          <table:table-cell table:style-name="TableCell519">
            <text:p text:style-name="P520">First Packet</text:p>
          </table:table-cell>
          <table:table-cell table:style-name="TableCell521">
            <text:p text:style-name="Tablecontent">Variable</text:p>
          </table:table-cell>
          <table:table-cell table:style-name="TableCell522">
            <text:p text:style-name="Tablecontent"/>
          </table:table-cell>
          <table:table-cell table:style-name="TableCell523">
            <text:p text:style-name="Tablecontent"><text:span text:style-name="T524">The message body shall consist of one or more packets (see<text:s/></text:span><text:span text:style-name="T525"><text:bookmark-ref text:ref-name="_Ref217264799" text:reference-format="text">6.1.2</text:bookmark-ref></text:span><text:span text:style-name="T526">).</text:span></text:p>
            <text:p text:style-name="Tablecontent"><text:span text:style-name="T527">Some packets and its variables in the connection management section are constant, i.e. protocol version independent.</text:span></text:p>
          </table:table-cell>
        </table:table-row>
        <table:table-row table:style-name="TableRow528">
          <table:table-cell table:style-name="TableCell529">
            <text:p text:style-name="Tablecontent">Other packets, if any</text:p>
          </table:table-cell>
          <table:table-cell table:style-name="TableCell530">
            <text:p text:style-name="Tablecontent">Variable</text:p>
          </table:table-cell>
          <table:table-cell table:style-name="TableCell531">
            <text:p text:style-name="Tablecontent"/>
          </table:table-cell>
          <table:table-cell table:style-name="TableCell532">
            <text:p text:style-name="Tablecontent"><text:span text:style-name="T533">.</text:span></text:p>
          </table:table-cell>
        </table:table-row>
      </table:table>
      <text:h text:style-name="Heading4" text:outline-level="4"><text:bookmark-start text:name="_Ref232852928"/><text:bookmark-start text:name="_Toc129168579"/><text:bookmark-start text:name="_Ref131517924"/><text:bookmark-start text:name="_Toc131518230"/><text:soft-page-break/>Unit Identification<text:bookmark-end text:name="_Ref232852928"/></text:h>
      <text:p text:style-name="BodyText">Each object shall have a unique identity, to be included in each message header (RXID_OBJECT). The<text:s/>TCC<text:s/>does not need a name.</text:p>
      <text:p text:style-name="BodyText">The identity consists of a null terminated UTF-8 string and must be unique in the system so that no naming collisions occur.</text:p>
      <text:h text:style-name="Heading2" text:outline-level="2"><text:bookmark-start text:name="_Toc129168580"/><text:bookmark-start text:name="_Ref130702001"/><text:bookmark-start text:name="_Ref130702022"/><text:bookmark-start text:name="_Ref130704509"/><text:bookmark-start text:name="_Ref130710472"/><text:bookmark-start text:name="_Ref130710807"/><text:bookmark-start text:name="_Ref130710830"/><text:bookmark-start text:name="_Toc131518231"/><text:bookmark-start text:name="_Toc471375461"/><text:bookmark-start text:name="_Toc471468391"/><text:bookmark-end text:name="_Toc129168579"/><text:bookmark-end text:name="_Ref131517924"/><text:bookmark-end text:name="_Toc131518230"/>Connection Procedure<text:bookmark-end text:name="_Toc129168580"/><text:bookmark-end text:name="_Ref130702001"/><text:bookmark-end text:name="_Ref130702022"/><text:bookmark-end text:name="_Ref130704509"/><text:bookmark-end text:name="_Ref130710472"/><text:bookmark-end text:name="_Ref130710807"/><text:bookmark-end text:name="_Ref130710830"/><text:bookmark-end text:name="_Toc131518231"/><text:bookmark-end text:name="_Toc471375461"/><text:bookmark-end text:name="_Toc471468391"/></text:h>
      <text:p text:style-name="BodyText">Communication is always initiated from the distributed units. This makes TCC independent of unit IP addresses, allowing for DHCP or similar techniques to be used in the distributed system, as well as fixed IP addresses.<text:bookmark-start text:name="_Hlt232852475"/><text:bookmark-end text:name="_Hlt232852475"/></text:p>
      <text:p text:style-name="BodyText">On power up, the distributed unit</text:p>
      <text:list text:style-name="LFO24" text:continue-numbering="true">
        <text:list-item>
          <text:p text:style-name="P534">Initialises connection procedure in lower protocol layers</text:p>
        </text:list-item>
        <text:list-item>
          <text:p text:style-name="P535">Sends a Connection Request Packet (<text:bookmark-ref text:ref-name="_Ref130712169" text:reference-format="text">7.2.1</text:bookmark-ref>)</text:p>
        </text:list-item>
        <text:list-item>
          <text:p text:style-name="P536">Waits for a Connection Response Packet (<text:bookmark-ref text:ref-name="_Ref130710165" text:reference-format="text">7.2.2</text:bookmark-ref>)</text:p>
        </text:list-item>
      </text:list>
      <text:p text:style-name="BodyText">While no response is received, connection attempts are repeated at a configurable interval.</text:p>
      <text:p text:style-name="BodyText">The exchanged packages contain protocol version information. (see<text:s/><text:bookmark-ref text:ref-name="_Ref171321731" text:reference-format="text">4.1</text:bookmark-ref>) Both communication partners have to verify the local node protocol version to be used according to the following rules:</text:p>
      <text:list text:style-name="LFO25_1" text:continue-numbering="true">
        <text:list-item>
          <text:p text:style-name="P537">If the local node protocol version is the same as the remote node protocol version, then the communication is allowed.</text:p>
        </text:list-item>
        <text:list-item>
          <text:p text:style-name="P538">If the local node protocol version is lower than the remote node protocol version, then the decision whether the connection is allowed, and control of it, is the responsibility of the remote node<text:s/>‑<text:s/>communication is allowed from the local node.</text:p>
        </text:list-item>
        <text:list-item>
          <text:p text:style-name="P539">If the local node protocol version is higher than the remote node protocol version, then the local node has to decide whether the communication should be established. For this reason each node has to know exactly to which versions it is compatible.</text:p>
        </text:list-item>
      </text:list>
      <text:p text:style-name="BodyText">If either side decides not to establish communication, it sends a Disconnect Packet (<text:bookmark-ref text:ref-name="_Ref130710235" text:reference-format="text">7.2.3</text:bookmark-ref>).</text:p>
      <text:p text:style-name="P540"><text:bookmark-start text:name="_Hlt58034273"/><text:bookmark-start text:name="_Hlt62442150"/><text:bookmark-start text:name="_Hlt58034338"/><text:bookmark-start text:name="_Hlt62442155"/><text:bookmark-start text:name="_Hlt58034318"/><text:bookmark-start text:name="_Hlt62442160"/><text:bookmark-start text:name="_Hlt120925824"/><text:bookmark-start text:name="_Toc127170931"/><text:bookmark-start text:name="_Toc127349729"/><text:bookmark-start text:name="_Toc127170932"/><text:bookmark-start text:name="_Toc127349730"/><text:bookmark-start text:name="_Toc124960309"/><text:bookmark-start text:name="_Toc126657965"/><text:bookmark-start text:name="_Toc127084518"/><text:bookmark-start text:name="_Toc127087198"/><text:bookmark-start text:name="_Toc127087381"/><text:bookmark-start text:name="_Toc127087566"/><text:bookmark-start text:name="_Toc127087751"/><text:bookmark-start text:name="_Toc127087934"/><text:bookmark-start text:name="_Toc127088116"/><text:bookmark-start text:name="_Toc127088299"/><text:bookmark-start text:name="_Toc127088482"/><text:bookmark-start text:name="_Toc127088665"/><text:bookmark-start text:name="_Toc127088846"/><text:bookmark-start text:name="_Toc127089028"/><text:bookmark-start text:name="_Toc127089212"/><text:bookmark-start text:name="_Toc127089395"/><text:bookmark-start text:name="_Toc127089579"/><text:bookmark-start text:name="_Toc127089760"/><text:bookmark-start text:name="_Toc127156737"/><text:bookmark-start text:name="_Toc127162885"/><text:bookmark-start text:name="_Toc127170936"/><text:bookmark-start text:name="_Toc127349734"/><text:bookmark-start text:name="_Hlt48535499"/><text:bookmark-start text:name="_Hlt127166328"/><text:bookmark-end text:name="_Hlt58034273"/><text:bookmark-end text:name="_Hlt62442150"/><text:bookmark-end text:name="_Hlt58034338"/><text:bookmark-end text:name="_Hlt62442155"/><text:bookmark-end text:name="_Hlt58034318"/><text:bookmark-end text:name="_Hlt62442160"/><text:bookmark-end text:name="_Hlt120925824"/><text:bookmark-end text:name="_Toc127170931"/><text:bookmark-end text:name="_Toc127349729"/><text:bookmark-end text:name="_Toc127170932"/><text:bookmark-end text:name="_Toc127349730"/><text:bookmark-end text:name="_Toc124960309"/><text:bookmark-end text:name="_Toc126657965"/><text:bookmark-end text:name="_Toc127084518"/><text:bookmark-end text:name="_Toc127087198"/><text:bookmark-end text:name="_Toc127087381"/><text:bookmark-end text:name="_Toc127087566"/><text:bookmark-end text:name="_Toc127087751"/><text:bookmark-end text:name="_Toc127087934"/><text:bookmark-end text:name="_Toc127088116"/><text:bookmark-end text:name="_Toc127088299"/><text:bookmark-end text:name="_Toc127088482"/><text:bookmark-end text:name="_Toc127088665"/><text:bookmark-end text:name="_Toc127088846"/><text:bookmark-end text:name="_Toc127089028"/><text:bookmark-end text:name="_Toc127089212"/><text:bookmark-end text:name="_Toc127089395"/><text:bookmark-end text:name="_Toc127089579"/><text:bookmark-end text:name="_Toc127089760"/><text:bookmark-end text:name="_Toc127156737"/><text:bookmark-end text:name="_Toc127162885"/><text:bookmark-end text:name="_Toc127170936"/><text:bookmark-end text:name="_Toc127349734"/><text:bookmark-end text:name="_Hlt48535499"/><text:bookmark-end text:name="_Hlt127166328"/><text:soft-page-break/>The following figure shows a successful connection procedure.</text:p>
      <text:p text:style-name="BodyText"><draw:frame draw:z-index="251658240" draw:id="id0" draw:style-name="a1" draw:name="Object 1" text:anchor-type="as-char" svg:x="0in" svg:y="0in" svg:width="3.96319in" svg:height="1.92569in" style:rel-width="scale" style:rel-height="scale"><draw:object-ole draw:class-id="00021A13-0000-0000-C000-000000000046" xlink:href="Object 1" xlink:type="simple" xlink:show="embed" xlink:actuate="onLoad"/><draw:image xlink:href="ObjectReplacements/Object 1" xlink:type="simple" xlink:show="embed" xlink:actuate="onLoad"/><svg:title/><svg:desc/></draw:frame></text:p>
      <text:p text:style-name="Caption">Figure<text:s/><text:bookmark-ref text:ref-name="_Ref130702022" text:reference-format="text">6.2</text:bookmark-ref>‑1: Connection procedure</text:p>
      <text:p text:style-name="BodyText">The following figure shows an unsuccessful connection procedure (TCC does not accept protocol version of OC).</text:p>
      <text:p text:style-name="BodyText"><draw:frame draw:z-index="251658240" draw:id="id1" draw:style-name="a2" draw:name="Object 2" text:anchor-type="as-char" svg:x="0in" svg:y="0in" svg:width="3.7625in" svg:height="1.83264in" style:rel-width="scale" style:rel-height="scale"><draw:object-ole draw:class-id="00021A13-0000-0000-C000-000000000046" xlink:href="Object 2" xlink:type="simple" xlink:show="embed" xlink:actuate="onLoad"/><draw:image xlink:href="ObjectReplacements/Object 2" xlink:type="simple" xlink:show="embed" xlink:actuate="onLoad"/><svg:title/><svg:desc/></draw:frame></text:p>
      <text:p text:style-name="Caption">Figure<text:s/><text:bookmark-ref text:ref-name="_Ref130702001" text:reference-format="text">6.2</text:bookmark-ref>‑2: Connection procedure</text:p>
      <text:p text:style-name="BodyText"/>
      <text:p text:style-name="BodyText"/>
      <text:p text:style-name="BodyText">The procedure described above, and the layout of the packets involved, must not be changed in subsequent versions of this protocol.</text:p>
      <text:p text:style-name="P541">The Connection Request Packet contains the version identity of the active site data in the distributed unit. If the received version identity is incorrect, TCC will send a Disconnect Packet indicating this. The distributed unit may then initiate downloading of the correct site data (outside of this protocol), so that subsequent connection attempts will be successful.</text:p>
      <text:p text:style-name="P542">When communication is established, current status of all controllers and objects where status information is available, is sent to TCC.</text:p>
      <text:h text:style-name="Heading2" text:outline-level="2"><text:bookmark-start text:name="_Toc129168581"/><text:bookmark-start text:name="_Ref130702842"/><text:bookmark-start text:name="_Ref130709814"/><text:bookmark-start text:name="_Ref130710858"/><text:bookmark-start text:name="_Ref130712939"/><text:bookmark-start text:name="_Toc131518232"/><text:bookmark-start text:name="_Toc471375462"/><text:bookmark-start text:name="_Toc471468392"/><text:soft-page-break/>Message Exchange<text:bookmark-end text:name="_Toc129168581"/><text:bookmark-end text:name="_Ref130702842"/><text:bookmark-end text:name="_Ref130709814"/><text:bookmark-end text:name="_Ref130710858"/><text:bookmark-end text:name="_Ref130712939"/><text:bookmark-end text:name="_Toc131518232"/><text:s/>and Acknowledgement<text:bookmark-end text:name="_Toc471375462"/><text:bookmark-end text:name="_Toc471468392"/></text:h>
      <text:p text:style-name="BodyText">Once communication is established, either party may send packets at any time.</text:p>
      <text:p text:style-name="BodyText">Many packets will require an acknowledgement from the receiving application. The RM_ACK variable in the packet is used for this purpose.</text:p>
      <text:p text:style-name="BodyText">If acknowledgement is expected, the sender places a unique identity in the RM_ACK field, which will distinguish this packet instance from other packets to the same receiver. The receiver returns the same RM_ACK value in an Acknowledgement Packet (<text:bookmark-ref text:ref-name="_Ref217264980" text:reference-format="text">7.2.4</text:bookmark-ref>), together with a code indicating acceptance or reason for rejection.</text:p>
      <text:p text:style-name="BodyText">Action to be taken by the application if acknowledgement is not received within the expected time is implementation specific, and will not be specified here.</text:p>
      <text:p text:style-name="BodyText">To be able to use retransmission of the packet as an action, applications must follow these rules:</text:p>
      <text:list text:style-name="LFO26" text:continue-numbering="true">
        <text:list-item>
          <text:p text:style-name="P543">A sender, which intends to use retransmission, shall ensure that only one unacknowledged packet to the same receiver exists at the same time</text:p>
        </text:list-item>
        <text:list-item>
          <text:p text:style-name="P544">All senders shall ensure that RM_ACK in a new message is not identical to the latest non-zero RM_ACK to the same receiver</text:p>
        </text:list-item>
        <text:list-item>
          <text:p text:style-name="P545">All receivers shall recognise a retransmission of the latest acknowledged packet from the same sender (identical RM_ACK), and respond by repeating the<text:s/><text:soft-page-break/>acknowledgement Packet. No action shall be taken on account of the contents of the received packet</text:p>
        </text:list-item>
      </text:list>
      <text:p text:style-name="BodyText">If acknowledgement is not required, the sender sets RM_ACK to 0.</text:p>
      <text:p text:style-name="BodyText">The following figure shows message exchange procedure with and without acknowledgement. Message is from distributed unit to TCC, but the procedure is identical in the opposite direction<text:bookmark-start text:name="_Hlt124825466"/><text:bookmark-end text:name="_Hlt124825466"/>.</text:p>
      <text:p text:style-name="BodyText"><draw:frame draw:z-index="251658240" draw:id="id2" draw:style-name="a3" draw:name="Object 3" text:anchor-type="as-char" svg:x="0in" svg:y="0in" svg:width="5.40972in" svg:height="2.76319in" style:rel-width="scale" style:rel-height="scale"><draw:object-ole draw:class-id="00021A13-0000-0000-C000-000000000046" xlink:href="Object 3" xlink:type="simple" xlink:show="embed" xlink:actuate="onLoad"/><draw:image xlink:href="ObjectReplacements/Object 3" xlink:type="simple" xlink:show="embed" xlink:actuate="onLoad"/><svg:title/><svg:desc/></draw:frame></text:p>
      <text:p text:style-name="Caption">Figure<text:s/><text:bookmark-ref text:ref-name="_Ref130702842" text:reference-format="text">6.3</text:bookmark-ref>‑1: Message exchange<text:s/></text:p>
      <text:h text:style-name="Heading2" text:outline-level="2"><text:bookmark-start text:name="_Hlt171320100"/><text:bookmark-start text:name="_Toc129168582"/><text:bookmark-start text:name="_Toc131518233"/><text:bookmark-start text:name="_Ref171320069"/><text:bookmark-start text:name="_Toc471375463"/><text:bookmark-start text:name="_Ref121191265"/><text:bookmark-start text:name="_Toc471468393"/><text:bookmark-end text:name="_Hlt171320100"/><text:soft-page-break/>Disconnection<text:bookmark-end text:name="_Toc129168582"/><text:bookmark-end text:name="_Toc131518233"/><text:bookmark-end text:name="_Ref171320069"/><text:bookmark-end text:name="_Toc471375463"/><text:bookmark-end text:name="_Toc471468393"/></text:h>
      <text:p text:style-name="BodyText">Either party may disconnect at any time, by requesting disconnection from the lower protocol layers. The reason for this would normally be to force rerouting through an alternative connection path.</text:p>
      <text:p text:style-name="BodyText">It is also possible to actively request disconnection by sending a Disconnect packet (<text:bookmark-ref text:ref-name="_Ref130710450" text:reference-format="text">7.2.3</text:bookmark-ref>).</text:p>
      <text:p text:style-name="BodyText">On reception of a Disconnect packet, the receiver requests disconnection by the lower protocol layers.</text:p>
      <text:p text:style-name="BodyText">When disconnection is reported from the safety layer in a distributed unit, spontaneously or following a request, the connection procedure is restarted (see<text:s/><text:bookmark-ref text:ref-name="_Ref130710472" text:reference-format="text">6.2</text:bookmark-ref>).</text:p>
      <text:p text:style-name="BodyText">The following figure shows disconnection procedure, followed by reconnect from<text:s/><text:bookmark-end text:name="_Ref121191265"/>the distributed unit.</text:p>
      <text:p text:style-name="BodyText"><draw:frame draw:z-index="251658240" draw:id="id3" draw:style-name="a4" draw:name="Object 4" text:anchor-type="as-char" svg:x="0in" svg:y="0in" svg:width="5.58889in" svg:height="1.96111in" style:rel-width="scale" style:rel-height="scale"><draw:object-ole draw:class-id="00021A13-0000-0000-C000-000000000046" xlink:href="Object 4" xlink:type="simple" xlink:show="embed" xlink:actuate="onLoad"/><draw:image xlink:href="ObjectReplacements/Object 4" xlink:type="simple" xlink:show="embed" xlink:actuate="onLoad"/><svg:title/><svg:desc/></draw:frame></text:p>
      <text:p text:style-name="Caption">Figure<text:s/><text:bookmark-ref text:ref-name="_Ref121191265" text:reference-format="text">6.4</text:bookmark-ref>‑1: Disconnection<text:s/></text:p>
      <text:p text:style-name="BodyText"/>
      <text:h text:style-name="Heading2" text:outline-level="2"><text:bookmark-start text:name="_Ref127063736"/><text:bookmark-start text:name="_Toc129168583"/><text:bookmark-start text:name="_Toc131518234"/><text:bookmark-start text:name="_Toc471375464"/><text:bookmark-start text:name="_Ref120967940"/><text:bookmark-start text:name="_Ref121044145"/><text:bookmark-start text:name="_Ref124974326"/><text:bookmark-start text:name="_Toc471468394"/>Connection Supervision<text:bookmark-end text:name="_Ref127063736"/><text:bookmark-end text:name="_Toc129168583"/><text:bookmark-end text:name="_Toc131518234"/><text:bookmark-end text:name="_Toc471375464"/><text:bookmark-end text:name="_Toc471468394"/></text:h>
      <text:p text:style-name="BodyText">If connection supervision is wanted, a Sign of Life Timer Packet can be sent to the object<text:s/>to<text:s/>force it to send periodic packets (Sign of Life Packet) to ensure that the connection is “alive”. If a packet is not sent or received in a timely fashion after having been requested, both ends should close the connection.</text:p>
      <text:p text:style-name="BodyText">If a concentrator is used<text:s/>as per chapter<text:s/><text:bookmark-ref text:ref-name="_Ref471467914" text:reference-format="text">6.7</text:bookmark-ref>, it is a good idea to send this packet do the concentrator instead of each<text:s/>on it.</text:p>
      <text:h text:style-name="Heading2" text:outline-level="2"><text:bookmark-start text:name="_Toc129168584"/><text:bookmark-start text:name="_Toc131518235"/><text:bookmark-start text:name="_Toc471375465"/><text:bookmark-start text:name="_Toc471468395"/>Diagnostics and Maintenance<text:bookmark-end text:name="_Toc129168584"/><text:bookmark-end text:name="_Toc131518235"/><text:bookmark-end text:name="_Toc471375465"/><text:bookmark-end text:name="_Toc471468395"/></text:h>
      <text:p text:style-name="BodyText">It is assumed that<text:s/>most<text:s/>diagnostics and maintenance functions on distributed units are implementation specific. They will be performed outside of this protocol, using secure standard TCP/IP services, such as SFTP, SSH or HTTPS. Only generic maintenance<text:s/><text:soft-page-break/>functions, essential to the functionality of the system, have been included in the packet descriptions below.</text:p>
      <text:h text:style-name="Heading2" text:outline-level="2"><text:bookmark-start text:name="_Ref471467914"/><text:bookmark-start text:name="_Toc471468396"/>Using a concentrator for objects<text:bookmark-end text:name="_Ref471467914"/><text:bookmark-end text:name="_Toc471468396"/></text:h>
      <text:p text:style-name="P546">In most instances, it would be economically unsound – for various reasons – to implement each point, input, output and so on as units on it own. There would be a lot of units on the network.</text:p>
      <text:p text:style-name="P547">In this case a “concentrator” unit can be used. The concentrator unit may not have a name in the system per se – but it needs to have a unique identifier nonetheless. For<text:s/>example,<text:s/>this could be a numeric identifier that only the concentrator and the software it connects directly to are aware of. The TCC does then not need to know this identifier. RXID_OBJECT would then be the string representation of that numeric identifier.</text:p>
      <text:h text:style-name="Heading1" text:outline-level="1"><text:bookmark-start text:name="_Hlt171345437"/><text:bookmark-start text:name="_Toc129168588"/><text:bookmark-start text:name="_Ref130709942"/><text:bookmark-start text:name="_Toc131518239"/><text:bookmark-start text:name="_Toc471375466"/><text:bookmark-start text:name="_Toc471468397"/><text:bookmark-end text:name="_Hlt171345437"/><text:soft-page-break/>PACKET<text:s/><text:bookmark-end text:name="_Toc129168588"/><text:bookmark-end text:name="_Ref130709942"/><text:bookmark-end text:name="_Toc131518239"/>DEFINITIONS<text:bookmark-end text:name="_Toc471375466"/><text:bookmark-end text:name="_Toc471468397"/></text:h>
      <text:h text:style-name="Heading2" text:outline-level="2"><text:bookmark-start text:name="_Toc129168589"/><text:bookmark-start text:name="_Ref130709717"/><text:bookmark-start text:name="_Ref130712109"/><text:bookmark-start text:name="_Ref130712991"/><text:bookmark-start text:name="_Toc131518240"/><text:bookmark-start text:name="_Toc471375467"/><text:bookmark-start text:name="_Toc471468398"/>Packet Overview<text:bookmark-end text:name="_Toc129168589"/><text:bookmark-end text:name="_Ref130709717"/><text:bookmark-end text:name="_Ref130712109"/><text:bookmark-end text:name="_Ref130712991"/><text:bookmark-end text:name="_Toc131518240"/><text:bookmark-end text:name="_Toc471375467"/><text:bookmark-end text:name="_Toc471468398"/></text:h>
      <text:p text:style-name="P548"/>
      <table:table table:style-name="Table549">
        <table:table-columns>
          <table:table-column table:style-name="TableColumn550"/>
          <table:table-column table:style-name="TableColumn551"/>
          <table:table-column table:style-name="TableColumn552"/>
        </table:table-columns>
        <table:table-row table:style-name="TableRow553">
          <table:table-cell table:style-name="TableCell554">
            <text:p text:style-name="P555">Packet identity</text:p>
          </table:table-cell>
          <table:table-cell table:style-name="TableCell556">
            <text:p text:style-name="P557">Packet name</text:p>
          </table:table-cell>
          <table:table-cell table:style-name="TableCell558">
            <text:p text:style-name="P559">Message Direction</text:p>
          </table:table-cell>
        </table:table-row>
        <table:table-row table:style-name="TableRow560">
          <table:table-cell table:style-name="TableCell561">
            <text:p text:style-name="P562">1</text:p>
          </table:table-cell>
          <table:table-cell table:style-name="TableCell563">
            <text:p text:style-name="P564"><text:bookmark-ref text:ref-name="_Ref130712325" text:reference-format="text">Connection Request Packet</text:bookmark-ref><text:span text:style-name="T565"><text:s/></text:span></text:p>
          </table:table-cell>
          <table:table-cell table:style-name="TableCell566">
            <text:p text:style-name="P567">From Object controller to TCC</text:p>
          </table:table-cell>
        </table:table-row>
        <table:table-row table:style-name="TableRow568">
          <table:table-cell table:style-name="TableCell569">
            <text:p text:style-name="P570">2</text:p>
          </table:table-cell>
          <table:table-cell table:style-name="TableCell571">
            <text:p text:style-name="P572"><text:bookmark-ref text:ref-name="_Ref130712339" text:reference-format="text">Connection Response Packet</text:bookmark-ref><text:s/></text:p>
          </table:table-cell>
          <table:table-cell table:style-name="TableCell573">
            <text:p text:style-name="P574"><text:span text:style-name="T575">From TCC to Object Controller</text:span></text:p>
          </table:table-cell>
        </table:table-row>
        <table:table-row table:style-name="TableRow576">
          <table:table-cell table:style-name="TableCell577">
            <text:p text:style-name="P578">3</text:p>
          </table:table-cell>
          <table:table-cell table:style-name="TableCell579">
            <text:p text:style-name="P580"><text:bookmark-ref text:ref-name="_Ref130712352" text:reference-format="text">Disconnect Packet</text:bookmark-ref></text:p>
          </table:table-cell>
          <table:table-cell table:style-name="TableCell581">
            <text:p text:style-name="P582"><text:span text:style-name="T583">Bidirectional</text:span></text:p>
          </table:table-cell>
        </table:table-row>
        <table:table-row table:style-name="TableRow584">
          <table:table-cell table:style-name="TableCell585">
            <text:p text:style-name="Tablecontent">4</text:p>
          </table:table-cell>
          <table:table-cell table:style-name="TableCell586">
            <text:p text:style-name="Tablecontent"><text:bookmark-ref text:ref-name="_Ref217265997" text:reference-format="text">Acknowledgement Packet</text:bookmark-ref></text:p>
          </table:table-cell>
          <table:table-cell table:style-name="TableCell587">
            <text:p text:style-name="Tablecontent"><text:span text:style-name="T588">Bidirectional</text:span></text:p>
          </table:table-cell>
        </table:table-row>
        <table:table-row table:style-name="TableRow589">
          <table:table-cell table:style-name="TableCell590">
            <text:p text:style-name="Tablecontent">5</text:p>
          </table:table-cell>
          <table:table-cell table:style-name="TableCell591">
            <text:p text:style-name="Tablecontent"><text:bookmark-ref text:ref-name="_Ref127075115" text:reference-format="text">Application Data Packet</text:bookmark-ref></text:p>
          </table:table-cell>
          <table:table-cell table:style-name="TableCell592">
            <text:p text:style-name="Tablecontent"><text:span text:style-name="T593">Bidirectional</text:span></text:p>
          </table:table-cell>
        </table:table-row>
        <table:table-row table:style-name="TableRow594">
          <table:table-cell table:style-name="TableCell595">
            <text:p text:style-name="Tablecontent">6</text:p>
          </table:table-cell>
          <table:table-cell table:style-name="TableCell596">
            <text:p text:style-name="Tablecontent"><text:bookmark-ref text:ref-name="_Ref130712387" text:reference-format="text">Reset Controller Packet</text:bookmark-ref></text:p>
          </table:table-cell>
          <table:table-cell table:style-name="TableCell597">
            <text:p text:style-name="Tablecontent"><text:span text:style-name="T598">From TCC to Object Controller</text:span></text:p>
          </table:table-cell>
        </table:table-row>
        <table:table-row table:style-name="TableRow599">
          <table:table-cell table:style-name="TableCell600">
            <text:p text:style-name="Tablecontent">7</text:p>
          </table:table-cell>
          <table:table-cell table:style-name="TableCell601">
            <text:p text:style-name="Tablecontent"><text:bookmark-ref text:ref-name="_Ref127167359" text:reference-format="text">Request Status Packet</text:bookmark-ref></text:p>
          </table:table-cell>
          <table:table-cell table:style-name="TableCell602">
            <text:p text:style-name="Tablecontent"><text:span text:style-name="T603">From TCC to Object Controller</text:span></text:p>
          </table:table-cell>
        </table:table-row>
        <table:table-row table:style-name="TableRow604">
          <table:table-cell table:style-name="TableCell605">
            <text:p text:style-name="Tablecontent">8</text:p>
          </table:table-cell>
          <table:table-cell table:style-name="TableCell606">
            <text:p text:style-name="Tablecontent"><text:bookmark-ref text:ref-name="_Ref216595812" text:reference-format="text">Sign of Life Timer Packet</text:bookmark-ref></text:p>
          </table:table-cell>
          <table:table-cell table:style-name="TableCell607">
            <text:p text:style-name="P608">From TCC to Object Controller</text:p>
          </table:table-cell>
        </table:table-row>
        <table:table-row table:style-name="TableRow609">
          <table:table-cell table:style-name="TableCell610">
            <text:p text:style-name="Tablecontent">9</text:p>
          </table:table-cell>
          <table:table-cell table:style-name="TableCell611">
            <text:p text:style-name="Tablecontent"><text:bookmark-ref text:ref-name="_Ref124970798" text:reference-format="text">Local Release Packet</text:bookmark-ref></text:p>
          </table:table-cell>
          <table:table-cell table:style-name="TableCell612">
            <text:p text:style-name="Tablecontent"><text:span text:style-name="T613">From TCC to Object Controller</text:span></text:p>
          </table:table-cell>
        </table:table-row>
        <table:table-row table:style-name="TableRow614">
          <table:table-cell table:style-name="TableCell615">
            <text:p text:style-name="Tablecontent">10</text:p>
          </table:table-cell>
          <table:table-cell table:style-name="TableCell616">
            <text:p text:style-name="Tablecontent"><text:bookmark-ref text:ref-name="_Ref130712415" text:reference-format="text">Throw Points Packet</text:bookmark-ref></text:p>
          </table:table-cell>
          <table:table-cell table:style-name="TableCell617">
            <text:p text:style-name="Tablecontent"><text:span text:style-name="T618">From TCC to Object Controller</text:span></text:p>
          </table:table-cell>
        </table:table-row>
        <table:table-row table:style-name="TableRow619">
          <table:table-cell table:style-name="TableCell620">
            <text:p text:style-name="P621">11</text:p>
          </table:table-cell>
          <table:table-cell table:style-name="TableCell622">
            <text:p text:style-name="Tablecontent"><text:bookmark-ref text:ref-name="_Ref124761208" text:reference-format="text">Set Derailer Packet</text:bookmark-ref></text:p>
          </table:table-cell>
          <table:table-cell table:style-name="TableCell623">
            <text:p text:style-name="Tablecontent"><text:span text:style-name="T624">From TCC to Object Controller</text:span></text:p>
          </table:table-cell>
        </table:table-row>
        <table:table-row table:style-name="TableRow625">
          <table:table-cell table:style-name="TableCell626">
            <text:p text:style-name="P627">12</text:p>
          </table:table-cell>
          <table:table-cell table:style-name="TableCell628">
            <text:p text:style-name="Tablecontent"><text:bookmark-ref text:ref-name="_Ref124926086" text:reference-format="text">Set Level Crossing Packet</text:bookmark-ref><text:span text:style-name="T629"><text:s/></text:span></text:p>
          </table:table-cell>
          <table:table-cell table:style-name="TableCell630">
            <text:p text:style-name="Tablecontent"><text:span text:style-name="T631">From TCC to Object Controller</text:span></text:p>
          </table:table-cell>
        </table:table-row>
        <table:table-row table:style-name="TableRow632">
          <table:table-cell table:style-name="TableCell633">
            <text:p text:style-name="P634">13</text:p>
          </table:table-cell>
          <table:table-cell table:style-name="TableCell635">
            <text:p text:style-name="Tablecontent"><text:bookmark-ref text:ref-name="_Ref130712435" text:reference-format="text">Set Output Packet</text:bookmark-ref></text:p>
          </table:table-cell>
          <table:table-cell table:style-name="TableCell636">
            <text:p text:style-name="Tablecontent"><text:span text:style-name="T637">From TCC to Object Controller</text:span></text:p>
          </table:table-cell>
        </table:table-row>
        <table:table-row table:style-name="TableRow638">
          <table:table-cell table:style-name="TableCell639">
            <text:p text:style-name="P640">14</text:p>
          </table:table-cell>
          <table:table-cell table:style-name="TableCell641">
            <text:p text:style-name="Tablecontent"><text:bookmark-ref text:ref-name="_Ref127084688" text:reference-format="text">Set Electrical Points Lock Packet</text:bookmark-ref></text:p>
          </table:table-cell>
          <table:table-cell table:style-name="TableCell642">
            <text:p text:style-name="Tablecontent"><text:span text:style-name="T643">From TCC to Object Controller</text:span></text:p>
          </table:table-cell>
        </table:table-row>
        <table:table-row table:style-name="TableRow644">
          <table:table-cell table:style-name="TableCell645">
            <text:p text:style-name="P646">15</text:p>
          </table:table-cell>
          <table:table-cell table:style-name="TableCell647">
            <text:p text:style-name="Tablecontent"><text:bookmark-ref text:ref-name="_Ref130712458" text:reference-format="text">Controller Status Packet</text:bookmark-ref></text:p>
          </table:table-cell>
          <table:table-cell table:style-name="TableCell648">
            <text:p text:style-name="P649">From Object controller to TCC</text:p>
          </table:table-cell>
        </table:table-row>
        <table:table-row table:style-name="TableRow650">
          <table:table-cell table:style-name="TableCell651">
            <text:p text:style-name="P652">16</text:p>
          </table:table-cell>
          <table:table-cell table:style-name="TableCell653">
            <text:p text:style-name="Tablecontent"><text:bookmark-ref text:ref-name="_Ref130712503" text:reference-format="text">Alarm Packet</text:bookmark-ref></text:p>
          </table:table-cell>
          <table:table-cell table:style-name="TableCell654">
            <text:p text:style-name="P655">From Object controller to TCC</text:p>
          </table:table-cell>
        </table:table-row>
        <table:table-row table:style-name="TableRow656">
          <table:table-cell table:style-name="TableCell657">
            <text:p text:style-name="P658">17</text:p>
          </table:table-cell>
          <table:table-cell table:style-name="TableCell659">
            <text:p text:style-name="Tablecontent"><text:bookmark-ref text:ref-name="_Ref130712522" text:reference-format="text">Points Status Packet</text:bookmark-ref></text:p>
          </table:table-cell>
          <table:table-cell table:style-name="TableCell660">
            <text:p text:style-name="P661">From Object controller to TCC</text:p>
          </table:table-cell>
        </table:table-row>
        <table:table-row table:style-name="TableRow662">
          <table:table-cell table:style-name="TableCell663">
            <text:p text:style-name="P664">18</text:p>
          </table:table-cell>
          <table:table-cell table:style-name="TableCell665">
            <text:p text:style-name="Tablecontent"><text:bookmark-ref text:ref-name="_Ref124761954" text:reference-format="text">Derailer Status Packet</text:bookmark-ref></text:p>
          </table:table-cell>
          <table:table-cell table:style-name="TableCell666">
            <text:p text:style-name="P667">From Object controller to TCC</text:p>
          </table:table-cell>
        </table:table-row>
        <table:table-row table:style-name="TableRow668">
          <table:table-cell table:style-name="TableCell669">
            <text:p text:style-name="P670">19</text:p>
          </table:table-cell>
          <table:table-cell table:style-name="TableCell671">
            <text:p text:style-name="Tablecontent"><text:bookmark-ref text:ref-name="_Ref124926681" text:reference-format="text">Level Crossing Status Packet</text:bookmark-ref></text:p>
          </table:table-cell>
          <table:table-cell table:style-name="TableCell672">
            <text:p text:style-name="P673">From Object controller to TCC</text:p>
          </table:table-cell>
        </table:table-row>
        <table:table-row table:style-name="TableRow674">
          <table:table-cell table:style-name="TableCell675">
            <text:p text:style-name="P676">20</text:p>
          </table:table-cell>
          <table:table-cell table:style-name="TableCell677">
            <text:p text:style-name="Tablecontent"><text:bookmark-ref text:ref-name="_Ref130712544" text:reference-format="text">Input Status Packet</text:bookmark-ref></text:p>
          </table:table-cell>
          <table:table-cell table:style-name="TableCell678">
            <text:p text:style-name="P679">From Object controller to TCC</text:p>
          </table:table-cell>
        </table:table-row>
        <table:table-row table:style-name="TableRow680">
          <table:table-cell table:style-name="TableCell681">
            <text:p text:style-name="P682">21</text:p>
          </table:table-cell>
          <table:table-cell table:style-name="TableCell683">
            <text:p text:style-name="Tablecontent"><text:bookmark-ref text:ref-name="_Ref127169404" text:reference-format="text">Electrical Points Lock Status Packet</text:bookmark-ref></text:p>
          </table:table-cell>
          <table:table-cell table:style-name="TableCell684">
            <text:p text:style-name="P685">From Object controller to TCC</text:p>
          </table:table-cell>
        </table:table-row>
        <table:table-row table:style-name="TableRow686">
          <table:table-cell table:style-name="TableCell687">
            <text:p text:style-name="P688">22</text:p>
          </table:table-cell>
          <table:table-cell table:style-name="TableCell689">
            <text:p text:style-name="Tablecontent"><text:bookmark-ref text:ref-name="_Ref158791760" text:reference-format="text">Output Status Packet</text:bookmark-ref></text:p>
          </table:table-cell>
          <table:table-cell table:style-name="TableCell690">
            <text:p text:style-name="P691">From Object controller to TCC</text:p>
          </table:table-cell>
        </table:table-row>
        <table:table-row table:style-name="TableRow692">
          <table:table-cell table:style-name="TableCell693">
            <text:p text:style-name="P694">23</text:p>
          </table:table-cell>
          <table:table-cell table:style-name="TableCell695">
            <text:p text:style-name="Tablecontent"><text:bookmark-ref text:ref-name="_Ref216596294" text:reference-format="text">Sign of Life Packet</text:bookmark-ref></text:p>
          </table:table-cell>
          <table:table-cell table:style-name="TableCell696">
            <text:p text:style-name="P697">From Object controller to TCC</text:p>
          </table:table-cell>
        </table:table-row>
        <table:table-row table:style-name="TableRow698">
          <table:table-cell table:style-name="TableCell699">
            <text:p text:style-name="P700">41</text:p>
          </table:table-cell>
          <table:table-cell table:style-name="TableCell701">
            <text:p text:style-name="P702">Request Site Data Packet</text:p>
          </table:table-cell>
          <table:table-cell table:style-name="TableCell703">
            <text:p text:style-name="P704">From Object controller to TCC</text:p>
          </table:table-cell>
        </table:table-row>
        <table:table-row table:style-name="TableRow705">
          <table:table-cell table:style-name="TableCell706">
            <text:p text:style-name="P707">42</text:p>
          </table:table-cell>
          <table:table-cell table:style-name="TableCell708">
            <text:p text:style-name="Tablecontent"><text:bookmark-ref text:ref-name="_Ref216596294" text:reference-format="text">Sign of Life Packet</text:bookmark-ref></text:p>
          </table:table-cell>
          <table:table-cell table:style-name="TableCell709">
            <text:p text:style-name="P710">From TCC to Object controller</text:p>
          </table:table-cell>
        </table:table-row>
      </table:table>
      <text:p text:style-name="BodyText"/>
      <text:p text:style-name="BodyText"/>
      <text:h text:style-name="P711" text:outline-level="2"><text:bookmark-start text:name="_Toc129057075"/><text:bookmark-start text:name="_Toc129168590"/><text:bookmark-start text:name="_Toc129057076"/><text:bookmark-start text:name="_Toc129168591"/><text:bookmark-start text:name="_Toc129168592"/><text:bookmark-start text:name="_Ref130710148"/><text:bookmark-start text:name="_Toc131518241"/><text:bookmark-start text:name="_Toc471375468"/><text:bookmark-start text:name="_Toc471468399"/><text:bookmark-end text:name="_Toc129057075"/><text:bookmark-end text:name="_Toc129168590"/><text:bookmark-end text:name="_Toc129057076"/><text:bookmark-end text:name="_Toc129168591"/>Connection Management<text:bookmark-end text:name="_Toc129168592"/><text:bookmark-end text:name="_Ref130710148"/><text:bookmark-end text:name="_Toc131518241"/><text:bookmark-end text:name="_Toc471375468"/><text:bookmark-end text:name="_Toc471468399"/></text:h>
      <text:h text:style-name="Heading3" text:outline-level="3"><text:bookmark-start text:name="_Toc129168593"/><text:bookmark-start text:name="_Ref130712169"/><text:bookmark-start text:name="_Ref130712325"/><text:bookmark-start text:name="_Toc131518242"/><text:bookmark-start text:name="_Ref149709703"/><text:bookmark-start text:name="_Toc471375469"/><text:bookmark-start text:name="_Toc471468400"/>Connection Request Packet<text:bookmark-end text:name="_Toc129168593"/><text:bookmark-end text:name="_Ref130712169"/><text:bookmark-end text:name="_Ref130712325"/><text:bookmark-end text:name="_Toc131518242"/><text:bookmark-end text:name="_Ref149709703"/><text:bookmark-end text:name="_Toc471375469"/><text:bookmark-end text:name="_Toc471468400"/></text:h>
      <text:p text:style-name="BodyText">To be sent by a distributed node<text:s/>to<text:s/>initialise the connection (see<text:s/><text:bookmark-ref text:ref-name="_Ref130710807" text:reference-format="text">6.2</text:bookmark-ref>). The layout<text:s/>of this<text:s/>packet must be constant regardless of protocol version.</text:p>
      <table:table table:style-name="Table712">
        <table:table-columns>
          <table:table-column table:style-name="TableColumn713"/>
          <table:table-column table:style-name="TableColumn714"/>
          <table:table-column table:style-name="TableColumn715"/>
        </table:table-columns>
        <table:table-row table:style-name="TableRow716">
          <table:table-cell table:style-name="TableCell717">
            <text:p text:style-name="P718">Variable</text:p>
          </table:table-cell>
          <table:table-cell table:style-name="TableCell719">
            <text:p text:style-name="P720">Length</text:p>
          </table:table-cell>
          <table:table-cell table:style-name="TableCell721">
            <text:p text:style-name="P722">Comment</text:p>
          </table:table-cell>
        </table:table-row>
        <table:table-row table:style-name="TableRow723">
          <table:table-cell table:style-name="TableCell724">
            <text:p text:style-name="P725">RNID_PACKET</text:p>
          </table:table-cell>
          <table:table-cell table:style-name="TableCell726">
            <text:p text:style-name="P727">1</text:p>
          </table:table-cell>
          <table:table-cell table:style-name="TableCell728">
            <text:p text:style-name="P729">1</text:p>
          </table:table-cell>
        </table:table-row>
        <table:table-row table:style-name="TableRow730">
          <table:table-cell table:style-name="TableCell731">
            <text:p text:style-name="P732">RL_PACKET</text:p>
          </table:table-cell>
          <table:table-cell table:style-name="TableCell733">
            <text:p text:style-name="P734">1</text:p>
          </table:table-cell>
          <table:table-cell table:style-name="TableCell735">
            <text:p text:style-name="P736">Variable</text:p>
          </table:table-cell>
        </table:table-row>
        <table:table-row table:style-name="TableRow737">
          <table:table-cell table:style-name="TableCell738">
            <text:p text:style-name="P739">RM_ACK</text:p>
          </table:table-cell>
          <table:table-cell table:style-name="TableCell740">
            <text:p text:style-name="P741">1</text:p>
          </table:table-cell>
          <table:table-cell table:style-name="TableCell742">
            <text:p text:style-name="P743">0</text:p>
          </table:table-cell>
        </table:table-row>
        <table:table-row table:style-name="TableRow744">
          <table:table-cell table:style-name="TableCell745">
            <text:p text:style-name="Tablecontent">RM_PROTOCOL_VERSION</text:p>
          </table:table-cell>
          <table:table-cell table:style-name="TableCell746">
            <text:p text:style-name="Tablecontent">2</text:p>
          </table:table-cell>
          <table:table-cell table:style-name="TableCell747">
            <text:p text:style-name="Tablecontent">Protocol version</text:p>
          </table:table-cell>
        </table:table-row>
        <table:table-row table:style-name="TableRow748">
          <table:table-cell table:style-name="TableCell749">
            <text:p text:style-name="Tablecontent"><text:span text:style-name="T750">RXID_SITE_DATA_VERSION</text:span></text:p>
          </table:table-cell>
          <table:table-cell table:style-name="TableCell751">
            <text:p text:style-name="Tablecontent">Variable</text:p>
          </table:table-cell>
          <table:table-cell table:style-name="TableCell752">
            <text:p text:style-name="Tablecontent">Site data version</text:p>
          </table:table-cell>
        </table:table-row>
      </table:table>
      <text:h text:style-name="Heading3" text:outline-level="3"><text:bookmark-start text:name="_Toc129168594"/><text:bookmark-start text:name="_Ref130710165"/><text:bookmark-start text:name="_Ref130712339"/><text:bookmark-start text:name="_Toc131518243"/><text:bookmark-start text:name="_Toc471375470"/><text:bookmark-start text:name="_Toc471468401"/>Connection Response Packet<text:bookmark-end text:name="_Toc129168594"/><text:bookmark-end text:name="_Ref130710165"/><text:bookmark-end text:name="_Ref130712339"/><text:bookmark-end text:name="_Toc131518243"/><text:bookmark-end text:name="_Toc471375470"/><text:bookmark-end text:name="_Toc471468401"/></text:h>
      <table:table table:style-name="Table753">
        <table:table-columns>
          <table:table-column table:style-name="TableColumn754"/>
          <table:table-column table:style-name="TableColumn755"/>
          <table:table-column table:style-name="TableColumn756"/>
        </table:table-columns>
        <table:table-row table:style-name="TableRow757">
          <table:table-cell table:style-name="TableCell758">
            <text:p text:style-name="P759">Variable</text:p>
          </table:table-cell>
          <table:table-cell table:style-name="TableCell760">
            <text:p text:style-name="P761">Length</text:p>
          </table:table-cell>
          <table:table-cell table:style-name="TableCell762">
            <text:p text:style-name="P763">Comment</text:p>
          </table:table-cell>
        </table:table-row>
        <table:table-row table:style-name="TableRow764">
          <table:table-cell table:style-name="TableCell765">
            <text:p text:style-name="P766">RNID_PACKET</text:p>
          </table:table-cell>
          <table:table-cell table:style-name="TableCell767">
            <text:p text:style-name="P768">1</text:p>
          </table:table-cell>
          <table:table-cell table:style-name="TableCell769">
            <text:p text:style-name="P770">2</text:p>
          </table:table-cell>
        </table:table-row>
        <table:table-row table:style-name="TableRow771">
          <table:table-cell table:style-name="TableCell772">
            <text:p text:style-name="P773">RL_PACKET</text:p>
          </table:table-cell>
          <table:table-cell table:style-name="TableCell774">
            <text:p text:style-name="P775">1</text:p>
          </table:table-cell>
          <table:table-cell table:style-name="TableCell776">
            <text:p text:style-name="P777">5</text:p>
          </table:table-cell>
        </table:table-row>
        <table:table-row table:style-name="TableRow778">
          <table:table-cell table:style-name="TableCell779">
            <text:p text:style-name="P780">RM_ACK</text:p>
          </table:table-cell>
          <table:table-cell table:style-name="TableCell781">
            <text:p text:style-name="P782">1</text:p>
          </table:table-cell>
          <table:table-cell table:style-name="TableCell783">
            <text:p text:style-name="P784">0<text:s/></text:p>
          </table:table-cell>
        </table:table-row>
        <table:table-row table:style-name="TableRow785">
          <table:table-cell table:style-name="TableCell786">
            <text:p text:style-name="Tablecontent">RM_PROTOCOL_VERSION</text:p>
          </table:table-cell>
          <table:table-cell table:style-name="TableCell787">
            <text:p text:style-name="Tablecontent">2</text:p>
          </table:table-cell>
          <table:table-cell table:style-name="TableCell788">
            <text:p text:style-name="Tablecontent">Protocol version</text:p>
          </table:table-cell>
        </table:table-row>
      </table:table>
      <text:p text:style-name="BodyText"><text:s/>To be sent in response to a Connection Request Packet (see<text:s/><text:bookmark-ref text:ref-name="_Ref130710830" text:reference-format="text">6.2</text:bookmark-ref>). The layout of this packet must be constant regardless of protocol version.</text:p>
      <text:h text:style-name="Heading3" text:outline-level="3"><text:bookmark-start text:name="_Toc471468402"/>Disconnect Packet<text:bookmark-end text:name="_Toc471468402"/></text:h>
      <text:p text:style-name="BodyText">To be sent when disconnecting (see<text:s/><text:bookmark-ref text:ref-name="_Ref121191265" text:reference-format="text">6.4</text:bookmark-ref>). The layout of this packet must be constant regardless of protocol version.</text:p>
      <table:table table:style-name="Table789">
        <table:table-columns>
          <table:table-column table:style-name="TableColumn790"/>
          <table:table-column table:style-name="TableColumn791"/>
          <table:table-column table:style-name="TableColumn792"/>
        </table:table-columns>
        <table:table-row table:style-name="TableRow793">
          <table:table-cell table:style-name="TableCell794">
            <text:p text:style-name="P795">Variable</text:p>
          </table:table-cell>
          <table:table-cell table:style-name="TableCell796">
            <text:p text:style-name="P797">Length</text:p>
          </table:table-cell>
          <table:table-cell table:style-name="TableCell798">
            <text:p text:style-name="P799">Comment</text:p>
          </table:table-cell>
        </table:table-row>
        <table:table-row table:style-name="TableRow800">
          <table:table-cell table:style-name="TableCell801">
            <text:p text:style-name="P802">RNID_PACKET</text:p>
          </table:table-cell>
          <table:table-cell table:style-name="TableCell803">
            <text:p text:style-name="P804">1</text:p>
          </table:table-cell>
          <table:table-cell table:style-name="TableCell805">
            <text:p text:style-name="P806">3</text:p>
          </table:table-cell>
        </table:table-row>
        <table:table-row table:style-name="TableRow807">
          <table:table-cell table:style-name="TableCell808">
            <text:p text:style-name="P809">RL_PACKET</text:p>
          </table:table-cell>
          <table:table-cell table:style-name="TableCell810">
            <text:p text:style-name="P811">1</text:p>
          </table:table-cell>
          <table:table-cell table:style-name="TableCell812">
            <text:p text:style-name="P813">5</text:p>
          </table:table-cell>
        </table:table-row>
        <table:table-row table:style-name="TableRow814">
          <table:table-cell table:style-name="TableCell815">
            <text:p text:style-name="P816">RM_ACK</text:p>
          </table:table-cell>
          <table:table-cell table:style-name="TableCell817">
            <text:p text:style-name="P818">1</text:p>
          </table:table-cell>
          <table:table-cell table:style-name="TableCell819">
            <text:p text:style-name="P820">0<text:s/></text:p>
          </table:table-cell>
        </table:table-row>
        <table:table-row table:style-name="TableRow821">
          <table:table-cell table:style-name="TableCell822">
            <text:p text:style-name="P823">RQ_DISCONNECT</text:p>
          </table:table-cell>
          <table:table-cell table:style-name="TableCell824">
            <text:p text:style-name="P825">2</text:p>
          </table:table-cell>
          <table:table-cell table:style-name="TableCell826">
            <text:p text:style-name="P827">Reason for disconnection</text:p>
          </table:table-cell>
        </table:table-row>
      </table:table>
      <text:p text:style-name="P828"><text:bookmark-start text:name="_Toc129168596"/><text:bookmark-start text:name="_Ref130710405"/><text:bookmark-start text:name="_Ref130712259"/><text:bookmark-start text:name="_Ref130712369"/><text:bookmark-start text:name="_Toc131518245"/></text:p>
      <text:h text:style-name="Heading3" text:outline-level="3"><text:bookmark-start text:name="_Hlt217265944"/><text:bookmark-start text:name="_Ref217264980"/><text:bookmark-start text:name="_Ref217265997"/><text:bookmark-start text:name="_Toc471375472"/><text:bookmark-start text:name="_Toc471468403"/><text:bookmark-end text:name="_Hlt217265944"/><text:soft-page-break/>Acknowledgement Packet<text:bookmark-end text:name="_Toc129168596"/><text:bookmark-end text:name="_Ref130710405"/><text:bookmark-end text:name="_Ref130712259"/><text:bookmark-end text:name="_Ref130712369"/><text:bookmark-end text:name="_Toc131518245"/><text:bookmark-end text:name="_Ref217264980"/><text:bookmark-end text:name="_Ref217265997"/><text:bookmark-end text:name="_Toc471375472"/><text:bookmark-end text:name="_Toc471468403"/></text:h>
      <text:p text:style-name="BodyText">Sent in response to any packet, requesting acknowledge (see<text:s/><text:bookmark-ref text:ref-name="_Ref130710858" text:reference-format="text">6.3</text:bookmark-ref>).</text:p>
      <table:table table:style-name="Table829">
        <table:table-columns>
          <table:table-column table:style-name="TableColumn830"/>
          <table:table-column table:style-name="TableColumn831"/>
          <table:table-column table:style-name="TableColumn832"/>
        </table:table-columns>
        <table:table-row table:style-name="TableRow833">
          <table:table-cell table:style-name="TableCell834">
            <text:p text:style-name="P835">Variable</text:p>
          </table:table-cell>
          <table:table-cell table:style-name="TableCell836">
            <text:p text:style-name="P837">Length</text:p>
          </table:table-cell>
          <table:table-cell table:style-name="TableCell838">
            <text:p text:style-name="P839">Comment</text:p>
          </table:table-cell>
        </table:table-row>
        <table:table-row table:style-name="TableRow840">
          <table:table-cell table:style-name="TableCell841">
            <text:p text:style-name="P842">RNID_PACKET</text:p>
          </table:table-cell>
          <table:table-cell table:style-name="TableCell843">
            <text:p text:style-name="P844">1</text:p>
          </table:table-cell>
          <table:table-cell table:style-name="TableCell845">
            <text:p text:style-name="P846">4</text:p>
          </table:table-cell>
        </table:table-row>
        <table:table-row table:style-name="TableRow847">
          <table:table-cell table:style-name="TableCell848">
            <text:p text:style-name="P849">RL_PACKET</text:p>
          </table:table-cell>
          <table:table-cell table:style-name="TableCell850">
            <text:p text:style-name="P851">1</text:p>
          </table:table-cell>
          <table:table-cell table:style-name="TableCell852">
            <text:p text:style-name="P853">5</text:p>
          </table:table-cell>
        </table:table-row>
        <table:table-row table:style-name="TableRow854">
          <table:table-cell table:style-name="TableCell855">
            <text:p text:style-name="P856">RM_ACK</text:p>
          </table:table-cell>
          <table:table-cell table:style-name="TableCell857">
            <text:p text:style-name="P858">1</text:p>
          </table:table-cell>
          <table:table-cell table:style-name="TableCell859">
            <text:p text:style-name="P860">Packet instance identity, copied from received packet</text:p>
          </table:table-cell>
        </table:table-row>
        <table:table-row table:style-name="TableRow861">
          <table:table-cell table:style-name="TableCell862">
            <text:p text:style-name="Tablecontent">RQ_ACK</text:p>
          </table:table-cell>
          <table:table-cell table:style-name="TableCell863">
            <text:p text:style-name="Tablecontent">2</text:p>
          </table:table-cell>
          <table:table-cell table:style-name="TableCell864">
            <text:p text:style-name="Tablecontent">Acceptance, or reason for rejection</text:p>
          </table:table-cell>
        </table:table-row>
      </table:table>
      <text:h text:style-name="Heading3" text:outline-level="3"><text:bookmark-start text:name="_Toc129057082"/><text:bookmark-start text:name="_Toc129168597"/><text:bookmark-start text:name="_Toc129057083"/><text:bookmark-start text:name="_Toc129168598"/><text:bookmark-start text:name="_Toc129168619"/><text:bookmark-start text:name="_Toc131518246"/><text:bookmark-start text:name="_Ref216595812"/><text:bookmark-start text:name="_Toc471375473"/><text:bookmark-start text:name="_Toc471468404"/><text:bookmark-end text:name="_Toc129057082"/><text:bookmark-end text:name="_Toc129168597"/><text:bookmark-end text:name="_Toc129057083"/><text:bookmark-end text:name="_Toc129168598"/>Sign of Life Timer Packet<text:bookmark-end text:name="_Ref216595812"/><text:bookmark-end text:name="_Toc471375473"/><text:bookmark-end text:name="_Toc471468404"/></text:h>
      <text:p text:style-name="P865">Sent from TCC to OC to change frequency of Sign of Life messages</text:p>
      <table:table table:style-name="Table866">
        <table:table-columns>
          <table:table-column table:style-name="TableColumn867"/>
          <table:table-column table:style-name="TableColumn868"/>
          <table:table-column table:style-name="TableColumn869"/>
        </table:table-columns>
        <table:table-row table:style-name="TableRow870">
          <table:table-cell table:style-name="TableCell871">
            <text:p text:style-name="P872">Variable</text:p>
          </table:table-cell>
          <table:table-cell table:style-name="TableCell873">
            <text:p text:style-name="P874">Length</text:p>
          </table:table-cell>
          <table:table-cell table:style-name="TableCell875">
            <text:p text:style-name="P876">Comment</text:p>
          </table:table-cell>
        </table:table-row>
        <table:table-row table:style-name="TableRow877">
          <table:table-cell table:style-name="TableCell878">
            <text:p text:style-name="P879">RNID_PACKET</text:p>
          </table:table-cell>
          <table:table-cell table:style-name="TableCell880">
            <text:p text:style-name="P881">1</text:p>
          </table:table-cell>
          <table:table-cell table:style-name="TableCell882">
            <text:p text:style-name="P883">8</text:p>
          </table:table-cell>
        </table:table-row>
        <table:table-row table:style-name="TableRow884">
          <table:table-cell table:style-name="TableCell885">
            <text:p text:style-name="P886">RL_PACKET</text:p>
          </table:table-cell>
          <table:table-cell table:style-name="TableCell887">
            <text:p text:style-name="P888">1</text:p>
          </table:table-cell>
          <table:table-cell table:style-name="TableCell889">
            <text:p text:style-name="P890">5</text:p>
          </table:table-cell>
        </table:table-row>
        <table:table-row table:style-name="TableRow891">
          <table:table-cell table:style-name="TableCell892">
            <text:p text:style-name="P893">RM_ACK</text:p>
          </table:table-cell>
          <table:table-cell table:style-name="TableCell894">
            <text:p text:style-name="P895">1</text:p>
          </table:table-cell>
          <table:table-cell table:style-name="TableCell896">
            <text:p text:style-name="P897">Packet instance identity for acknowledge</text:p>
          </table:table-cell>
        </table:table-row>
        <table:table-row table:style-name="TableRow898">
          <table:table-cell table:style-name="TableCell899">
            <text:p text:style-name="Tablecontent">RT_INTERVAL</text:p>
          </table:table-cell>
          <table:table-cell table:style-name="TableCell900">
            <text:p text:style-name="Tablecontent">2</text:p>
          </table:table-cell>
          <table:table-cell table:style-name="TableCell901">
            <text:p text:style-name="Tablecontent">Frequency of Sign of Life messages</text:p>
          </table:table-cell>
        </table:table-row>
      </table:table>
      <text:h text:style-name="Heading3" text:outline-level="3"><text:bookmark-start text:name="_Ref216596294"/><text:bookmark-start text:name="_Toc471375474"/><text:bookmark-start text:name="_Toc471468405"/>Sign of Life Packet<text:bookmark-end text:name="_Ref216596294"/><text:bookmark-end text:name="_Toc471375474"/><text:bookmark-end text:name="_Toc471468405"/></text:h>
      <text:p text:style-name="P902">Sign of Life message from OC to TCC.</text:p>
      <table:table table:style-name="Table903">
        <table:table-columns>
          <table:table-column table:style-name="TableColumn904"/>
          <table:table-column table:style-name="TableColumn905"/>
          <table:table-column table:style-name="TableColumn906"/>
        </table:table-columns>
        <table:table-row table:style-name="TableRow907">
          <table:table-cell table:style-name="TableCell908">
            <text:p text:style-name="P909">Variable</text:p>
          </table:table-cell>
          <table:table-cell table:style-name="TableCell910">
            <text:p text:style-name="P911">Length</text:p>
          </table:table-cell>
          <table:table-cell table:style-name="TableCell912">
            <text:p text:style-name="P913">Comment</text:p>
          </table:table-cell>
        </table:table-row>
        <table:table-row table:style-name="TableRow914">
          <table:table-cell table:style-name="TableCell915">
            <text:p text:style-name="P916">RNID_PACKET</text:p>
          </table:table-cell>
          <table:table-cell table:style-name="TableCell917">
            <text:p text:style-name="P918">1</text:p>
          </table:table-cell>
          <table:table-cell table:style-name="TableCell919">
            <text:p text:style-name="P920">23</text:p>
          </table:table-cell>
        </table:table-row>
        <table:table-row table:style-name="TableRow921">
          <table:table-cell table:style-name="TableCell922">
            <text:p text:style-name="P923">RL_PACKET</text:p>
          </table:table-cell>
          <table:table-cell table:style-name="TableCell924">
            <text:p text:style-name="P925">1</text:p>
          </table:table-cell>
          <table:table-cell table:style-name="TableCell926">
            <text:p text:style-name="P927">3</text:p>
          </table:table-cell>
        </table:table-row>
        <table:table-row table:style-name="TableRow928">
          <table:table-cell table:style-name="TableCell929">
            <text:p text:style-name="P930">RM_ACK</text:p>
          </table:table-cell>
          <table:table-cell table:style-name="TableCell931">
            <text:p text:style-name="P932">1</text:p>
          </table:table-cell>
          <table:table-cell table:style-name="TableCell933">
            <text:p text:style-name="P934">0</text:p>
          </table:table-cell>
        </table:table-row>
      </table:table>
      <text:h text:style-name="Heading2" text:outline-level="2"><text:bookmark-start text:name="_Toc471375475"/><text:bookmark-start text:name="_Toc471468406"/>Bidirectional packets<text:bookmark-end text:name="_Toc129168619"/><text:bookmark-end text:name="_Toc131518246"/><text:bookmark-end text:name="_Toc471375475"/><text:bookmark-end text:name="_Toc471468406"/></text:h>
      <text:h text:style-name="Heading3" text:outline-level="3"><text:bookmark-start text:name="_Ref127075115"/><text:bookmark-start text:name="_Toc129168620"/><text:bookmark-start text:name="_Toc131518247"/><text:bookmark-start text:name="_Toc471375476"/><text:bookmark-start text:name="_Toc471468407"/>Application Data Packet<text:bookmark-end text:name="_Ref127075115"/><text:bookmark-end text:name="_Toc129168620"/><text:bookmark-end text:name="_Toc131518247"/><text:bookmark-end text:name="_Toc471375476"/><text:bookmark-end text:name="_Toc471468407"/></text:h>
      <text:p text:style-name="BodyText">Application specific information.</text:p>
      <table:table table:style-name="Table935">
        <table:table-columns>
          <table:table-column table:style-name="TableColumn936"/>
          <table:table-column table:style-name="TableColumn937"/>
          <table:table-column table:style-name="TableColumn938"/>
        </table:table-columns>
        <table:table-row table:style-name="TableRow939">
          <table:table-cell table:style-name="TableCell940">
            <text:p text:style-name="P941">Variable</text:p>
          </table:table-cell>
          <table:table-cell table:style-name="TableCell942">
            <text:p text:style-name="P943">Length</text:p>
          </table:table-cell>
          <table:table-cell table:style-name="TableCell944">
            <text:p text:style-name="P945">Comment</text:p>
          </table:table-cell>
        </table:table-row>
        <table:table-row table:style-name="TableRow946">
          <table:table-cell table:style-name="TableCell947">
            <text:p text:style-name="P948">RNID_PACKET</text:p>
          </table:table-cell>
          <table:table-cell table:style-name="TableCell949">
            <text:p text:style-name="P950">1</text:p>
          </table:table-cell>
          <table:table-cell table:style-name="TableCell951">
            <text:p text:style-name="P952">5</text:p>
          </table:table-cell>
        </table:table-row>
        <table:table-row table:style-name="TableRow953">
          <table:table-cell table:style-name="TableCell954">
            <text:p text:style-name="P955">RL_PACKET</text:p>
          </table:table-cell>
          <table:table-cell table:style-name="TableCell956">
            <text:p text:style-name="P957">1</text:p>
          </table:table-cell>
          <table:table-cell table:style-name="TableCell958">
            <text:p text:style-name="P959">Variable</text:p>
          </table:table-cell>
        </table:table-row>
        <table:table-row table:style-name="TableRow960">
          <table:table-cell table:style-name="TableCell961">
            <text:p text:style-name="P962">RM_ACK</text:p>
          </table:table-cell>
          <table:table-cell table:style-name="TableCell963">
            <text:p text:style-name="P964">1</text:p>
          </table:table-cell>
          <table:table-cell table:style-name="TableCell965">
            <text:p text:style-name="P966">Packet instance identity for acknowledge, if required</text:p>
          </table:table-cell>
        </table:table-row>
        <table:table-row table:style-name="TableRow967">
          <table:table-cell table:style-name="TableCell968">
            <text:p text:style-name="Tablecontent">RNID_XUSER</text:p>
          </table:table-cell>
          <table:table-cell table:style-name="TableCell969">
            <text:p text:style-name="Tablecontent">2</text:p>
          </table:table-cell>
          <table:table-cell table:style-name="TableCell970">
            <text:p text:style-name="Tablecontent">Identifies the receiver of the message</text:p>
          </table:table-cell>
        </table:table-row>
        <text:soft-page-break/>
        <table:table-row table:style-name="TableRow971">
          <table:table-cell table:style-name="TableCell972">
            <text:p text:style-name="Tablecontent">Other data, depending on RNID_XUSER</text:p>
          </table:table-cell>
          <table:table-cell table:style-name="TableCell973">
            <text:p text:style-name="Tablecontent">Variable</text:p>
          </table:table-cell>
          <table:table-cell table:style-name="TableCell974">
            <text:p text:style-name="Tablecontent"/>
          </table:table-cell>
        </table:table-row>
      </table:table>
      <text:h text:style-name="Heading2" text:outline-level="2"><text:bookmark-start text:name="_Toc129168621"/><text:bookmark-start text:name="_Toc131518248"/><text:bookmark-start text:name="_Toc471375477"/><text:bookmark-start text:name="_Toc471468408"/>Commands From TCC to Object Controller<text:bookmark-end text:name="_Toc129168621"/><text:bookmark-end text:name="_Toc131518248"/><text:bookmark-end text:name="_Toc471375477"/><text:bookmark-end text:name="_Toc471468408"/></text:h>
      <text:h text:style-name="Heading3" text:outline-level="3"><text:bookmark-start text:name="_Toc471375478"/><text:bookmark-start text:name="_Toc129168622"/><text:bookmark-start text:name="_Toc131518249"/><text:bookmark-start text:name="_Toc471468409"/>Configuration<text:bookmark-end text:name="_Toc471375478"/><text:bookmark-end text:name="_Toc471468409"/></text:h>
      <text:h text:style-name="Heading4" text:outline-level="4">Site Data Packet</text:h>
      <text:p text:style-name="BodyText">Sent from server in order to reconfigure remote computer.</text:p>
      <table:table table:style-name="Table975">
        <table:table-columns>
          <table:table-column table:style-name="TableColumn976"/>
          <table:table-column table:style-name="TableColumn977"/>
          <table:table-column table:style-name="TableColumn978"/>
        </table:table-columns>
        <table:table-row table:style-name="TableRow979">
          <table:table-cell table:style-name="TableCell980">
            <text:p text:style-name="P981">Variable</text:p>
          </table:table-cell>
          <table:table-cell table:style-name="TableCell982">
            <text:p text:style-name="P983">Length</text:p>
          </table:table-cell>
          <table:table-cell table:style-name="TableCell984">
            <text:p text:style-name="P985">Comment</text:p>
          </table:table-cell>
        </table:table-row>
        <table:table-row table:style-name="TableRow986">
          <table:table-cell table:style-name="TableCell987">
            <text:p text:style-name="P988">RNID_PACKET</text:p>
          </table:table-cell>
          <table:table-cell table:style-name="TableCell989">
            <text:p text:style-name="P990">1</text:p>
          </table:table-cell>
          <table:table-cell table:style-name="TableCell991">
            <text:p text:style-name="P992">42</text:p>
          </table:table-cell>
        </table:table-row>
        <table:table-row table:style-name="TableRow993">
          <table:table-cell table:style-name="TableCell994">
            <text:p text:style-name="P995">RL_PACKET</text:p>
          </table:table-cell>
          <table:table-cell table:style-name="TableCell996">
            <text:p text:style-name="P997">1</text:p>
          </table:table-cell>
          <table:table-cell table:style-name="TableCell998">
            <text:p text:style-name="P999">Variable</text:p>
          </table:table-cell>
        </table:table-row>
        <table:table-row table:style-name="TableRow1000">
          <table:table-cell table:style-name="TableCell1001">
            <text:p text:style-name="P1002">RM_ACK</text:p>
          </table:table-cell>
          <table:table-cell table:style-name="TableCell1003">
            <text:p text:style-name="P1004">1</text:p>
          </table:table-cell>
          <table:table-cell table:style-name="TableCell1005">
            <text:p text:style-name="P1006">Packet instance identity for acknowledge</text:p>
          </table:table-cell>
        </table:table-row>
        <table:table-row table:style-name="TableRow1007">
          <table:table-cell table:style-name="TableCell1008">
            <text:p text:style-name="P1009">data</text:p>
          </table:table-cell>
          <table:table-cell table:style-name="TableCell1010">
            <text:p text:style-name="P1011">Variable</text:p>
          </table:table-cell>
          <table:table-cell table:style-name="TableCell1012">
            <text:p text:style-name="P1013">Byte array with configuration data.</text:p>
          </table:table-cell>
        </table:table-row>
      </table:table>
      <text:h text:style-name="Heading3" text:outline-level="3"><text:bookmark-start text:name="_Toc471375479"/><text:bookmark-start text:name="_Toc471468410"/>All Types of Objects<text:bookmark-end text:name="_Toc129168622"/><text:bookmark-end text:name="_Toc131518249"/><text:bookmark-end text:name="_Toc471375479"/><text:bookmark-end text:name="_Toc471468410"/></text:h>
      <text:h text:style-name="Heading4" text:outline-level="4"><text:bookmark-start text:name="_Ref130712387"/>Reset Controller Packet<text:bookmark-end text:name="_Ref130712387"/></text:h>
      <text:p text:style-name="BodyText">Sent to command a reset of an OC or a concentrator, e.g. to resolve certain error states.</text:p>
      <table:table table:style-name="Table1014">
        <table:table-columns>
          <table:table-column table:style-name="TableColumn1015"/>
          <table:table-column table:style-name="TableColumn1016"/>
          <table:table-column table:style-name="TableColumn1017"/>
        </table:table-columns>
        <table:table-row table:style-name="TableRow1018">
          <table:table-cell table:style-name="TableCell1019">
            <text:p text:style-name="P1020">Variable</text:p>
          </table:table-cell>
          <table:table-cell table:style-name="TableCell1021">
            <text:p text:style-name="P1022">Length</text:p>
          </table:table-cell>
          <table:table-cell table:style-name="TableCell1023">
            <text:p text:style-name="P1024">Comment</text:p>
          </table:table-cell>
        </table:table-row>
        <table:table-row table:style-name="TableRow1025">
          <table:table-cell table:style-name="TableCell1026">
            <text:p text:style-name="P1027">RNID_PACKET</text:p>
          </table:table-cell>
          <table:table-cell table:style-name="TableCell1028">
            <text:p text:style-name="P1029">1</text:p>
          </table:table-cell>
          <table:table-cell table:style-name="TableCell1030">
            <text:p text:style-name="P1031">6</text:p>
          </table:table-cell>
        </table:table-row>
        <table:table-row table:style-name="TableRow1032">
          <table:table-cell table:style-name="TableCell1033">
            <text:p text:style-name="P1034">RL_PACKET</text:p>
          </table:table-cell>
          <table:table-cell table:style-name="TableCell1035">
            <text:p text:style-name="P1036">1</text:p>
          </table:table-cell>
          <table:table-cell table:style-name="TableCell1037">
            <text:p text:style-name="P1038">3</text:p>
          </table:table-cell>
        </table:table-row>
        <table:table-row table:style-name="TableRow1039">
          <table:table-cell table:style-name="TableCell1040">
            <text:p text:style-name="P1041">RM_ACK</text:p>
          </table:table-cell>
          <table:table-cell table:style-name="TableCell1042">
            <text:p text:style-name="P1043">1</text:p>
          </table:table-cell>
          <table:table-cell table:style-name="TableCell1044">
            <text:p text:style-name="P1045">0<text:s/></text:p>
          </table:table-cell>
        </table:table-row>
        <table:table-row table:style-name="TableRow1046">
          <table:table-cell table:style-name="TableCell1047">
            <text:p text:style-name="P1048"/>
          </table:table-cell>
          <table:table-cell table:style-name="TableCell1049">
            <text:p text:style-name="P1050"/>
          </table:table-cell>
          <table:table-cell table:style-name="TableCell1051">
            <text:p text:style-name="P1052"/>
          </table:table-cell>
        </table:table-row>
      </table:table>
      <text:p text:style-name="NoSpacing"><text:bookmark-start text:name="_Ref124761635"/><text:bookmark-start text:name="_Ref127167359"/></text:p>
      <text:h text:style-name="Heading4" text:outline-level="4">Request Status Packet<text:bookmark-end text:name="_Ref124761635"/><text:bookmark-end text:name="_Ref127167359"/><text:s/></text:h>
      <text:p text:style-name="BodyText">Sent to request status information from a<text:bookmark-start text:name="_Hlt139187485"/><text:bookmark-end text:name="_Hlt139187485"/>n object. The distributed unit will respond by sending relevant status packet (see<text:s/><text:bookmark-ref text:ref-name="_Ref131517950" text:reference-format="text">7.5</text:bookmark-ref>). If the packet is sent to a concentrator (see<text:s/><text:bookmark-ref text:ref-name="_Ref131517924" text:reference-format="text">6.1.3.1</text:bookmark-ref>), status information is requested from all objects connected to the concentrator.<text:s/></text:p>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p text:style-name="P1059">Variable</text:p>
          </table:table-cell>
          <table:table-cell table:style-name="TableCell1060">
            <text:p text:style-name="P1061">Length</text:p>
          </table:table-cell>
          <table:table-cell table:style-name="TableCell1062">
            <text:p text:style-name="P1063">Comment</text:p>
          </table:table-cell>
        </table:table-row>
        <table:table-row table:style-name="TableRow1064">
          <table:table-cell table:style-name="TableCell1065">
            <text:p text:style-name="P1066">RNID_PACKET</text:p>
          </table:table-cell>
          <table:table-cell table:style-name="TableCell1067">
            <text:p text:style-name="P1068">1</text:p>
          </table:table-cell>
          <table:table-cell table:style-name="TableCell1069">
            <text:p text:style-name="P1070">7</text:p>
          </table:table-cell>
        </table:table-row>
        <table:table-row table:style-name="TableRow1071">
          <table:table-cell table:style-name="TableCell1072">
            <text:p text:style-name="P1073">RL_PACKET</text:p>
          </table:table-cell>
          <table:table-cell table:style-name="TableCell1074">
            <text:p text:style-name="P1075">1</text:p>
          </table:table-cell>
          <table:table-cell table:style-name="TableCell1076">
            <text:p text:style-name="P1077">3</text:p>
          </table:table-cell>
        </table:table-row>
        <table:table-row table:style-name="TableRow1078">
          <table:table-cell table:style-name="TableCell1079">
            <text:p text:style-name="P1080">RM_ACK</text:p>
          </table:table-cell>
          <table:table-cell table:style-name="TableCell1081">
            <text:p text:style-name="P1082">1</text:p>
          </table:table-cell>
          <table:table-cell table:style-name="TableCell1083">
            <text:p text:style-name="P1084">0<text:s/></text:p>
          </table:table-cell>
        </table:table-row>
      </table:table>
      <text:p text:style-name="NoSpacing"><text:bookmark-start text:name="_Ref124970798"/></text:p>
      <text:soft-page-break/>
      <text:h text:style-name="Heading4" text:outline-level="4">Local Release Packet<text:bookmark-end text:name="_Ref124970798"/></text:h>
      <text:p text:style-name="BodyText">Sent to allow or revoke local control of an object which supports this function (i.e points, derailer or level crossing barrier).<text:s/></text:p>
      <table:table table:style-name="Table1085">
        <table:table-columns>
          <table:table-column table:style-name="TableColumn1086"/>
          <table:table-column table:style-name="TableColumn1087"/>
          <table:table-column table:style-name="TableColumn1088"/>
        </table:table-columns>
        <table:table-row table:style-name="TableRow1089">
          <table:table-cell table:style-name="TableCell1090">
            <text:p text:style-name="P1091">Variable</text:p>
          </table:table-cell>
          <table:table-cell table:style-name="TableCell1092">
            <text:p text:style-name="P1093">Length</text:p>
          </table:table-cell>
          <table:table-cell table:style-name="TableCell1094">
            <text:p text:style-name="P1095">Comment</text:p>
          </table:table-cell>
        </table:table-row>
        <table:table-row table:style-name="TableRow1096">
          <table:table-cell table:style-name="TableCell1097">
            <text:p text:style-name="P1098">RNID_PACKET</text:p>
          </table:table-cell>
          <table:table-cell table:style-name="TableCell1099">
            <text:p text:style-name="P1100">1</text:p>
          </table:table-cell>
          <table:table-cell table:style-name="TableCell1101">
            <text:p text:style-name="P1102">9</text:p>
          </table:table-cell>
        </table:table-row>
        <table:table-row table:style-name="TableRow1103">
          <table:table-cell table:style-name="TableCell1104">
            <text:p text:style-name="P1105">RL_PACKET</text:p>
          </table:table-cell>
          <table:table-cell table:style-name="TableCell1106">
            <text:p text:style-name="P1107">1</text:p>
          </table:table-cell>
          <table:table-cell table:style-name="TableCell1108">
            <text:p text:style-name="P1109">4</text:p>
          </table:table-cell>
        </table:table-row>
        <table:table-row table:style-name="TableRow1110">
          <table:table-cell table:style-name="TableCell1111">
            <text:p text:style-name="P1112">RM_ACK</text:p>
          </table:table-cell>
          <table:table-cell table:style-name="TableCell1113">
            <text:p text:style-name="P1114">1</text:p>
          </table:table-cell>
          <table:table-cell table:style-name="TableCell1115">
            <text:p text:style-name="P1116">Packet instance identity for acknowledge</text:p>
          </table:table-cell>
        </table:table-row>
        <table:table-row table:style-name="TableRow1117">
          <table:table-cell table:style-name="TableCell1118">
            <text:p text:style-name="Tablecontent">RQ_RELEASE_COMMAND</text:p>
          </table:table-cell>
          <table:table-cell table:style-name="TableCell1119">
            <text:p text:style-name="Tablecontent">1</text:p>
          </table:table-cell>
          <table:table-cell table:style-name="TableCell1120">
            <text:p text:style-name="Tablecontent">Requested state</text:p>
          </table:table-cell>
        </table:table-row>
      </table:table>
      <text:h text:style-name="Heading3" text:outline-level="3"><text:bookmark-start text:name="_Toc129168623"/><text:bookmark-start text:name="_Toc131518250"/><text:bookmark-start text:name="_Toc471375480"/><text:bookmark-start text:name="_Toc471468411"/>Points<text:bookmark-end text:name="_Toc129168623"/><text:bookmark-end text:name="_Toc131518250"/><text:bookmark-end text:name="_Toc471375480"/><text:bookmark-end text:name="_Toc471468411"/></text:h>
      <text:h text:style-name="Heading4" text:outline-level="4"><text:bookmark-start text:name="_Ref130712415"/>Throw Points Packet<text:bookmark-end text:name="_Ref130712415"/></text:h>
      <text:p text:style-name="BodyText">Sent to request a change of points direction.</text:p>
      <table:table table:style-name="Table1121">
        <table:table-columns>
          <table:table-column table:style-name="TableColumn1122"/>
          <table:table-column table:style-name="TableColumn1123"/>
          <table:table-column table:style-name="TableColumn1124"/>
        </table:table-columns>
        <table:table-row table:style-name="TableRow1125">
          <table:table-cell table:style-name="TableCell1126">
            <text:p text:style-name="P1127">Variable</text:p>
          </table:table-cell>
          <table:table-cell table:style-name="TableCell1128">
            <text:p text:style-name="P1129">Length</text:p>
          </table:table-cell>
          <table:table-cell table:style-name="TableCell1130">
            <text:p text:style-name="P1131">Comment</text:p>
          </table:table-cell>
        </table:table-row>
        <table:table-row table:style-name="TableRow1132">
          <table:table-cell table:style-name="TableCell1133">
            <text:p text:style-name="P1134">RNID_PACKET</text:p>
          </table:table-cell>
          <table:table-cell table:style-name="TableCell1135">
            <text:p text:style-name="P1136">1</text:p>
          </table:table-cell>
          <table:table-cell table:style-name="TableCell1137">
            <text:p text:style-name="P1138">10</text:p>
          </table:table-cell>
        </table:table-row>
        <table:table-row table:style-name="TableRow1139">
          <table:table-cell table:style-name="TableCell1140">
            <text:p text:style-name="P1141">RL_PACKET</text:p>
          </table:table-cell>
          <table:table-cell table:style-name="TableCell1142">
            <text:p text:style-name="P1143">1</text:p>
          </table:table-cell>
          <table:table-cell table:style-name="TableCell1144">
            <text:p text:style-name="P1145">4</text:p>
          </table:table-cell>
        </table:table-row>
        <table:table-row table:style-name="TableRow1146">
          <table:table-cell table:style-name="TableCell1147">
            <text:p text:style-name="P1148">RM_ACK</text:p>
          </table:table-cell>
          <table:table-cell table:style-name="TableCell1149">
            <text:p text:style-name="P1150">1</text:p>
          </table:table-cell>
          <table:table-cell table:style-name="TableCell1151">
            <text:p text:style-name="P1152">Packet instance identity for acknowledge</text:p>
          </table:table-cell>
        </table:table-row>
        <table:table-row table:style-name="TableRow1153">
          <table:table-cell table:style-name="TableCell1154">
            <text:p text:style-name="Tablecontent">RQ_POINTS_COMMAND</text:p>
          </table:table-cell>
          <table:table-cell table:style-name="TableCell1155">
            <text:p text:style-name="Tablecontent">1</text:p>
          </table:table-cell>
          <table:table-cell table:style-name="TableCell1156">
            <text:p text:style-name="Tablecontent">Requested direction of points</text:p>
          </table:table-cell>
        </table:table-row>
      </table:table>
      <text:h text:style-name="Heading3" text:outline-level="3"><text:bookmark-start text:name="_Toc129057111"/><text:bookmark-start text:name="_Toc129168626"/><text:bookmark-start text:name="_Toc129057113"/><text:bookmark-start text:name="_Toc129168628"/><text:bookmark-start text:name="_Toc129057115"/><text:bookmark-start text:name="_Toc129168630"/><text:bookmark-start text:name="_Toc129057117"/><text:bookmark-start text:name="_Toc129168632"/><text:bookmark-start text:name="_Toc129057138"/><text:bookmark-start text:name="_Toc129168653"/><text:bookmark-start text:name="_Toc129057144"/><text:bookmark-start text:name="_Toc129168659"/><text:bookmark-start text:name="_Toc129168680"/><text:bookmark-start text:name="_Toc131518251"/><text:bookmark-start text:name="_Toc471375481"/><text:bookmark-start text:name="_Toc471468412"/><text:bookmark-end text:name="_Toc129057111"/><text:bookmark-end text:name="_Toc129168626"/><text:bookmark-end text:name="_Toc129057113"/><text:bookmark-end text:name="_Toc129168628"/><text:bookmark-end text:name="_Toc129057115"/><text:bookmark-end text:name="_Toc129168630"/><text:bookmark-end text:name="_Toc129057117"/><text:bookmark-end text:name="_Toc129168632"/><text:bookmark-end text:name="_Toc129057138"/><text:bookmark-end text:name="_Toc129168653"/><text:bookmark-end text:name="_Toc129057144"/><text:bookmark-end text:name="_Toc129168659"/>Derailer<text:bookmark-end text:name="_Toc129168680"/><text:bookmark-end text:name="_Toc131518251"/><text:bookmark-end text:name="_Toc471375481"/><text:bookmark-end text:name="_Toc471468412"/></text:h>
      <text:h text:style-name="Heading4" text:outline-level="4"><text:bookmark-start text:name="_Ref124761208"/>Set Derailer Packet<text:bookmark-end text:name="_Ref124761208"/></text:h>
      <text:p text:style-name="BodyText">Sent to request a derailer to be passable or non passable.</text:p>
      <table:table table:style-name="Table1157">
        <table:table-columns>
          <table:table-column table:style-name="TableColumn1158"/>
          <table:table-column table:style-name="TableColumn1159"/>
          <table:table-column table:style-name="TableColumn1160"/>
        </table:table-columns>
        <table:table-row table:style-name="TableRow1161">
          <table:table-cell table:style-name="TableCell1162">
            <text:p text:style-name="P1163">Variable</text:p>
          </table:table-cell>
          <table:table-cell table:style-name="TableCell1164">
            <text:p text:style-name="P1165">Length</text:p>
          </table:table-cell>
          <table:table-cell table:style-name="TableCell1166">
            <text:p text:style-name="P1167">Comment</text:p>
          </table:table-cell>
        </table:table-row>
        <table:table-row table:style-name="TableRow1168">
          <table:table-cell table:style-name="TableCell1169">
            <text:p text:style-name="P1170"><text:bookmark-start text:name="_Hlt139177572"/>RNID_PACKET</text:p>
          </table:table-cell>
          <table:table-cell table:style-name="TableCell1171">
            <text:p text:style-name="P1172">1</text:p>
          </table:table-cell>
          <table:table-cell table:style-name="TableCell1173">
            <text:p text:style-name="P1174">11</text:p>
          </table:table-cell>
        </table:table-row>
        <table:table-row table:style-name="TableRow1175">
          <table:table-cell table:style-name="TableCell1176">
            <text:p text:style-name="P1177"><text:bookmark-end text:name="_Hlt139177572"/>RL_PACKET</text:p>
          </table:table-cell>
          <table:table-cell table:style-name="TableCell1178">
            <text:p text:style-name="P1179">1</text:p>
          </table:table-cell>
          <table:table-cell table:style-name="TableCell1180">
            <text:p text:style-name="P1181">4</text:p>
          </table:table-cell>
        </table:table-row>
        <table:table-row table:style-name="TableRow1182">
          <table:table-cell table:style-name="TableCell1183">
            <text:p text:style-name="P1184">RM_ACK</text:p>
          </table:table-cell>
          <table:table-cell table:style-name="TableCell1185">
            <text:p text:style-name="P1186">1</text:p>
          </table:table-cell>
          <table:table-cell table:style-name="TableCell1187">
            <text:p text:style-name="P1188">Packet instance identity for acknowledge</text:p>
          </table:table-cell>
        </table:table-row>
        <table:table-row table:style-name="TableRow1189">
          <table:table-cell table:style-name="TableCell1190">
            <text:p text:style-name="Tablecontent">RQ_DERAILER_COMMAND</text:p>
          </table:table-cell>
          <table:table-cell table:style-name="TableCell1191">
            <text:p text:style-name="Tablecontent">1</text:p>
          </table:table-cell>
          <table:table-cell table:style-name="TableCell1192">
            <text:p text:style-name="Tablecontent">Requested state of derailer</text:p>
          </table:table-cell>
        </table:table-row>
      </table:table>
      <text:h text:style-name="Heading3" text:outline-level="3"><text:bookmark-start text:name="_Toc129057167"/><text:bookmark-start text:name="_Toc129168682"/><text:bookmark-start text:name="_Toc129057168"/><text:bookmark-start text:name="_Toc129168683"/><text:bookmark-start text:name="_Toc129168684"/><text:bookmark-start text:name="_Toc131518252"/><text:bookmark-start text:name="_Toc471375482"/><text:bookmark-start text:name="_Toc471468413"/><text:bookmark-end text:name="_Toc129057167"/><text:bookmark-end text:name="_Toc129168682"/><text:bookmark-end text:name="_Toc129057168"/><text:bookmark-end text:name="_Toc129168683"/><text:soft-page-break/>Level Crossing<text:bookmark-end text:name="_Toc129168684"/><text:bookmark-end text:name="_Toc131518252"/><text:bookmark-end text:name="_Toc471375482"/><text:bookmark-end text:name="_Toc471468413"/></text:h>
      <text:h text:style-name="Heading4" text:outline-level="4"><text:bookmark-start text:name="_Ref124926086"/>Set Level Crossing Packet<text:bookmark-end text:name="_Ref124926086"/></text:h>
      <text:p text:style-name="BodyText">Sent to request a level crossing to open or close.</text:p>
      <table:table table:style-name="Table1193">
        <table:table-columns>
          <table:table-column table:style-name="TableColumn1194"/>
          <table:table-column table:style-name="TableColumn1195"/>
          <table:table-column table:style-name="TableColumn1196"/>
        </table:table-columns>
        <table:table-row table:style-name="TableRow1197">
          <table:table-cell table:style-name="TableCell1198">
            <text:p text:style-name="P1199">Variable</text:p>
          </table:table-cell>
          <table:table-cell table:style-name="TableCell1200">
            <text:p text:style-name="P1201">Length</text:p>
          </table:table-cell>
          <table:table-cell table:style-name="TableCell1202">
            <text:p text:style-name="P1203">Comment</text:p>
          </table:table-cell>
        </table:table-row>
        <table:table-row table:style-name="TableRow1204">
          <table:table-cell table:style-name="TableCell1205">
            <text:p text:style-name="P1206">RNID_PACKET</text:p>
          </table:table-cell>
          <table:table-cell table:style-name="TableCell1207">
            <text:p text:style-name="P1208">1</text:p>
          </table:table-cell>
          <table:table-cell table:style-name="TableCell1209">
            <text:p text:style-name="P1210">12</text:p>
          </table:table-cell>
        </table:table-row>
        <table:table-row table:style-name="TableRow1211">
          <table:table-cell table:style-name="TableCell1212">
            <text:p text:style-name="P1213">RL_PACKET</text:p>
          </table:table-cell>
          <table:table-cell table:style-name="TableCell1214">
            <text:p text:style-name="P1215">1</text:p>
          </table:table-cell>
          <table:table-cell table:style-name="TableCell1216">
            <text:p text:style-name="P1217">7</text:p>
          </table:table-cell>
        </table:table-row>
        <table:table-row table:style-name="TableRow1218">
          <table:table-cell table:style-name="TableCell1219">
            <text:p text:style-name="P1220">RM_ACK</text:p>
          </table:table-cell>
          <table:table-cell table:style-name="TableCell1221">
            <text:p text:style-name="P1222">1</text:p>
          </table:table-cell>
          <table:table-cell table:style-name="TableCell1223">
            <text:p text:style-name="P1224">Packet instance identity for acknowledge</text:p>
          </table:table-cell>
        </table:table-row>
        <table:table-row table:style-name="TableRow1225">
          <table:table-cell table:style-name="TableCell1226">
            <text:p text:style-name="P1227">RQ_LEVEL_CROSSING _COMMAND</text:p>
          </table:table-cell>
          <table:table-cell table:style-name="TableCell1228">
            <text:p text:style-name="P1229">1</text:p>
          </table:table-cell>
          <table:table-cell table:style-name="TableCell1230">
            <text:p text:style-name="P1231">Requested state of level crossing barrier</text:p>
          </table:table-cell>
        </table:table-row>
        <table:table-row table:style-name="TableRow1232">
          <table:table-cell table:style-name="TableCell1233">
            <text:p text:style-name="P1234">RT_DELAY</text:p>
          </table:table-cell>
          <table:table-cell table:style-name="TableCell1235">
            <text:p text:style-name="P1236">2</text:p>
          </table:table-cell>
          <table:table-cell table:style-name="TableCell1237">
            <text:p text:style-name="P1238">Preparation time<text:s/></text:p>
          </table:table-cell>
        </table:table-row>
        <table:table-row table:style-name="TableRow1239">
          <table:table-cell table:style-name="TableCell1240">
            <text:p text:style-name="Tablecontent">RNID_TRACK</text:p>
          </table:table-cell>
          <table:table-cell table:style-name="TableCell1241">
            <text:p text:style-name="Tablecontent">1</text:p>
          </table:table-cell>
          <table:table-cell table:style-name="TableCell1242">
            <text:p text:style-name="Tablecontent">Which track the order concerns</text:p>
          </table:table-cell>
        </table:table-row>
      </table:table>
      <text:h text:style-name="Heading3" text:outline-level="3"><text:bookmark-start text:name="_Toc129168685"/><text:bookmark-start text:name="_Toc131518253"/><text:bookmark-start text:name="_Toc471375483"/><text:bookmark-start text:name="_Toc471468414"/>Generic Output<text:bookmark-end text:name="_Toc129168685"/><text:bookmark-end text:name="_Toc131518253"/><text:bookmark-end text:name="_Toc471375483"/><text:bookmark-end text:name="_Toc471468414"/></text:h>
      <text:h text:style-name="Heading4" text:outline-level="4"><text:bookmark-start text:name="_Ref130712435"/>Set Output Packet<text:bookmark-end text:name="_Ref130712435"/></text:h>
      <text:p text:style-name="BodyText">Sent to request a change of output state.</text:p>
      <table:table table:style-name="Table1243">
        <table:table-columns>
          <table:table-column table:style-name="TableColumn1244"/>
          <table:table-column table:style-name="TableColumn1245"/>
          <table:table-column table:style-name="TableColumn1246"/>
        </table:table-columns>
        <table:table-row table:style-name="TableRow1247">
          <table:table-cell table:style-name="TableCell1248">
            <text:p text:style-name="P1249">Variable</text:p>
          </table:table-cell>
          <table:table-cell table:style-name="TableCell1250">
            <text:p text:style-name="P1251">Length</text:p>
          </table:table-cell>
          <table:table-cell table:style-name="TableCell1252">
            <text:p text:style-name="P1253">Comment</text:p>
          </table:table-cell>
        </table:table-row>
        <table:table-row table:style-name="TableRow1254">
          <table:table-cell table:style-name="TableCell1255">
            <text:p text:style-name="P1256">RNID_PACKET</text:p>
          </table:table-cell>
          <table:table-cell table:style-name="TableCell1257">
            <text:p text:style-name="P1258">1</text:p>
          </table:table-cell>
          <table:table-cell table:style-name="TableCell1259">
            <text:p text:style-name="P1260">13</text:p>
          </table:table-cell>
        </table:table-row>
        <table:table-row table:style-name="TableRow1261">
          <table:table-cell table:style-name="TableCell1262">
            <text:p text:style-name="P1263">RL_PACKET</text:p>
          </table:table-cell>
          <table:table-cell table:style-name="TableCell1264">
            <text:p text:style-name="P1265">1</text:p>
          </table:table-cell>
          <table:table-cell table:style-name="TableCell1266">
            <text:p text:style-name="P1267">6</text:p>
          </table:table-cell>
        </table:table-row>
        <table:table-row table:style-name="TableRow1268">
          <table:table-cell table:style-name="TableCell1269">
            <text:p text:style-name="P1270">RM_ACK</text:p>
          </table:table-cell>
          <table:table-cell table:style-name="TableCell1271">
            <text:p text:style-name="P1272">1</text:p>
          </table:table-cell>
          <table:table-cell table:style-name="TableCell1273">
            <text:p text:style-name="P1274">Packet instance identity for acknowledge</text:p>
          </table:table-cell>
        </table:table-row>
        <table:table-row table:style-name="TableRow1275">
          <table:table-cell table:style-name="TableCell1276">
            <text:p text:style-name="Tablecontent">RQ_OUTPUT_COMMAND</text:p>
          </table:table-cell>
          <table:table-cell table:style-name="TableCell1277">
            <text:p text:style-name="Tablecontent">1</text:p>
          </table:table-cell>
          <table:table-cell table:style-name="TableCell1278">
            <text:p text:style-name="Tablecontent">Requested state of output</text:p>
          </table:table-cell>
        </table:table-row>
        <table:table-row table:style-name="TableRow1279">
          <table:table-cell table:style-name="TableCell1280">
            <text:p text:style-name="P1281">RT_DURATION</text:p>
          </table:table-cell>
          <table:table-cell table:style-name="TableCell1282">
            <text:p text:style-name="Tablecontent">2</text:p>
          </table:table-cell>
          <table:table-cell table:style-name="TableCell1283">
            <text:p text:style-name="Tablecontent">Max time before returning to default state (off)</text:p>
          </table:table-cell>
        </table:table-row>
      </table:table>
      <text:h text:style-name="Heading3" text:outline-level="3"><text:bookmark-start text:name="_Toc129168686"/><text:bookmark-start text:name="_Toc131518254"/><text:bookmark-start text:name="_Toc471375484"/><text:bookmark-start text:name="_Toc471468415"/>Electrical Points Lock<text:bookmark-end text:name="_Toc129168686"/><text:bookmark-end text:name="_Toc131518254"/><text:bookmark-end text:name="_Toc471375484"/><text:bookmark-end text:name="_Toc471468415"/></text:h>
      <text:h text:style-name="Heading4" text:outline-level="4"><text:bookmark-start text:name="_Ref127084688"/>Set Electrical Points Lock Packet<text:bookmark-end text:name="_Ref127084688"/></text:h>
      <text:p text:style-name="BodyText">Sent to request a change of output state.</text:p>
      <table:table table:style-name="Table1284">
        <table:table-columns>
          <table:table-column table:style-name="TableColumn1285"/>
          <table:table-column table:style-name="TableColumn1286"/>
          <table:table-column table:style-name="TableColumn1287"/>
        </table:table-columns>
        <table:table-row table:style-name="TableRow1288">
          <table:table-cell table:style-name="TableCell1289">
            <text:p text:style-name="P1290">Variable</text:p>
          </table:table-cell>
          <table:table-cell table:style-name="TableCell1291">
            <text:p text:style-name="P1292">Length</text:p>
          </table:table-cell>
          <table:table-cell table:style-name="TableCell1293">
            <text:p text:style-name="P1294">Comment</text:p>
          </table:table-cell>
        </table:table-row>
        <table:table-row table:style-name="TableRow1295">
          <table:table-cell table:style-name="TableCell1296">
            <text:p text:style-name="P1297">RNID_PACKET</text:p>
          </table:table-cell>
          <table:table-cell table:style-name="TableCell1298">
            <text:p text:style-name="P1299">1</text:p>
          </table:table-cell>
          <table:table-cell table:style-name="TableCell1300">
            <text:p text:style-name="P1301">14</text:p>
          </table:table-cell>
        </table:table-row>
        <table:table-row table:style-name="TableRow1302">
          <table:table-cell table:style-name="TableCell1303">
            <text:p text:style-name="P1304">RL_PACKET</text:p>
          </table:table-cell>
          <table:table-cell table:style-name="TableCell1305">
            <text:p text:style-name="P1306">1</text:p>
          </table:table-cell>
          <table:table-cell table:style-name="TableCell1307">
            <text:p text:style-name="P1308">4</text:p>
          </table:table-cell>
        </table:table-row>
        <table:table-row table:style-name="TableRow1309">
          <table:table-cell table:style-name="TableCell1310">
            <text:p text:style-name="P1311">RM_ACK</text:p>
          </table:table-cell>
          <table:table-cell table:style-name="TableCell1312">
            <text:p text:style-name="P1313">1</text:p>
          </table:table-cell>
          <table:table-cell table:style-name="TableCell1314">
            <text:p text:style-name="P1315">Packet instance identity for acknowledge</text:p>
          </table:table-cell>
        </table:table-row>
        <table:table-row table:style-name="TableRow1316">
          <table:table-cell table:style-name="TableCell1317">
            <text:p text:style-name="Tablecontent">RQ_POINTS_LOCK_COMMAND</text:p>
          </table:table-cell>
          <table:table-cell table:style-name="TableCell1318">
            <text:p text:style-name="Tablecontent">1</text:p>
          </table:table-cell>
          <table:table-cell table:style-name="TableCell1319">
            <text:p text:style-name="Tablecontent">Requested status of electrical point lock</text:p>
          </table:table-cell>
        </table:table-row>
      </table:table>
      <text:h text:style-name="Heading3" text:outline-level="3"><text:bookmark-start text:name="_Toc129168687"/><text:bookmark-start text:name="_Toc131518255"/><text:bookmark-start text:name="_Toc471375485"/><text:bookmark-start text:name="_Toc471468416"/><text:soft-page-break/>Other Types of Objects<text:bookmark-end text:name="_Toc129168687"/><text:bookmark-end text:name="_Toc131518255"/><text:bookmark-end text:name="_Toc471375485"/><text:bookmark-end text:name="_Toc471468416"/></text:h>
      <text:p text:style-name="BodyText">The architecture overview in ref.<text:s/><text:bookmark-ref text:ref-name="Ref_ERTMSR_SRS" text:reference-format="text">[3]</text:bookmark-ref><text:s/>shows interfaces to<text:s/>several<text:s/>additional object types, i.e.</text:p>
      <text:list text:style-name="LFO28" text:continue-numbering="true">
        <text:list-item>
          <text:p text:style-name="P1320">Adjacent Interlocking</text:p>
        </text:list-item>
        <text:list-item>
          <text:p text:style-name="P1321">Points Heater</text:p>
        </text:list-item>
        <text:list-item>
          <text:p text:style-name="P1322">Track Circuit</text:p>
        </text:list-item>
      </text:list>
      <text:p text:style-name="BodyText">Commands to these object types will be made through Generic Output signals.</text:p>
      <text:h text:style-name="Heading2" text:outline-level="2"><text:bookmark-start text:name="_Toc129168688"/><text:bookmark-start text:name="_Ref131517950"/><text:bookmark-start text:name="_Toc131518256"/><text:bookmark-start text:name="_Toc471375486"/><text:bookmark-start text:name="_Toc471468417"/>Status Reports from Object Controller to TCC<text:bookmark-end text:name="_Toc129168688"/><text:bookmark-end text:name="_Ref131517950"/><text:bookmark-end text:name="_Toc131518256"/><text:bookmark-end text:name="_Toc471375486"/><text:bookmark-end text:name="_Toc471468417"/></text:h>
      <text:h text:style-name="Heading3" text:outline-level="3"><text:bookmark-start text:name="_Toc471375487"/><text:bookmark-start text:name="_Toc129168689"/><text:bookmark-start text:name="_Toc131518257"/><text:bookmark-start text:name="_Toc471468418"/>Configuration<text:bookmark-end text:name="_Toc471375487"/><text:bookmark-end text:name="_Toc471468418"/></text:h>
      <text:h text:style-name="Heading4" text:outline-level="4">Request Site Data Packet</text:h>
      <text:p text:style-name="BodyText">Sent from object controller unit in order to request site data configuration.</text:p>
      <table:table table:style-name="Table1323">
        <table:table-columns>
          <table:table-column table:style-name="TableColumn1324"/>
          <table:table-column table:style-name="TableColumn1325"/>
          <table:table-column table:style-name="TableColumn1326"/>
        </table:table-columns>
        <table:table-row table:style-name="TableRow1327">
          <table:table-cell table:style-name="TableCell1328">
            <text:p text:style-name="P1329">Variable</text:p>
          </table:table-cell>
          <table:table-cell table:style-name="TableCell1330">
            <text:p text:style-name="P1331">Length</text:p>
          </table:table-cell>
          <table:table-cell table:style-name="TableCell1332">
            <text:p text:style-name="P1333">Comment</text:p>
          </table:table-cell>
        </table:table-row>
        <table:table-row table:style-name="TableRow1334">
          <table:table-cell table:style-name="TableCell1335">
            <text:p text:style-name="P1336">RNID_PACKET</text:p>
          </table:table-cell>
          <table:table-cell table:style-name="TableCell1337">
            <text:p text:style-name="P1338">1</text:p>
          </table:table-cell>
          <table:table-cell table:style-name="TableCell1339">
            <text:p text:style-name="P1340">41</text:p>
          </table:table-cell>
        </table:table-row>
        <table:table-row table:style-name="TableRow1341">
          <table:table-cell table:style-name="TableCell1342">
            <text:p text:style-name="P1343">RL_PACKET</text:p>
          </table:table-cell>
          <table:table-cell table:style-name="TableCell1344">
            <text:p text:style-name="P1345">1</text:p>
          </table:table-cell>
          <table:table-cell table:style-name="TableCell1346">
            <text:p text:style-name="P1347">3</text:p>
          </table:table-cell>
        </table:table-row>
        <table:table-row table:style-name="TableRow1348">
          <table:table-cell table:style-name="TableCell1349">
            <text:p text:style-name="P1350">RM_ACK</text:p>
          </table:table-cell>
          <table:table-cell table:style-name="TableCell1351">
            <text:p text:style-name="P1352">1</text:p>
          </table:table-cell>
          <table:table-cell table:style-name="TableCell1353">
            <text:p text:style-name="P1354">Packet instance identity for acknowledge</text:p>
          </table:table-cell>
        </table:table-row>
      </table:table>
      <text:h text:style-name="Heading3" text:outline-level="3"><text:bookmark-start text:name="_Toc471375488"/><text:bookmark-start text:name="_Toc471468419"/>All Types of Objects<text:bookmark-end text:name="_Toc129168689"/><text:bookmark-end text:name="_Toc131518257"/><text:bookmark-end text:name="_Toc471375488"/><text:bookmark-end text:name="_Toc471468419"/></text:h>
      <text:h text:style-name="Heading4" text:outline-level="4"><text:bookmark-start text:name="_Ref130712458"/>Controller Status Packet<text:bookmark-end text:name="_Ref130712458"/></text:h>
      <text:p text:style-name="BodyText">Sent from a concentrator to inform TCC of a change of operational state in the OC.</text:p>
      <table:table table:style-name="Table1355">
        <table:table-columns>
          <table:table-column table:style-name="TableColumn1356"/>
          <table:table-column table:style-name="TableColumn1357"/>
          <table:table-column table:style-name="TableColumn1358"/>
        </table:table-columns>
        <table:table-row table:style-name="TableRow1359">
          <table:table-cell table:style-name="TableCell1360">
            <text:p text:style-name="P1361">Variable</text:p>
          </table:table-cell>
          <table:table-cell table:style-name="TableCell1362">
            <text:p text:style-name="P1363">Length</text:p>
          </table:table-cell>
          <table:table-cell table:style-name="TableCell1364">
            <text:p text:style-name="P1365">Comment</text:p>
          </table:table-cell>
        </table:table-row>
        <table:table-row table:style-name="TableRow1366">
          <table:table-cell table:style-name="TableCell1367">
            <text:p text:style-name="P1368">RNID_PACKET</text:p>
          </table:table-cell>
          <table:table-cell table:style-name="TableCell1369">
            <text:p text:style-name="P1370">1</text:p>
          </table:table-cell>
          <table:table-cell table:style-name="TableCell1371">
            <text:p text:style-name="P1372">15</text:p>
          </table:table-cell>
        </table:table-row>
        <table:table-row table:style-name="TableRow1373">
          <table:table-cell table:style-name="TableCell1374">
            <text:p text:style-name="P1375">RL_PACKET</text:p>
          </table:table-cell>
          <table:table-cell table:style-name="TableCell1376">
            <text:p text:style-name="P1377">1</text:p>
          </table:table-cell>
          <table:table-cell table:style-name="TableCell1378">
            <text:p text:style-name="P1379">4</text:p>
          </table:table-cell>
        </table:table-row>
        <table:table-row table:style-name="TableRow1380">
          <table:table-cell table:style-name="TableCell1381">
            <text:p text:style-name="P1382">RM_ACK</text:p>
          </table:table-cell>
          <table:table-cell table:style-name="TableCell1383">
            <text:p text:style-name="P1384">1</text:p>
          </table:table-cell>
          <table:table-cell table:style-name="TableCell1385">
            <text:p text:style-name="P1386">Packet instance identity for acknowledge</text:p>
          </table:table-cell>
        </table:table-row>
        <table:table-row table:style-name="TableRow1387">
          <table:table-cell table:style-name="TableCell1388">
            <text:p text:style-name="P1389">RQ_CONTROLLER_STATE</text:p>
          </table:table-cell>
          <table:table-cell table:style-name="TableCell1390">
            <text:p text:style-name="P1391">1</text:p>
          </table:table-cell>
          <table:table-cell table:style-name="TableCell1392">
            <text:p text:style-name="P1393">Status of controller. Unavailable, Restarting or Operational</text:p>
          </table:table-cell>
        </table:table-row>
      </table:table>
      <text:p text:style-name="P1394"/>
      <text:h text:style-name="Heading4" text:outline-level="4"><text:bookmark-start text:name="_Ref130712503"/><text:soft-page-break/>Alarm Packet<text:bookmark-end text:name="_Ref130712503"/></text:h>
      <text:p text:style-name="BodyText">Sent to inform TCC of errors or other events in the OC, the object or the concentrator.</text:p>
      <table:table table:style-name="Table1395">
        <table:table-columns>
          <table:table-column table:style-name="TableColumn1396"/>
          <table:table-column table:style-name="TableColumn1397"/>
          <table:table-column table:style-name="TableColumn1398"/>
        </table:table-columns>
        <table:table-row table:style-name="TableRow1399">
          <table:table-cell table:style-name="TableCell1400">
            <text:p text:style-name="P1401">Variable</text:p>
          </table:table-cell>
          <table:table-cell table:style-name="TableCell1402">
            <text:p text:style-name="P1403">Length</text:p>
          </table:table-cell>
          <table:table-cell table:style-name="TableCell1404">
            <text:p text:style-name="P1405">Comment</text:p>
          </table:table-cell>
        </table:table-row>
        <table:table-row table:style-name="TableRow1406">
          <table:table-cell table:style-name="TableCell1407">
            <text:p text:style-name="P1408">RNID_PACKET</text:p>
          </table:table-cell>
          <table:table-cell table:style-name="TableCell1409">
            <text:p text:style-name="P1410">1</text:p>
          </table:table-cell>
          <table:table-cell table:style-name="TableCell1411">
            <text:p text:style-name="P1412">16</text:p>
          </table:table-cell>
        </table:table-row>
        <table:table-row table:style-name="TableRow1413">
          <table:table-cell table:style-name="TableCell1414">
            <text:p text:style-name="P1415">RL_PACKET</text:p>
          </table:table-cell>
          <table:table-cell table:style-name="TableCell1416">
            <text:p text:style-name="P1417">1</text:p>
          </table:table-cell>
          <table:table-cell table:style-name="TableCell1418">
            <text:p text:style-name="P1419">15</text:p>
          </table:table-cell>
        </table:table-row>
        <table:table-row table:style-name="TableRow1420">
          <table:table-cell table:style-name="TableCell1421">
            <text:p text:style-name="P1422">RM_ACK</text:p>
          </table:table-cell>
          <table:table-cell table:style-name="TableCell1423">
            <text:p text:style-name="P1424">1</text:p>
          </table:table-cell>
          <table:table-cell table:style-name="TableCell1425">
            <text:p text:style-name="P1426">Packet instance identity for acknowledge</text:p>
          </table:table-cell>
        </table:table-row>
        <table:table-row table:style-name="TableRow1427">
          <table:table-cell table:style-name="TableCell1428">
            <text:p text:style-name="P1429">RQ_ALARM_CODE</text:p>
          </table:table-cell>
          <table:table-cell table:style-name="TableCell1430">
            <text:p text:style-name="P1431">2</text:p>
          </table:table-cell>
          <table:table-cell table:style-name="TableCell1432">
            <text:p text:style-name="P1433">Code for alarm</text:p>
          </table:table-cell>
        </table:table-row>
        <table:table-row table:style-name="TableRow1434">
          <table:table-cell table:style-name="TableCell1435">
            <text:p text:style-name="P1436">RN_ALARM_LEVEL</text:p>
          </table:table-cell>
          <table:table-cell table:style-name="TableCell1437">
            <text:p text:style-name="P1438">1</text:p>
          </table:table-cell>
          <table:table-cell table:style-name="TableCell1439">
            <text:p text:style-name="P1440">Severity level of alarm</text:p>
          </table:table-cell>
        </table:table-row>
        <table:table-row table:style-name="TableRow1441">
          <table:table-cell table:style-name="TableCell1442">
            <text:p text:style-name="P1443">RQ_ALARM_STATE</text:p>
          </table:table-cell>
          <table:table-cell table:style-name="TableCell1444">
            <text:p text:style-name="P1445">1</text:p>
          </table:table-cell>
          <table:table-cell table:style-name="TableCell1446">
            <text:p text:style-name="P1447"><text:span text:style-name="T1448">Condition present/cleared, or transient event</text:span></text:p>
          </table:table-cell>
        </table:table-row>
        <table:table-row table:style-name="TableRow1449">
          <table:table-cell table:style-name="TableCell1450">
            <text:p text:style-name="P1451">RN_PAR_1</text:p>
          </table:table-cell>
          <table:table-cell table:style-name="TableCell1452">
            <text:p text:style-name="P1453">4</text:p>
          </table:table-cell>
          <table:table-cell table:style-name="TableCell1454">
            <text:p text:style-name="P1455">Informational parameter. Interpretation is dependant on RQ_ALARM_CODE</text:p>
          </table:table-cell>
        </table:table-row>
        <table:table-row table:style-name="TableRow1456">
          <table:table-cell table:style-name="TableCell1457">
            <text:p text:style-name="Tablecontent">RN_PAR_2</text:p>
          </table:table-cell>
          <table:table-cell table:style-name="TableCell1458">
            <text:p text:style-name="Tablecontent">4</text:p>
          </table:table-cell>
          <table:table-cell table:style-name="TableCell1459">
            <text:p text:style-name="Tablecontent">Informational parameter. Interpretation is dependant on RQ_ALARM_CODE</text:p>
          </table:table-cell>
        </table:table-row>
      </table:table>
      <text:h text:style-name="Heading3" text:outline-level="3"><text:bookmark-start text:name="_Toc129168690"/><text:bookmark-start text:name="_Toc131518258"/><text:bookmark-start text:name="_Toc471375489"/><text:bookmark-start text:name="_Toc471468420"/>Points<text:bookmark-end text:name="_Toc129168690"/><text:bookmark-end text:name="_Toc131518258"/><text:bookmark-end text:name="_Toc471375489"/><text:bookmark-end text:name="_Toc471468420"/></text:h>
      <text:h text:style-name="Heading4" text:outline-level="4"><text:bookmark-start text:name="_Ref130712522"/>Points Status Packet<text:bookmark-end text:name="_Ref130712522"/></text:h>
      <text:p text:style-name="BodyText">Sent when OC detects a change of status, or on request from TCC.</text:p>
      <table:table table:style-name="Table1460">
        <table:table-columns>
          <table:table-column table:style-name="TableColumn1461"/>
          <table:table-column table:style-name="TableColumn1462"/>
          <table:table-column table:style-name="TableColumn1463"/>
        </table:table-columns>
        <table:table-row table:style-name="TableRow1464">
          <table:table-cell table:style-name="TableCell1465">
            <text:p text:style-name="P1466">Variable</text:p>
          </table:table-cell>
          <table:table-cell table:style-name="TableCell1467">
            <text:p text:style-name="P1468">Length</text:p>
          </table:table-cell>
          <table:table-cell table:style-name="TableCell1469">
            <text:p text:style-name="P1470">Comment</text:p>
          </table:table-cell>
        </table:table-row>
        <table:table-row table:style-name="TableRow1471">
          <table:table-cell table:style-name="TableCell1472">
            <text:p text:style-name="P1473">RNID_PACKET</text:p>
          </table:table-cell>
          <table:table-cell table:style-name="TableCell1474">
            <text:p text:style-name="P1475">1</text:p>
          </table:table-cell>
          <table:table-cell table:style-name="TableCell1476">
            <text:p text:style-name="P1477">17</text:p>
          </table:table-cell>
        </table:table-row>
        <table:table-row table:style-name="TableRow1478">
          <table:table-cell table:style-name="TableCell1479">
            <text:p text:style-name="P1480">RL_PACKET</text:p>
          </table:table-cell>
          <table:table-cell table:style-name="TableCell1481">
            <text:p text:style-name="P1482">1</text:p>
          </table:table-cell>
          <table:table-cell table:style-name="TableCell1483">
            <text:p text:style-name="P1484">7</text:p>
          </table:table-cell>
        </table:table-row>
        <table:table-row table:style-name="TableRow1485">
          <table:table-cell table:style-name="TableCell1486">
            <text:p text:style-name="P1487">RM_ACK</text:p>
          </table:table-cell>
          <table:table-cell table:style-name="TableCell1488">
            <text:p text:style-name="P1489">1</text:p>
          </table:table-cell>
          <table:table-cell table:style-name="TableCell1490">
            <text:p text:style-name="P1491">Packet instance identity for acknowledge</text:p>
          </table:table-cell>
        </table:table-row>
        <table:table-row table:style-name="TableRow1492">
          <table:table-cell table:style-name="TableCell1493">
            <text:p text:style-name="P1494">RQ_POINTS_STATE</text:p>
          </table:table-cell>
          <table:table-cell table:style-name="TableCell1495">
            <text:p text:style-name="P1496">1</text:p>
          </table:table-cell>
          <table:table-cell table:style-name="TableCell1497">
            <text:p text:style-name="P1498">Current direction/position of points</text:p>
          </table:table-cell>
        </table:table-row>
        <table:table-row table:style-name="TableRow1499">
          <table:table-cell table:style-name="TableCell1500">
            <text:p text:style-name="P1501">RQ_RELEASE_STATE</text:p>
          </table:table-cell>
          <table:table-cell table:style-name="TableCell1502">
            <text:p text:style-name="P1503">1</text:p>
          </table:table-cell>
          <table:table-cell table:style-name="TableCell1504">
            <text:p text:style-name="P1505">Current local release state of object</text:p>
          </table:table-cell>
        </table:table-row>
        <table:table-row table:style-name="TableRow1506">
          <table:table-cell table:style-name="TableCell1507">
            <text:p text:style-name="Tablecontent"><text:span text:style-name="T1508">RT_OPERATION</text:span></text:p>
          </table:table-cell>
          <table:table-cell table:style-name="TableCell1509">
            <text:p text:style-name="Tablecontent">2</text:p>
          </table:table-cell>
          <table:table-cell table:style-name="TableCell1510">
            <text:p text:style-name="Tablecontent">Duration of most recent operation<text:s/></text:p>
          </table:table-cell>
        </table:table-row>
      </table:table>
      <text:h text:style-name="Heading3" text:outline-level="3"><text:bookmark-start text:name="_Toc129168691"/><text:bookmark-start text:name="_Toc131518259"/><text:bookmark-start text:name="_Toc471375490"/><text:bookmark-start text:name="_Toc471468421"/><text:soft-page-break/>Derailer<text:bookmark-end text:name="_Toc129168691"/><text:bookmark-end text:name="_Toc131518259"/><text:bookmark-end text:name="_Toc471375490"/><text:bookmark-end text:name="_Toc471468421"/></text:h>
      <text:h text:style-name="Heading4" text:outline-level="4"><text:bookmark-start text:name="_Ref124761954"/>Derailer Status Packet<text:bookmark-end text:name="_Ref124761954"/></text:h>
      <text:p text:style-name="BodyText">Sent when OC detects a change of status, or on request from TCC.</text:p>
      <table:table table:style-name="Table1511">
        <table:table-columns>
          <table:table-column table:style-name="TableColumn1512"/>
          <table:table-column table:style-name="TableColumn1513"/>
          <table:table-column table:style-name="TableColumn1514"/>
        </table:table-columns>
        <table:table-row table:style-name="TableRow1515">
          <table:table-cell table:style-name="TableCell1516">
            <text:p text:style-name="P1517">Variable</text:p>
          </table:table-cell>
          <table:table-cell table:style-name="TableCell1518">
            <text:p text:style-name="P1519">Length</text:p>
          </table:table-cell>
          <table:table-cell table:style-name="TableCell1520">
            <text:p text:style-name="P1521">Comment</text:p>
          </table:table-cell>
        </table:table-row>
        <table:table-row table:style-name="TableRow1522">
          <table:table-cell table:style-name="TableCell1523">
            <text:p text:style-name="P1524">RNID_PACKET</text:p>
          </table:table-cell>
          <table:table-cell table:style-name="TableCell1525">
            <text:p text:style-name="P1526">1</text:p>
          </table:table-cell>
          <table:table-cell table:style-name="TableCell1527">
            <text:p text:style-name="P1528">18</text:p>
          </table:table-cell>
        </table:table-row>
        <table:table-row table:style-name="TableRow1529">
          <table:table-cell table:style-name="TableCell1530">
            <text:p text:style-name="P1531">RL_PACKET</text:p>
          </table:table-cell>
          <table:table-cell table:style-name="TableCell1532">
            <text:p text:style-name="P1533">1</text:p>
          </table:table-cell>
          <table:table-cell table:style-name="TableCell1534">
            <text:p text:style-name="P1535">7</text:p>
          </table:table-cell>
        </table:table-row>
        <table:table-row table:style-name="TableRow1536">
          <table:table-cell table:style-name="TableCell1537">
            <text:p text:style-name="P1538">RM_ACK</text:p>
          </table:table-cell>
          <table:table-cell table:style-name="TableCell1539">
            <text:p text:style-name="P1540">1</text:p>
          </table:table-cell>
          <table:table-cell table:style-name="TableCell1541">
            <text:p text:style-name="P1542">Packet instance identity for acknowledge</text:p>
          </table:table-cell>
        </table:table-row>
        <table:table-row table:style-name="TableRow1543">
          <table:table-cell table:style-name="TableCell1544">
            <text:p text:style-name="P1545">RQ_DERAILER_STATE</text:p>
          </table:table-cell>
          <table:table-cell table:style-name="TableCell1546">
            <text:p text:style-name="P1547">1</text:p>
          </table:table-cell>
          <table:table-cell table:style-name="TableCell1548">
            <text:p text:style-name="P1549">Current state of derailer</text:p>
          </table:table-cell>
        </table:table-row>
        <table:table-row table:style-name="TableRow1550">
          <table:table-cell table:style-name="TableCell1551">
            <text:p text:style-name="P1552">RQ_RELEASE_STATE</text:p>
          </table:table-cell>
          <table:table-cell table:style-name="TableCell1553">
            <text:p text:style-name="P1554">1</text:p>
          </table:table-cell>
          <table:table-cell table:style-name="TableCell1555">
            <text:p text:style-name="P1556">Current local release state of object</text:p>
          </table:table-cell>
        </table:table-row>
        <table:table-row table:style-name="TableRow1557">
          <table:table-cell table:style-name="TableCell1558">
            <text:p text:style-name="Tablecontent">RT_OPERATION</text:p>
          </table:table-cell>
          <table:table-cell table:style-name="TableCell1559">
            <text:p text:style-name="Tablecontent">2</text:p>
          </table:table-cell>
          <table:table-cell table:style-name="TableCell1560">
            <text:p text:style-name="Tablecontent">Duration of most recent operation<text:s/></text:p>
          </table:table-cell>
        </table:table-row>
      </table:table>
      <text:h text:style-name="Heading3" text:outline-level="3"><text:bookmark-start text:name="_Toc129057177"/><text:bookmark-start text:name="_Toc129168692"/><text:bookmark-start text:name="_Toc129168693"/><text:bookmark-start text:name="_Toc131518260"/><text:bookmark-start text:name="_Toc471375491"/><text:bookmark-start text:name="_Toc471468422"/><text:bookmark-end text:name="_Toc129057177"/><text:bookmark-end text:name="_Toc129168692"/>Level Crossing<text:bookmark-end text:name="_Toc129168693"/><text:bookmark-end text:name="_Toc131518260"/><text:bookmark-end text:name="_Toc471375491"/><text:bookmark-end text:name="_Toc471468422"/></text:h>
      <text:h text:style-name="Heading4" text:outline-level="4"><text:bookmark-start text:name="_Ref124926681"/>Level Crossing<text:bookmark-start text:name="_Hlt129167555"/><text:bookmark-end text:name="_Hlt129167555"/><text:s/>Status Packet<text:bookmark-end text:name="_Ref124926681"/></text:h>
      <text:p text:style-name="BodyText"><text:bookmark-start text:name="_Hlt139166952"/><text:bookmark-end text:name="_Hlt139166952"/>Sent when OC detects a change of status, or on request from TCC.</text:p>
      <table:table table:style-name="Table1561">
        <table:table-columns>
          <table:table-column table:style-name="TableColumn1562"/>
          <table:table-column table:style-name="TableColumn1563"/>
          <table:table-column table:style-name="TableColumn1564"/>
        </table:table-columns>
        <table:table-row table:style-name="TableRow1565">
          <table:table-cell table:style-name="TableCell1566">
            <text:p text:style-name="P1567">Variable</text:p>
          </table:table-cell>
          <table:table-cell table:style-name="TableCell1568">
            <text:p text:style-name="P1569">Length</text:p>
          </table:table-cell>
          <table:table-cell table:style-name="TableCell1570">
            <text:p text:style-name="P1571">Comment</text:p>
          </table:table-cell>
        </table:table-row>
        <table:table-row table:style-name="TableRow1572">
          <table:table-cell table:style-name="TableCell1573">
            <text:p text:style-name="P1574">RNID_PACKET</text:p>
          </table:table-cell>
          <table:table-cell table:style-name="TableCell1575">
            <text:p text:style-name="P1576">1</text:p>
          </table:table-cell>
          <table:table-cell table:style-name="TableCell1577">
            <text:p text:style-name="P1578">19</text:p>
          </table:table-cell>
        </table:table-row>
        <table:table-row table:style-name="TableRow1579">
          <table:table-cell table:style-name="TableCell1580">
            <text:p text:style-name="P1581">RL_PACKET</text:p>
          </table:table-cell>
          <table:table-cell table:style-name="TableCell1582">
            <text:p text:style-name="P1583">1</text:p>
          </table:table-cell>
          <table:table-cell table:style-name="TableCell1584">
            <text:p text:style-name="P1585">8</text:p>
          </table:table-cell>
        </table:table-row>
        <table:table-row table:style-name="TableRow1586">
          <table:table-cell table:style-name="TableCell1587">
            <text:p text:style-name="P1588">RM_ACK</text:p>
          </table:table-cell>
          <table:table-cell table:style-name="TableCell1589">
            <text:p text:style-name="P1590">1</text:p>
          </table:table-cell>
          <table:table-cell table:style-name="TableCell1591">
            <text:p text:style-name="P1592">Packet instance identity for acknowledge</text:p>
          </table:table-cell>
        </table:table-row>
        <table:table-row table:style-name="TableRow1593">
          <table:table-cell table:style-name="TableCell1594">
            <text:p text:style-name="P1595">RQ_LEVEL_CROSSING _STATE</text:p>
          </table:table-cell>
          <table:table-cell table:style-name="TableCell1596">
            <text:p text:style-name="P1597">1</text:p>
          </table:table-cell>
          <table:table-cell table:style-name="TableCell1598">
            <text:p text:style-name="P1599">Current state of object <text:s/></text:p>
          </table:table-cell>
        </table:table-row>
        <table:table-row table:style-name="TableRow1600">
          <table:table-cell table:style-name="TableCell1601">
            <text:p text:style-name="P1602">RQ_RELEASE_STATE</text:p>
          </table:table-cell>
          <table:table-cell table:style-name="TableCell1603">
            <text:p text:style-name="P1604">1</text:p>
          </table:table-cell>
          <table:table-cell table:style-name="TableCell1605">
            <text:p text:style-name="P1606">Current local release state of object</text:p>
          </table:table-cell>
        </table:table-row>
        <table:table-row table:style-name="TableRow1607">
          <table:table-cell table:style-name="TableCell1608">
            <text:p text:style-name="Tablecontent"><text:bookmark-start text:name="_Ref124926707"/>RT_OPERATION</text:p>
          </table:table-cell>
          <table:table-cell table:style-name="TableCell1609">
            <text:p text:style-name="Tablecontent">2</text:p>
          </table:table-cell>
          <table:table-cell table:style-name="TableCell1610">
            <text:p text:style-name="P1611">Duration of most recent operation<text:s/></text:p>
          </table:table-cell>
        </table:table-row>
        <table:table-row table:style-name="TableRow1612">
          <table:table-cell table:style-name="TableCell1613">
            <text:p text:style-name="Tablecontent">RQ_LEVEL_CROSSING_FAULT</text:p>
          </table:table-cell>
          <table:table-cell table:style-name="TableCell1614">
            <text:p text:style-name="Tablecontent">1</text:p>
          </table:table-cell>
          <table:table-cell table:style-name="TableCell1615">
            <text:p text:style-name="P1616">Current fault state of object</text:p>
          </table:table-cell>
        </table:table-row>
      </table:table>
      <text:h text:style-name="Heading3" text:outline-level="3"><text:bookmark-start text:name="_Toc129168694"/><text:bookmark-start text:name="_Toc131518261"/><text:bookmark-start text:name="_Toc471375492"/><text:bookmark-start text:name="_Toc471468423"/><text:bookmark-end text:name="_Ref124926707"/><text:soft-page-break/>Generic Input<text:bookmark-end text:name="_Toc129168694"/><text:bookmark-end text:name="_Toc131518261"/><text:bookmark-end text:name="_Toc471375492"/><text:bookmark-end text:name="_Toc471468423"/></text:h>
      <text:h text:style-name="Heading4" text:outline-level="4"><text:bookmark-start text:name="_Ref130712544"/>Input Status Packet<text:bookmark-end text:name="_Ref130712544"/></text:h>
      <text:p text:style-name="BodyText">Sent when OC detects a change of status, or on request from TCC.</text:p>
      <table:table table:style-name="Table1617">
        <table:table-columns>
          <table:table-column table:style-name="TableColumn1618"/>
          <table:table-column table:style-name="TableColumn1619"/>
          <table:table-column table:style-name="TableColumn1620"/>
        </table:table-columns>
        <table:table-row table:style-name="TableRow1621">
          <table:table-cell table:style-name="TableCell1622">
            <text:p text:style-name="P1623">Variable</text:p>
          </table:table-cell>
          <table:table-cell table:style-name="TableCell1624">
            <text:p text:style-name="P1625">Length</text:p>
          </table:table-cell>
          <table:table-cell table:style-name="TableCell1626">
            <text:p text:style-name="P1627">Comment</text:p>
          </table:table-cell>
        </table:table-row>
        <table:table-row table:style-name="TableRow1628">
          <table:table-cell table:style-name="TableCell1629">
            <text:p text:style-name="P1630">RNID_PACKET</text:p>
          </table:table-cell>
          <table:table-cell table:style-name="TableCell1631">
            <text:p text:style-name="P1632">1</text:p>
          </table:table-cell>
          <table:table-cell table:style-name="TableCell1633">
            <text:p text:style-name="P1634">20</text:p>
          </table:table-cell>
        </table:table-row>
        <table:table-row table:style-name="TableRow1635">
          <table:table-cell table:style-name="TableCell1636">
            <text:p text:style-name="P1637">RL_PACKET</text:p>
          </table:table-cell>
          <table:table-cell table:style-name="TableCell1638">
            <text:p text:style-name="P1639">1</text:p>
          </table:table-cell>
          <table:table-cell table:style-name="TableCell1640">
            <text:p text:style-name="P1641">4</text:p>
          </table:table-cell>
        </table:table-row>
        <table:table-row table:style-name="TableRow1642">
          <table:table-cell table:style-name="TableCell1643">
            <text:p text:style-name="P1644">RM_ACK</text:p>
          </table:table-cell>
          <table:table-cell table:style-name="TableCell1645">
            <text:p text:style-name="P1646">1</text:p>
          </table:table-cell>
          <table:table-cell table:style-name="TableCell1647">
            <text:p text:style-name="P1648">Packet instance identity for acknowledge</text:p>
          </table:table-cell>
        </table:table-row>
        <table:table-row table:style-name="TableRow1649">
          <table:table-cell table:style-name="TableCell1650">
            <text:p text:style-name="P1651">RQ_INPUT_STATE</text:p>
          </table:table-cell>
          <table:table-cell table:style-name="TableCell1652">
            <text:p text:style-name="P1653">1</text:p>
          </table:table-cell>
          <table:table-cell table:style-name="TableCell1654">
            <text:p text:style-name="P1655">Current state of Input</text:p>
          </table:table-cell>
        </table:table-row>
      </table:table>
      <text:h text:style-name="Heading3" text:outline-level="3"><text:bookmark-start text:name="_Toc129168695"/><text:bookmark-start text:name="_Toc131518262"/><text:bookmark-start text:name="_Toc471375493"/><text:bookmark-start text:name="_Toc471468424"/>Electrical Points Lock<text:bookmark-end text:name="_Toc129168695"/><text:bookmark-end text:name="_Toc131518262"/><text:bookmark-end text:name="_Toc471375493"/><text:bookmark-end text:name="_Toc471468424"/></text:h>
      <text:h text:style-name="Heading4" text:outline-level="4"><text:bookmark-start text:name="_Ref127169404"/>Electrical Points Lock Status Packet<text:bookmark-end text:name="_Ref127169404"/></text:h>
      <text:p text:style-name="BodyText">Sent when OC detects a change of status, or on request from TCC.</text:p>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Variable</text:p>
          </table:table-cell>
          <table:table-cell table:style-name="TableCell1663">
            <text:p text:style-name="P1664">Length</text:p>
          </table:table-cell>
          <table:table-cell table:style-name="TableCell1665">
            <text:p text:style-name="P1666">Comment</text:p>
          </table:table-cell>
        </table:table-row>
        <table:table-row table:style-name="TableRow1667">
          <table:table-cell table:style-name="TableCell1668">
            <text:p text:style-name="P1669">RNID_PACKET</text:p>
          </table:table-cell>
          <table:table-cell table:style-name="TableCell1670">
            <text:p text:style-name="P1671">1</text:p>
          </table:table-cell>
          <table:table-cell table:style-name="TableCell1672">
            <text:p text:style-name="P1673">21</text:p>
          </table:table-cell>
        </table:table-row>
        <table:table-row table:style-name="TableRow1674">
          <table:table-cell table:style-name="TableCell1675">
            <text:p text:style-name="P1676">RL_PACKET</text:p>
          </table:table-cell>
          <table:table-cell table:style-name="TableCell1677">
            <text:p text:style-name="P1678">1</text:p>
          </table:table-cell>
          <table:table-cell table:style-name="TableCell1679">
            <text:p text:style-name="P1680">4</text:p>
          </table:table-cell>
        </table:table-row>
        <table:table-row table:style-name="TableRow1681">
          <table:table-cell table:style-name="TableCell1682">
            <text:p text:style-name="P1683">RM_ACK</text:p>
          </table:table-cell>
          <table:table-cell table:style-name="TableCell1684">
            <text:p text:style-name="P1685">1</text:p>
          </table:table-cell>
          <table:table-cell table:style-name="TableCell1686">
            <text:p text:style-name="P1687">Packet instance identity for acknowledge</text:p>
          </table:table-cell>
        </table:table-row>
        <table:table-row table:style-name="TableRow1688">
          <table:table-cell table:style-name="TableCell1689">
            <text:p text:style-name="Tablecontent">RQ_POINTS_LOCK_STATE</text:p>
          </table:table-cell>
          <table:table-cell table:style-name="TableCell1690">
            <text:p text:style-name="Tablecontent">1</text:p>
          </table:table-cell>
          <table:table-cell table:style-name="TableCell1691">
            <text:p text:style-name="Tablecontent">Current status of electrical points lock</text:p>
          </table:table-cell>
        </table:table-row>
      </table:table>
      <text:h text:style-name="Heading3" text:outline-level="3"><text:bookmark-start text:name="_Toc471375494"/><text:bookmark-start text:name="_Toc471468425"/><text:soft-page-break/>Generic Output<text:bookmark-end text:name="_Toc471375494"/><text:bookmark-end text:name="_Toc471468425"/></text:h>
      <text:h text:style-name="Heading4" text:outline-level="4"><text:bookmark-start text:name="_Hlt158791792"/><text:bookmark-start text:name="_Ref158791760"/><text:bookmark-end text:name="_Hlt158791792"/>Output Status Packet<text:bookmark-end text:name="_Ref158791760"/></text:h>
      <text:p text:style-name="BodyText">Sent on request from TCC.</text:p>
      <table:table table:style-name="Table1692">
        <table:table-columns>
          <table:table-column table:style-name="TableColumn1693"/>
          <table:table-column table:style-name="TableColumn1694"/>
          <table:table-column table:style-name="TableColumn1695"/>
        </table:table-columns>
        <table:table-row table:style-name="TableRow1696">
          <table:table-cell table:style-name="TableCell1697">
            <text:p text:style-name="P1698">Variable</text:p>
          </table:table-cell>
          <table:table-cell table:style-name="TableCell1699">
            <text:p text:style-name="P1700">Length</text:p>
          </table:table-cell>
          <table:table-cell table:style-name="TableCell1701">
            <text:p text:style-name="P1702">Comment</text:p>
          </table:table-cell>
        </table:table-row>
        <table:table-row table:style-name="TableRow1703">
          <table:table-cell table:style-name="TableCell1704">
            <text:p text:style-name="P1705">RNID_PACKET</text:p>
          </table:table-cell>
          <table:table-cell table:style-name="TableCell1706">
            <text:p text:style-name="P1707">1</text:p>
          </table:table-cell>
          <table:table-cell table:style-name="TableCell1708">
            <text:p text:style-name="P1709">22</text:p>
          </table:table-cell>
        </table:table-row>
        <table:table-row table:style-name="TableRow1710">
          <table:table-cell table:style-name="TableCell1711">
            <text:p text:style-name="P1712">RL_PACKET</text:p>
          </table:table-cell>
          <table:table-cell table:style-name="TableCell1713">
            <text:p text:style-name="P1714">1</text:p>
          </table:table-cell>
          <table:table-cell table:style-name="TableCell1715">
            <text:p text:style-name="P1716">4</text:p>
          </table:table-cell>
        </table:table-row>
        <table:table-row table:style-name="TableRow1717">
          <table:table-cell table:style-name="TableCell1718">
            <text:p text:style-name="P1719">RM_ACK</text:p>
          </table:table-cell>
          <table:table-cell table:style-name="TableCell1720">
            <text:p text:style-name="P1721">1</text:p>
          </table:table-cell>
          <table:table-cell table:style-name="TableCell1722">
            <text:p text:style-name="P1723">Packet instance identity for acknowledge</text:p>
          </table:table-cell>
        </table:table-row>
        <table:table-row table:style-name="TableRow1724">
          <table:table-cell table:style-name="TableCell1725">
            <text:p text:style-name="P1726">RQ_OUTPUT_ STATE</text:p>
          </table:table-cell>
          <table:table-cell table:style-name="TableCell1727">
            <text:p text:style-name="P1728">1</text:p>
          </table:table-cell>
          <table:table-cell table:style-name="TableCell1729">
            <text:p text:style-name="P1730">Current state of output</text:p>
          </table:table-cell>
        </table:table-row>
      </table:table>
      <text:h text:style-name="Heading3" text:outline-level="3"><text:bookmark-start text:name="_Toc129168696"/><text:bookmark-start text:name="_Toc131518263"/><text:bookmark-start text:name="_Toc471375495"/><text:bookmark-start text:name="_Toc471468426"/>Other Types of Objects<text:bookmark-end text:name="_Toc129168696"/><text:bookmark-end text:name="_Toc131518263"/><text:bookmark-end text:name="_Toc471375495"/><text:bookmark-end text:name="_Toc471468426"/></text:h>
      <text:p text:style-name="BodyText">The architecture overview in ref.<text:s/><text:span text:style-name="T1731"><text:bookmark-ref text:ref-name="Ref_ERTMSR_SRS" text:reference-format="text">[3]</text:bookmark-ref></text:span><text:s/>shows interfaces to<text:s/>several<text:s/>additional object types, i.e.</text:p>
      <text:list text:style-name="LFO29" text:continue-numbering="true">
        <text:list-item>
          <text:p text:style-name="P1732">Adjacent Interlocking</text:p>
        </text:list-item>
        <text:list-item>
          <text:p text:style-name="P1733">Points Heater</text:p>
        </text:list-item>
        <text:list-item>
          <text:p text:style-name="P1734">Track Circuit</text:p>
        </text:list-item>
        <text:list-item>
          <text:p text:style-name="P1735">Tongue Detection Contact<text:bookmark-start text:name="_Hlt232852372"/><text:bookmark-end text:name="_Hlt232852372"/></text:p>
        </text:list-item>
      </text:list>
      <text:p text:style-name="BodyText">Status of these object types will be acquired through Generic Input signals.</text:p>
      <text:h text:style-name="Heading1" text:outline-level="1"><text:bookmark-start text:name="_Toc129057182"/><text:bookmark-start text:name="_Toc129168697"/><text:bookmark-start text:name="_Toc129057184"/><text:bookmark-start text:name="_Toc129168699"/><text:bookmark-start text:name="_Toc129168700"/><text:bookmark-start text:name="_Ref130709686"/><text:bookmark-start text:name="_Toc131518264"/><text:bookmark-start text:name="_Toc471375496"/><text:bookmark-start text:name="_Toc471468427"/><text:bookmark-end text:name="_Toc129057182"/><text:bookmark-end text:name="_Toc129168697"/><text:bookmark-end text:name="_Toc129057184"/><text:bookmark-end text:name="_Toc129168699"/><text:soft-page-break/>VARIABLE<text:s/><text:bookmark-end text:name="_Toc129168700"/><text:bookmark-end text:name="_Ref130709686"/><text:bookmark-end text:name="_Toc131518264"/>DEFINITIONS<text:bookmark-end text:name="_Toc471375496"/><text:bookmark-end text:name="_Toc471468427"/></text:h>
      <text:h text:style-name="Heading2" text:outline-level="2"><text:bookmark-start text:name="_Toc129168701"/><text:bookmark-start text:name="_Toc131518265"/><text:bookmark-start text:name="_Toc471375497"/><text:bookmark-start text:name="_Toc471468428"/>RL_MESSAGE<text:bookmark-end text:name="_Toc129168701"/><text:bookmark-end text:name="_Toc131518265"/><text:bookmark-end text:name="_Toc471375497"/><text:bookmark-end text:name="_Toc471468428"/></text:h>
      <table:table table:style-name="Table1736">
        <table:table-columns>
          <table:table-column table:style-name="TableColumn1737"/>
          <table:table-column table:style-name="TableColumn1738"/>
          <table:table-column table:style-name="TableColumn1739"/>
          <table:table-column table:style-name="TableColumn1740"/>
        </table:table-columns>
        <table:table-row table:style-name="TableRow1741">
          <table:table-cell table:style-name="TableCell1742">
            <text:p text:style-name="P1743">Name</text:p>
          </table:table-cell>
          <table:table-cell table:style-name="TableCell1744" table:number-columns-spanned="3">
            <text:p text:style-name="P1745">Message length</text:p>
          </table:table-cell>
          <table:covered-table-cell/>
          <table:covered-table-cell/>
        </table:table-row>
        <table:table-row table:style-name="TableRow1746">
          <table:table-cell table:style-name="TableCell1747">
            <text:p text:style-name="P1748">Description</text:p>
          </table:table-cell>
          <table:table-cell table:style-name="TableCell1749" table:number-columns-spanned="3">
            <text:p text:style-name="P1750">RL_MESSAGE indicates the length of the message in bytes, including all packets and all variables defined in the message header.</text:p>
          </table:table-cell>
          <table:covered-table-cell/>
          <table:covered-table-cell/>
        </table:table-row>
        <table:table-row table:style-name="TableRow1751">
          <table:table-cell table:style-name="TableCell1752">
            <text:p text:style-name="P1753">Length of variable</text:p>
          </table:table-cell>
          <table:table-cell table:style-name="TableCell1754">
            <text:p text:style-name="P1755">Minimum Value</text:p>
          </table:table-cell>
          <table:table-cell table:style-name="TableCell1756">
            <text:p text:style-name="P1757">Maximum Value</text:p>
          </table:table-cell>
          <table:table-cell table:style-name="TableCell1758">
            <text:p text:style-name="P1759">Resolution/formula</text:p>
          </table:table-cell>
        </table:table-row>
        <table:table-row table:style-name="TableRow1760">
          <table:table-cell table:style-name="TableCell1761">
            <text:p text:style-name="P1762">1<text:s/>bytes</text:p>
          </table:table-cell>
          <table:table-cell table:style-name="TableCell1763">
            <text:p text:style-name="P1764">7</text:p>
          </table:table-cell>
          <table:table-cell table:style-name="TableCell1765">
            <text:p text:style-name="P1766">250</text:p>
          </table:table-cell>
          <table:table-cell table:style-name="TableCell1767">
            <text:p text:style-name="P1768">Number of bytes</text:p>
          </table:table-cell>
        </table:table-row>
        <table:table-row table:style-name="TableRow1769">
          <table:table-cell table:style-name="TableCell1770">
            <text:p text:style-name="P1771">Special/Reserved Values</text:p>
          </table:table-cell>
          <table:table-cell table:style-name="TableCell1772">
            <text:p text:style-name="Tablecontent"/>
          </table:table-cell>
          <table:table-cell table:style-name="TableCell1773" table:number-columns-spanned="2">
            <text:p text:style-name="Tablecontent"/>
          </table:table-cell>
          <table:covered-table-cell/>
        </table:table-row>
      </table:table>
      <text:h text:style-name="Heading2" text:outline-level="2"><text:bookmark-start text:name="_Toc129168702"/><text:bookmark-start text:name="_Toc131518266"/><text:bookmark-start text:name="_Toc471375498"/><text:bookmark-start text:name="_Toc471468429"/>RL_PACKET<text:bookmark-end text:name="_Toc129168702"/><text:bookmark-end text:name="_Toc131518266"/><text:bookmark-end text:name="_Toc471375498"/><text:bookmark-end text:name="_Toc471468429"/></text:h>
      <table:table table:style-name="Table1774">
        <table:table-columns>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Name</text:p>
          </table:table-cell>
          <table:table-cell table:style-name="TableCell1782" table:number-columns-spanned="3">
            <text:p text:style-name="P1783">Packet length</text:p>
          </table:table-cell>
          <table:covered-table-cell/>
          <table:covered-table-cell/>
        </table:table-row>
        <table:table-row table:style-name="TableRow1784">
          <table:table-cell table:style-name="TableCell1785">
            <text:p text:style-name="P1786">Description</text:p>
          </table:table-cell>
          <table:table-cell table:style-name="TableCell1787" table:number-columns-spanned="3">
            <text:p text:style-name="P1788">RL_PACKET indicates the length of the packet in bytes, including all variables of the packet header.</text:p>
          </table:table-cell>
          <table:covered-table-cell/>
          <table:covered-table-cell/>
        </table:table-row>
        <table:table-row table:style-name="TableRow1789">
          <table:table-cell table:style-name="TableCell1790">
            <text:p text:style-name="P1791">Length of variable</text:p>
          </table:table-cell>
          <table:table-cell table:style-name="TableCell1792">
            <text:p text:style-name="P1793">Minimum Value</text:p>
          </table:table-cell>
          <table:table-cell table:style-name="TableCell1794">
            <text:p text:style-name="P1795">Maximum Value</text:p>
          </table:table-cell>
          <table:table-cell table:style-name="TableCell1796">
            <text:p text:style-name="P1797">Resolution/formula</text:p>
          </table:table-cell>
        </table:table-row>
        <table:table-row table:style-name="TableRow1798">
          <table:table-cell table:style-name="TableCell1799">
            <text:p text:style-name="P1800">1<text:s/>bytes</text:p>
          </table:table-cell>
          <table:table-cell table:style-name="TableCell1801">
            <text:p text:style-name="P1802">6</text:p>
          </table:table-cell>
          <table:table-cell table:style-name="TableCell1803">
            <text:p text:style-name="P1804">240</text:p>
          </table:table-cell>
          <table:table-cell table:style-name="TableCell1805">
            <text:p text:style-name="P1806">Number of bytes</text:p>
          </table:table-cell>
        </table:table-row>
        <table:table-row table:style-name="TableRow1807">
          <table:table-cell table:style-name="TableCell1808">
            <text:p text:style-name="P1809">Special/Reserved Values</text:p>
          </table:table-cell>
          <table:table-cell table:style-name="TableCell1810">
            <text:p text:style-name="Tablecontent"/>
          </table:table-cell>
          <table:table-cell table:style-name="TableCell1811" table:number-columns-spanned="2">
            <text:p text:style-name="Tablecontent"/>
          </table:table-cell>
          <table:covered-table-cell/>
        </table:table-row>
      </table:table>
      <text:h text:style-name="Heading2" text:outline-level="2"><text:bookmark-start text:name="_Toc129168704"/><text:bookmark-start text:name="_Toc131518267"/><text:bookmark-start text:name="_Toc471375499"/><text:bookmark-start text:name="_Toc471468430"/>RM_ACK<text:bookmark-end text:name="_Toc129168704"/><text:bookmark-end text:name="_Toc131518267"/><text:bookmark-end text:name="_Toc471375499"/><text:bookmark-end text:name="_Toc471468430"/></text:h>
      <table:table table:style-name="Table1812">
        <table:table-columns>
          <table:table-column table:style-name="TableColumn1813"/>
          <table:table-column table:style-name="TableColumn1814"/>
          <table:table-column table:style-name="TableColumn1815"/>
          <table:table-column table:style-name="TableColumn1816"/>
        </table:table-columns>
        <table:table-row table:style-name="TableRow1817">
          <table:table-cell table:style-name="TableCell1818">
            <text:p text:style-name="P1819">Name</text:p>
          </table:table-cell>
          <table:table-cell table:style-name="TableCell1820" table:number-columns-spanned="3">
            <text:p text:style-name="P1821">Identity for acknowledgement</text:p>
          </table:table-cell>
          <table:covered-table-cell/>
          <table:covered-table-cell/>
        </table:table-row>
        <table:table-row table:style-name="TableRow1822">
          <table:table-cell table:style-name="TableCell1823">
            <text:p text:style-name="P1824">Description</text:p>
          </table:table-cell>
          <table:table-cell table:style-name="TableCell1825" table:number-columns-spanned="3">
            <text:p text:style-name="P1826">Identifies the packet instance for acknowledgement. (See<text:s/><text:bookmark-ref text:ref-name="_Ref130712939" text:reference-format="text">6.3</text:bookmark-ref>)</text:p>
          </table:table-cell>
          <table:covered-table-cell/>
          <table:covered-table-cell/>
        </table:table-row>
        <table:table-row table:style-name="TableRow1827">
          <table:table-cell table:style-name="TableCell1828">
            <text:p text:style-name="P1829">Length of variable</text:p>
          </table:table-cell>
          <table:table-cell table:style-name="TableCell1830">
            <text:p text:style-name="P1831">Minimum Value</text:p>
          </table:table-cell>
          <table:table-cell table:style-name="TableCell1832">
            <text:p text:style-name="P1833">Maximum Value</text:p>
          </table:table-cell>
          <table:table-cell table:style-name="TableCell1834">
            <text:p text:style-name="P1835">Resolution/formula</text:p>
          </table:table-cell>
        </table:table-row>
        <table:table-row table:style-name="TableRow1836">
          <table:table-cell table:style-name="TableCell1837">
            <text:p text:style-name="P1838">1<text:s/>bytes</text:p>
          </table:table-cell>
          <table:table-cell table:style-name="TableCell1839">
            <text:p text:style-name="P1840">0</text:p>
          </table:table-cell>
          <table:table-cell table:style-name="TableCell1841">
            <text:p text:style-name="P1842">255</text:p>
          </table:table-cell>
          <table:table-cell table:style-name="TableCell1843">
            <text:p text:style-name="P1844">Implementation specific</text:p>
          </table:table-cell>
        </table:table-row>
        <table:table-row table:style-name="TableRow1845">
          <table:table-cell table:style-name="TableCell1846">
            <text:p text:style-name="P1847">Special/Reserved Values</text:p>
          </table:table-cell>
          <table:table-cell table:style-name="TableCell1848">
            <text:p text:style-name="Tablecontent">0</text:p>
          </table:table-cell>
          <table:table-cell table:style-name="TableCell1849" table:number-columns-spanned="2">
            <text:p text:style-name="Tablecontent">No acknowledgement is expected</text:p>
          </table:table-cell>
          <table:covered-table-cell/>
        </table:table-row>
      </table:table>
      <text:h text:style-name="Heading2" text:outline-level="2"><text:bookmark-start text:name="_Toc129168705"/><text:bookmark-start text:name="_Toc131518268"/><text:bookmark-start text:name="_Toc471375500"/><text:bookmark-start text:name="_Toc471468431"/>RM_PROTOCOL_VERSION<text:bookmark-end text:name="_Toc129168705"/><text:bookmark-end text:name="_Toc131518268"/><text:bookmark-end text:name="_Toc471375500"/><text:bookmark-end text:name="_Toc471468431"/></text:h>
      <table:table table:style-name="Table1850">
        <table:table-columns>
          <table:table-column table:style-name="TableColumn1851"/>
          <table:table-column table:style-name="TableColumn1852"/>
          <table:table-column table:style-name="TableColumn1853"/>
          <table:table-column table:style-name="TableColumn1854"/>
        </table:table-columns>
        <table:table-row table:style-name="TableRow1855">
          <table:table-cell table:style-name="TableCell1856">
            <text:p text:style-name="P1857">Name</text:p>
          </table:table-cell>
          <table:table-cell table:style-name="TableCell1858" table:number-columns-spanned="3">
            <text:p text:style-name="P1859">Version identifier</text:p>
          </table:table-cell>
          <table:covered-table-cell/>
          <table:covered-table-cell/>
        </table:table-row>
        <table:table-row table:style-name="TableRow1860">
          <table:table-cell table:style-name="TableCell1861">
            <text:p text:style-name="P1862">Description</text:p>
          </table:table-cell>
          <table:table-cell table:style-name="TableCell1863" table:number-columns-spanned="3">
            <text:p text:style-name="P1864">Indicates the protocol version. (See 4)</text:p>
          </table:table-cell>
          <table:covered-table-cell/>
          <table:covered-table-cell/>
        </table:table-row>
        <table:table-row table:style-name="TableRow1865">
          <table:table-cell table:style-name="TableCell1866">
            <text:p text:style-name="P1867">Length of variable</text:p>
          </table:table-cell>
          <table:table-cell table:style-name="TableCell1868">
            <text:p text:style-name="P1869">Minimum Value</text:p>
          </table:table-cell>
          <table:table-cell table:style-name="TableCell1870">
            <text:p text:style-name="P1871">Maximum Value</text:p>
          </table:table-cell>
          <table:table-cell table:style-name="TableCell1872">
            <text:p text:style-name="P1873">Resolution/formula</text:p>
          </table:table-cell>
        </table:table-row>
        <table:table-row table:style-name="TableRow1874">
          <table:table-cell table:style-name="TableCell1875">
            <text:p text:style-name="P1876">2 bytes</text:p>
          </table:table-cell>
          <table:table-cell table:style-name="TableCell1877">
            <text:p text:style-name="P1878">1</text:p>
          </table:table-cell>
          <table:table-cell table:style-name="TableCell1879">
            <text:p text:style-name="P1880">65535</text:p>
          </table:table-cell>
          <table:table-cell table:style-name="TableCell1881">
            <text:p text:style-name="P1882">Numbers</text:p>
          </table:table-cell>
        </table:table-row>
        <table:table-row table:style-name="TableRow1883">
          <table:table-cell table:style-name="TableCell1884">
            <text:p text:style-name="P1885">Special/Reserved Values</text:p>
          </table:table-cell>
          <table:table-cell table:style-name="TableCell1886">
            <text:p text:style-name="Tablecontent"/>
          </table:table-cell>
          <table:table-cell table:style-name="TableCell1887" table:number-columns-spanned="2">
            <text:p text:style-name="P1888"/>
          </table:table-cell>
          <table:covered-table-cell/>
        </table:table-row>
      </table:table>
      <text:h text:style-name="Heading2" text:outline-level="2"><text:bookmark-start text:name="_Toc129168706"/><text:bookmark-start text:name="_Toc131518269"/><text:bookmark-start text:name="_Toc471375501"/><text:bookmark-start text:name="_Toc471468432"/><text:soft-page-break/>RN_ALARM_<text:span text:style-name="T1889">LEVEL</text:span><text:bookmark-end text:name="_Toc129168706"/><text:bookmark-end text:name="_Toc131518269"/><text:bookmark-end text:name="_Toc471375501"/><text:bookmark-end text:name="_Toc471468432"/></text:h>
      <table:table table:style-name="Table1890">
        <table:table-columns>
          <table:table-column table:style-name="TableColumn1891"/>
          <table:table-column table:style-name="TableColumn1892"/>
          <table:table-column table:style-name="TableColumn1893"/>
          <table:table-column table:style-name="TableColumn1894"/>
        </table:table-columns>
        <table:table-row table:style-name="TableRow1895">
          <table:table-cell table:style-name="TableCell1896">
            <text:p text:style-name="P1897">Name</text:p>
          </table:table-cell>
          <table:table-cell table:style-name="TableCell1898" table:number-columns-spanned="3">
            <text:p text:style-name="P1899">Alarm level</text:p>
          </table:table-cell>
          <table:covered-table-cell/>
          <table:covered-table-cell/>
        </table:table-row>
        <table:table-row table:style-name="TableRow1900">
          <table:table-cell table:style-name="TableCell1901">
            <text:p text:style-name="P1902">Description</text:p>
          </table:table-cell>
          <table:table-cell table:style-name="TableCell1903" table:number-columns-spanned="3">
            <text:p text:style-name="P1904">Indicates severity level of alarm.</text:p>
          </table:table-cell>
          <table:covered-table-cell/>
          <table:covered-table-cell/>
        </table:table-row>
        <table:table-row table:style-name="TableRow1905">
          <table:table-cell table:style-name="TableCell1906">
            <text:p text:style-name="P1907">Length of variable</text:p>
          </table:table-cell>
          <table:table-cell table:style-name="TableCell1908">
            <text:p text:style-name="P1909">Minimum Value</text:p>
          </table:table-cell>
          <table:table-cell table:style-name="TableCell1910">
            <text:p text:style-name="P1911">Maximum Value</text:p>
          </table:table-cell>
          <table:table-cell table:style-name="TableCell1912">
            <text:p text:style-name="P1913">Resolution/formula</text:p>
          </table:table-cell>
        </table:table-row>
        <table:table-row table:style-name="TableRow1914">
          <table:table-cell table:style-name="TableCell1915">
            <text:p text:style-name="P1916">1 byte</text:p>
          </table:table-cell>
          <table:table-cell table:style-name="TableCell1917">
            <text:p text:style-name="P1918">1</text:p>
          </table:table-cell>
          <table:table-cell table:style-name="TableCell1919">
            <text:p text:style-name="P1920">255</text:p>
          </table:table-cell>
          <table:table-cell table:style-name="TableCell1921">
            <text:p text:style-name="P1922">Increasing number indicates increasing severity.</text:p>
          </table:table-cell>
        </table:table-row>
        <table:table-row table:style-name="TableRow1923">
          <table:table-cell table:style-name="TableCell1924">
            <text:p text:style-name="P1925">Special/Reserved Values</text:p>
          </table:table-cell>
          <table:table-cell table:style-name="TableCell1926">
            <text:p text:style-name="Tablecontent"/>
          </table:table-cell>
          <table:table-cell table:style-name="TableCell1927" table:number-columns-spanned="2">
            <text:p text:style-name="P1928"/>
          </table:table-cell>
          <table:covered-table-cell/>
        </table:table-row>
      </table:table>
      <text:h text:style-name="P1929" text:outline-level="2"><text:bookmark-start text:name="_Toc129168707"/><text:bookmark-start text:name="_Toc131518270"/><text:bookmark-start text:name="_Toc471375502"/><text:bookmark-start text:name="_Toc471468433"/>RN_PAR_1<text:bookmark-end text:name="_Toc129168707"/><text:bookmark-end text:name="_Toc131518270"/><text:bookmark-end text:name="_Toc471375502"/><text:bookmark-end text:name="_Toc471468433"/></text:h>
      <table:table table:style-name="Table1930">
        <table:table-columns>
          <table:table-column table:style-name="TableColumn1931"/>
          <table:table-column table:style-name="TableColumn1932"/>
          <table:table-column table:style-name="TableColumn1933"/>
          <table:table-column table:style-name="TableColumn1934"/>
        </table:table-columns>
        <table:table-row table:style-name="TableRow1935">
          <table:table-cell table:style-name="TableCell1936">
            <text:p text:style-name="P1937">Name</text:p>
          </table:table-cell>
          <table:table-cell table:style-name="TableCell1938" table:number-columns-spanned="3">
            <text:p text:style-name="P1939">Information parameter</text:p>
          </table:table-cell>
          <table:covered-table-cell/>
          <table:covered-table-cell/>
        </table:table-row>
        <table:table-row table:style-name="TableRow1940">
          <table:table-cell table:style-name="TableCell1941">
            <text:p text:style-name="P1942">Description</text:p>
          </table:table-cell>
          <table:table-cell table:style-name="TableCell1943" table:number-columns-spanned="3">
            <text:p text:style-name="P1944">Interpretation of this parameter is dependant on RQ_ALARM_CODE</text:p>
          </table:table-cell>
          <table:covered-table-cell/>
          <table:covered-table-cell/>
        </table:table-row>
        <table:table-row table:style-name="TableRow1945">
          <table:table-cell table:style-name="TableCell1946">
            <text:p text:style-name="P1947">Length of variable</text:p>
          </table:table-cell>
          <table:table-cell table:style-name="TableCell1948">
            <text:p text:style-name="P1949">Minimum Value</text:p>
          </table:table-cell>
          <table:table-cell table:style-name="TableCell1950">
            <text:p text:style-name="P1951">Maximum Value</text:p>
          </table:table-cell>
          <table:table-cell table:style-name="TableCell1952">
            <text:p text:style-name="P1953">Resolution/formula</text:p>
          </table:table-cell>
        </table:table-row>
        <table:table-row table:style-name="TableRow1954">
          <table:table-cell table:style-name="TableCell1955">
            <text:p text:style-name="P1956">4 bytes</text:p>
          </table:table-cell>
          <table:table-cell table:style-name="TableCell1957">
            <text:p text:style-name="P1958">-2147483648</text:p>
          </table:table-cell>
          <table:table-cell table:style-name="TableCell1959">
            <text:p text:style-name="P1960">+2147483647</text:p>
          </table:table-cell>
          <table:table-cell table:style-name="TableCell1961">
            <text:p text:style-name="P1962">Numbers</text:p>
          </table:table-cell>
        </table:table-row>
        <table:table-row table:style-name="TableRow1963">
          <table:table-cell table:style-name="TableCell1964">
            <text:p text:style-name="P1965">Special/Reserved Values</text:p>
          </table:table-cell>
          <table:table-cell table:style-name="TableCell1966">
            <text:p text:style-name="Tablecontent"/>
          </table:table-cell>
          <table:table-cell table:style-name="TableCell1967" table:number-columns-spanned="2">
            <text:p text:style-name="Tablecontent"/>
          </table:table-cell>
          <table:covered-table-cell/>
        </table:table-row>
      </table:table>
      <text:h text:style-name="P1968" text:outline-level="2"><text:bookmark-start text:name="_Toc129168708"/><text:bookmark-start text:name="_Toc131518271"/><text:bookmark-start text:name="_Toc471375503"/><text:bookmark-start text:name="_Toc471468434"/>RN_PAR_2<text:bookmark-end text:name="_Toc129168708"/><text:bookmark-end text:name="_Toc131518271"/><text:bookmark-end text:name="_Toc471375503"/><text:bookmark-end text:name="_Toc471468434"/></text:h>
      <table:table table:style-name="Table1969">
        <table:table-columns>
          <table:table-column table:style-name="TableColumn1970"/>
          <table:table-column table:style-name="TableColumn1971"/>
          <table:table-column table:style-name="TableColumn1972"/>
          <table:table-column table:style-name="TableColumn1973"/>
        </table:table-columns>
        <table:table-row table:style-name="TableRow1974">
          <table:table-cell table:style-name="TableCell1975">
            <text:p text:style-name="P1976">Name</text:p>
          </table:table-cell>
          <table:table-cell table:style-name="TableCell1977" table:number-columns-spanned="3">
            <text:p text:style-name="P1978">Information parameter</text:p>
          </table:table-cell>
          <table:covered-table-cell/>
          <table:covered-table-cell/>
        </table:table-row>
        <table:table-row table:style-name="TableRow1979">
          <table:table-cell table:style-name="TableCell1980">
            <text:p text:style-name="P1981">Description</text:p>
          </table:table-cell>
          <table:table-cell table:style-name="TableCell1982" table:number-columns-spanned="3">
            <text:p text:style-name="P1983">Interpretation of this parameter is dependant on RQ_ALARM_CODE</text:p>
          </table:table-cell>
          <table:covered-table-cell/>
          <table:covered-table-cell/>
        </table:table-row>
        <table:table-row table:style-name="TableRow1984">
          <table:table-cell table:style-name="TableCell1985">
            <text:p text:style-name="P1986">Length of variable</text:p>
          </table:table-cell>
          <table:table-cell table:style-name="TableCell1987">
            <text:p text:style-name="P1988">Minimum Value</text:p>
          </table:table-cell>
          <table:table-cell table:style-name="TableCell1989">
            <text:p text:style-name="P1990">Maximum Value</text:p>
          </table:table-cell>
          <table:table-cell table:style-name="TableCell1991">
            <text:p text:style-name="P1992">Resolution/formula</text:p>
          </table:table-cell>
        </table:table-row>
        <table:table-row table:style-name="TableRow1993">
          <table:table-cell table:style-name="TableCell1994">
            <text:p text:style-name="P1995">4 bytes</text:p>
          </table:table-cell>
          <table:table-cell table:style-name="TableCell1996">
            <text:p text:style-name="P1997">-2147483648</text:p>
          </table:table-cell>
          <table:table-cell table:style-name="TableCell1998">
            <text:p text:style-name="P1999">+2147483647</text:p>
          </table:table-cell>
          <table:table-cell table:style-name="TableCell2000">
            <text:p text:style-name="P2001">Numbers</text:p>
          </table:table-cell>
        </table:table-row>
        <table:table-row table:style-name="TableRow2002">
          <table:table-cell table:style-name="TableCell2003">
            <text:p text:style-name="P2004">Special/Reserved Values</text:p>
          </table:table-cell>
          <table:table-cell table:style-name="TableCell2005">
            <text:p text:style-name="Tablecontent"/>
          </table:table-cell>
          <table:table-cell table:style-name="TableCell2006" table:number-columns-spanned="2">
            <text:p text:style-name="Tablecontent"/>
          </table:table-cell>
          <table:covered-table-cell/>
        </table:table-row>
      </table:table>
      <text:h text:style-name="Heading2" text:outline-level="2"><text:bookmark-start text:name="_Toc129168710"/><text:bookmark-start text:name="_Toc131518272"/><text:bookmark-start text:name="_Toc471375504"/><text:bookmark-start text:name="_Toc471468435"/>RNID_PACKET<text:bookmark-end text:name="_Toc129168710"/><text:bookmark-end text:name="_Toc131518272"/><text:bookmark-end text:name="_Toc471375504"/><text:bookmark-end text:name="_Toc471468435"/></text:h>
      <table:table table:style-name="Table2007">
        <table:table-columns>
          <table:table-column table:style-name="TableColumn2008"/>
          <table:table-column table:style-name="TableColumn2009"/>
          <table:table-column table:style-name="TableColumn2010"/>
          <table:table-column table:style-name="TableColumn2011"/>
        </table:table-columns>
        <table:table-row table:style-name="TableRow2012">
          <table:table-cell table:style-name="TableCell2013">
            <text:p text:style-name="P2014">Name</text:p>
          </table:table-cell>
          <table:table-cell table:style-name="TableCell2015" table:number-columns-spanned="3">
            <text:p text:style-name="P2016">Packet identifier</text:p>
          </table:table-cell>
          <table:covered-table-cell/>
          <table:covered-table-cell/>
        </table:table-row>
        <table:table-row table:style-name="TableRow2017">
          <table:table-cell table:style-name="TableCell2018">
            <text:p text:style-name="P2019">Description</text:p>
          </table:table-cell>
          <table:table-cell table:style-name="TableCell2020" table:number-columns-spanned="3">
            <text:p text:style-name="P2021">Used in each packet, allowing the receiving equipment to identify the data, which follows.</text:p>
          </table:table-cell>
          <table:covered-table-cell/>
          <table:covered-table-cell/>
        </table:table-row>
        <table:table-row table:style-name="TableRow2022">
          <table:table-cell table:style-name="TableCell2023">
            <text:p text:style-name="P2024">Length of variable</text:p>
          </table:table-cell>
          <table:table-cell table:style-name="TableCell2025">
            <text:p text:style-name="P2026">Minimum Value</text:p>
          </table:table-cell>
          <table:table-cell table:style-name="TableCell2027">
            <text:p text:style-name="P2028">Maximum Value</text:p>
          </table:table-cell>
          <table:table-cell table:style-name="TableCell2029">
            <text:p text:style-name="P2030">Resolution/formula</text:p>
          </table:table-cell>
        </table:table-row>
        <table:table-row table:style-name="TableRow2031">
          <table:table-cell table:style-name="TableCell2032">
            <text:p text:style-name="P2033">2 bytes</text:p>
          </table:table-cell>
          <table:table-cell table:style-name="TableCell2034">
            <text:p text:style-name="P2035">1</text:p>
          </table:table-cell>
          <table:table-cell table:style-name="TableCell2036">
            <text:p text:style-name="P2037">65535</text:p>
          </table:table-cell>
          <table:table-cell table:style-name="TableCell2038">
            <text:p text:style-name="P2039">Number</text:p>
          </table:table-cell>
        </table:table-row>
        <table:table-row table:style-name="TableRow2040">
          <table:table-cell table:style-name="TableCell2041">
            <text:p text:style-name="P2042">Special/Reserved Values</text:p>
          </table:table-cell>
          <table:table-cell table:style-name="TableCell2043">
            <text:p text:style-name="Tablecontent"/>
          </table:table-cell>
          <table:table-cell table:style-name="TableCell2044" table:number-columns-spanned="2">
            <text:p text:style-name="Tablecontent">See list in section<text:s/><text:bookmark-ref text:ref-name="_Ref130712991" text:reference-format="text">7.1</text:bookmark-ref></text:p>
          </table:table-cell>
          <table:covered-table-cell/>
        </table:table-row>
      </table:table>
      <text:h text:style-name="P2045" text:outline-level="2"><text:bookmark-start text:name="_Toc129168711"/><text:bookmark-start text:name="_Toc131518273"/><text:bookmark-start text:name="_Toc471375505"/><text:bookmark-start text:name="_Toc471468436"/><text:soft-page-break/>RNID_TRACK<text:bookmark-end text:name="_Toc471375505"/><text:bookmark-end text:name="_Toc471468436"/></text:h>
      <table:table table:style-name="Table2046">
        <table:table-columns>
          <table:table-column table:style-name="TableColumn2047"/>
          <table:table-column table:style-name="TableColumn2048"/>
          <table:table-column table:style-name="TableColumn2049"/>
          <table:table-column table:style-name="TableColumn2050"/>
        </table:table-columns>
        <table:table-row table:style-name="TableRow2051">
          <table:table-cell table:style-name="TableCell2052">
            <text:p text:style-name="P2053">Name</text:p>
          </table:table-cell>
          <table:table-cell table:style-name="TableCell2054" table:number-columns-spanned="3">
            <text:p text:style-name="P2055">Track address</text:p>
          </table:table-cell>
          <table:covered-table-cell/>
          <table:covered-table-cell/>
        </table:table-row>
        <table:table-row table:style-name="TableRow2056">
          <table:table-cell table:style-name="TableCell2057">
            <text:p text:style-name="P2058">Description</text:p>
          </table:table-cell>
          <table:table-cell table:style-name="TableCell2059" table:number-columns-spanned="3">
            <text:p text:style-name="P2060">Addresses a specific track in a Set Level Crossing command</text:p>
          </table:table-cell>
          <table:covered-table-cell/>
          <table:covered-table-cell/>
        </table:table-row>
        <table:table-row table:style-name="TableRow2061">
          <table:table-cell table:style-name="TableCell2062">
            <text:p text:style-name="P2063">Length of variable</text:p>
          </table:table-cell>
          <table:table-cell table:style-name="TableCell2064">
            <text:p text:style-name="P2065">Minimum Value</text:p>
          </table:table-cell>
          <table:table-cell table:style-name="TableCell2066">
            <text:p text:style-name="P2067">Maximum Value</text:p>
          </table:table-cell>
          <table:table-cell table:style-name="TableCell2068">
            <text:p text:style-name="P2069">Resolution/formula</text:p>
          </table:table-cell>
        </table:table-row>
        <table:table-row table:style-name="TableRow2070">
          <table:table-cell table:style-name="TableCell2071">
            <text:p text:style-name="P2072">1 byte</text:p>
          </table:table-cell>
          <table:table-cell table:style-name="TableCell2073">
            <text:p text:style-name="P2074">0</text:p>
          </table:table-cell>
          <table:table-cell table:style-name="TableCell2075">
            <text:p text:style-name="P2076">255</text:p>
          </table:table-cell>
          <table:table-cell table:style-name="TableCell2077">
            <text:p text:style-name="P2078"/>
          </table:table-cell>
        </table:table-row>
        <table:table-row table:style-name="TableRow2079">
          <table:table-cell table:style-name="TableCell2080">
            <text:p text:style-name="P2081">Special/Reserved Values</text:p>
          </table:table-cell>
          <table:table-cell table:style-name="TableCell2082">
            <text:p text:style-name="Tablecontent">0</text:p>
          </table:table-cell>
          <table:table-cell table:style-name="TableCell2083" table:number-columns-spanned="2">
            <text:p text:style-name="Tablecontent">Master object</text:p>
          </table:table-cell>
          <table:covered-table-cell/>
        </table:table-row>
      </table:table>
      <text:p text:style-name="P2084">This variable allows a Close or Open after Passage command to be directed to one out of several parallel tracks through the level crossing. The distributed unit can then control signals and check track detection devices accordingly, and keep track of multiple trains I the level crossing.</text:p>
      <text:h text:style-name="Heading2" text:outline-level="2"><text:bookmark-start text:name="_Toc471375506"/><text:bookmark-start text:name="_Toc471468437"/>RNID_XUSER<text:bookmark-end text:name="_Toc129168711"/><text:bookmark-end text:name="_Toc131518273"/><text:bookmark-end text:name="_Toc471375506"/><text:bookmark-end text:name="_Toc471468437"/></text:h>
      <table:table table:style-name="Table2085">
        <table:table-columns>
          <table:table-column table:style-name="TableColumn2086"/>
          <table:table-column table:style-name="TableColumn2087"/>
          <table:table-column table:style-name="TableColumn2088"/>
          <table:table-column table:style-name="TableColumn2089"/>
        </table:table-columns>
        <table:table-row table:style-name="TableRow2090">
          <table:table-cell table:style-name="TableCell2091">
            <text:p text:style-name="P2092">Name</text:p>
          </table:table-cell>
          <table:table-cell table:style-name="TableCell2093" table:number-columns-spanned="3">
            <text:p text:style-name="P2094">User identifier</text:p>
          </table:table-cell>
          <table:covered-table-cell/>
          <table:covered-table-cell/>
        </table:table-row>
        <table:table-row table:style-name="TableRow2095">
          <table:table-cell table:style-name="TableCell2096">
            <text:p text:style-name="P2097">Description</text:p>
          </table:table-cell>
          <table:table-cell table:style-name="TableCell2098" table:number-columns-spanned="3">
            <text:p text:style-name="P2099">Identifies the receiver of an Application Data Packet<text:s/></text:p>
          </table:table-cell>
          <table:covered-table-cell/>
          <table:covered-table-cell/>
        </table:table-row>
        <table:table-row table:style-name="TableRow2100">
          <table:table-cell table:style-name="TableCell2101">
            <text:p text:style-name="P2102">Length of variable</text:p>
          </table:table-cell>
          <table:table-cell table:style-name="TableCell2103">
            <text:p text:style-name="P2104">Minimum Value</text:p>
          </table:table-cell>
          <table:table-cell table:style-name="TableCell2105">
            <text:p text:style-name="P2106">Maximum Value</text:p>
          </table:table-cell>
          <table:table-cell table:style-name="TableCell2107">
            <text:p text:style-name="P2108">Resolution/formula</text:p>
          </table:table-cell>
        </table:table-row>
        <table:table-row table:style-name="TableRow2109">
          <table:table-cell table:style-name="TableCell2110">
            <text:p text:style-name="P2111">2 bytes</text:p>
          </table:table-cell>
          <table:table-cell table:style-name="TableCell2112">
            <text:p text:style-name="P2113">1</text:p>
          </table:table-cell>
          <table:table-cell table:style-name="TableCell2114">
            <text:p text:style-name="P2115">65535</text:p>
          </table:table-cell>
          <table:table-cell table:style-name="TableCell2116">
            <text:p text:style-name="P2117">Number</text:p>
          </table:table-cell>
        </table:table-row>
        <table:table-row table:style-name="TableRow2118">
          <table:table-cell table:style-name="TableCell2119">
            <text:p text:style-name="P2120">Special/Reserved Values</text:p>
          </table:table-cell>
          <table:table-cell table:style-name="TableCell2121">
            <text:p text:style-name="Tablecontent">1</text:p>
          </table:table-cell>
          <table:table-cell table:style-name="TableCell2122" table:number-columns-spanned="2">
            <text:p text:style-name="Tablecontent">Bombardier Transportation application</text:p>
          </table:table-cell>
          <table:covered-table-cell/>
        </table:table-row>
      </table:table>
      <text:h text:style-name="Heading2" text:outline-level="2"><text:bookmark-start text:name="_Toc129168714"/><text:bookmark-start text:name="_Toc131518274"/><text:bookmark-start text:name="_Toc471375507"/><text:bookmark-start text:name="_Toc471468438"/>RQ_ACK<text:bookmark-end text:name="_Toc129168714"/><text:bookmark-end text:name="_Toc131518274"/><text:bookmark-end text:name="_Toc471375507"/><text:bookmark-end text:name="_Toc471468438"/></text:h>
      <table:table table:style-name="Table2123">
        <table:table-columns>
          <table:table-column table:style-name="TableColumn2124"/>
          <table:table-column table:style-name="TableColumn2125"/>
          <table:table-column table:style-name="TableColumn2126"/>
          <table:table-column table:style-name="TableColumn2127"/>
        </table:table-columns>
        <table:table-row table:style-name="TableRow2128">
          <table:table-cell table:style-name="TableCell2129">
            <text:p text:style-name="P2130">Name</text:p>
          </table:table-cell>
          <table:table-cell table:style-name="TableCell2131" table:number-columns-spanned="3">
            <text:p text:style-name="P2132">Acknowledgement</text:p>
          </table:table-cell>
          <table:covered-table-cell/>
          <table:covered-table-cell/>
        </table:table-row>
        <table:table-row table:style-name="TableRow2133">
          <table:table-cell table:style-name="TableCell2134">
            <text:p text:style-name="P2135">Description</text:p>
          </table:table-cell>
          <table:table-cell table:style-name="TableCell2136" table:number-columns-spanned="3">
            <text:p text:style-name="P2137">Indicates acceptance or rejection of a received package</text:p>
          </table:table-cell>
          <table:covered-table-cell/>
          <table:covered-table-cell/>
        </table:table-row>
        <table:table-row table:style-name="TableRow2138">
          <table:table-cell table:style-name="TableCell2139">
            <text:p text:style-name="P2140">Length of variable</text:p>
          </table:table-cell>
          <table:table-cell table:style-name="TableCell2141">
            <text:p text:style-name="P2142">Minimum Value</text:p>
          </table:table-cell>
          <table:table-cell table:style-name="TableCell2143">
            <text:p text:style-name="P2144">Maximum Value</text:p>
          </table:table-cell>
          <table:table-cell table:style-name="TableCell2145">
            <text:p text:style-name="P2146">Resolution/formula</text:p>
          </table:table-cell>
        </table:table-row>
        <table:table-row table:style-name="TableRow2147">
          <table:table-cell table:style-name="TableCell2148">
            <text:p text:style-name="P2149">2 bytes</text:p>
          </table:table-cell>
          <table:table-cell table:style-name="TableCell2150">
            <text:p text:style-name="P2151">0</text:p>
          </table:table-cell>
          <table:table-cell table:style-name="TableCell2152">
            <text:p text:style-name="P2153">6</text:p>
          </table:table-cell>
          <table:table-cell table:style-name="TableCell2154">
            <text:p text:style-name="P2155"/>
          </table:table-cell>
        </table:table-row>
        <table:table-row table:style-name="TableRow2156">
          <table:table-cell table:style-name="TableCell2157">
            <text:p text:style-name="P2158">Special/Reserved Values</text:p>
          </table:table-cell>
          <table:table-cell table:style-name="TableCell2159">
            <text:p text:style-name="Tablecontent">0</text:p>
            <text:p text:style-name="Tablecontent">1</text:p>
            <text:p text:style-name="Tablecontent">2</text:p>
            <text:p text:style-name="Tablecontent">3</text:p>
            <text:p text:style-name="Tablecontent">4</text:p>
            <text:p text:style-name="Tablecontent">5</text:p>
            <text:p text:style-name="Tablecontent">6</text:p>
          </table:table-cell>
          <table:table-cell table:style-name="TableCell2160" table:number-columns-spanned="2">
            <text:p text:style-name="Tablecontent">Accepted</text:p>
            <text:p text:style-name="Tablecontent">Rejected by receiver, unspecified reason</text:p>
            <text:p text:style-name="Tablecontent">Unknown receiver identity</text:p>
            <text:p text:style-name="Tablecontent">Unknown packet identifier</text:p>
            <text:p text:style-name="Tablecontent">Wrong packet identifier for this receiver</text:p>
            <text:p text:style-name="Tablecontent">Unknown state requested</text:p>
            <text:p text:style-name="Tablecontent">Object locally released</text:p>
          </table:table-cell>
          <table:covered-table-cell/>
        </table:table-row>
      </table:table>
      <text:h text:style-name="P2161" text:outline-level="2"><text:bookmark-start text:name="_Toc129168715"/><text:bookmark-start text:name="_Toc131518275"/><text:bookmark-start text:name="_Toc471375508"/><text:bookmark-start text:name="_Toc471468439"/><text:soft-page-break/>RQ_ALARM_CODE<text:bookmark-end text:name="_Toc129168715"/><text:bookmark-end text:name="_Toc131518275"/><text:bookmark-end text:name="_Toc471375508"/><text:bookmark-end text:name="_Toc471468439"/></text:h>
      <table:table table:style-name="Table2162">
        <table:table-columns>
          <table:table-column table:style-name="TableColumn2163"/>
          <table:table-column table:style-name="TableColumn2164"/>
          <table:table-column table:style-name="TableColumn2165"/>
          <table:table-column table:style-name="TableColumn2166"/>
        </table:table-columns>
        <table:table-row table:style-name="TableRow2167">
          <table:table-cell table:style-name="TableCell2168">
            <text:p text:style-name="P2169">Name</text:p>
          </table:table-cell>
          <table:table-cell table:style-name="TableCell2170" table:number-columns-spanned="3">
            <text:p text:style-name="P2171">Alarm code</text:p>
          </table:table-cell>
          <table:covered-table-cell/>
          <table:covered-table-cell/>
        </table:table-row>
        <table:table-row table:style-name="TableRow2172">
          <table:table-cell table:style-name="TableCell2173">
            <text:p text:style-name="P2174">Description</text:p>
          </table:table-cell>
          <table:table-cell table:style-name="TableCell2175" table:number-columns-spanned="3">
            <text:p text:style-name="P2176">Indicates the reason for an alarm.</text:p>
          </table:table-cell>
          <table:covered-table-cell/>
          <table:covered-table-cell/>
        </table:table-row>
        <table:table-row table:style-name="TableRow2177">
          <table:table-cell table:style-name="TableCell2178">
            <text:p text:style-name="P2179">Length of variable</text:p>
          </table:table-cell>
          <table:table-cell table:style-name="TableCell2180">
            <text:p text:style-name="P2181">Minimum Value</text:p>
          </table:table-cell>
          <table:table-cell table:style-name="TableCell2182">
            <text:p text:style-name="P2183">Maximum Value</text:p>
          </table:table-cell>
          <table:table-cell table:style-name="TableCell2184">
            <text:p text:style-name="P2185">Resolution/formula</text:p>
          </table:table-cell>
        </table:table-row>
        <table:table-row table:style-name="TableRow2186">
          <table:table-cell table:style-name="TableCell2187">
            <text:p text:style-name="P2188">2 bytes</text:p>
          </table:table-cell>
          <table:table-cell table:style-name="TableCell2189">
            <text:p text:style-name="P2190">1</text:p>
          </table:table-cell>
          <table:table-cell table:style-name="TableCell2191">
            <text:p text:style-name="P2192">65535</text:p>
          </table:table-cell>
          <table:table-cell table:style-name="TableCell2193">
            <text:p text:style-name="P2194"/>
          </table:table-cell>
        </table:table-row>
        <table:table-row table:style-name="TableRow2195">
          <table:table-cell table:style-name="TableCell2196">
            <text:p text:style-name="P2197">Special/Reserved Values</text:p>
          </table:table-cell>
          <table:table-cell table:style-name="TableCell2198">
            <text:p text:style-name="Tablecontent"/>
          </table:table-cell>
          <table:table-cell table:style-name="TableCell2199" table:number-columns-spanned="2">
            <text:p text:style-name="P2200">The set of possible alarm codes is implementation specific. TCC must allow the interpretation of the alarm codes to be configurable.</text:p>
          </table:table-cell>
          <table:covered-table-cell/>
        </table:table-row>
      </table:table>
      <text:h text:style-name="P2201" text:outline-level="2"><text:bookmark-start text:name="_Toc129168716"/><text:bookmark-start text:name="_Toc131518276"/><text:bookmark-start text:name="_Toc471375509"/><text:bookmark-start text:name="_Toc471468440"/>RQ_ALARM_STATE<text:bookmark-end text:name="_Toc129168716"/><text:bookmark-end text:name="_Toc131518276"/><text:bookmark-end text:name="_Toc471375509"/><text:bookmark-end text:name="_Toc471468440"/></text:h>
      <table:table table:style-name="Table2202">
        <table:table-columns>
          <table:table-column table:style-name="TableColumn2203"/>
          <table:table-column table:style-name="TableColumn2204"/>
          <table:table-column table:style-name="TableColumn2205"/>
          <table:table-column table:style-name="TableColumn2206"/>
        </table:table-columns>
        <table:table-row table:style-name="TableRow2207">
          <table:table-cell table:style-name="TableCell2208">
            <text:p text:style-name="P2209">Name</text:p>
          </table:table-cell>
          <table:table-cell table:style-name="TableCell2210" table:number-columns-spanned="3">
            <text:p text:style-name="P2211">Alarm status</text:p>
          </table:table-cell>
          <table:covered-table-cell/>
          <table:covered-table-cell/>
        </table:table-row>
        <table:table-row table:style-name="TableRow2212">
          <table:table-cell table:style-name="TableCell2213">
            <text:p text:style-name="P2214">Description</text:p>
          </table:table-cell>
          <table:table-cell table:style-name="TableCell2215" table:number-columns-spanned="3">
            <text:p text:style-name="P2216">Indicates status of alarm.</text:p>
          </table:table-cell>
          <table:covered-table-cell/>
          <table:covered-table-cell/>
        </table:table-row>
        <table:table-row table:style-name="TableRow2217">
          <table:table-cell table:style-name="TableCell2218">
            <text:p text:style-name="P2219">Length of variable</text:p>
          </table:table-cell>
          <table:table-cell table:style-name="TableCell2220">
            <text:p text:style-name="P2221">Minimum Value</text:p>
          </table:table-cell>
          <table:table-cell table:style-name="TableCell2222">
            <text:p text:style-name="P2223">Maximum Value</text:p>
          </table:table-cell>
          <table:table-cell table:style-name="TableCell2224">
            <text:p text:style-name="P2225">Resolution/formula</text:p>
          </table:table-cell>
        </table:table-row>
        <table:table-row table:style-name="TableRow2226">
          <table:table-cell table:style-name="TableCell2227">
            <text:p text:style-name="P2228">1 byte</text:p>
          </table:table-cell>
          <table:table-cell table:style-name="TableCell2229">
            <text:p text:style-name="P2230">1</text:p>
          </table:table-cell>
          <table:table-cell table:style-name="TableCell2231">
            <text:p text:style-name="P2232">3</text:p>
          </table:table-cell>
          <table:table-cell table:style-name="TableCell2233">
            <text:p text:style-name="P2234"/>
          </table:table-cell>
        </table:table-row>
        <table:table-row table:style-name="TableRow2235">
          <table:table-cell table:style-name="TableCell2236">
            <text:p text:style-name="P2237">Special/Reserved Values</text:p>
          </table:table-cell>
          <table:table-cell table:style-name="TableCell2238">
            <text:p text:style-name="Tablecontent">1</text:p>
            <text:p text:style-name="Tablecontent">2</text:p>
            <text:p text:style-name="Tablecontent">3</text:p>
          </table:table-cell>
          <table:table-cell table:style-name="TableCell2239" table:number-columns-spanned="2">
            <text:p text:style-name="P2240">Alarm condition is active</text:p>
            <text:p text:style-name="P2241">Alarm condition is not present</text:p>
            <text:p text:style-name="P2242">Transient event</text:p>
          </table:table-cell>
          <table:covered-table-cell/>
        </table:table-row>
      </table:table>
      <text:h text:style-name="P2243" text:outline-level="2"><text:bookmark-start text:name="_Toc129168717"/><text:bookmark-start text:name="_Toc131518277"/><text:bookmark-start text:name="_Toc471375510"/><text:bookmark-start text:name="_Toc471468441"/>RQ_CONTROLLER_STATE<text:bookmark-end text:name="_Toc129168717"/><text:bookmark-end text:name="_Toc131518277"/><text:bookmark-end text:name="_Toc471375510"/><text:bookmark-end text:name="_Toc471468441"/></text:h>
      <table:table table:style-name="Table2244">
        <table:table-columns>
          <table:table-column table:style-name="TableColumn2245"/>
          <table:table-column table:style-name="TableColumn2246"/>
          <table:table-column table:style-name="TableColumn2247"/>
          <table:table-column table:style-name="TableColumn2248"/>
        </table:table-columns>
        <table:table-row table:style-name="TableRow2249">
          <table:table-cell table:style-name="TableCell2250">
            <text:p text:style-name="P2251">Name</text:p>
          </table:table-cell>
          <table:table-cell table:style-name="TableCell2252" table:number-columns-spanned="3">
            <text:p text:style-name="P2253">Controller status</text:p>
          </table:table-cell>
          <table:covered-table-cell/>
          <table:covered-table-cell/>
        </table:table-row>
        <table:table-row table:style-name="TableRow2254">
          <table:table-cell table:style-name="TableCell2255">
            <text:p text:style-name="P2256">Description</text:p>
          </table:table-cell>
          <table:table-cell table:style-name="TableCell2257" table:number-columns-spanned="3">
            <text:p text:style-name="P2258">Indicates status of controller.</text:p>
          </table:table-cell>
          <table:covered-table-cell/>
          <table:covered-table-cell/>
        </table:table-row>
        <table:table-row table:style-name="TableRow2259">
          <table:table-cell table:style-name="TableCell2260">
            <text:p text:style-name="P2261">Length of variable</text:p>
          </table:table-cell>
          <table:table-cell table:style-name="TableCell2262">
            <text:p text:style-name="P2263">Minimum Value</text:p>
          </table:table-cell>
          <table:table-cell table:style-name="TableCell2264">
            <text:p text:style-name="P2265">Maximum Value</text:p>
          </table:table-cell>
          <table:table-cell table:style-name="TableCell2266">
            <text:p text:style-name="P2267">Resolution/formula</text:p>
          </table:table-cell>
        </table:table-row>
        <table:table-row table:style-name="TableRow2268">
          <table:table-cell table:style-name="TableCell2269">
            <text:p text:style-name="P2270">1 byte</text:p>
          </table:table-cell>
          <table:table-cell table:style-name="TableCell2271">
            <text:p text:style-name="P2272">1</text:p>
          </table:table-cell>
          <table:table-cell table:style-name="TableCell2273">
            <text:p text:style-name="P2274">3</text:p>
          </table:table-cell>
          <table:table-cell table:style-name="TableCell2275">
            <text:p text:style-name="P2276"/>
          </table:table-cell>
        </table:table-row>
        <table:table-row table:style-name="TableRow2277">
          <table:table-cell table:style-name="TableCell2278">
            <text:p text:style-name="P2279">Special/Reserved Values</text:p>
          </table:table-cell>
          <table:table-cell table:style-name="TableCell2280">
            <text:p text:style-name="Tablecontent">1</text:p>
            <text:p text:style-name="Tablecontent">2</text:p>
            <text:p text:style-name="Tablecontent">3</text:p>
          </table:table-cell>
          <table:table-cell table:style-name="TableCell2281" table:number-columns-spanned="2">
            <text:p text:style-name="Tablecontent">Unavailable</text:p>
            <text:p text:style-name="Tablecontent">Restarting</text:p>
            <text:p text:style-name="Tablecontent">Operational</text:p>
          </table:table-cell>
          <table:covered-table-cell/>
        </table:table-row>
      </table:table>
      <text:h text:style-name="Heading2" text:outline-level="2"><text:bookmark-start text:name="_Toc129168718"/><text:bookmark-start text:name="_Toc131518278"/><text:bookmark-start text:name="_Toc471375511"/><text:bookmark-start text:name="_Toc471468442"/><text:soft-page-break/>RQ_DERAILER_COMMAND<text:bookmark-end text:name="_Toc129168718"/><text:bookmark-end text:name="_Toc131518278"/><text:bookmark-end text:name="_Toc471375511"/><text:bookmark-end text:name="_Toc471468442"/></text:h>
      <table:table table:style-name="Table2282">
        <table:table-columns>
          <table:table-column table:style-name="TableColumn2283"/>
          <table:table-column table:style-name="TableColumn2284"/>
          <table:table-column table:style-name="TableColumn2285"/>
          <table:table-column table:style-name="TableColumn2286"/>
        </table:table-columns>
        <table:table-row table:style-name="TableRow2287">
          <table:table-cell table:style-name="TableCell2288">
            <text:p text:style-name="P2289">Name</text:p>
          </table:table-cell>
          <table:table-cell table:style-name="TableCell2290" table:number-columns-spanned="3">
            <text:p text:style-name="P2291">Derailer state</text:p>
          </table:table-cell>
          <table:covered-table-cell/>
          <table:covered-table-cell/>
        </table:table-row>
        <table:table-row table:style-name="TableRow2292">
          <table:table-cell table:style-name="TableCell2293">
            <text:p text:style-name="P2294">Description</text:p>
          </table:table-cell>
          <table:table-cell table:style-name="TableCell2295" table:number-columns-spanned="3">
            <text:p text:style-name="P2296">Requested status of derailer.</text:p>
          </table:table-cell>
          <table:covered-table-cell/>
          <table:covered-table-cell/>
        </table:table-row>
        <table:table-row table:style-name="TableRow2297">
          <table:table-cell table:style-name="TableCell2298">
            <text:p text:style-name="P2299">Length of variable</text:p>
          </table:table-cell>
          <table:table-cell table:style-name="TableCell2300">
            <text:p text:style-name="P2301">Minimum Value</text:p>
          </table:table-cell>
          <table:table-cell table:style-name="TableCell2302">
            <text:p text:style-name="P2303">Maximum Value</text:p>
          </table:table-cell>
          <table:table-cell table:style-name="TableCell2304">
            <text:p text:style-name="P2305">Resolution/formula</text:p>
          </table:table-cell>
        </table:table-row>
        <table:table-row table:style-name="TableRow2306">
          <table:table-cell table:style-name="TableCell2307">
            <text:p text:style-name="P2308">1 byte</text:p>
          </table:table-cell>
          <table:table-cell table:style-name="TableCell2309">
            <text:p text:style-name="P2310">1</text:p>
          </table:table-cell>
          <table:table-cell table:style-name="TableCell2311">
            <text:p text:style-name="P2312">2</text:p>
          </table:table-cell>
          <table:table-cell table:style-name="TableCell2313">
            <text:p text:style-name="P2314"/>
          </table:table-cell>
        </table:table-row>
        <table:table-row table:style-name="TableRow2315">
          <table:table-cell table:style-name="TableCell2316">
            <text:p text:style-name="P2317">Special/Reserved Values</text:p>
          </table:table-cell>
          <table:table-cell table:style-name="TableCell2318">
            <text:p text:style-name="Tablecontent">1</text:p>
            <text:p text:style-name="Tablecontent">2</text:p>
          </table:table-cell>
          <table:table-cell table:style-name="TableCell2319" table:number-columns-spanned="2">
            <text:p text:style-name="Tablecontent">Passable</text:p>
            <text:p text:style-name="Tablecontent">Non passable</text:p>
          </table:table-cell>
          <table:covered-table-cell/>
        </table:table-row>
      </table:table>
      <text:h text:style-name="Heading2" text:outline-level="2"><text:bookmark-start text:name="_Hlt139177606"/><text:bookmark-start text:name="_Toc129168719"/><text:bookmark-start text:name="_Toc131518279"/><text:bookmark-start text:name="_Toc471375512"/><text:bookmark-start text:name="_Toc471468443"/><text:bookmark-end text:name="_Hlt139177606"/>RQ_DERAILER_STATE<text:bookmark-end text:name="_Toc129168719"/><text:bookmark-end text:name="_Toc131518279"/><text:bookmark-end text:name="_Toc471375512"/><text:bookmark-end text:name="_Toc471468443"/></text:h>
      <table:table table:style-name="Table2320">
        <table:table-columns>
          <table:table-column table:style-name="TableColumn2321"/>
          <table:table-column table:style-name="TableColumn2322"/>
          <table:table-column table:style-name="TableColumn2323"/>
          <table:table-column table:style-name="TableColumn2324"/>
        </table:table-columns>
        <table:table-row table:style-name="TableRow2325">
          <table:table-cell table:style-name="TableCell2326">
            <text:p text:style-name="P2327">Name</text:p>
          </table:table-cell>
          <table:table-cell table:style-name="TableCell2328" table:number-columns-spanned="3">
            <text:p text:style-name="P2329">Derailer state</text:p>
          </table:table-cell>
          <table:covered-table-cell/>
          <table:covered-table-cell/>
        </table:table-row>
        <table:table-row table:style-name="TableRow2330">
          <table:table-cell table:style-name="TableCell2331">
            <text:p text:style-name="P2332">Description</text:p>
          </table:table-cell>
          <table:table-cell table:style-name="TableCell2333" table:number-columns-spanned="3">
            <text:p text:style-name="P2334">Indicates current status of derailer</text:p>
          </table:table-cell>
          <table:covered-table-cell/>
          <table:covered-table-cell/>
        </table:table-row>
        <table:table-row table:style-name="TableRow2335">
          <table:table-cell table:style-name="TableCell2336">
            <text:p text:style-name="P2337">Length of variable</text:p>
          </table:table-cell>
          <table:table-cell table:style-name="TableCell2338">
            <text:p text:style-name="P2339">Minimum Value</text:p>
          </table:table-cell>
          <table:table-cell table:style-name="TableCell2340">
            <text:p text:style-name="P2341">Maximum Value</text:p>
          </table:table-cell>
          <table:table-cell table:style-name="TableCell2342">
            <text:p text:style-name="P2343">Resolution/formula</text:p>
          </table:table-cell>
        </table:table-row>
        <table:table-row table:style-name="TableRow2344">
          <table:table-cell table:style-name="TableCell2345">
            <text:p text:style-name="P2346">1 byte</text:p>
          </table:table-cell>
          <table:table-cell table:style-name="TableCell2347">
            <text:p text:style-name="P2348">1</text:p>
          </table:table-cell>
          <table:table-cell table:style-name="TableCell2349">
            <text:p text:style-name="P2350">4</text:p>
          </table:table-cell>
          <table:table-cell table:style-name="TableCell2351">
            <text:p text:style-name="P2352"/>
          </table:table-cell>
        </table:table-row>
        <table:table-row table:style-name="TableRow2353">
          <table:table-cell table:style-name="TableCell2354">
            <text:p text:style-name="P2355">Special/Reserved Values</text:p>
          </table:table-cell>
          <table:table-cell table:style-name="TableCell2356">
            <text:p text:style-name="Tablecontent">1</text:p>
            <text:p text:style-name="Tablecontent">2</text:p>
            <text:p text:style-name="Tablecontent">3</text:p>
            <text:p text:style-name="Tablecontent">4</text:p>
          </table:table-cell>
          <table:table-cell table:style-name="TableCell2357" table:number-columns-spanned="2">
            <text:p text:style-name="Tablecontent">Passable</text:p>
            <text:p text:style-name="Tablecontent">Non passable</text:p>
            <text:p text:style-name="Tablecontent">Moving</text:p>
            <text:p text:style-name="P2358">Out of Control</text:p>
          </table:table-cell>
          <table:covered-table-cell/>
        </table:table-row>
      </table:table>
      <text:h text:style-name="Heading2" text:outline-level="2"><text:bookmark-start text:name="_Toc471375513"/><text:bookmark-start text:name="_Toc471468444"/>RQ_DISCONNECT<text:bookmark-end text:name="_Toc471375513"/><text:bookmark-end text:name="_Toc471468444"/></text:h>
      <table:table table:style-name="Table2359">
        <table:table-columns>
          <table:table-column table:style-name="TableColumn2360"/>
          <table:table-column table:style-name="TableColumn2361"/>
          <table:table-column table:style-name="TableColumn2362"/>
          <table:table-column table:style-name="TableColumn2363"/>
        </table:table-columns>
        <table:table-row table:style-name="TableRow2364">
          <table:table-cell table:style-name="TableCell2365">
            <text:p text:style-name="P2366">Name</text:p>
          </table:table-cell>
          <table:table-cell table:style-name="TableCell2367" table:number-columns-spanned="3">
            <text:p text:style-name="P2368">Reason for disconnection</text:p>
          </table:table-cell>
          <table:covered-table-cell/>
          <table:covered-table-cell/>
        </table:table-row>
        <table:table-row table:style-name="TableRow2369">
          <table:table-cell table:style-name="TableCell2370">
            <text:p text:style-name="P2371">Description</text:p>
          </table:table-cell>
          <table:table-cell table:style-name="TableCell2372" table:number-columns-spanned="3">
            <text:p text:style-name="P2373">Information about the reason for disconnection</text:p>
          </table:table-cell>
          <table:covered-table-cell/>
          <table:covered-table-cell/>
        </table:table-row>
        <table:table-row table:style-name="TableRow2374">
          <table:table-cell table:style-name="TableCell2375">
            <text:p text:style-name="P2376">Length of variable</text:p>
          </table:table-cell>
          <table:table-cell table:style-name="TableCell2377">
            <text:p text:style-name="P2378">Minimum Value</text:p>
          </table:table-cell>
          <table:table-cell table:style-name="TableCell2379">
            <text:p text:style-name="P2380">Maximum Value</text:p>
          </table:table-cell>
          <table:table-cell table:style-name="TableCell2381">
            <text:p text:style-name="P2382">Resolution/formula</text:p>
          </table:table-cell>
        </table:table-row>
        <table:table-row table:style-name="TableRow2383">
          <table:table-cell table:style-name="TableCell2384">
            <text:p text:style-name="P2385">2 byte</text:p>
          </table:table-cell>
          <table:table-cell table:style-name="TableCell2386">
            <text:p text:style-name="P2387">1</text:p>
          </table:table-cell>
          <table:table-cell table:style-name="TableCell2388">
            <text:p text:style-name="P2389">5</text:p>
          </table:table-cell>
          <table:table-cell table:style-name="TableCell2390">
            <text:p text:style-name="P2391"/>
          </table:table-cell>
        </table:table-row>
        <table:table-row table:style-name="TableRow2392">
          <table:table-cell table:style-name="TableCell2393">
            <text:p text:style-name="P2394">Special/Reserved Values</text:p>
          </table:table-cell>
          <table:table-cell table:style-name="TableCell2395">
            <text:p text:style-name="Tablecontent">1</text:p>
            <text:p text:style-name="Tablecontent">2</text:p>
            <text:p text:style-name="Tablecontent">3</text:p>
            <text:p text:style-name="Tablecontent">4</text:p>
            <text:p text:style-name="Tablecontent">5</text:p>
          </table:table-cell>
          <table:table-cell table:style-name="TableCell2396" table:number-columns-spanned="2">
            <text:p text:style-name="Tablecontent">Wrong site data version</text:p>
            <text:p text:style-name="Tablecontent">Wrong protocol version</text:p>
            <text:p text:style-name="Tablecontent">Wrong sender identity</text:p>
            <text:p text:style-name="Tablecontent">Wrong receiver identity</text:p>
            <text:p text:style-name="Tablecontent">Unit closing down</text:p>
          </table:table-cell>
          <table:covered-table-cell/>
        </table:table-row>
      </table:table>
      <text:h text:style-name="Heading2" text:outline-level="2"><text:bookmark-start text:name="_Toc129168720"/><text:bookmark-start text:name="_Toc131518280"/><text:bookmark-start text:name="_Toc471375514"/><text:bookmark-start text:name="_Toc471468445"/><text:soft-page-break/>RQ_INPUT_STATE<text:bookmark-end text:name="_Toc129168720"/><text:bookmark-end text:name="_Toc131518280"/><text:bookmark-end text:name="_Toc471375514"/><text:bookmark-end text:name="_Toc471468445"/></text:h>
      <table:table table:style-name="Table2397">
        <table:table-columns>
          <table:table-column table:style-name="TableColumn2398"/>
          <table:table-column table:style-name="TableColumn2399"/>
          <table:table-column table:style-name="TableColumn2400"/>
          <table:table-column table:style-name="TableColumn2401"/>
        </table:table-columns>
        <table:table-row table:style-name="TableRow2402">
          <table:table-cell table:style-name="TableCell2403">
            <text:p text:style-name="P2404">Name</text:p>
          </table:table-cell>
          <table:table-cell table:style-name="TableCell2405" table:number-columns-spanned="3">
            <text:p text:style-name="P2406">Input state</text:p>
          </table:table-cell>
          <table:covered-table-cell/>
          <table:covered-table-cell/>
        </table:table-row>
        <table:table-row table:style-name="TableRow2407">
          <table:table-cell table:style-name="TableCell2408">
            <text:p text:style-name="P2409">Description</text:p>
          </table:table-cell>
          <table:table-cell table:style-name="TableCell2410" table:number-columns-spanned="3">
            <text:p text:style-name="P2411">Indicates state of input.</text:p>
          </table:table-cell>
          <table:covered-table-cell/>
          <table:covered-table-cell/>
        </table:table-row>
        <table:table-row table:style-name="TableRow2412">
          <table:table-cell table:style-name="TableCell2413">
            <text:p text:style-name="P2414">Length of variable</text:p>
          </table:table-cell>
          <table:table-cell table:style-name="TableCell2415">
            <text:p text:style-name="P2416">Minimum Value</text:p>
          </table:table-cell>
          <table:table-cell table:style-name="TableCell2417">
            <text:p text:style-name="P2418">Maximum Value</text:p>
          </table:table-cell>
          <table:table-cell table:style-name="TableCell2419">
            <text:p text:style-name="P2420">Resolution/formula</text:p>
          </table:table-cell>
        </table:table-row>
        <table:table-row table:style-name="TableRow2421">
          <table:table-cell table:style-name="TableCell2422">
            <text:p text:style-name="P2423">1 byte</text:p>
          </table:table-cell>
          <table:table-cell table:style-name="TableCell2424">
            <text:p text:style-name="P2425">1</text:p>
          </table:table-cell>
          <table:table-cell table:style-name="TableCell2426">
            <text:p text:style-name="P2427">3</text:p>
          </table:table-cell>
          <table:table-cell table:style-name="TableCell2428">
            <text:p text:style-name="P2429"/>
          </table:table-cell>
        </table:table-row>
        <table:table-row table:style-name="TableRow2430">
          <table:table-cell table:style-name="TableCell2431">
            <text:p text:style-name="P2432">Special/Reserved Values</text:p>
          </table:table-cell>
          <table:table-cell table:style-name="TableCell2433">
            <text:p text:style-name="Tablecontent">1</text:p>
            <text:p text:style-name="Tablecontent">2</text:p>
            <text:p text:style-name="Tablecontent">3</text:p>
          </table:table-cell>
          <table:table-cell table:style-name="TableCell2434" table:number-columns-spanned="2">
            <text:p text:style-name="Tablecontent">On</text:p>
            <text:p text:style-name="Tablecontent">Off</text:p>
            <text:p text:style-name="Tablecontent">Undefined</text:p>
          </table:table-cell>
          <table:covered-table-cell/>
        </table:table-row>
      </table:table>
      <text:h text:style-name="Heading2" text:outline-level="2"><text:bookmark-start text:name="_Toc129168721"/><text:bookmark-start text:name="_Toc131518281"/><text:bookmark-start text:name="_Toc471375515"/><text:bookmark-start text:name="_Toc471468446"/>RQ_LEVEL_CROSSING _COMMAND<text:bookmark-end text:name="_Toc129168721"/><text:bookmark-end text:name="_Toc131518281"/><text:bookmark-end text:name="_Toc471375515"/><text:bookmark-end text:name="_Toc471468446"/></text:h>
      <table:table table:style-name="Table2435">
        <table:table-columns>
          <table:table-column table:style-name="TableColumn2436"/>
          <table:table-column table:style-name="TableColumn2437"/>
          <table:table-column table:style-name="TableColumn2438"/>
          <table:table-column table:style-name="TableColumn2439"/>
        </table:table-columns>
        <table:table-row table:style-name="TableRow2440">
          <table:table-cell table:style-name="TableCell2441">
            <text:p text:style-name="P2442">Name</text:p>
          </table:table-cell>
          <table:table-cell table:style-name="TableCell2443" table:number-columns-spanned="3">
            <text:p text:style-name="P2444">State of <text:s/>level crossing<text:s/></text:p>
          </table:table-cell>
          <table:covered-table-cell/>
          <table:covered-table-cell/>
        </table:table-row>
        <table:table-row table:style-name="TableRow2445">
          <table:table-cell table:style-name="TableCell2446">
            <text:p text:style-name="P2447">Description</text:p>
          </table:table-cell>
          <table:table-cell table:style-name="TableCell2448" table:number-columns-spanned="3">
            <text:p text:style-name="P2449">Requested level crossing action.</text:p>
          </table:table-cell>
          <table:covered-table-cell/>
          <table:covered-table-cell/>
        </table:table-row>
        <table:table-row table:style-name="TableRow2450">
          <table:table-cell table:style-name="TableCell2451">
            <text:p text:style-name="P2452">Length of variable</text:p>
          </table:table-cell>
          <table:table-cell table:style-name="TableCell2453">
            <text:p text:style-name="P2454">Minimum Value</text:p>
          </table:table-cell>
          <table:table-cell table:style-name="TableCell2455">
            <text:p text:style-name="P2456">Maximum Value</text:p>
          </table:table-cell>
          <table:table-cell table:style-name="TableCell2457">
            <text:p text:style-name="P2458">Resolution/formula</text:p>
          </table:table-cell>
        </table:table-row>
        <table:table-row table:style-name="TableRow2459">
          <table:table-cell table:style-name="TableCell2460">
            <text:p text:style-name="P2461">1 byte</text:p>
          </table:table-cell>
          <table:table-cell table:style-name="TableCell2462">
            <text:p text:style-name="P2463">1</text:p>
          </table:table-cell>
          <table:table-cell table:style-name="TableCell2464">
            <text:p text:style-name="P2465">5</text:p>
          </table:table-cell>
          <table:table-cell table:style-name="TableCell2466">
            <text:p text:style-name="P2467"/>
          </table:table-cell>
        </table:table-row>
        <table:table-row table:style-name="TableRow2468">
          <table:table-cell table:style-name="TableCell2469">
            <text:p text:style-name="P2470">Special/Reserved Values</text:p>
          </table:table-cell>
          <table:table-cell table:style-name="TableCell2471">
            <text:p text:style-name="Tablecontent">1</text:p>
            <text:p text:style-name="Tablecontent">2</text:p>
            <text:p text:style-name="Tablecontent">3</text:p>
            <text:p text:style-name="Tablecontent">4</text:p>
            <text:p text:style-name="Tablecontent">5</text:p>
          </table:table-cell>
          <table:table-cell table:style-name="TableCell2472" table:number-columns-spanned="2">
            <text:p text:style-name="P2473">Open now (local track automation deactivation)<text:bookmark-start text:name="_Hlt232852234"/><text:bookmark-end text:name="_Hlt232852234"/></text:p>
            <text:p text:style-name="P2474">Open after passage<text:s/></text:p>
            <text:p text:style-name="P2475">Close</text:p>
            <text:p text:style-name="P2476">Activate Reduced Automatic mode</text:p>
            <text:p text:style-name="P2477">Deactivate Reduced Automatic mode</text:p>
          </table:table-cell>
          <table:covered-table-cell/>
        </table:table-row>
      </table:table>
      <text:p text:style-name="BodyText"><text:bookmark-start text:name="_Toc129168722"/><text:bookmark-start text:name="_Toc131518282"/>The Open after passage command will not cause the level crossing to open immediately, but when track detection devices indicate that the train has passed.</text:p>
      <text:p text:style-name="P2478">In Reduced Automatic mode, opening and closing will be controlled by the track detection indications directly. To be used for Special Train Route and in shunting.</text:p>
      <text:p text:style-name="P2479">The Close command will initiate a Preparation order to the level crossing equipment, to be followed by an Activation order after the specified RT_DELAY.</text:p>
      <text:h text:style-name="Heading2" text:outline-level="2"><text:bookmark-start text:name="_Toc471375516"/><text:bookmark-start text:name="_Toc471468447"/><text:soft-page-break/>RQ_LEVEL_CROSSING_FAULT<text:bookmark-end text:name="_Toc471375516"/><text:bookmark-end text:name="_Toc471468447"/></text:h>
      <table:table table:style-name="Table2480">
        <table:table-columns>
          <table:table-column table:style-name="TableColumn2481"/>
          <table:table-column table:style-name="TableColumn2482"/>
          <table:table-column table:style-name="TableColumn2483"/>
          <table:table-column table:style-name="TableColumn2484"/>
        </table:table-columns>
        <table:table-row table:style-name="TableRow2485">
          <table:table-cell table:style-name="TableCell2486">
            <text:p text:style-name="P2487">Name</text:p>
          </table:table-cell>
          <table:table-cell table:style-name="TableCell2488" table:number-columns-spanned="3">
            <text:p text:style-name="P2489">Level crossing fault state<text:s/></text:p>
          </table:table-cell>
          <table:covered-table-cell/>
          <table:covered-table-cell/>
        </table:table-row>
        <table:table-row table:style-name="TableRow2490">
          <table:table-cell table:style-name="TableCell2491">
            <text:p text:style-name="P2492">Description</text:p>
          </table:table-cell>
          <table:table-cell table:style-name="TableCell2493" table:number-columns-spanned="3">
            <text:p text:style-name="P2494">Current fault state of object</text:p>
          </table:table-cell>
          <table:covered-table-cell/>
          <table:covered-table-cell/>
        </table:table-row>
        <table:table-row table:style-name="TableRow2495">
          <table:table-cell table:style-name="TableCell2496">
            <text:p text:style-name="P2497">Length of variable</text:p>
          </table:table-cell>
          <table:table-cell table:style-name="TableCell2498">
            <text:p text:style-name="P2499">Minimum Value</text:p>
          </table:table-cell>
          <table:table-cell table:style-name="TableCell2500">
            <text:p text:style-name="P2501">Maximum Value</text:p>
          </table:table-cell>
          <table:table-cell table:style-name="TableCell2502">
            <text:p text:style-name="P2503">Resolution/formula</text:p>
          </table:table-cell>
        </table:table-row>
        <table:table-row table:style-name="TableRow2504">
          <table:table-cell table:style-name="TableCell2505">
            <text:p text:style-name="P2506">1 byte</text:p>
          </table:table-cell>
          <table:table-cell table:style-name="TableCell2507">
            <text:p text:style-name="P2508">1</text:p>
          </table:table-cell>
          <table:table-cell table:style-name="TableCell2509">
            <text:p text:style-name="P2510">5</text:p>
          </table:table-cell>
          <table:table-cell table:style-name="TableCell2511">
            <text:p text:style-name="P2512"/>
          </table:table-cell>
        </table:table-row>
        <table:table-row table:style-name="TableRow2513">
          <table:table-cell table:style-name="TableCell2514">
            <text:p text:style-name="P2515">Special/Reserved Values</text:p>
          </table:table-cell>
          <table:table-cell table:style-name="TableCell2516">
            <text:p text:style-name="Tablecontent">1</text:p>
            <text:p text:style-name="Tablecontent">2</text:p>
            <text:p text:style-name="Tablecontent">3</text:p>
            <text:p text:style-name="Tablecontent">4</text:p>
            <text:p text:style-name="Tablecontent">5</text:p>
          </table:table-cell>
          <table:table-cell table:style-name="TableCell2517" table:number-columns-spanned="2">
            <text:p text:style-name="P2518">No fault</text:p>
            <text:p text:style-name="P2519">Operational fault</text:p>
            <text:p text:style-name="P2520">Safety fault</text:p>
            <text:p text:style-name="P2521">Operational and Safety fault</text:p>
            <text:p text:style-name="P2522">Fault signal(s) out of control</text:p>
          </table:table-cell>
          <table:covered-table-cell/>
        </table:table-row>
      </table:table>
      <text:h text:style-name="Heading2" text:outline-level="2"><text:bookmark-start text:name="_Toc471375517"/><text:bookmark-start text:name="_Toc471468448"/>RQ_LEVEL_CROSSING _STATE<text:bookmark-end text:name="_Toc129168722"/><text:bookmark-end text:name="_Toc131518282"/><text:bookmark-end text:name="_Toc471375517"/><text:bookmark-end text:name="_Toc471468448"/></text:h>
      <table:table table:style-name="Table2523">
        <table:table-columns>
          <table:table-column table:style-name="TableColumn2524"/>
          <table:table-column table:style-name="TableColumn2525"/>
          <table:table-column table:style-name="TableColumn2526"/>
          <table:table-column table:style-name="TableColumn2527"/>
        </table:table-columns>
        <table:table-row table:style-name="TableRow2528">
          <table:table-cell table:style-name="TableCell2529">
            <text:p text:style-name="P2530">Name</text:p>
          </table:table-cell>
          <table:table-cell table:style-name="TableCell2531" table:number-columns-spanned="3">
            <text:p text:style-name="P2532">State of <text:s/>level crossing<text:s/></text:p>
          </table:table-cell>
          <table:covered-table-cell/>
          <table:covered-table-cell/>
        </table:table-row>
        <table:table-row table:style-name="TableRow2533">
          <table:table-cell table:style-name="TableCell2534">
            <text:p text:style-name="P2535">Description</text:p>
          </table:table-cell>
          <table:table-cell table:style-name="TableCell2536" table:number-columns-spanned="3">
            <text:p text:style-name="P2537">Indicates current level crossing status.</text:p>
          </table:table-cell>
          <table:covered-table-cell/>
          <table:covered-table-cell/>
        </table:table-row>
        <table:table-row table:style-name="TableRow2538">
          <table:table-cell table:style-name="TableCell2539">
            <text:p text:style-name="P2540">Length of variable</text:p>
          </table:table-cell>
          <table:table-cell table:style-name="TableCell2541">
            <text:p text:style-name="P2542">Minimum Value</text:p>
          </table:table-cell>
          <table:table-cell table:style-name="TableCell2543">
            <text:p text:style-name="P2544">Maximum Value</text:p>
          </table:table-cell>
          <table:table-cell table:style-name="TableCell2545">
            <text:p text:style-name="P2546">Resolution/formula</text:p>
          </table:table-cell>
        </table:table-row>
        <table:table-row table:style-name="TableRow2547">
          <table:table-cell table:style-name="TableCell2548">
            <text:p text:style-name="P2549">1 byte</text:p>
          </table:table-cell>
          <table:table-cell table:style-name="TableCell2550">
            <text:p text:style-name="P2551">1</text:p>
          </table:table-cell>
          <table:table-cell table:style-name="TableCell2552">
            <text:p text:style-name="P2553">6</text:p>
          </table:table-cell>
          <table:table-cell table:style-name="TableCell2554">
            <text:p text:style-name="P2555"/>
          </table:table-cell>
        </table:table-row>
        <table:table-row table:style-name="TableRow2556">
          <table:table-cell table:style-name="TableCell2557">
            <text:p text:style-name="P2558">Special/Reserved Values</text:p>
          </table:table-cell>
          <table:table-cell table:style-name="TableCell2559">
            <text:p text:style-name="Tablecontent">1</text:p>
            <text:p text:style-name="Tablecontent">2</text:p>
            <text:p text:style-name="Tablecontent">3</text:p>
            <text:p text:style-name="Tablecontent">4</text:p>
            <text:p text:style-name="Tablecontent">5</text:p>
            <text:p text:style-name="Tablecontent">6</text:p>
          </table:table-cell>
          <table:table-cell table:style-name="TableCell2560" table:number-columns-spanned="2">
            <text:p text:style-name="P2561">Open</text:p>
            <text:p text:style-name="P2562">Prepared for activation</text:p>
            <text:p text:style-name="P2563">Activated for closing</text:p>
            <text:p text:style-name="P2564">Closed</text:p>
            <text:p text:style-name="P2565">Opening</text:p>
            <text:p text:style-name="P2566">Out of control</text:p>
          </table:table-cell>
          <table:covered-table-cell/>
        </table:table-row>
      </table:table>
      <text:h text:style-name="Heading2" text:outline-level="2"><text:bookmark-start text:name="_Toc129168723"/><text:bookmark-start text:name="_Toc131518283"/><text:bookmark-start text:name="_Toc471375518"/><text:bookmark-start text:name="_Toc471468449"/>RQ_OUTPUT_COMMAND<text:bookmark-end text:name="_Toc129168723"/><text:bookmark-end text:name="_Toc131518283"/><text:bookmark-end text:name="_Toc471375518"/><text:bookmark-end text:name="_Toc471468449"/></text:h>
      <table:table table:style-name="Table2567">
        <table:table-columns>
          <table:table-column table:style-name="TableColumn2568"/>
          <table:table-column table:style-name="TableColumn2569"/>
          <table:table-column table:style-name="TableColumn2570"/>
          <table:table-column table:style-name="TableColumn2571"/>
        </table:table-columns>
        <table:table-row table:style-name="TableRow2572">
          <table:table-cell table:style-name="TableCell2573">
            <text:p text:style-name="P2574">Name</text:p>
          </table:table-cell>
          <table:table-cell table:style-name="TableCell2575" table:number-columns-spanned="3">
            <text:p text:style-name="P2576">Output state</text:p>
          </table:table-cell>
          <table:covered-table-cell/>
          <table:covered-table-cell/>
        </table:table-row>
        <table:table-row table:style-name="TableRow2577">
          <table:table-cell table:style-name="TableCell2578">
            <text:p text:style-name="P2579">Description</text:p>
          </table:table-cell>
          <table:table-cell table:style-name="TableCell2580" table:number-columns-spanned="3">
            <text:p text:style-name="P2581">Indicates requested state of output.</text:p>
          </table:table-cell>
          <table:covered-table-cell/>
          <table:covered-table-cell/>
        </table:table-row>
        <table:table-row table:style-name="TableRow2582">
          <table:table-cell table:style-name="TableCell2583">
            <text:p text:style-name="P2584">Length of variable</text:p>
          </table:table-cell>
          <table:table-cell table:style-name="TableCell2585">
            <text:p text:style-name="P2586">Minimum Value</text:p>
          </table:table-cell>
          <table:table-cell table:style-name="TableCell2587">
            <text:p text:style-name="P2588">Maximum Value</text:p>
          </table:table-cell>
          <table:table-cell table:style-name="TableCell2589">
            <text:p text:style-name="P2590">Resolution/formula</text:p>
          </table:table-cell>
        </table:table-row>
        <table:table-row table:style-name="TableRow2591">
          <table:table-cell table:style-name="TableCell2592">
            <text:p text:style-name="P2593">1 byte</text:p>
          </table:table-cell>
          <table:table-cell table:style-name="TableCell2594">
            <text:p text:style-name="P2595">1</text:p>
          </table:table-cell>
          <table:table-cell table:style-name="TableCell2596">
            <text:p text:style-name="P2597">2</text:p>
          </table:table-cell>
          <table:table-cell table:style-name="TableCell2598">
            <text:p text:style-name="P2599"/>
          </table:table-cell>
        </table:table-row>
        <table:table-row table:style-name="TableRow2600">
          <table:table-cell table:style-name="TableCell2601">
            <text:p text:style-name="P2602">Special/Reserved Values</text:p>
          </table:table-cell>
          <table:table-cell table:style-name="TableCell2603">
            <text:p text:style-name="Tablecontent">1</text:p>
            <text:p text:style-name="Tablecontent">2</text:p>
          </table:table-cell>
          <table:table-cell table:style-name="TableCell2604" table:number-columns-spanned="2">
            <text:p text:style-name="Tablecontent">On</text:p>
            <text:p text:style-name="Tablecontent">Off</text:p>
          </table:table-cell>
          <table:covered-table-cell/>
        </table:table-row>
      </table:table>
      <text:h text:style-name="Heading2" text:outline-level="2"><text:bookmark-start text:name="_Toc471375519"/><text:bookmark-start text:name="_Toc129168724"/><text:bookmark-start text:name="_Toc131518284"/><text:bookmark-start text:name="_Toc471468450"/><text:soft-page-break/>RQ_OUTPUT_ STATE<text:bookmark-end text:name="_Toc471375519"/><text:bookmark-end text:name="_Toc471468450"/></text:h>
      <table:table table:style-name="Table2605">
        <table:table-columns>
          <table:table-column table:style-name="TableColumn2606"/>
          <table:table-column table:style-name="TableColumn2607"/>
          <table:table-column table:style-name="TableColumn2608"/>
          <table:table-column table:style-name="TableColumn2609"/>
        </table:table-columns>
        <table:table-row table:style-name="TableRow2610">
          <table:table-cell table:style-name="TableCell2611">
            <text:p text:style-name="P2612">Name</text:p>
          </table:table-cell>
          <table:table-cell table:style-name="TableCell2613" table:number-columns-spanned="3">
            <text:p text:style-name="P2614">Output state</text:p>
          </table:table-cell>
          <table:covered-table-cell/>
          <table:covered-table-cell/>
        </table:table-row>
        <table:table-row table:style-name="TableRow2615">
          <table:table-cell table:style-name="TableCell2616">
            <text:p text:style-name="P2617">Description</text:p>
          </table:table-cell>
          <table:table-cell table:style-name="TableCell2618" table:number-columns-spanned="3">
            <text:p text:style-name="P2619">Indicates current state of output.</text:p>
          </table:table-cell>
          <table:covered-table-cell/>
          <table:covered-table-cell/>
        </table:table-row>
        <table:table-row table:style-name="TableRow2620">
          <table:table-cell table:style-name="TableCell2621">
            <text:p text:style-name="P2622">Length of variable</text:p>
          </table:table-cell>
          <table:table-cell table:style-name="TableCell2623">
            <text:p text:style-name="P2624">Minimum Value</text:p>
          </table:table-cell>
          <table:table-cell table:style-name="TableCell2625">
            <text:p text:style-name="P2626">Maximum Value</text:p>
          </table:table-cell>
          <table:table-cell table:style-name="TableCell2627">
            <text:p text:style-name="P2628">Resolution/formula</text:p>
          </table:table-cell>
        </table:table-row>
        <table:table-row table:style-name="TableRow2629">
          <table:table-cell table:style-name="TableCell2630">
            <text:p text:style-name="P2631">1 byte</text:p>
          </table:table-cell>
          <table:table-cell table:style-name="TableCell2632">
            <text:p text:style-name="P2633">1</text:p>
          </table:table-cell>
          <table:table-cell table:style-name="TableCell2634">
            <text:p text:style-name="P2635">2</text:p>
          </table:table-cell>
          <table:table-cell table:style-name="TableCell2636">
            <text:p text:style-name="P2637"/>
          </table:table-cell>
        </table:table-row>
        <table:table-row table:style-name="TableRow2638">
          <table:table-cell table:style-name="TableCell2639">
            <text:p text:style-name="P2640">Special/Reserved Values</text:p>
          </table:table-cell>
          <table:table-cell table:style-name="TableCell2641">
            <text:p text:style-name="Tablecontent">1</text:p>
            <text:p text:style-name="Tablecontent">2</text:p>
          </table:table-cell>
          <table:table-cell table:style-name="TableCell2642" table:number-columns-spanned="2">
            <text:p text:style-name="Tablecontent">On</text:p>
            <text:p text:style-name="Tablecontent">Off</text:p>
          </table:table-cell>
          <table:covered-table-cell/>
        </table:table-row>
      </table:table>
      <text:h text:style-name="Heading2" text:outline-level="2"><text:bookmark-start text:name="_Hlt139177629"/><text:bookmark-start text:name="_Toc471375520"/><text:bookmark-start text:name="_Toc471468451"/><text:bookmark-end text:name="_Hlt139177629"/>RQ_POINTS_COMMAND<text:bookmark-end text:name="_Toc129168724"/><text:bookmark-end text:name="_Toc131518284"/><text:bookmark-end text:name="_Toc471375520"/><text:bookmark-end text:name="_Toc471468451"/></text:h>
      <table:table table:style-name="Table2643">
        <table:table-columns>
          <table:table-column table:style-name="TableColumn2644"/>
          <table:table-column table:style-name="TableColumn2645"/>
          <table:table-column table:style-name="TableColumn2646"/>
          <table:table-column table:style-name="TableColumn2647"/>
        </table:table-columns>
        <table:table-row table:style-name="TableRow2648">
          <table:table-cell table:style-name="TableCell2649">
            <text:p text:style-name="P2650">Name</text:p>
          </table:table-cell>
          <table:table-cell table:style-name="TableCell2651" table:number-columns-spanned="3">
            <text:p text:style-name="P2652">Direction of points</text:p>
          </table:table-cell>
          <table:covered-table-cell/>
          <table:covered-table-cell/>
        </table:table-row>
        <table:table-row table:style-name="TableRow2653">
          <table:table-cell table:style-name="TableCell2654">
            <text:p text:style-name="P2655">Description</text:p>
          </table:table-cell>
          <table:table-cell table:style-name="TableCell2656" table:number-columns-spanned="3">
            <text:p text:style-name="P2657">Requested direction of points.</text:p>
          </table:table-cell>
          <table:covered-table-cell/>
          <table:covered-table-cell/>
        </table:table-row>
        <table:table-row table:style-name="TableRow2658">
          <table:table-cell table:style-name="TableCell2659">
            <text:p text:style-name="P2660">Length of variable</text:p>
          </table:table-cell>
          <table:table-cell table:style-name="TableCell2661">
            <text:p text:style-name="P2662">Minimum Value</text:p>
          </table:table-cell>
          <table:table-cell table:style-name="TableCell2663">
            <text:p text:style-name="P2664">Maximum Value</text:p>
          </table:table-cell>
          <table:table-cell table:style-name="TableCell2665">
            <text:p text:style-name="P2666">Resolution/formula</text:p>
          </table:table-cell>
        </table:table-row>
        <table:table-row table:style-name="TableRow2667">
          <table:table-cell table:style-name="TableCell2668">
            <text:p text:style-name="P2669">1 byte</text:p>
          </table:table-cell>
          <table:table-cell table:style-name="TableCell2670">
            <text:p text:style-name="P2671">1</text:p>
          </table:table-cell>
          <table:table-cell table:style-name="TableCell2672">
            <text:p text:style-name="P2673">2</text:p>
          </table:table-cell>
          <table:table-cell table:style-name="TableCell2674">
            <text:p text:style-name="P2675"/>
          </table:table-cell>
        </table:table-row>
        <table:table-row table:style-name="TableRow2676">
          <table:table-cell table:style-name="TableCell2677">
            <text:p text:style-name="P2678">Special/Reserved Values</text:p>
          </table:table-cell>
          <table:table-cell table:style-name="TableCell2679">
            <text:p text:style-name="Tablecontent">1</text:p>
            <text:p text:style-name="Tablecontent">2</text:p>
          </table:table-cell>
          <table:table-cell table:style-name="TableCell2680" table:number-columns-spanned="2">
            <text:p text:style-name="Tablecontent">A train facing the points will be diverted to the right</text:p>
            <text:p text:style-name="Tablecontent">A train facing the points will be diverted to the left</text:p>
          </table:table-cell>
          <table:covered-table-cell/>
        </table:table-row>
      </table:table>
      <text:h text:style-name="Heading2" text:outline-level="2"><text:bookmark-start text:name="_Toc129168725"/><text:bookmark-start text:name="_Toc131518285"/><text:bookmark-start text:name="_Toc471375521"/><text:bookmark-start text:name="_Toc471468452"/>RQ_POINTS_LOCK_COMMAND<text:bookmark-end text:name="_Toc129168725"/><text:bookmark-end text:name="_Toc131518285"/><text:bookmark-end text:name="_Toc471375521"/><text:bookmark-end text:name="_Toc471468452"/></text:h>
      <table:table table:style-name="Table2681">
        <table:table-columns>
          <table:table-column table:style-name="TableColumn2682"/>
          <table:table-column table:style-name="TableColumn2683"/>
          <table:table-column table:style-name="TableColumn2684"/>
          <table:table-column table:style-name="TableColumn2685"/>
        </table:table-columns>
        <table:table-row table:style-name="TableRow2686">
          <table:table-cell table:style-name="TableCell2687">
            <text:p text:style-name="P2688">Name</text:p>
          </table:table-cell>
          <table:table-cell table:style-name="TableCell2689" table:number-columns-spanned="3">
            <text:p text:style-name="P2690">Status of electrical point lock<text:s/></text:p>
          </table:table-cell>
          <table:covered-table-cell/>
          <table:covered-table-cell/>
        </table:table-row>
        <table:table-row table:style-name="TableRow2691">
          <table:table-cell table:style-name="TableCell2692">
            <text:p text:style-name="P2693">Description</text:p>
          </table:table-cell>
          <table:table-cell table:style-name="TableCell2694" table:number-columns-spanned="3">
            <text:p text:style-name="P2695">Requested status of<text:s/><text:span text:style-name="T2696">electrical Point Lock.</text:span></text:p>
          </table:table-cell>
          <table:covered-table-cell/>
          <table:covered-table-cell/>
        </table:table-row>
        <table:table-row table:style-name="TableRow2697">
          <table:table-cell table:style-name="TableCell2698">
            <text:p text:style-name="P2699">Length of variable</text:p>
          </table:table-cell>
          <table:table-cell table:style-name="TableCell2700">
            <text:p text:style-name="P2701">Minimum Value</text:p>
          </table:table-cell>
          <table:table-cell table:style-name="TableCell2702">
            <text:p text:style-name="P2703">Maximum Value</text:p>
          </table:table-cell>
          <table:table-cell table:style-name="TableCell2704">
            <text:p text:style-name="P2705">Resolution/formula</text:p>
          </table:table-cell>
        </table:table-row>
        <table:table-row table:style-name="TableRow2706">
          <table:table-cell table:style-name="TableCell2707">
            <text:p text:style-name="P2708">1 byte</text:p>
          </table:table-cell>
          <table:table-cell table:style-name="TableCell2709">
            <text:p text:style-name="P2710">1</text:p>
          </table:table-cell>
          <table:table-cell table:style-name="TableCell2711">
            <text:p text:style-name="P2712">2</text:p>
          </table:table-cell>
          <table:table-cell table:style-name="TableCell2713">
            <text:p text:style-name="P2714"/>
          </table:table-cell>
        </table:table-row>
        <table:table-row table:style-name="TableRow2715">
          <table:table-cell table:style-name="TableCell2716">
            <text:p text:style-name="P2717">Special/Reserved Values</text:p>
          </table:table-cell>
          <table:table-cell table:style-name="TableCell2718">
            <text:p text:style-name="Tablecontent">1</text:p>
            <text:p text:style-name="Tablecontent">2</text:p>
          </table:table-cell>
          <table:table-cell table:style-name="TableCell2719" table:number-columns-spanned="2">
            <text:p text:style-name="Tablecontent">Unlock</text:p>
            <text:p text:style-name="Tablecontent">Lock</text:p>
          </table:table-cell>
          <table:covered-table-cell/>
        </table:table-row>
      </table:table>
      <text:h text:style-name="Heading2" text:outline-level="2"><text:bookmark-start text:name="_Toc129168726"/><text:bookmark-start text:name="_Toc131518286"/><text:bookmark-start text:name="_Toc471375522"/><text:bookmark-start text:name="_Toc471468453"/><text:soft-page-break/>RQ_POINTS_LOCK_STATE<text:bookmark-end text:name="_Toc129168726"/><text:bookmark-end text:name="_Toc131518286"/><text:bookmark-end text:name="_Toc471375522"/><text:bookmark-end text:name="_Toc471468453"/></text:h>
      <table:table table:style-name="Table2720">
        <table:table-columns>
          <table:table-column table:style-name="TableColumn2721"/>
          <table:table-column table:style-name="TableColumn2722"/>
          <table:table-column table:style-name="TableColumn2723"/>
          <table:table-column table:style-name="TableColumn2724"/>
        </table:table-columns>
        <table:table-row table:style-name="TableRow2725">
          <table:table-cell table:style-name="TableCell2726">
            <text:p text:style-name="P2727">Name</text:p>
          </table:table-cell>
          <table:table-cell table:style-name="TableCell2728" table:number-columns-spanned="3">
            <text:p text:style-name="P2729">Status of electrical point lock<text:s/></text:p>
          </table:table-cell>
          <table:covered-table-cell/>
          <table:covered-table-cell/>
        </table:table-row>
        <table:table-row table:style-name="TableRow2730">
          <table:table-cell table:style-name="TableCell2731">
            <text:p text:style-name="P2732">Description</text:p>
          </table:table-cell>
          <table:table-cell table:style-name="TableCell2733" table:number-columns-spanned="3">
            <text:p text:style-name="P2734">Indicates current status of<text:s/><text:span text:style-name="T2735">electrical Point Lock.</text:span></text:p>
          </table:table-cell>
          <table:covered-table-cell/>
          <table:covered-table-cell/>
        </table:table-row>
        <table:table-row table:style-name="TableRow2736">
          <table:table-cell table:style-name="TableCell2737">
            <text:p text:style-name="P2738">Length of variable</text:p>
          </table:table-cell>
          <table:table-cell table:style-name="TableCell2739">
            <text:p text:style-name="P2740">Minimum Value</text:p>
          </table:table-cell>
          <table:table-cell table:style-name="TableCell2741">
            <text:p text:style-name="P2742">Maximum Value</text:p>
          </table:table-cell>
          <table:table-cell table:style-name="TableCell2743">
            <text:p text:style-name="P2744">Resolution/formula</text:p>
          </table:table-cell>
        </table:table-row>
        <table:table-row table:style-name="TableRow2745">
          <table:table-cell table:style-name="TableCell2746">
            <text:p text:style-name="P2747">1 byte</text:p>
          </table:table-cell>
          <table:table-cell table:style-name="TableCell2748">
            <text:p text:style-name="P2749">1</text:p>
          </table:table-cell>
          <table:table-cell table:style-name="TableCell2750">
            <text:p text:style-name="P2751">4</text:p>
          </table:table-cell>
          <table:table-cell table:style-name="TableCell2752">
            <text:p text:style-name="P2753"/>
          </table:table-cell>
        </table:table-row>
        <table:table-row table:style-name="TableRow2754">
          <table:table-cell table:style-name="TableCell2755">
            <text:p text:style-name="P2756">Special/Reserved Values</text:p>
          </table:table-cell>
          <table:table-cell table:style-name="TableCell2757">
            <text:p text:style-name="Tablecontent">1</text:p>
            <text:p text:style-name="Tablecontent">2<text:bookmark-start text:name="_Hlt216597138"/><text:bookmark-end text:name="_Hlt216597138"/></text:p>
            <text:p text:style-name="Tablecontent">3</text:p>
            <text:p text:style-name="Tablecontent">4</text:p>
          </table:table-cell>
          <table:table-cell table:style-name="TableCell2758" table:number-columns-spanned="2">
            <text:p text:style-name="Tablecontent">Locked Right</text:p>
            <text:p text:style-name="Tablecontent">Locked Left</text:p>
            <text:p text:style-name="Tablecontent">Unlocked</text:p>
            <text:p text:style-name="Tablecontent">Out of control</text:p>
          </table:table-cell>
          <table:covered-table-cell/>
        </table:table-row>
      </table:table>
      <text:h text:style-name="Heading2" text:outline-level="2"><text:bookmark-start text:name="_Toc129168727"/><text:bookmark-start text:name="_Toc131518287"/><text:bookmark-start text:name="_Toc471375523"/><text:bookmark-start text:name="_Toc471468454"/>RQ_POINTS_STATE<text:bookmark-end text:name="_Toc129168727"/><text:bookmark-end text:name="_Toc131518287"/><text:bookmark-end text:name="_Toc471375523"/><text:bookmark-end text:name="_Toc471468454"/></text:h>
      <table:table table:style-name="Table2759">
        <table:table-columns>
          <table:table-column table:style-name="TableColumn2760"/>
          <table:table-column table:style-name="TableColumn2761"/>
          <table:table-column table:style-name="TableColumn2762"/>
          <table:table-column table:style-name="TableColumn2763"/>
        </table:table-columns>
        <table:table-row table:style-name="TableRow2764">
          <table:table-cell table:style-name="TableCell2765">
            <text:p text:style-name="P2766">Name</text:p>
          </table:table-cell>
          <table:table-cell table:style-name="TableCell2767" table:number-columns-spanned="3">
            <text:p text:style-name="P2768">State of points</text:p>
          </table:table-cell>
          <table:covered-table-cell/>
          <table:covered-table-cell/>
        </table:table-row>
        <table:table-row table:style-name="TableRow2769">
          <table:table-cell table:style-name="TableCell2770">
            <text:p text:style-name="P2771">Description</text:p>
          </table:table-cell>
          <table:table-cell table:style-name="TableCell2772" table:number-columns-spanned="3">
            <text:p text:style-name="P2773">Indicates current direction of points.</text:p>
          </table:table-cell>
          <table:covered-table-cell/>
          <table:covered-table-cell/>
        </table:table-row>
        <table:table-row table:style-name="TableRow2774">
          <table:table-cell table:style-name="TableCell2775">
            <text:p text:style-name="P2776">Length of variable</text:p>
          </table:table-cell>
          <table:table-cell table:style-name="TableCell2777">
            <text:p text:style-name="P2778">Minimum Value</text:p>
          </table:table-cell>
          <table:table-cell table:style-name="TableCell2779">
            <text:p text:style-name="P2780">Maximum Value</text:p>
          </table:table-cell>
          <table:table-cell table:style-name="TableCell2781">
            <text:p text:style-name="P2782">Resolution/formula</text:p>
          </table:table-cell>
        </table:table-row>
        <table:table-row table:style-name="TableRow2783">
          <table:table-cell table:style-name="TableCell2784">
            <text:p text:style-name="P2785">1 byte</text:p>
          </table:table-cell>
          <table:table-cell table:style-name="TableCell2786">
            <text:p text:style-name="P2787">1</text:p>
          </table:table-cell>
          <table:table-cell table:style-name="TableCell2788">
            <text:p text:style-name="P2789">4</text:p>
          </table:table-cell>
          <table:table-cell table:style-name="TableCell2790">
            <text:p text:style-name="P2791"/>
          </table:table-cell>
        </table:table-row>
        <table:table-row table:style-name="TableRow2792">
          <table:table-cell table:style-name="TableCell2793">
            <text:p text:style-name="P2794">Special/Reserved Values</text:p>
          </table:table-cell>
          <table:table-cell table:style-name="TableCell2795">
            <text:p text:style-name="Tablecontent">1</text:p>
            <text:p text:style-name="Tablecontent">2</text:p>
            <text:p text:style-name="Tablecontent">3</text:p>
            <text:p text:style-name="Tablecontent">4</text:p>
          </table:table-cell>
          <table:table-cell table:style-name="TableCell2796" table:number-columns-spanned="2">
            <text:p text:style-name="Tablecontent">Right<text:s/></text:p>
            <text:p text:style-name="Tablecontent">Left</text:p>
            <text:p text:style-name="Tablecontent">Moving</text:p>
            <text:p text:style-name="Tablecontent">Out of control</text:p>
          </table:table-cell>
          <table:covered-table-cell/>
        </table:table-row>
      </table:table>
      <text:h text:style-name="Heading2" text:outline-level="2"><text:bookmark-start text:name="_Toc129057214"/><text:bookmark-start text:name="_Toc129168729"/><text:bookmark-start text:name="_Toc471375524"/><text:bookmark-start text:name="_Toc129168730"/><text:bookmark-start text:name="_Toc131518288"/><text:bookmark-start text:name="_Toc471468455"/><text:bookmark-end text:name="_Toc129057214"/><text:bookmark-end text:name="_Toc129168729"/>RQ_RELEASE_COMMAND<text:bookmark-end text:name="_Toc471375524"/><text:bookmark-end text:name="_Toc471468455"/></text:h>
      <table:table table:style-name="Table2797">
        <table:table-columns>
          <table:table-column table:style-name="TableColumn2798"/>
          <table:table-column table:style-name="TableColumn2799"/>
          <table:table-column table:style-name="TableColumn2800"/>
          <table:table-column table:style-name="TableColumn2801"/>
        </table:table-columns>
        <table:table-row table:style-name="TableRow2802">
          <table:table-cell table:style-name="TableCell2803">
            <text:p text:style-name="P2804">Name</text:p>
          </table:table-cell>
          <table:table-cell table:style-name="TableCell2805" table:number-columns-spanned="3">
            <text:p text:style-name="P2806">Release of object for local control</text:p>
          </table:table-cell>
          <table:covered-table-cell/>
          <table:covered-table-cell/>
        </table:table-row>
        <table:table-row table:style-name="TableRow2807">
          <table:table-cell table:style-name="TableCell2808">
            <text:p text:style-name="P2809">Description</text:p>
          </table:table-cell>
          <table:table-cell table:style-name="TableCell2810" table:number-columns-spanned="3">
            <text:p text:style-name="P2811">Requested local release state of an object.</text:p>
          </table:table-cell>
          <table:covered-table-cell/>
          <table:covered-table-cell/>
        </table:table-row>
        <table:table-row table:style-name="TableRow2812">
          <table:table-cell table:style-name="TableCell2813">
            <text:p text:style-name="P2814">Length of variable</text:p>
          </table:table-cell>
          <table:table-cell table:style-name="TableCell2815">
            <text:p text:style-name="P2816">Minimum Value</text:p>
          </table:table-cell>
          <table:table-cell table:style-name="TableCell2817">
            <text:p text:style-name="P2818">Maximum Value</text:p>
          </table:table-cell>
          <table:table-cell table:style-name="TableCell2819">
            <text:p text:style-name="P2820">Resolution/formula</text:p>
          </table:table-cell>
        </table:table-row>
        <table:table-row table:style-name="TableRow2821">
          <table:table-cell table:style-name="TableCell2822">
            <text:p text:style-name="P2823">1 byte</text:p>
          </table:table-cell>
          <table:table-cell table:style-name="TableCell2824">
            <text:p text:style-name="P2825">1</text:p>
          </table:table-cell>
          <table:table-cell table:style-name="TableCell2826">
            <text:p text:style-name="P2827">2</text:p>
          </table:table-cell>
          <table:table-cell table:style-name="TableCell2828">
            <text:p text:style-name="P2829"/>
          </table:table-cell>
        </table:table-row>
        <table:table-row table:style-name="TableRow2830">
          <table:table-cell table:style-name="TableCell2831">
            <text:p text:style-name="P2832">Special/Reserved Values</text:p>
          </table:table-cell>
          <table:table-cell table:style-name="TableCell2833">
            <text:p text:style-name="Tablecontent">1</text:p>
            <text:p text:style-name="Tablecontent">2</text:p>
          </table:table-cell>
          <table:table-cell table:style-name="TableCell2834" table:number-columns-spanned="2">
            <text:p text:style-name="Tablecontent">Released for local control</text:p>
            <text:p text:style-name="Tablecontent">Central Control</text:p>
          </table:table-cell>
          <table:covered-table-cell/>
        </table:table-row>
      </table:table>
      <text:h text:style-name="Heading2" text:outline-level="2"><text:bookmark-start text:name="_Toc471375525"/><text:bookmark-start text:name="_Toc471468456"/><text:soft-page-break/>RQ_RELEASE<text:bookmark-end text:name="_Toc129168730"/><text:bookmark-end text:name="_Toc131518288"/>_STATE<text:bookmark-end text:name="_Toc471375525"/><text:bookmark-end text:name="_Toc471468456"/></text:h>
      <table:table table:style-name="Table2835">
        <table:table-columns>
          <table:table-column table:style-name="TableColumn2836"/>
          <table:table-column table:style-name="TableColumn2837"/>
          <table:table-column table:style-name="TableColumn2838"/>
          <table:table-column table:style-name="TableColumn2839"/>
        </table:table-columns>
        <table:table-row table:style-name="TableRow2840">
          <table:table-cell table:style-name="TableCell2841">
            <text:p text:style-name="P2842">Name</text:p>
          </table:table-cell>
          <table:table-cell table:style-name="TableCell2843" table:number-columns-spanned="3">
            <text:p text:style-name="P2844">Release of object for local control</text:p>
          </table:table-cell>
          <table:covered-table-cell/>
          <table:covered-table-cell/>
        </table:table-row>
        <table:table-row table:style-name="TableRow2845">
          <table:table-cell table:style-name="TableCell2846">
            <text:p text:style-name="P2847">Description</text:p>
          </table:table-cell>
          <table:table-cell table:style-name="TableCell2848" table:number-columns-spanned="3">
            <text:p text:style-name="P2849">Local release state of an object.</text:p>
          </table:table-cell>
          <table:covered-table-cell/>
          <table:covered-table-cell/>
        </table:table-row>
        <table:table-row table:style-name="TableRow2850">
          <table:table-cell table:style-name="TableCell2851">
            <text:p text:style-name="P2852">Length of variable</text:p>
          </table:table-cell>
          <table:table-cell table:style-name="TableCell2853">
            <text:p text:style-name="P2854">Minimum Value</text:p>
          </table:table-cell>
          <table:table-cell table:style-name="TableCell2855">
            <text:p text:style-name="P2856">Maximum Value</text:p>
          </table:table-cell>
          <table:table-cell table:style-name="TableCell2857">
            <text:p text:style-name="P2858">Resolution/formula</text:p>
          </table:table-cell>
        </table:table-row>
        <table:table-row table:style-name="TableRow2859">
          <table:table-cell table:style-name="TableCell2860">
            <text:p text:style-name="P2861">1 byte</text:p>
          </table:table-cell>
          <table:table-cell table:style-name="TableCell2862">
            <text:p text:style-name="P2863">1</text:p>
          </table:table-cell>
          <table:table-cell table:style-name="TableCell2864">
            <text:p text:style-name="P2865">3</text:p>
          </table:table-cell>
          <table:table-cell table:style-name="TableCell2866">
            <text:p text:style-name="P2867"/>
          </table:table-cell>
        </table:table-row>
        <table:table-row table:style-name="TableRow2868">
          <table:table-cell table:style-name="TableCell2869">
            <text:p text:style-name="P2870">Special/Reserved Values</text:p>
          </table:table-cell>
          <table:table-cell table:style-name="TableCell2871">
            <text:p text:style-name="Tablecontent">1</text:p>
            <text:p text:style-name="Tablecontent">2</text:p>
            <text:p text:style-name="Tablecontent">3</text:p>
          </table:table-cell>
          <table:table-cell table:style-name="TableCell2872" table:number-columns-spanned="2">
            <text:p text:style-name="Tablecontent">Released for local control</text:p>
            <text:p text:style-name="Tablecontent">Central Control</text:p>
            <text:p text:style-name="P2873">Unknown</text:p>
          </table:table-cell>
          <table:covered-table-cell/>
        </table:table-row>
      </table:table>
      <text:h text:style-name="Heading2" text:outline-level="2"><text:bookmark-start text:name="_Toc129168731"/><text:bookmark-start text:name="_Toc131518289"/><text:bookmark-start text:name="_Toc471375526"/><text:bookmark-start text:name="_Toc471468457"/>RT_DELAY<text:bookmark-end text:name="_Toc129168731"/><text:bookmark-end text:name="_Toc131518289"/><text:bookmark-end text:name="_Toc471375526"/><text:bookmark-end text:name="_Toc471468457"/></text:h>
      <table:table table:style-name="Table2874">
        <table:table-columns>
          <table:table-column table:style-name="TableColumn2875"/>
          <table:table-column table:style-name="TableColumn2876"/>
          <table:table-column table:style-name="TableColumn2877"/>
          <table:table-column table:style-name="TableColumn2878"/>
        </table:table-columns>
        <table:table-row table:style-name="TableRow2879">
          <table:table-cell table:style-name="TableCell2880">
            <text:p text:style-name="P2881">Name</text:p>
          </table:table-cell>
          <table:table-cell table:style-name="TableCell2882" table:number-columns-spanned="3">
            <text:p text:style-name="P2883">Preparation time</text:p>
          </table:table-cell>
          <table:covered-table-cell/>
          <table:covered-table-cell/>
        </table:table-row>
        <table:table-row table:style-name="TableRow2884">
          <table:table-cell table:style-name="TableCell2885">
            <text:p text:style-name="P2886">Description</text:p>
          </table:table-cell>
          <table:table-cell table:style-name="TableCell2887" table:number-columns-spanned="3">
            <text:p text:style-name="P2888"><text:span text:style-name="T2889">Indicates time before level crossing shall be activated (begin to close).</text:span></text:p>
          </table:table-cell>
          <table:covered-table-cell/>
          <table:covered-table-cell/>
        </table:table-row>
        <table:table-row table:style-name="TableRow2890">
          <table:table-cell table:style-name="TableCell2891">
            <text:p text:style-name="P2892">Length of variable</text:p>
          </table:table-cell>
          <table:table-cell table:style-name="TableCell2893">
            <text:p text:style-name="P2894">Minimum Value</text:p>
          </table:table-cell>
          <table:table-cell table:style-name="TableCell2895">
            <text:p text:style-name="P2896">Maximum Value</text:p>
          </table:table-cell>
          <table:table-cell table:style-name="TableCell2897">
            <text:p text:style-name="P2898">Resolution/formula</text:p>
          </table:table-cell>
        </table:table-row>
        <table:table-row table:style-name="TableRow2899">
          <table:table-cell table:style-name="TableCell2900">
            <text:p text:style-name="P2901">2 bytes</text:p>
          </table:table-cell>
          <table:table-cell table:style-name="TableCell2902">
            <text:p text:style-name="P2903">1</text:p>
          </table:table-cell>
          <table:table-cell table:style-name="TableCell2904">
            <text:p text:style-name="P2905">65535</text:p>
          </table:table-cell>
          <table:table-cell table:style-name="TableCell2906">
            <text:p text:style-name="P2907">0.1 Seconds</text:p>
          </table:table-cell>
        </table:table-row>
        <table:table-row table:style-name="TableRow2908">
          <table:table-cell table:style-name="TableCell2909">
            <text:p text:style-name="P2910">Special/Reserved Values</text:p>
          </table:table-cell>
          <table:table-cell table:style-name="TableCell2911">
            <text:p text:style-name="Tablecontent">0</text:p>
          </table:table-cell>
          <table:table-cell table:style-name="TableCell2912" table:number-columns-spanned="2">
            <text:p text:style-name="P2913">Waiting time not yet known. Stay in prepared mode until warning time is updated by a new command.</text:p>
          </table:table-cell>
          <table:covered-table-cell/>
        </table:table-row>
      </table:table>
      <text:h text:style-name="Heading2" text:outline-level="2"><text:bookmark-start text:name="_Toc129168732"/><text:bookmark-start text:name="_Toc131518290"/><text:bookmark-start text:name="_Toc471375527"/><text:bookmark-start text:name="_Toc471468458"/>RT_DURATION<text:bookmark-end text:name="_Toc129168732"/><text:bookmark-end text:name="_Toc131518290"/><text:bookmark-end text:name="_Toc471375527"/><text:bookmark-end text:name="_Toc471468458"/></text:h>
      <table:table table:style-name="Table2914">
        <table:table-columns>
          <table:table-column table:style-name="TableColumn2915"/>
          <table:table-column table:style-name="TableColumn2916"/>
          <table:table-column table:style-name="TableColumn2917"/>
          <table:table-column table:style-name="TableColumn2918"/>
        </table:table-columns>
        <table:table-row table:style-name="TableRow2919">
          <table:table-cell table:style-name="TableCell2920">
            <text:p text:style-name="P2921">Name</text:p>
          </table:table-cell>
          <table:table-cell table:style-name="TableCell2922" table:number-columns-spanned="3">
            <text:p text:style-name="P2923">Output signal duration time</text:p>
          </table:table-cell>
          <table:covered-table-cell/>
          <table:covered-table-cell/>
        </table:table-row>
        <table:table-row table:style-name="TableRow2924">
          <table:table-cell table:style-name="TableCell2925">
            <text:p text:style-name="P2926">Description</text:p>
          </table:table-cell>
          <table:table-cell table:style-name="TableCell2927" table:number-columns-spanned="3">
            <text:p text:style-name="P2928">Max time to keep an output signal on, if no new command is received.</text:p>
          </table:table-cell>
          <table:covered-table-cell/>
          <table:covered-table-cell/>
        </table:table-row>
        <table:table-row table:style-name="TableRow2929">
          <table:table-cell table:style-name="TableCell2930">
            <text:p text:style-name="P2931">Length of variable</text:p>
          </table:table-cell>
          <table:table-cell table:style-name="TableCell2932">
            <text:p text:style-name="P2933">Minimum Value</text:p>
          </table:table-cell>
          <table:table-cell table:style-name="TableCell2934">
            <text:p text:style-name="P2935">Maximum Value</text:p>
          </table:table-cell>
          <table:table-cell table:style-name="TableCell2936">
            <text:p text:style-name="P2937">Resolution/formula</text:p>
          </table:table-cell>
        </table:table-row>
        <table:table-row table:style-name="TableRow2938">
          <table:table-cell table:style-name="TableCell2939">
            <text:p text:style-name="P2940">2 bytes</text:p>
          </table:table-cell>
          <table:table-cell table:style-name="TableCell2941">
            <text:p text:style-name="P2942">0</text:p>
          </table:table-cell>
          <table:table-cell table:style-name="TableCell2943">
            <text:p text:style-name="P2944">65535</text:p>
          </table:table-cell>
          <table:table-cell table:style-name="TableCell2945">
            <text:p text:style-name="P2946">0.1 Seconds</text:p>
          </table:table-cell>
        </table:table-row>
        <table:table-row table:style-name="TableRow2947">
          <table:table-cell table:style-name="TableCell2948">
            <text:p text:style-name="P2949">Special/Reserved Values</text:p>
          </table:table-cell>
          <table:table-cell table:style-name="TableCell2950">
            <text:p text:style-name="Tablecontent">0</text:p>
          </table:table-cell>
          <table:table-cell table:style-name="TableCell2951" table:number-columns-spanned="2">
            <text:p text:style-name="Tablecontent">Constantly on</text:p>
          </table:table-cell>
          <table:covered-table-cell/>
        </table:table-row>
      </table:table>
      <text:h text:style-name="Heading2" text:outline-level="2"><text:bookmark-start text:name="_Toc129168733"/><text:bookmark-start text:name="_Toc131518291"/><text:bookmark-start text:name="_Toc471375528"/><text:bookmark-start text:name="_Toc471468459"/>RT_INTERVAL<text:bookmark-end text:name="_Toc129168733"/><text:bookmark-end text:name="_Toc131518291"/><text:bookmark-end text:name="_Toc471375528"/><text:bookmark-end text:name="_Toc471468459"/></text:h>
      <table:table table:style-name="Table2952">
        <table:table-columns>
          <table:table-column table:style-name="TableColumn2953"/>
          <table:table-column table:style-name="TableColumn2954"/>
          <table:table-column table:style-name="TableColumn2955"/>
          <table:table-column table:style-name="TableColumn2956"/>
        </table:table-columns>
        <table:table-row table:style-name="TableRow2957">
          <table:table-cell table:style-name="TableCell2958">
            <text:p text:style-name="P2959">Name</text:p>
          </table:table-cell>
          <table:table-cell table:style-name="TableCell2960" table:number-columns-spanned="3">
            <text:p text:style-name="P2961">Frequency of Sign of Life messages</text:p>
          </table:table-cell>
          <table:covered-table-cell/>
          <table:covered-table-cell/>
        </table:table-row>
        <table:table-row table:style-name="TableRow2962">
          <table:table-cell table:style-name="TableCell2963">
            <text:p text:style-name="P2964">Description</text:p>
          </table:table-cell>
          <table:table-cell table:style-name="TableCell2965" table:number-columns-spanned="3">
            <text:p text:style-name="P2966">For altering the periodicity of Sign of Life messages. Ordered interval remains in effect until superseded by a new Sign of Life Timer packet, or until the communication is disconnected.</text:p>
          </table:table-cell>
          <table:covered-table-cell/>
          <table:covered-table-cell/>
        </table:table-row>
        <table:table-row table:style-name="TableRow2967">
          <table:table-cell table:style-name="TableCell2968">
            <text:p text:style-name="P2969">Length of variable</text:p>
          </table:table-cell>
          <table:table-cell table:style-name="TableCell2970">
            <text:p text:style-name="P2971">Minimum Value</text:p>
          </table:table-cell>
          <table:table-cell table:style-name="TableCell2972">
            <text:p text:style-name="P2973">Maximum Value</text:p>
          </table:table-cell>
          <table:table-cell table:style-name="TableCell2974">
            <text:p text:style-name="P2975">Resolution/formula</text:p>
          </table:table-cell>
        </table:table-row>
        <table:table-row table:style-name="TableRow2976">
          <table:table-cell table:style-name="TableCell2977">
            <text:p text:style-name="P2978">2 bytes</text:p>
          </table:table-cell>
          <table:table-cell table:style-name="TableCell2979">
            <text:p text:style-name="P2980">0</text:p>
          </table:table-cell>
          <table:table-cell table:style-name="TableCell2981">
            <text:p text:style-name="P2982">65535</text:p>
          </table:table-cell>
          <table:table-cell table:style-name="TableCell2983">
            <text:p text:style-name="P2984">0.1 seconds</text:p>
          </table:table-cell>
        </table:table-row>
        <table:table-row table:style-name="TableRow2985">
          <table:table-cell table:style-name="TableCell2986">
            <text:p text:style-name="P2987">Special/Reserved Values</text:p>
          </table:table-cell>
          <table:table-cell table:style-name="TableCell2988">
            <text:p text:style-name="Tablecontent">0</text:p>
          </table:table-cell>
          <table:table-cell table:style-name="TableCell2989" table:number-columns-spanned="2">
            <text:p text:style-name="P2990">No application layer Sign of Life messages to be sent</text:p>
          </table:table-cell>
          <table:covered-table-cell/>
        </table:table-row>
      </table:table>
      <text:h text:style-name="Heading2" text:outline-level="2"><text:bookmark-start text:name="_Toc129168734"/><text:bookmark-start text:name="_Toc131518292"/><text:bookmark-start text:name="_Toc471375529"/><text:bookmark-start text:name="_Toc471468460"/><text:soft-page-break/>RT_OPERATION<text:bookmark-end text:name="_Toc129168734"/><text:bookmark-end text:name="_Toc131518292"/><text:bookmark-end text:name="_Toc471375529"/><text:bookmark-end text:name="_Toc471468460"/></text:h>
      <table:table table:style-name="Table2991">
        <table:table-columns>
          <table:table-column table:style-name="TableColumn2992"/>
          <table:table-column table:style-name="TableColumn2993"/>
          <table:table-column table:style-name="TableColumn2994"/>
          <table:table-column table:style-name="TableColumn2995"/>
        </table:table-columns>
        <table:table-row table:style-name="TableRow2996">
          <table:table-cell table:style-name="TableCell2997">
            <text:p text:style-name="P2998">Name</text:p>
          </table:table-cell>
          <table:table-cell table:style-name="TableCell2999" table:number-columns-spanned="3">
            <text:p text:style-name="P3000">Duration of object operation</text:p>
          </table:table-cell>
          <table:covered-table-cell/>
          <table:covered-table-cell/>
        </table:table-row>
        <table:table-row table:style-name="TableRow3001">
          <table:table-cell table:style-name="TableCell3002">
            <text:p text:style-name="P3003">Description</text:p>
          </table:table-cell>
          <table:table-cell table:style-name="TableCell3004" table:number-columns-spanned="3">
            <text:p text:style-name="P3005">Indicates the duration of the most recent object movement.</text:p>
          </table:table-cell>
          <table:covered-table-cell/>
          <table:covered-table-cell/>
        </table:table-row>
        <table:table-row table:style-name="TableRow3006">
          <table:table-cell table:style-name="TableCell3007">
            <text:p text:style-name="P3008">Length of variable</text:p>
          </table:table-cell>
          <table:table-cell table:style-name="TableCell3009">
            <text:p text:style-name="P3010">Minimum Value</text:p>
          </table:table-cell>
          <table:table-cell table:style-name="TableCell3011">
            <text:p text:style-name="P3012">Maximum Value</text:p>
          </table:table-cell>
          <table:table-cell table:style-name="TableCell3013">
            <text:p text:style-name="P3014">Resolution/formula</text:p>
          </table:table-cell>
        </table:table-row>
        <table:table-row table:style-name="TableRow3015">
          <table:table-cell table:style-name="TableCell3016">
            <text:p text:style-name="P3017">2 bytes</text:p>
          </table:table-cell>
          <table:table-cell table:style-name="TableCell3018">
            <text:p text:style-name="P3019">0</text:p>
          </table:table-cell>
          <table:table-cell table:style-name="TableCell3020">
            <text:p text:style-name="P3021">65535</text:p>
          </table:table-cell>
          <table:table-cell table:style-name="TableCell3022">
            <text:p text:style-name="P3023">0.1 Seconds</text:p>
          </table:table-cell>
        </table:table-row>
        <table:table-row table:style-name="TableRow3024">
          <table:table-cell table:style-name="TableCell3025">
            <text:p text:style-name="P3026">Special/Reserved Values</text:p>
          </table:table-cell>
          <table:table-cell table:style-name="TableCell3027">
            <text:p text:style-name="Tablecontent">0</text:p>
          </table:table-cell>
          <table:table-cell table:style-name="TableCell3028" table:number-columns-spanned="2">
            <text:p text:style-name="Tablecontent">Unknown or not applicable</text:p>
          </table:table-cell>
          <table:covered-table-cell/>
        </table:table-row>
      </table:table>
      <text:h text:style-name="Heading2" text:outline-level="2"><text:bookmark-start text:name="_Toc129168735"/><text:bookmark-start text:name="_Toc131518293"/><text:bookmark-start text:name="_Toc471375530"/><text:bookmark-start text:name="_Toc471468461"/>RXID_OBJECT<text:bookmark-end text:name="_Toc129168735"/><text:bookmark-end text:name="_Toc131518293"/><text:bookmark-end text:name="_Toc471375530"/><text:bookmark-end text:name="_Toc471468461"/></text:h>
      <table:table table:style-name="Table3029">
        <table:table-columns>
          <table:table-column table:style-name="TableColumn3030"/>
          <table:table-column table:style-name="TableColumn3031"/>
          <table:table-column table:style-name="TableColumn3032"/>
          <table:table-column table:style-name="TableColumn3033"/>
        </table:table-columns>
        <table:table-row table:style-name="TableRow3034">
          <table:table-cell table:style-name="TableCell3035">
            <text:p text:style-name="P3036">Name</text:p>
          </table:table-cell>
          <table:table-cell table:style-name="TableCell3037" table:number-columns-spanned="3">
            <text:p text:style-name="P3038">Object identifier</text:p>
          </table:table-cell>
          <table:covered-table-cell/>
          <table:covered-table-cell/>
        </table:table-row>
        <table:table-row table:style-name="TableRow3039">
          <table:table-cell table:style-name="TableCell3040">
            <text:p text:style-name="P3041">Description</text:p>
          </table:table-cell>
          <table:table-cell table:style-name="TableCell3042" table:number-columns-spanned="3">
            <text:p text:style-name="P3043">Indicates the identity of the object.</text:p>
          </table:table-cell>
          <table:covered-table-cell/>
          <table:covered-table-cell/>
        </table:table-row>
        <table:table-row table:style-name="TableRow3044">
          <table:table-cell table:style-name="TableCell3045">
            <text:p text:style-name="P3046">Length of variable</text:p>
          </table:table-cell>
          <table:table-cell table:style-name="TableCell3047">
            <text:p text:style-name="P3048">Minimum Value</text:p>
          </table:table-cell>
          <table:table-cell table:style-name="TableCell3049">
            <text:p text:style-name="P3050">Maximum Value</text:p>
          </table:table-cell>
          <table:table-cell table:style-name="TableCell3051">
            <text:p text:style-name="P3052">Resolution/formula</text:p>
          </table:table-cell>
        </table:table-row>
        <table:table-row table:style-name="TableRow3053">
          <table:table-cell table:style-name="TableCell3054">
            <text:p text:style-name="P3055">Max. 80 bytes</text:p>
          </table:table-cell>
          <table:table-cell table:style-name="TableCell3056">
            <text:p text:style-name="P3057"/>
          </table:table-cell>
          <table:table-cell table:style-name="TableCell3058">
            <text:p text:style-name="P3059"/>
          </table:table-cell>
          <table:table-cell table:style-name="TableCell3060">
            <text:p text:style-name="P3061">Null terminated UTF-8 string</text:p>
          </table:table-cell>
        </table:table-row>
        <table:table-row table:style-name="TableRow3062">
          <table:table-cell table:style-name="TableCell3063">
            <text:p text:style-name="P3064">Special/Reserved Values</text:p>
          </table:table-cell>
          <table:table-cell table:style-name="TableCell3065">
            <text:p text:style-name="Tablecontent"/>
          </table:table-cell>
          <table:table-cell table:style-name="TableCell3066" table:number-columns-spanned="2">
            <text:p text:style-name="Tablecontent"><text:span text:style-name="T3067">See<text:s/></text:span><text:bookmark-ref text:ref-name="_Ref232852928" text:reference-format="text">6.1.3.1</text:bookmark-ref><text:span text:style-name="T3068">.</text:span></text:p>
          </table:table-cell>
          <table:covered-table-cell/>
        </table:table-row>
      </table:table>
      <text:h text:style-name="P3069" text:outline-level="2"><text:bookmark-start text:name="_Toc129168737"/><text:bookmark-start text:name="_Toc131518295"/><text:bookmark-start text:name="_Toc471375532"/><text:bookmark-start text:name="_Toc471468463"/>RXID_SITE_DATA_VERSION<text:bookmark-end text:name="_Toc129168737"/><text:bookmark-end text:name="_Toc131518295"/><text:bookmark-end text:name="_Toc471375532"/><text:bookmark-end text:name="_Toc471468463"/></text:h>
      <table:table table:style-name="Table3070">
        <table:table-columns>
          <table:table-column table:style-name="TableColumn3071"/>
          <table:table-column table:style-name="TableColumn3072"/>
          <table:table-column table:style-name="TableColumn3073"/>
          <table:table-column table:style-name="TableColumn3074"/>
        </table:table-columns>
        <table:table-row table:style-name="TableRow3075">
          <table:table-cell table:style-name="TableCell3076">
            <text:p text:style-name="P3077">Name</text:p>
          </table:table-cell>
          <table:table-cell table:style-name="TableCell3078" table:number-columns-spanned="3">
            <text:p text:style-name="P3079">Site data version</text:p>
          </table:table-cell>
          <table:covered-table-cell/>
          <table:covered-table-cell/>
        </table:table-row>
        <table:table-row table:style-name="TableRow3080">
          <table:table-cell table:style-name="TableCell3081">
            <text:p text:style-name="P3082">Description</text:p>
          </table:table-cell>
          <table:table-cell table:style-name="TableCell3083" table:number-columns-spanned="3">
            <text:p text:style-name="P3084">Identifies the version, current or requested, of the site data in a distributed unit.</text:p>
          </table:table-cell>
          <table:covered-table-cell/>
          <table:covered-table-cell/>
        </table:table-row>
        <table:table-row table:style-name="TableRow3085">
          <table:table-cell table:style-name="TableCell3086">
            <text:p text:style-name="P3087">Length of variable</text:p>
          </table:table-cell>
          <table:table-cell table:style-name="TableCell3088">
            <text:p text:style-name="P3089">Minimum Value</text:p>
          </table:table-cell>
          <table:table-cell table:style-name="TableCell3090">
            <text:p text:style-name="P3091">Maximum Value</text:p>
          </table:table-cell>
          <table:table-cell table:style-name="TableCell3092">
            <text:p text:style-name="P3093">Resolution/formula</text:p>
          </table:table-cell>
        </table:table-row>
        <table:table-row table:style-name="TableRow3094">
          <table:table-cell table:style-name="TableCell3095">
            <text:p text:style-name="P3096">Max. 40 bytes</text:p>
          </table:table-cell>
          <table:table-cell table:style-name="TableCell3097">
            <text:p text:style-name="P3098"/>
          </table:table-cell>
          <table:table-cell table:style-name="TableCell3099">
            <text:p text:style-name="P3100"/>
          </table:table-cell>
          <table:table-cell table:style-name="TableCell3101">
            <text:p text:style-name="P3102">Null terminated UTF-8 string</text:p>
          </table:table-cell>
        </table:table-row>
        <table:table-row table:style-name="TableRow3103">
          <table:table-cell table:style-name="TableCell3104">
            <text:p text:style-name="P3105">Special/Reserved Values</text:p>
          </table:table-cell>
          <table:table-cell table:style-name="TableCell3106">
            <text:p text:style-name="Tablecontent"/>
          </table:table-cell>
          <table:table-cell table:style-name="TableCell3107" table:number-columns-spanned="2">
            <text:p text:style-name="P3108"/>
          </table:table-cell>
          <table:covered-table-cell/>
        </table:table-row>
      </table:table>
      <text:h text:style-name="Heading1" text:outline-level="1"><text:bookmark-start text:name="_Toc127170962"/><text:bookmark-start text:name="_Toc127349760"/><text:bookmark-start text:name="_Toc130704128"/><text:bookmark-start text:name="_Toc126657991"/><text:bookmark-start text:name="_Toc127084544"/><text:bookmark-start text:name="_Toc127087224"/><text:bookmark-start text:name="_Toc127087407"/><text:bookmark-start text:name="_Toc127087592"/><text:bookmark-start text:name="_Toc127087777"/><text:bookmark-start text:name="_Toc127087960"/><text:bookmark-start text:name="_Toc127088142"/><text:bookmark-start text:name="_Toc127088325"/><text:bookmark-start text:name="_Toc127088508"/><text:bookmark-start text:name="_Toc127088691"/><text:bookmark-start text:name="_Toc127088872"/><text:bookmark-start text:name="_Toc127089054"/><text:bookmark-start text:name="_Toc127089238"/><text:bookmark-start text:name="_Toc127089421"/><text:bookmark-start text:name="_Toc127089605"/><text:bookmark-start text:name="_Toc127089786"/><text:bookmark-start text:name="_Toc127156763"/><text:bookmark-start text:name="_Toc127162911"/><text:bookmark-start text:name="_Toc127170963"/><text:bookmark-start text:name="_Toc127349761"/><text:bookmark-start text:name="_Toc130704129"/><text:bookmark-start text:name="_Toc130704131"/><text:bookmark-start text:name="_Toc130704153"/><text:bookmark-start text:name="_Hlt124962260"/><text:bookmark-start text:name="_Toc130704197"/><text:bookmark-start text:name="_Toc130704198"/><text:bookmark-start text:name="_Toc127084554"/><text:bookmark-start text:name="_Toc127087230"/><text:bookmark-start text:name="_Toc127087413"/><text:bookmark-start text:name="_Toc127087598"/><text:bookmark-start text:name="_Toc127087783"/><text:bookmark-start text:name="_Toc127087966"/><text:bookmark-start text:name="_Toc127088148"/><text:bookmark-start text:name="_Toc127088331"/><text:bookmark-start text:name="_Toc127088514"/><text:bookmark-start text:name="_Toc127088697"/><text:bookmark-start text:name="_Toc127088878"/><text:bookmark-start text:name="_Toc127089060"/><text:bookmark-start text:name="_Toc127089244"/><text:bookmark-start text:name="_Toc127089427"/><text:bookmark-start text:name="_Toc127089611"/><text:bookmark-start text:name="_Toc127089792"/><text:bookmark-start text:name="_Toc127156769"/><text:bookmark-start text:name="_Toc127162917"/><text:bookmark-start text:name="_Toc127170969"/><text:bookmark-start text:name="_Toc127349767"/><text:bookmark-start text:name="_Toc130704219"/><text:bookmark-start text:name="_Toc127084555"/><text:bookmark-start text:name="_Toc127087231"/><text:bookmark-start text:name="_Toc127087414"/><text:bookmark-start text:name="_Toc127087599"/><text:bookmark-start text:name="_Toc127087784"/><text:bookmark-start text:name="_Toc127087967"/><text:bookmark-start text:name="_Toc127088149"/><text:bookmark-start text:name="_Toc127088332"/><text:bookmark-start text:name="_Toc127088515"/><text:bookmark-start text:name="_Toc127088698"/><text:bookmark-start text:name="_Toc127088879"/><text:bookmark-start text:name="_Toc127089061"/><text:bookmark-start text:name="_Toc127089245"/><text:bookmark-start text:name="_Toc127089428"/><text:bookmark-start text:name="_Toc127089612"/><text:bookmark-start text:name="_Toc127089793"/><text:bookmark-start text:name="_Toc127156770"/><text:bookmark-start text:name="_Toc127162918"/><text:bookmark-start text:name="_Toc127170970"/><text:bookmark-start text:name="_Toc127349768"/><text:bookmark-start text:name="_Toc130704220"/><text:bookmark-start text:name="_Toc130704243"/><text:bookmark-start text:name="_Toc130704244"/><text:bookmark-start text:name="_Hlt127167241"/><text:bookmark-start text:name="_Toc130704245"/><text:bookmark-start text:name="_Toc130704248"/><text:bookmark-start text:name="_Toc130704269"/><text:bookmark-start text:name="_Toc127084583"/><text:bookmark-start text:name="_Toc127087259"/><text:bookmark-start text:name="_Toc127087442"/><text:bookmark-start text:name="_Toc127087627"/><text:bookmark-start text:name="_Toc127087812"/><text:bookmark-start text:name="_Toc127087995"/><text:bookmark-start text:name="_Toc127088177"/><text:bookmark-start text:name="_Toc127088360"/><text:bookmark-start text:name="_Toc127088543"/><text:bookmark-start text:name="_Toc127088726"/><text:bookmark-start text:name="_Toc127088907"/><text:bookmark-start text:name="_Toc127089089"/><text:bookmark-start text:name="_Toc127089273"/><text:bookmark-start text:name="_Toc127089456"/><text:bookmark-start text:name="_Toc127089640"/><text:bookmark-start text:name="_Toc127089821"/><text:bookmark-start text:name="_Toc127156798"/><text:bookmark-start text:name="_Toc127162946"/><text:bookmark-start text:name="_Toc127170998"/><text:bookmark-start text:name="_Toc127349796"/><text:bookmark-start text:name="_Toc130704272"/><text:bookmark-start text:name="_Toc127084585"/><text:bookmark-start text:name="_Toc127087261"/><text:bookmark-start text:name="_Toc127087444"/><text:bookmark-start text:name="_Toc127087629"/><text:bookmark-start text:name="_Toc127087814"/><text:bookmark-start text:name="_Toc127087997"/><text:bookmark-start text:name="_Toc127088179"/><text:bookmark-start text:name="_Toc127088362"/><text:bookmark-start text:name="_Toc127088545"/><text:bookmark-start text:name="_Toc127088728"/><text:bookmark-start text:name="_Toc127088909"/><text:bookmark-start text:name="_Toc127089091"/><text:bookmark-start text:name="_Toc127089275"/><text:bookmark-start text:name="_Toc127089458"/><text:bookmark-start text:name="_Toc127089642"/><text:bookmark-start text:name="_Toc127089823"/><text:bookmark-start text:name="_Toc127156800"/><text:bookmark-start text:name="_Toc127162948"/><text:bookmark-start text:name="_Toc127171000"/><text:bookmark-start text:name="_Toc127349798"/><text:bookmark-start text:name="_Toc130704274"/><text:bookmark-start text:name="_Toc126658002"/><text:bookmark-start text:name="_Toc127084587"/><text:bookmark-start text:name="_Toc127087263"/><text:bookmark-start text:name="_Toc127087446"/><text:bookmark-start text:name="_Toc127087631"/><text:bookmark-start text:name="_Toc127087816"/><text:bookmark-start text:name="_Toc127087999"/><text:bookmark-start text:name="_Toc127088181"/><text:bookmark-start text:name="_Toc127088364"/><text:bookmark-start text:name="_Toc127088547"/><text:bookmark-start text:name="_Toc127088730"/><text:bookmark-start text:name="_Toc127088911"/><text:bookmark-start text:name="_Toc127089093"/><text:bookmark-start text:name="_Toc127089277"/><text:bookmark-start text:name="_Toc127089460"/><text:bookmark-start text:name="_Toc127089644"/><text:bookmark-start text:name="_Toc127089825"/><text:bookmark-start text:name="_Toc127156802"/><text:bookmark-start text:name="_Toc127162950"/><text:bookmark-start text:name="_Toc127171002"/><text:bookmark-start text:name="_Toc127349800"/><text:bookmark-start text:name="_Toc130704276"/><text:bookmark-start text:name="_Toc126658004"/><text:bookmark-start text:name="_Toc127084589"/><text:bookmark-start text:name="_Toc127087265"/><text:bookmark-start text:name="_Toc127087448"/><text:bookmark-start text:name="_Toc127087633"/><text:bookmark-start text:name="_Toc127087818"/><text:bookmark-start text:name="_Toc127088001"/><text:bookmark-start text:name="_Toc127088183"/><text:bookmark-start text:name="_Toc127088366"/><text:bookmark-start text:name="_Toc127088549"/><text:bookmark-start text:name="_Toc127088732"/><text:bookmark-start text:name="_Toc127088913"/><text:bookmark-start text:name="_Toc127089095"/><text:bookmark-start text:name="_Toc127089279"/><text:bookmark-start text:name="_Toc127089462"/><text:bookmark-start text:name="_Toc127089646"/><text:bookmark-start text:name="_Toc127089827"/><text:bookmark-start text:name="_Toc127156804"/><text:bookmark-start text:name="_Toc127162952"/><text:bookmark-start text:name="_Toc127171004"/><text:bookmark-start text:name="_Toc127349802"/><text:bookmark-start text:name="_Toc130704278"/><text:bookmark-start text:name="_Toc126658025"/><text:bookmark-start text:name="_Toc127084610"/><text:bookmark-start text:name="_Toc127087286"/><text:bookmark-start text:name="_Toc127087469"/><text:bookmark-start text:name="_Toc127087654"/><text:bookmark-start text:name="_Toc127087839"/><text:bookmark-start text:name="_Toc127088022"/><text:bookmark-start text:name="_Toc127088204"/><text:bookmark-start text:name="_Toc127088387"/><text:bookmark-start text:name="_Toc127088570"/><text:bookmark-start text:name="_Toc127088753"/><text:bookmark-start text:name="_Toc127088934"/><text:bookmark-start text:name="_Toc127089116"/><text:bookmark-start text:name="_Toc127089300"/><text:bookmark-start text:name="_Toc127089483"/><text:bookmark-start text:name="_Toc127089667"/><text:bookmark-start text:name="_Toc127089848"/><text:bookmark-start text:name="_Toc127156825"/><text:bookmark-start text:name="_Toc127162973"/><text:bookmark-start text:name="_Toc127171025"/><text:bookmark-start text:name="_Toc127349823"/><text:bookmark-start text:name="_Toc130704299"/><text:bookmark-start text:name="_Toc126658031"/><text:bookmark-start text:name="_Toc127084616"/><text:bookmark-start text:name="_Toc127087292"/><text:bookmark-start text:name="_Toc127087475"/><text:bookmark-start text:name="_Toc127087660"/><text:bookmark-start text:name="_Toc127087845"/><text:bookmark-start text:name="_Toc127088028"/><text:bookmark-start text:name="_Toc127088210"/><text:bookmark-start text:name="_Toc127088393"/><text:bookmark-start text:name="_Toc127088576"/><text:bookmark-start text:name="_Toc127088759"/><text:bookmark-start text:name="_Toc127088940"/><text:bookmark-start text:name="_Toc127089122"/><text:bookmark-start text:name="_Toc127089306"/><text:bookmark-start text:name="_Toc127089489"/><text:bookmark-start text:name="_Toc127089673"/><text:bookmark-start text:name="_Toc127089854"/><text:bookmark-start text:name="_Toc127156831"/><text:bookmark-start text:name="_Toc127162979"/><text:bookmark-start text:name="_Toc127171031"/><text:bookmark-start text:name="_Toc127349829"/><text:bookmark-start text:name="_Toc130704305"/><text:bookmark-start text:name="_Toc130704327"/><text:bookmark-start text:name="_Toc130704328"/><text:bookmark-start text:name="_Toc130704349"/><text:bookmark-start text:name="_Toc130704351"/><text:bookmark-start text:name="_Toc130704353"/><text:bookmark-start text:name="_Toc126658054"/><text:bookmark-start text:name="_Toc127084639"/><text:bookmark-start text:name="_Toc127087315"/><text:bookmark-start text:name="_Toc127087498"/><text:bookmark-start text:name="_Toc127087683"/><text:bookmark-start text:name="_Toc127087868"/><text:bookmark-start text:name="_Toc127088051"/><text:bookmark-start text:name="_Toc127088233"/><text:bookmark-start text:name="_Toc127088416"/><text:bookmark-start text:name="_Toc127088599"/><text:bookmark-start text:name="_Toc127088782"/><text:bookmark-start text:name="_Toc127088963"/><text:bookmark-start text:name="_Toc127089145"/><text:bookmark-start text:name="_Toc127089329"/><text:bookmark-start text:name="_Toc127089512"/><text:bookmark-start text:name="_Toc127089696"/><text:bookmark-start text:name="_Toc127089877"/><text:bookmark-start text:name="_Toc127156854"/><text:bookmark-start text:name="_Toc127163002"/><text:bookmark-start text:name="_Toc127171054"/><text:bookmark-start text:name="_Toc127349852"/><text:bookmark-start text:name="_Toc130704355"/><text:bookmark-start text:name="_Toc124824428"/><text:bookmark-start text:name="_Toc124959774"/><text:bookmark-start text:name="_Toc124960343"/><text:bookmark-start text:name="_Toc126658055"/><text:bookmark-start text:name="_Toc127084640"/><text:bookmark-start text:name="_Toc127087316"/><text:bookmark-start text:name="_Toc127087499"/><text:bookmark-start text:name="_Toc127087684"/><text:bookmark-start text:name="_Toc127087869"/><text:bookmark-start text:name="_Toc127088052"/><text:bookmark-start text:name="_Toc127088234"/><text:bookmark-start text:name="_Toc127088417"/><text:bookmark-start text:name="_Toc127088600"/><text:bookmark-start text:name="_Toc127088783"/><text:bookmark-start text:name="_Toc127088964"/><text:bookmark-start text:name="_Toc127089146"/><text:bookmark-start text:name="_Toc127089330"/><text:bookmark-start text:name="_Toc127089513"/><text:bookmark-start text:name="_Toc127089697"/><text:bookmark-start text:name="_Toc127089878"/><text:bookmark-start text:name="_Toc127156855"/><text:bookmark-start text:name="_Toc127163003"/><text:bookmark-start text:name="_Toc127171055"/><text:bookmark-start text:name="_Toc127349853"/><text:bookmark-start text:name="_Toc130704356"/><text:bookmark-start text:name="_Toc130704358"/><text:bookmark-start text:name="_Toc130704359"/><text:bookmark-start text:name="_Toc130704360"/><text:bookmark-start text:name="_Toc130704361"/><text:bookmark-start text:name="_Toc130704367"/><text:bookmark-start text:name="_Toc130704368"/><text:bookmark-start text:name="_Toc130704372"/><text:bookmark-start text:name="_Toc130704373"/><text:bookmark-start text:name="_Toc130704374"/><text:bookmark-start text:name="_Toc130704375"/><text:bookmark-start text:name="_Toc130704380"/><text:bookmark-start text:name="_Toc130704381"/><text:bookmark-start text:name="_Toc130704382"/><text:bookmark-start text:name="_Toc130704383"/><text:bookmark-start text:name="_Toc126658063"/><text:bookmark-start text:name="_Toc127084649"/><text:bookmark-start text:name="_Toc127087325"/><text:bookmark-start text:name="_Toc127087508"/><text:bookmark-start text:name="_Toc127087693"/><text:bookmark-start text:name="_Toc127087878"/><text:bookmark-start text:name="_Toc127088061"/><text:bookmark-start text:name="_Toc127088243"/><text:bookmark-start text:name="_Toc127088426"/><text:bookmark-start text:name="_Toc127088609"/><text:bookmark-start text:name="_Toc127088792"/><text:bookmark-start text:name="_Toc127088973"/><text:bookmark-start text:name="_Toc127089155"/><text:bookmark-start text:name="_Toc127089339"/><text:bookmark-start text:name="_Toc127089522"/><text:bookmark-start text:name="_Toc127089706"/><text:bookmark-start text:name="_Toc127089887"/><text:bookmark-start text:name="_Toc127156864"/><text:bookmark-start text:name="_Toc127163012"/><text:bookmark-start text:name="_Toc127171064"/><text:bookmark-start text:name="_Toc127349862"/><text:bookmark-start text:name="_Toc130704409"/><text:bookmark-start text:name="_Toc126658065"/><text:bookmark-start text:name="_Toc130704411"/><text:bookmark-start text:name="_Toc130704414"/><text:bookmark-start text:name="_Toc130704415"/><text:bookmark-start text:name="_Toc130704418"/><text:bookmark-start text:name="_Toc130704421"/><text:bookmark-start text:name="_Toc127171069"/><text:bookmark-start text:name="_Toc127349867"/><text:bookmark-start text:name="_Toc130704422"/><text:bookmark-start text:name="_Hlt124968226"/><text:bookmark-start text:name="_Toc124959788"/><text:bookmark-start text:name="_Toc124960357"/><text:bookmark-start text:name="_Toc126658069"/><text:bookmark-start text:name="_Toc127084654"/><text:bookmark-start text:name="_Toc127087330"/><text:bookmark-start text:name="_Toc127087513"/><text:bookmark-start text:name="_Toc127087698"/><text:bookmark-start text:name="_Toc127087883"/><text:bookmark-start text:name="_Toc127088066"/><text:bookmark-start text:name="_Toc127088248"/><text:bookmark-start text:name="_Toc127088431"/><text:bookmark-start text:name="_Toc127088614"/><text:bookmark-start text:name="_Toc127088797"/><text:bookmark-start text:name="_Toc127088978"/><text:bookmark-start text:name="_Toc127089160"/><text:bookmark-start text:name="_Toc127089344"/><text:bookmark-start text:name="_Toc127089527"/><text:bookmark-start text:name="_Toc127089711"/><text:bookmark-start text:name="_Toc127089892"/><text:bookmark-start text:name="_Toc127156869"/><text:bookmark-start text:name="_Toc127163017"/><text:bookmark-start text:name="_Toc127171071"/><text:bookmark-start text:name="_Toc127349869"/><text:bookmark-start text:name="_Toc130704424"/><text:bookmark-start text:name="_Toc130704429"/><text:bookmark-start text:name="_Toc130704451"/><text:bookmark-start text:name="_Hlt457616635"/><text:bookmark-start text:name="_Hlt127168357"/><text:bookmark-start text:name="_Toc130704474"/><text:bookmark-start text:name="_Toc130704503"/><text:bookmark-start text:name="_Toc127156894"/><text:bookmark-start text:name="_Toc127163042"/><text:bookmark-start text:name="_Toc127171097"/><text:bookmark-start text:name="_Toc127349895"/><text:bookmark-start text:name="_Toc130704505"/><text:bookmark-start text:name="_Hlt217363785"/><text:bookmark-start text:name="_Toc471375533"/><text:bookmark-start text:name="_Toc471468464"/><text:bookmark-end text:name="_Ref120967940"/><text:bookmark-end text:name="_Ref121044145"/><text:bookmark-end text:name="_Ref124974326"/><text:bookmark-end text:name="_Toc127170962"/><text:bookmark-end text:name="_Toc127349760"/><text:bookmark-end text:name="_Toc130704128"/><text:bookmark-end text:name="_Toc126657991"/><text:bookmark-end text:name="_Toc127084544"/><text:bookmark-end text:name="_Toc127087224"/><text:bookmark-end text:name="_Toc127087407"/><text:bookmark-end text:name="_Toc127087592"/><text:bookmark-end text:name="_Toc127087777"/><text:bookmark-end text:name="_Toc127087960"/><text:bookmark-end text:name="_Toc127088142"/><text:bookmark-end text:name="_Toc127088325"/><text:bookmark-end text:name="_Toc127088508"/><text:bookmark-end text:name="_Toc127088691"/><text:bookmark-end text:name="_Toc127088872"/><text:bookmark-end text:name="_Toc127089054"/><text:bookmark-end text:name="_Toc127089238"/><text:bookmark-end text:name="_Toc127089421"/><text:bookmark-end text:name="_Toc127089605"/><text:bookmark-end text:name="_Toc127089786"/><text:bookmark-end text:name="_Toc127156763"/><text:bookmark-end text:name="_Toc127162911"/><text:bookmark-end text:name="_Toc127170963"/><text:bookmark-end text:name="_Toc127349761"/><text:bookmark-end text:name="_Toc130704129"/><text:bookmark-end text:name="_Toc130704131"/><text:bookmark-end text:name="_Toc130704153"/><text:bookmark-end text:name="_Hlt124962260"/><text:bookmark-end text:name="_Toc130704197"/><text:bookmark-end text:name="_Toc130704198"/><text:bookmark-end text:name="_Toc127084554"/><text:bookmark-end text:name="_Toc127087230"/><text:bookmark-end text:name="_Toc127087413"/><text:bookmark-end text:name="_Toc127087598"/><text:bookmark-end text:name="_Toc127087783"/><text:bookmark-end text:name="_Toc127087966"/><text:bookmark-end text:name="_Toc127088148"/><text:bookmark-end text:name="_Toc127088331"/><text:bookmark-end text:name="_Toc127088514"/><text:bookmark-end text:name="_Toc127088697"/><text:bookmark-end text:name="_Toc127088878"/><text:bookmark-end text:name="_Toc127089060"/><text:bookmark-end text:name="_Toc127089244"/><text:bookmark-end text:name="_Toc127089427"/><text:bookmark-end text:name="_Toc127089611"/><text:bookmark-end text:name="_Toc127089792"/><text:bookmark-end text:name="_Toc127156769"/><text:bookmark-end text:name="_Toc127162917"/><text:bookmark-end text:name="_Toc127170969"/><text:bookmark-end text:name="_Toc127349767"/><text:bookmark-end text:name="_Toc130704219"/><text:bookmark-end text:name="_Toc127084555"/><text:bookmark-end text:name="_Toc127087231"/><text:bookmark-end text:name="_Toc127087414"/><text:bookmark-end text:name="_Toc127087599"/><text:bookmark-end text:name="_Toc127087784"/><text:bookmark-end text:name="_Toc127087967"/><text:bookmark-end text:name="_Toc127088149"/><text:bookmark-end text:name="_Toc127088332"/><text:bookmark-end text:name="_Toc127088515"/><text:bookmark-end text:name="_Toc127088698"/><text:bookmark-end text:name="_Toc127088879"/><text:bookmark-end text:name="_Toc127089061"/><text:bookmark-end text:name="_Toc127089245"/><text:bookmark-end text:name="_Toc127089428"/><text:bookmark-end text:name="_Toc127089612"/><text:bookmark-end text:name="_Toc127089793"/><text:bookmark-end text:name="_Toc127156770"/><text:bookmark-end text:name="_Toc127162918"/><text:bookmark-end text:name="_Toc127170970"/><text:bookmark-end text:name="_Toc127349768"/><text:bookmark-end text:name="_Toc130704220"/><text:bookmark-end text:name="_Toc130704243"/><text:bookmark-end text:name="_Toc130704244"/><text:bookmark-end text:name="_Hlt127167241"/><text:bookmark-end text:name="_Toc130704245"/><text:bookmark-end text:name="_Toc130704248"/><text:bookmark-end text:name="_Toc130704269"/><text:bookmark-end text:name="_Toc127084583"/><text:bookmark-end text:name="_Toc127087259"/><text:bookmark-end text:name="_Toc127087442"/><text:bookmark-end text:name="_Toc127087627"/><text:bookmark-end text:name="_Toc127087812"/><text:bookmark-end text:name="_Toc127087995"/><text:bookmark-end text:name="_Toc127088177"/><text:bookmark-end text:name="_Toc127088360"/><text:bookmark-end text:name="_Toc127088543"/><text:bookmark-end text:name="_Toc127088726"/><text:bookmark-end text:name="_Toc127088907"/><text:bookmark-end text:name="_Toc127089089"/><text:bookmark-end text:name="_Toc127089273"/><text:bookmark-end text:name="_Toc127089456"/><text:bookmark-end text:name="_Toc127089640"/><text:bookmark-end text:name="_Toc127089821"/><text:bookmark-end text:name="_Toc127156798"/><text:bookmark-end text:name="_Toc127162946"/><text:bookmark-end text:name="_Toc127170998"/><text:bookmark-end text:name="_Toc127349796"/><text:bookmark-end text:name="_Toc130704272"/><text:bookmark-end text:name="_Toc127084585"/><text:bookmark-end text:name="_Toc127087261"/><text:bookmark-end text:name="_Toc127087444"/><text:bookmark-end text:name="_Toc127087629"/><text:bookmark-end text:name="_Toc127087814"/><text:bookmark-end text:name="_Toc127087997"/><text:bookmark-end text:name="_Toc127088179"/><text:bookmark-end text:name="_Toc127088362"/><text:bookmark-end text:name="_Toc127088545"/><text:bookmark-end text:name="_Toc127088728"/><text:bookmark-end text:name="_Toc127088909"/><text:bookmark-end text:name="_Toc127089091"/><text:bookmark-end text:name="_Toc127089275"/><text:bookmark-end text:name="_Toc127089458"/><text:bookmark-end text:name="_Toc127089642"/><text:bookmark-end text:name="_Toc127089823"/><text:bookmark-end text:name="_Toc127156800"/><text:bookmark-end text:name="_Toc127162948"/><text:bookmark-end text:name="_Toc127171000"/><text:bookmark-end text:name="_Toc127349798"/><text:bookmark-end text:name="_Toc130704274"/><text:bookmark-end text:name="_Toc126658002"/><text:bookmark-end text:name="_Toc127084587"/><text:bookmark-end text:name="_Toc127087263"/><text:bookmark-end text:name="_Toc127087446"/><text:bookmark-end text:name="_Toc127087631"/><text:bookmark-end text:name="_Toc127087816"/><text:bookmark-end text:name="_Toc127087999"/><text:bookmark-end text:name="_Toc127088181"/><text:bookmark-end text:name="_Toc127088364"/><text:bookmark-end text:name="_Toc127088547"/><text:bookmark-end text:name="_Toc127088730"/><text:bookmark-end text:name="_Toc127088911"/><text:bookmark-end text:name="_Toc127089093"/><text:bookmark-end text:name="_Toc127089277"/><text:bookmark-end text:name="_Toc127089460"/><text:bookmark-end text:name="_Toc127089644"/><text:bookmark-end text:name="_Toc127089825"/><text:bookmark-end text:name="_Toc127156802"/><text:bookmark-end text:name="_Toc127162950"/><text:bookmark-end text:name="_Toc127171002"/><text:bookmark-end text:name="_Toc127349800"/><text:bookmark-end text:name="_Toc130704276"/><text:bookmark-end text:name="_Toc126658004"/><text:bookmark-end text:name="_Toc127084589"/><text:bookmark-end text:name="_Toc127087265"/><text:bookmark-end text:name="_Toc127087448"/><text:bookmark-end text:name="_Toc127087633"/><text:bookmark-end text:name="_Toc127087818"/><text:bookmark-end text:name="_Toc127088001"/><text:bookmark-end text:name="_Toc127088183"/><text:bookmark-end text:name="_Toc127088366"/><text:bookmark-end text:name="_Toc127088549"/><text:bookmark-end text:name="_Toc127088732"/><text:bookmark-end text:name="_Toc127088913"/><text:bookmark-end text:name="_Toc127089095"/><text:bookmark-end text:name="_Toc127089279"/><text:bookmark-end text:name="_Toc127089462"/><text:bookmark-end text:name="_Toc127089646"/><text:bookmark-end text:name="_Toc127089827"/><text:bookmark-end text:name="_Toc127156804"/><text:bookmark-end text:name="_Toc127162952"/><text:bookmark-end text:name="_Toc127171004"/><text:bookmark-end text:name="_Toc127349802"/><text:bookmark-end text:name="_Toc130704278"/><text:bookmark-end text:name="_Toc126658025"/><text:bookmark-end text:name="_Toc127084610"/><text:bookmark-end text:name="_Toc127087286"/><text:bookmark-end text:name="_Toc127087469"/><text:bookmark-end text:name="_Toc127087654"/><text:bookmark-end text:name="_Toc127087839"/><text:bookmark-end text:name="_Toc127088022"/><text:bookmark-end text:name="_Toc127088204"/><text:bookmark-end text:name="_Toc127088387"/><text:bookmark-end text:name="_Toc127088570"/><text:bookmark-end text:name="_Toc127088753"/><text:bookmark-end text:name="_Toc127088934"/><text:bookmark-end text:name="_Toc127089116"/><text:bookmark-end text:name="_Toc127089300"/><text:bookmark-end text:name="_Toc127089483"/><text:bookmark-end text:name="_Toc127089667"/><text:bookmark-end text:name="_Toc127089848"/><text:bookmark-end text:name="_Toc127156825"/><text:bookmark-end text:name="_Toc127162973"/><text:bookmark-end text:name="_Toc127171025"/><text:bookmark-end text:name="_Toc127349823"/><text:bookmark-end text:name="_Toc130704299"/><text:bookmark-end text:name="_Toc126658031"/><text:bookmark-end text:name="_Toc127084616"/><text:bookmark-end text:name="_Toc127087292"/><text:bookmark-end text:name="_Toc127087475"/><text:bookmark-end text:name="_Toc127087660"/><text:bookmark-end text:name="_Toc127087845"/><text:bookmark-end text:name="_Toc127088028"/><text:bookmark-end text:name="_Toc127088210"/><text:bookmark-end text:name="_Toc127088393"/><text:bookmark-end text:name="_Toc127088576"/><text:bookmark-end text:name="_Toc127088759"/><text:bookmark-end text:name="_Toc127088940"/><text:bookmark-end text:name="_Toc127089122"/><text:bookmark-end text:name="_Toc127089306"/><text:bookmark-end text:name="_Toc127089489"/><text:bookmark-end text:name="_Toc127089673"/><text:bookmark-end text:name="_Toc127089854"/><text:bookmark-end text:name="_Toc127156831"/><text:bookmark-end text:name="_Toc127162979"/><text:bookmark-end text:name="_Toc127171031"/><text:bookmark-end text:name="_Toc127349829"/><text:bookmark-end text:name="_Toc130704305"/><text:bookmark-end text:name="_Toc130704327"/><text:bookmark-end text:name="_Toc130704328"/><text:bookmark-end text:name="_Toc130704349"/><text:bookmark-end text:name="_Toc130704351"/><text:bookmark-end text:name="_Toc130704353"/><text:bookmark-end text:name="_Toc126658054"/><text:bookmark-end text:name="_Toc127084639"/><text:bookmark-end text:name="_Toc127087315"/><text:bookmark-end text:name="_Toc127087498"/><text:bookmark-end text:name="_Toc127087683"/><text:bookmark-end text:name="_Toc127087868"/><text:bookmark-end text:name="_Toc127088051"/><text:bookmark-end text:name="_Toc127088233"/><text:bookmark-end text:name="_Toc127088416"/><text:bookmark-end text:name="_Toc127088599"/><text:bookmark-end text:name="_Toc127088782"/><text:bookmark-end text:name="_Toc127088963"/><text:bookmark-end text:name="_Toc127089145"/><text:bookmark-end text:name="_Toc127089329"/><text:bookmark-end text:name="_Toc127089512"/><text:bookmark-end text:name="_Toc127089696"/><text:bookmark-end text:name="_Toc127089877"/><text:bookmark-end text:name="_Toc127156854"/><text:bookmark-end text:name="_Toc127163002"/><text:bookmark-end text:name="_Toc127171054"/><text:bookmark-end text:name="_Toc127349852"/><text:bookmark-end text:name="_Toc130704355"/><text:bookmark-end text:name="_Toc124824428"/><text:bookmark-end text:name="_Toc124959774"/><text:bookmark-end text:name="_Toc124960343"/><text:bookmark-end text:name="_Toc126658055"/><text:bookmark-end text:name="_Toc127084640"/><text:bookmark-end text:name="_Toc127087316"/><text:bookmark-end text:name="_Toc127087499"/><text:bookmark-end text:name="_Toc127087684"/><text:bookmark-end text:name="_Toc127087869"/><text:bookmark-end text:name="_Toc127088052"/><text:bookmark-end text:name="_Toc127088234"/><text:bookmark-end text:name="_Toc127088417"/><text:bookmark-end text:name="_Toc127088600"/><text:bookmark-end text:name="_Toc127088783"/><text:bookmark-end text:name="_Toc127088964"/><text:bookmark-end text:name="_Toc127089146"/><text:bookmark-end text:name="_Toc127089330"/><text:bookmark-end text:name="_Toc127089513"/><text:bookmark-end text:name="_Toc127089697"/><text:bookmark-end text:name="_Toc127089878"/><text:bookmark-end text:name="_Toc127156855"/><text:bookmark-end text:name="_Toc127163003"/><text:bookmark-end text:name="_Toc127171055"/><text:bookmark-end text:name="_Toc127349853"/><text:bookmark-end text:name="_Toc130704356"/><text:bookmark-end text:name="_Toc130704358"/><text:bookmark-end text:name="_Toc130704359"/><text:bookmark-end text:name="_Toc130704360"/><text:bookmark-end text:name="_Toc130704361"/><text:bookmark-end text:name="_Toc130704367"/><text:bookmark-end text:name="_Toc130704368"/><text:bookmark-end text:name="_Toc130704372"/><text:bookmark-end text:name="_Toc130704373"/><text:bookmark-end text:name="_Toc130704374"/><text:bookmark-end text:name="_Toc130704375"/><text:bookmark-end text:name="_Toc130704380"/><text:bookmark-end text:name="_Toc130704381"/><text:bookmark-end text:name="_Toc130704382"/><text:bookmark-end text:name="_Toc130704383"/><text:bookmark-end text:name="_Toc126658063"/><text:bookmark-end text:name="_Toc127084649"/><text:bookmark-end text:name="_Toc127087325"/><text:bookmark-end text:name="_Toc127087508"/><text:bookmark-end text:name="_Toc127087693"/><text:bookmark-end text:name="_Toc127087878"/><text:bookmark-end text:name="_Toc127088061"/><text:bookmark-end text:name="_Toc127088243"/><text:bookmark-end text:name="_Toc127088426"/><text:bookmark-end text:name="_Toc127088609"/><text:bookmark-end text:name="_Toc127088792"/><text:bookmark-end text:name="_Toc127088973"/><text:bookmark-end text:name="_Toc127089155"/><text:bookmark-end text:name="_Toc127089339"/><text:bookmark-end text:name="_Toc127089522"/><text:bookmark-end text:name="_Toc127089706"/><text:bookmark-end text:name="_Toc127089887"/><text:bookmark-end text:name="_Toc127156864"/><text:bookmark-end text:name="_Toc127163012"/><text:bookmark-end text:name="_Toc127171064"/><text:bookmark-end text:name="_Toc127349862"/><text:bookmark-end text:name="_Toc130704409"/><text:bookmark-end text:name="_Toc126658065"/><text:bookmark-end text:name="_Toc130704411"/><text:bookmark-end text:name="_Toc130704414"/><text:bookmark-end text:name="_Toc130704415"/><text:bookmark-end text:name="_Toc130704418"/><text:bookmark-end text:name="_Toc130704421"/><text:bookmark-end text:name="_Toc127171069"/><text:bookmark-end text:name="_Toc127349867"/><text:bookmark-end text:name="_Toc130704422"/><text:bookmark-end text:name="_Hlt124968226"/><text:bookmark-end text:name="_Toc124959788"/><text:bookmark-end text:name="_Toc124960357"/><text:bookmark-end text:name="_Toc126658069"/><text:bookmark-end text:name="_Toc127084654"/><text:bookmark-end text:name="_Toc127087330"/><text:bookmark-end text:name="_Toc127087513"/><text:bookmark-end text:name="_Toc127087698"/><text:bookmark-end text:name="_Toc127087883"/><text:bookmark-end text:name="_Toc127088066"/><text:bookmark-end text:name="_Toc127088248"/><text:bookmark-end text:name="_Toc127088431"/><text:bookmark-end text:name="_Toc127088614"/><text:bookmark-end text:name="_Toc127088797"/><text:bookmark-end text:name="_Toc127088978"/><text:bookmark-end text:name="_Toc127089160"/><text:bookmark-end text:name="_Toc127089344"/><text:bookmark-end text:name="_Toc127089527"/><text:bookmark-end text:name="_Toc127089711"/><text:bookmark-end text:name="_Toc127089892"/><text:bookmark-end text:name="_Toc127156869"/><text:bookmark-end text:name="_Toc127163017"/><text:bookmark-end text:name="_Toc127171071"/><text:bookmark-end text:name="_Toc127349869"/><text:bookmark-end text:name="_Toc130704424"/><text:bookmark-end text:name="_Toc130704429"/><text:bookmark-end text:name="_Toc130704451"/><text:bookmark-end text:name="_Hlt457616635"/><text:bookmark-end text:name="_Hlt127168357"/><text:bookmark-end text:name="_Toc130704474"/><text:bookmark-end text:name="_Toc130704503"/><text:bookmark-end text:name="_Toc127156894"/><text:bookmark-end text:name="_Toc127163042"/><text:bookmark-end text:name="_Toc127171097"/><text:bookmark-end text:name="_Toc127349895"/><text:bookmark-end text:name="_Toc130704505"/><text:bookmark-end text:name="_Hlt217363785"/><text:soft-page-break/>CONFIGURABLE PARAMETERS<text:bookmark-end text:name="_Toc471375533"/><text:bookmark-end text:name="_Toc471468464"/></text:h>
      <text:h text:style-name="Heading2" text:outline-level="2"><text:bookmark-start text:name="_Toc471375534"/><text:bookmark-start text:name="_Toc471468465"/>Generic A<text:bookmark-start text:name="_Hlt217363789"/><text:bookmark-end text:name="_Hlt217363789"/>pplication Data<text:bookmark-end text:name="_Toc471375534"/><text:bookmark-end text:name="_Toc471468465"/></text:h>
      <text:p text:style-name="BodyText">These parameters may be defined asymmetrically, i.e. one value applies to the TCC side and another to the distributed units.</text:p>
      <text:h text:style-name="Heading3" text:outline-level="3"><text:bookmark-start text:name="_Toc471375535"/><text:bookmark-start text:name="_Toc471468466"/>Network Layer<text:bookmark-end text:name="_Toc471375535"/><text:bookmark-end text:name="_Toc471468466"/></text:h>
      <text:list text:style-name="LFO30" text:continue-numbering="true">
        <text:list-item>
          <text:p text:style-name="P3109">Port number<text:line-break/>Port for which to open a listening socket (TCC only).</text:p>
        </text:list-item>
      </text:list>
      <text:h text:style-name="Heading3" text:outline-level="3"><text:bookmark-start text:name="_Toc471375537"/><text:bookmark-start text:name="_Toc471468467"/>Application Layer<text:bookmark-end text:name="_Toc471375537"/><text:bookmark-end text:name="_Toc471468467"/></text:h>
      <text:list text:style-name="LFO31" text:continue-numbering="true">
        <text:list-item>
          <text:p text:style-name="P3110">Application Connect Timer<text:line-break/>Specifies the time limit within which a Connect Response message is expected in response to a previously sent Connect Request message.</text:p>
        </text:list-item>
        <text:list-item>
          <text:p text:style-name="P3111">Acknowledgment Timer<text:line-break/>Specifies the time limit within which an acknowledgment is expected for a message with RM_ACK &gt; 0.</text:p>
        </text:list-item>
        <text:list-item>
          <text:p text:style-name="P3112">Connection Attempt Interval<text:line-break/>Specifies the interval after which a failed connection attempt is repeated.</text:p>
        </text:list-item>
      </text:list>
      <text:p text:style-name="Brödtext1"/>
      <text:h text:style-name="Heading2" text:outline-level="2"><text:bookmark-start text:name="_Toc471375538"/><text:bookmark-start text:name="_Toc471468468"/>Specific Application Data<text:bookmark-end text:name="_Toc471375538"/><text:bookmark-end text:name="_Toc471468468"/></text:h>
      <text:p text:style-name="P3113">These parameters are specified individually for each node. The TCC must also have access to configuration parameters for all connected nodes. The distributed nodes must also have access to configuration parameters for the TCC.</text:p>
      <text:h text:style-name="Heading4" text:outline-level="4">Application Layer</text:h>
      <text:list text:style-name="LFO32" text:continue-numbering="true">
        <text:list-item>
          <text:p text:style-name="P3114">Local Identifiers<text:line-break/>Text strings, which uniquely identifies all units (objects, OCs and concentrator) served by the local node.<text:line-break/><text:span text:style-name="T3115">Restriction</text:span>: To follow rules in<text:s/><text:bookmark-ref text:ref-name="_Ref232852928" text:reference-format="text">6.1.3.1</text:bookmark-ref>.</text:p>
        </text:list-item>
      </text:list>
      <text:p text:style-name="P3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 svg:font-family="Helv" style:font-family-generic="swiss" style:font-pitch="variable" svg:panose-1="2 11 6 4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Brödtext1" style:next-style-name="BodyText" style:auto-update="true" style:default-outline-level="1">
      <style:paragraph-properties fo:keep-with-next="always" fo:break-before="page" fo:margin-top="0.375in" fo:margin-bottom="0.1666in" style:line-height-at-least="0.25in">
        <style:tab-stops>
          <style:tab-stop style:type="left" style:position="0.1972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Heading2" style:display-name="Heading 2" style:family="paragraph" style:parent-style-name="Heading1" style:next-style-name="BodyText" style:auto-update="true" style:default-outline-level="2">
      <style:paragraph-properties fo:break-before="auto" fo:margin-top="0.1388in" fo:margin-bottom="0.0694in" style:line-height-at-least="0.2083in"/>
      <style:text-properties fo:font-size="12pt" style:font-size-asian="12pt" fo:hyphenate="false"/>
    </style:style>
    <style:style style:name="Heading3" style:display-name="Heading 3" style:family="paragraph" style:parent-style-name="Heading2" style:next-style-name="BodyText" style:default-outline-level="3">
      <style:paragraph-properties>
        <style:tab-stops>
          <style:tab-stop style:type="left" style:position="0.1888in"/>
        </style:tab-stops>
      </style:paragraph-properties>
      <style:text-properties style:font-weight-complex="normal" fo:font-size="10pt" style:font-size-asian="10pt" style:font-size-complex="13pt" fo:hyphenate="false"/>
    </style:style>
    <style:style style:name="Heading4" style:display-name="Heading 4" style:family="paragraph" style:parent-style-name="Heading3" style:next-style-name="BodyText" style:auto-update="true" style:default-outline-level="4">
      <style:text-properties fo:font-weight="normal" style:font-weight-asian="normal"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Brödtext1" style:display-name="Brödtext 1" style:family="paragraph" style:parent-style-name="Normal">
      <style:text-properties fo:hyphenate="false"/>
    </style:style>
    <style:style style:name="BodyText" style:display-name="Body 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Heading1" style:default-outline-level="1">
      <style:paragraph-properties fo:margin-top="0in" fo:margin-bottom="0in"/>
      <style:text-properties style:font-name-complex="Times New Roman" style:font-size-complex="12pt" fo:hyphenate="false"/>
    </style:style>
    <style:style style:name="TOC2" style:display-name="TOC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TOC1" style:display-name="TOC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TOC3" style:display-name="TOC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BodyText2" style:display-name="Body Text 2" style:family="paragraph" style:parent-style-name="Normal">
      <style:paragraph-properties fo:line-height="100%" fo:margin-left="0.2361in">
        <style:tab-stops/>
      </style:paragraph-properties>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0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0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Heading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Heading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Heading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Heading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Heading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Heading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Heading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Heading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Heading9" style:next-style-name="NormalIndentSpacedTB" style:list-style-name="LFO7" style:default-outline-level="9">
      <style:paragraph-properties fo:keep-with-next="always" fo:keep-together="always" fo:margin-bottom="0.0833in" fo:line-height="100%">
        <style:tab-stops>
          <style:tab-stop style:type="left" style:position="-0.25in"/>
          <style:tab-stop style:type="left" style:position="0.6812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Indent" style:display-name="Normal Indent"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onText" style:display-name="Balloon 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1.4388in"/>
          <style:tab-stop style:type="left" style:position="-0.7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odyText3" style:display-name="Body 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PageNumber" style:display-name="Page Number" style:family="text" style:parent-style-name="DefaultParagraphFon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Caption" style:display-name="Caption"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e" style:display-name="Date"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odyTextIndent" style:display-name="Body Text Inden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otnoteText" style:display-name="Footnote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otnoteReference" style:display-name="Footnote Reference"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BlockText" style:display-name="Block Text"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odyTextFirstIndent" style:display-name="Body Text First Indent" style:family="paragraph" style:parent-style-name="Body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Closing" style:display-name="Closing"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EnvelopeAddress" style:display-name="Envelope Address"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EnvelopeReturn" style:display-name="Envelope Return"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 style:display-name="List"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2" style:display-name="List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3" style:display-name="List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4" style:display-name="List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5" style:display-name="List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ListBullet" style:display-name="List Bullet"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ListBullet2" style:display-name="List Bullet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ListBullet3" style:display-name="List Bullet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ListBullet4" style:display-name="List Bullet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ListBullet5" style:display-name="List Bullet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Continue" style:display-name="List Continue"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Continue2" style:display-name="List Continue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Continue3" style:display-name="List Continue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Continue4" style:display-name="List Continue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Continue5" style:display-name="List Continue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ListNumber" style:display-name="List Number"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ListNumber2" style:display-name="List Number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ListNumber3" style:display-name="List Number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ListNumber4" style:display-name="List Number 4" style:family="paragraph" style:parent-style-name="Normal" style:list-style-name="LFO20">
      <style:paragraph-properties fo:margin-bottom="0.1666in"/>
      <style:text-properties fo:font-size="11pt" style:font-size-asian="11pt" style:font-size-complex="10pt" fo:language="en" fo:country="GB" style:language-asian="de" style:country-asian="DE" fo:hyphenate="false"/>
    </style:style>
    <style:style style:name="ListNumber5" style:display-name="List Number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ssageHeader" style:display-name="Message Header"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PlainText" style:display-name="Plain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Subtitle" style:display-name="Subtitle"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Title" style:display-name="Title"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ListNumber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Heading4" style:next-style-name="BlockText"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Heading5" style:next-style-name="BodyText" style:default-outline-level="5">
      <style:paragraph-properties fo:margin-bottom="0.0833in"/>
      <style:text-properties style:font-name="Verdana" fo:font-weight="normal" style:font-weight-asian="normal" fo:font-size="10pt" style:font-size-asian="10pt" style:font-size-complex="10pt" fo:hyphenate="false"/>
    </style:style>
    <style:style style:name="TOC4" style:display-name="TOC 4" style:family="paragraph" style:parent-style-name="Normal" style:next-style-name="Normal" style:auto-update="true">
      <style:paragraph-properties fo:line-height="106%" fo:margin-left="0.4583in">
        <style:tab-stops/>
      </style:paragraph-properties>
      <style:text-properties style:font-name="Calibri" fo:font-size="11pt" style:font-size-asian="11pt" style:font-size-complex="11pt" fo:language="sv" fo:country="SE" fo:hyphenate="false"/>
    </style:style>
    <style:style style:name="TOC5" style:display-name="TOC 5" style:family="paragraph" style:parent-style-name="Normal" style:next-style-name="Normal" style:auto-update="true">
      <style:paragraph-properties fo:line-height="106%" fo:margin-left="0.6111in">
        <style:tab-stops/>
      </style:paragraph-properties>
      <style:text-properties style:font-name="Calibri" fo:font-size="11pt" style:font-size-asian="11pt" style:font-size-complex="11pt" fo:language="sv" fo:country="SE" fo:hyphenate="false"/>
    </style:style>
    <style:style style:name="TOC6" style:display-name="TOC 6" style:family="paragraph" style:parent-style-name="Normal" style:next-style-name="Normal" style:auto-update="true">
      <style:paragraph-properties fo:line-height="106%" fo:margin-left="0.7638in">
        <style:tab-stops/>
      </style:paragraph-properties>
      <style:text-properties style:font-name="Calibri" fo:font-size="11pt" style:font-size-asian="11pt" style:font-size-complex="11pt" fo:language="sv" fo:country="SE" fo:hyphenate="false"/>
    </style:style>
    <style:style style:name="TOC7" style:display-name="TOC 7" style:family="paragraph" style:parent-style-name="Normal" style:next-style-name="Normal" style:auto-update="true">
      <style:paragraph-properties fo:line-height="106%" fo:margin-left="0.9166in">
        <style:tab-stops/>
      </style:paragraph-properties>
      <style:text-properties style:font-name="Calibri" fo:font-size="11pt" style:font-size-asian="11pt" style:font-size-complex="11pt" fo:language="sv" fo:country="SE" fo:hyphenate="false"/>
    </style:style>
    <style:style style:name="TOC8" style:display-name="TOC 8" style:family="paragraph" style:parent-style-name="Normal" style:next-style-name="Normal" style:auto-update="true">
      <style:paragraph-properties fo:line-height="106%" fo:margin-left="1.0694in">
        <style:tab-stops/>
      </style:paragraph-properties>
      <style:text-properties style:font-name="Calibri" fo:font-size="11pt" style:font-size-asian="11pt" style:font-size-complex="11pt" fo:language="sv" fo:country="SE" fo:hyphenate="false"/>
    </style:style>
    <style:style style:name="TOC9" style:display-name="TOC 9" style:family="paragraph" style:parent-style-name="Normal" style:next-style-name="Normal" style:auto-update="true">
      <style:paragraph-properties fo:line-height="106%" fo:margin-left="1.2222in">
        <style:tab-stops/>
      </style:paragraph-properties>
      <style:text-properties style:font-name="Calibri" fo:font-size="11pt" style:font-size-asian="11pt" style:font-size-complex="11pt" fo:language="sv" fo:country="SE" fo:hyphenate="false"/>
    </style:style>
    <style:style style:name="NoSpacing" style:display-name="No Spacing" style:family="paragraph">
      <style:text-properties fo:font-size="12pt" style:font-size-asian="12pt" style:font-size-complex="12pt" fo:language="en" fo:country="US" fo:hyphenate="false"/>
    </style:style>
    <style:style style:name="WW_CharLFO2LVL1" style:family="text">
      <style:text-properties style:font-name="Symbol"/>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Arial" fo:font-weight="bold" style:font-weight-asian="bold" fo:font-style="normal" style:font-style-asian="normal" fo:font-size="12pt" style:font-size-asian="12pt"/>
    </style:style>
    <style:style style:name="WW_CharLFO6LVL2" style:family="text">
      <style:text-properties style:font-name="Arial" fo:font-weight="bold" style:font-weight-asian="bold" fo:font-style="normal" style:font-style-asian="normal" fo:font-size="11pt" style:font-size-asian="11pt"/>
    </style:style>
    <style:style style:name="WW_CharLFO6LVL3" style:family="text">
      <style:text-properties style:font-name="Arial" fo:font-weight="normal" style:font-weight-asian="normal" fo:font-style="normal" style:font-style-asian="normal" fo:font-size="11pt" style:font-size-asian="11pt"/>
    </style:style>
    <style:style style:name="WW_CharLFO6LVL4" style:family="text">
      <style:text-properties style:font-name="Arial" fo:font-weight="normal" style:font-weight-asian="normal" fo:font-style="normal" style:font-style-asian="normal" fo:font-size="11pt" style:font-size-asian="11pt"/>
    </style:style>
    <style:style style:name="WW_CharLFO6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6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6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6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6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6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style>
    <text:list-style style:name="LFO6" style:display-name="LFO6">
      <text:list-level-style-bullet text:level="1" text:style-name="WW_CharLFO7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7" style:display-name="LFO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0LVL1" style:family="text">
      <style:text-properties fo:font-weight="bold" style:font-weight-asian="bold" fo:font-style="normal" style:font-style-asian="normal" fo:font-size="12pt" style:font-size-asian="12pt" style:font-size-complex="12pt"/>
    </style:style>
    <style:style style:name="WW_CharLFO10LVL2" style:family="text">
      <style:text-properties fo:font-weight="bold" style:font-weight-asian="bold" fo:font-style="normal" style:font-style-asian="normal" fo:font-size="12pt" style:font-size-asian="12pt" style:font-size-complex="12pt"/>
    </style:style>
    <style:style style:name="WW_CharLFO10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0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0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0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2LVL1" style:family="text">
      <style:text-properties style:font-name="Symbol"/>
    </style:style>
    <text:list-style style:name="LFO12" style:display-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13" style:display-name="LFO13">
      <text:list-level-style-bullet text:level="1" text:style-name="WW_CharLFO1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14" style:display-name="LFO14">
      <text:list-level-style-bullet text:level="1" text:style-name="WW_CharLFO1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15" style:display-name="LFO15">
      <text:list-level-style-bullet text:level="1" text:style-name="WW_CharLFO1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16" style:display-name="LFO16">
      <text:list-level-style-bullet text:level="1" text:style-name="WW_CharLFO1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Arial" fo:font-weight="normal" style:font-weight-asian="normal" fo:font-style="normal" style:font-style-asian="normal"/>
    </style:style>
    <text:list-style style:name="LFO22" style:display-name="LFO22">
      <text:list-level-style-number text:level="1" text:style-name="WW_CharLFO22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Arial" fo:font-weight="normal" style:font-weight-asian="normal" fo:font-style="normal" style:font-style-asian="normal"/>
    </style:style>
    <text:list-style style:name="LFO25" style:display-name="LFO25">
      <text:list-level-style-number text:level="1" text:style-name="WW_CharLFO23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bullet text:level="1" text:style-name="WW_CharLFO24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_1">
      <text:list-level-style-bullet text:level="1" text:style-name="WW_CharLFO25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bullet text:level="1" text:style-name="WW_CharLFO28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1LVL2" text:bullet-char="o">
        <style:list-level-properties text:space-before="1.0493in" text:min-label-width="0.25in" text:list-level-position-and-space-mode="label-alignment">
          <style:list-level-label-alignment text:label-followed-by="listtab" fo:margin-left="1.2993in" fo:text-indent="-0.25in"/>
        </style:list-level-properties>
        <style:text-properties style:font-name="Courier New"/>
      </text:list-level-style-bullet>
      <text:list-level-style-bullet text:level="3" text:style-name="WW_CharLFO31LVL3"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Wingdings"/>
      </text:list-level-style-bullet>
      <text:list-level-style-bullet text:level="4" text:style-name="WW_CharLFO31LVL4"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Symbol"/>
      </text:list-level-style-bullet>
      <text:list-level-style-bullet text:level="5" text:style-name="WW_CharLFO31LVL5" text:bullet-char="o">
        <style:list-level-properties text:space-before="2.5493in" text:min-label-width="0.25in" text:list-level-position-and-space-mode="label-alignment">
          <style:list-level-label-alignment text:label-followed-by="listtab" fo:margin-left="2.7993in" fo:text-indent="-0.25in"/>
        </style:list-level-properties>
        <style:text-properties style:font-name="Courier New"/>
      </text:list-level-style-bullet>
      <text:list-level-style-bullet text:level="6" text:style-name="WW_CharLFO31LVL6" text:bullet-char="">
        <style:list-level-properties text:space-before="3.0493in" text:min-label-width="0.25in" text:list-level-position-and-space-mode="label-alignment">
          <style:list-level-label-alignment text:label-followed-by="listtab" fo:margin-left="3.2993in" fo:text-indent="-0.25in"/>
        </style:list-level-properties>
        <style:text-properties style:font-name="Wingdings"/>
      </text:list-level-style-bullet>
      <text:list-level-style-bullet text:level="7" text:style-name="WW_CharLFO31LVL7" text:bullet-char="">
        <style:list-level-properties text:space-before="3.5493in" text:min-label-width="0.25in" text:list-level-position-and-space-mode="label-alignment">
          <style:list-level-label-alignment text:label-followed-by="listtab" fo:margin-left="3.7993in" fo:text-indent="-0.25in"/>
        </style:list-level-properties>
        <style:text-properties style:font-name="Symbol"/>
      </text:list-level-style-bullet>
      <text:list-level-style-bullet text:level="8" text:style-name="WW_CharLFO31LVL8" text:bullet-char="o">
        <style:list-level-properties text:space-before="4.0493in" text:min-label-width="0.25in" text:list-level-position-and-space-mode="label-alignment">
          <style:list-level-label-alignment text:label-followed-by="listtab" fo:margin-left="4.2993in" fo:text-indent="-0.25in"/>
        </style:list-level-properties>
        <style:text-properties style:font-name="Courier New"/>
      </text:list-level-style-bullet>
      <text:list-level-style-bullet text:level="9" text:style-name="WW_CharLFO31LVL9" text:bullet-char="">
        <style:list-level-properties text:space-before="4.5493in" text:min-label-width="0.25in" text:list-level-position-and-space-mode="label-alignment">
          <style:list-level-label-alignment text:label-followed-by="listtab" fo:margin-left="4.799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sv" fo:country="SE"/>
    </style:style>
    <style:style style:name="T3" style:parent-style-name="DefaultParagraphFont" style:family="text">
      <style:text-properties fo:language="sv" fo:country="SE"/>
    </style:style>
    <style:style style:name="T4" style:parent-style-name="DefaultParagraphFont" style:family="text">
      <style:text-properties fo:language="sv" fo:country="SE"/>
    </style:style>
    <style:style style:name="T5" style:parent-style-name="DefaultParagraphFont" style:family="text">
      <style:text-properties fo:language="sv" fo:country="SE"/>
    </style:style>
    <style:style style:name="T6" style:parent-style-name="DefaultParagraphFont" style:family="text">
      <style:text-properties fo:language="sv" fo:country="SE"/>
    </style:style>
    <style:style style:name="P7" style:parent-style-name="Ledtext" style:family="paragraph">
      <style:text-properties fo:language="sv" fo:country="SE"/>
    </style:style>
    <style:style style:name="T8" style:parent-style-name="DefaultParagraphFont" style:family="text">
      <style:text-properties fo:language="sv" fo:country="SE"/>
    </style:style>
    <style:style style:name="T9" style:parent-style-name="DefaultParagraphFont" style:family="text">
      <style:text-properties fo:language="sv" fo:country="SE"/>
    </style:style>
    <style:page-layout style:name="PL1">
      <style:page-layout-properties fo:page-width="8.268in" fo:page-height="11.693in" style:print-orientation="portrait" fo:margin-top="1.181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1.1027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DefaultParagraphFont" style:family="text">
      <style:text-properties fo:language="sv" fo:country="SE"/>
    </style:style>
    <style:style style:name="P14" style:parent-style-name="Ledtext" style:family="paragraph">
      <style:paragraph-properties fo:margin-right="1.2986in">
        <style:tab-stops>
          <style:tab-stop style:type="left" style:position="1.575in"/>
          <style:tab-stop style:type="right" style:position="4.9222in"/>
        </style:tab-stops>
      </style:paragraph-properties>
      <style:text-properties fo:language="sv" fo:country="SE"/>
    </style:style>
    <style:style style:name="P15" style:parent-style-name="Inskrivning" style:family="paragraph">
      <style:paragraph-properties fo:margin-right="1.2986in">
        <style:tab-stops>
          <style:tab-stop style:type="left" style:position="1.575in"/>
          <style:tab-stop style:type="right" style:position="4.9222in"/>
        </style:tab-stops>
      </style:paragraph-properties>
    </style:style>
    <style:style style:name="T16" style:parent-style-name="DefaultParagraphFont" style:family="text">
      <style:text-properties fo:language="sv" fo:country="SE"/>
    </style:style>
    <style:style style:name="T17" style:parent-style-name="DefaultParagraphFont" style:family="text">
      <style:text-properties fo:language="sv" fo:country="SE"/>
    </style:style>
    <style:style style:name="T18" style:parent-style-name="DefaultParagraphFont" style:family="text">
      <style:text-properties fo:language="sv" fo:country="SE"/>
    </style:style>
    <style:style style:name="T19" style:parent-style-name="DefaultParagraphFont" style:family="text">
      <style:text-properties fo:language="sv" fo:country="SE"/>
    </style:style>
    <style:style style:name="T20" style:parent-style-name="DefaultParagraphFont" style:family="text">
      <style:text-properties fo:language="sv" fo:country="SE"/>
    </style:style>
    <style:style style:name="T21" style:parent-style-name="DefaultParagraphFont" style:family="text">
      <style:text-properties fo:language="sv" fo:country="SE"/>
    </style:style>
    <style:style style:name="T22" style:parent-style-name="DefaultParagraphFont" style:family="text">
      <style:text-properties fo:language="sv" fo:country="SE"/>
    </style:style>
    <style:style style:name="T23" style:parent-style-name="DefaultParagraphFont" style:family="text">
      <style:text-properties fo:language="sv" fo:country="SE"/>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43</text:page-count></text:span></text:p>
        <text:p text:style-name="P7">Author</text:p>
        <text:p text:style-name="Inskrivning"><text:user-defined text:name="Kontrollerad av"/><text:span text:style-name="T8"><text:initial-creator text:fixed="false">Fredrik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text:title text:fixed="false">IPOCS</text:title></text:span></text:p>
        <text:p text:style-name="P14">Document version<text:tab/><text:tab/><text:tab/>Page #</text:p>
        <text:p text:style-name="P15"><text:span text:style-name="T16">1.0</text:span><text:span text:style-name="T17"><text:tab/></text:span><text:span text:style-name="T18"><text:tab/></text:span><text:span text:style-name="T19"><text:tab/></text:span><text:span text:style-name="T20"><text:page-number text:fixed="false">43</text:page-number></text:span><text:span text:style-name="T21"><text:s/>(</text:span><text:span text:style-name="T22"><text:page-count>43</text:page-count></text:span><text:span text:style-name="T23">)</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dc:description/>
    <dc:subject/>
    <meta:initial-creator>Fredrik Elestedt</meta:initial-creator>
    <dc:creator>Fredrik Elestedt</dc:creator>
    <meta:creation-date>2017-01-06T09:29:00Z</meta:creation-date>
    <dc:date>2017-01-06T11:29:00Z</dc:date>
    <meta:print-date>2009-06-15T09:06:00Z</meta:print-date>
    <meta:template xlink:href="fdok.dot" xlink:type="simple"/>
    <meta:editing-cycles>7</meta:editing-cycles>
    <meta:editing-duration>PT720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43" meta:paragraph-count="90" meta:word-count="7190" meta:character-count="45213" meta:row-count="317" meta:non-whitespace-character-count="38113"/>
  </office:meta>
</office:document-meta>
</file>